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List1" table:style-name="ta1">
        <table:shapes>
          <draw:frame draw:z-index="0" draw:style-name="gr1" svg:width="35.961cm" svg:height="22.599cm" svg:x="0.916cm" svg:y="52.263cm">
            <draw:object draw:notify-on-update-of-ranges="List1.B52:List1.AZ52 List1.B54:List1.AZ54 List1.B54:List1.AZ54 List1.B107:List1.AZ107 List1.B109:List1.AZ109 List1.B109:List1.AZ10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961cm" svg:height="23.118cm" svg:x="37.53cm" svg:y="52.231cm">
            <draw:object draw:notify-on-update-of-ranges="List1.BC107:List1.DA107 List1.BC109:List1.DA109 List1.BC109:List1.DA109 List1.BC52:List1.DA52 List1.BC54:List1.DA54 List1.BC54:List1.DA5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5" table:default-cell-style-name="Default"/>
        <table:table-row table:style-name="ro1">
          <table:table-cell office:value-type="string">
            <text:p>Generace →</text:p>
          </table:table-cell>
          <table:table-cell office:value-type="string">
            <text:p>Gen 0</text:p>
          </table:table-cell>
          <table:table-cell office:value-type="string">
            <text:p><text:s/>Gen 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Generace →</text:p>
          </table:table-cell>
          <table:table-cell office:value-type="string">
            <text:p>Gen 0</text:p>
          </table:table-cell>
          <table:table-cell office:value-type="string">
            <text:p><text:s/>Gen 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un 1</text:p>
          </table:table-cell>
          <table:table-cell office:value-type="float" office:value="0.20199388">
            <text:p>0.20199388</text:p>
          </table:table-cell>
          <table:table-cell office:value-type="float" office:value="0.21715823">
            <text:p>0.21715823</text:p>
          </table:table-cell>
          <table:table-cell office:value-type="float" office:value="0.25639307">
            <text:p>0.25639307</text:p>
          </table:table-cell>
          <table:table-cell office:value-type="float" office:value="0.26356214">
            <text:p>0.26356214</text:p>
          </table:table-cell>
          <table:table-cell table:number-columns-repeated="4" office:value-type="float" office:value="0.36969388">
            <text:p>0.36969388</text:p>
          </table:table-cell>
          <table:table-cell office:value-type="float" office:value="0.38646445">
            <text:p>0.38646445</text:p>
          </table:table-cell>
          <table:table-cell office:value-type="float" office:value="0.38731334">
            <text:p>0.38731334</text:p>
          </table:table-cell>
          <table:table-cell office:value-type="float" office:value="0.40503162">
            <text:p>0.40503162</text:p>
          </table:table-cell>
          <table:table-cell table:number-columns-repeated="3" office:value-type="float" office:value="0.42998198">
            <text:p>0.42998198</text:p>
          </table:table-cell>
          <table:table-cell table:number-columns-repeated="3" office:value-type="float" office:value="0.45775542">
            <text:p>0.45775542</text:p>
          </table:table-cell>
          <table:table-cell table:number-columns-repeated="16" office:value-type="float" office:value="0.5324152">
            <text:p>0.5324152</text:p>
          </table:table-cell>
          <table:table-cell table:number-columns-repeated="3" office:value-type="float" office:value="0.55971706">
            <text:p>0.55971706</text:p>
          </table:table-cell>
          <table:table-cell table:number-columns-repeated="5" office:value-type="float" office:value="0.60395">
            <text:p>0.60395</text:p>
          </table:table-cell>
          <table:table-cell table:number-columns-repeated="10" office:value-type="float" office:value="0.6242596">
            <text:p>0.6242596</text:p>
          </table:table-cell>
          <table:table-cell/>
          <table:table-cell office:value-type="string">
            <text:p>Run 1</text:p>
          </table:table-cell>
          <table:table-cell office:value-type="float" office:value="15.776">
            <text:p>15.776</text:p>
          </table:table-cell>
          <table:table-cell office:value-type="float" office:value="13.742">
            <text:p>13.742</text:p>
          </table:table-cell>
          <table:table-cell office:value-type="float" office:value="13.418">
            <text:p>13.418</text:p>
          </table:table-cell>
          <table:table-cell office:value-type="float" office:value="14.23">
            <text:p>14.23</text:p>
          </table:table-cell>
          <table:table-cell office:value-type="float" office:value="15.262">
            <text:p>15.262</text:p>
          </table:table-cell>
          <table:table-cell office:value-type="float" office:value="17.164">
            <text:p>17.164</text:p>
          </table:table-cell>
          <table:table-cell office:value-type="float" office:value="19.932">
            <text:p>19.932</text:p>
          </table:table-cell>
          <table:table-cell office:value-type="float" office:value="22.386">
            <text:p>22.386</text:p>
          </table:table-cell>
          <table:table-cell office:value-type="float" office:value="26.742">
            <text:p>26.742</text:p>
          </table:table-cell>
          <table:table-cell office:value-type="float" office:value="30.602">
            <text:p>30.602</text:p>
          </table:table-cell>
          <table:table-cell office:value-type="float" office:value="32.964">
            <text:p>32.964</text:p>
          </table:table-cell>
          <table:table-cell office:value-type="float" office:value="35.65">
            <text:p>35.65</text:p>
          </table:table-cell>
          <table:table-cell office:value-type="float" office:value="37.132">
            <text:p>37.132</text:p>
          </table:table-cell>
          <table:table-cell office:value-type="float" office:value="39.56">
            <text:p>39.56</text:p>
          </table:table-cell>
          <table:table-cell office:value-type="float" office:value="41.668">
            <text:p>41.668</text:p>
          </table:table-cell>
          <table:table-cell office:value-type="float" office:value="43.588">
            <text:p>43.588</text:p>
          </table:table-cell>
          <table:table-cell office:value-type="float" office:value="45.614">
            <text:p>45.614</text:p>
          </table:table-cell>
          <table:table-cell office:value-type="float" office:value="47.572">
            <text:p>47.572</text:p>
          </table:table-cell>
          <table:table-cell office:value-type="float" office:value="48.616">
            <text:p>48.616</text:p>
          </table:table-cell>
          <table:table-cell office:value-type="float" office:value="51.87">
            <text:p>51.87</text:p>
          </table:table-cell>
          <table:table-cell office:value-type="float" office:value="54.558">
            <text:p>54.558</text:p>
          </table:table-cell>
          <table:table-cell office:value-type="float" office:value="56.298">
            <text:p>56.298</text:p>
          </table:table-cell>
          <table:table-cell office:value-type="float" office:value="61.392">
            <text:p>61.392</text:p>
          </table:table-cell>
          <table:table-cell office:value-type="float" office:value="67.182">
            <text:p>67.182</text:p>
          </table:table-cell>
          <table:table-cell office:value-type="float" office:value="70.722">
            <text:p>70.722</text:p>
          </table:table-cell>
          <table:table-cell office:value-type="float" office:value="69.298">
            <text:p>69.298</text:p>
          </table:table-cell>
          <table:table-cell office:value-type="float" office:value="72.454">
            <text:p>72.454</text:p>
          </table:table-cell>
          <table:table-cell office:value-type="float" office:value="75.446">
            <text:p>75.446</text:p>
          </table:table-cell>
          <table:table-cell office:value-type="float" office:value="80.162">
            <text:p>80.162</text:p>
          </table:table-cell>
          <table:table-cell office:value-type="float" office:value="84.604">
            <text:p>84.604</text:p>
          </table:table-cell>
          <table:table-cell office:value-type="float" office:value="86.198">
            <text:p>86.198</text:p>
          </table:table-cell>
          <table:table-cell office:value-type="float" office:value="90.606">
            <text:p>90.606</text:p>
          </table:table-cell>
          <table:table-cell office:value-type="float" office:value="89.408">
            <text:p>89.408</text:p>
          </table:table-cell>
          <table:table-cell office:value-type="float" office:value="88.936">
            <text:p>88.936</text:p>
          </table:table-cell>
          <table:table-cell office:value-type="float" office:value="88.434">
            <text:p>88.434</text:p>
          </table:table-cell>
          <table:table-cell office:value-type="float" office:value="89.33">
            <text:p>89.33</text:p>
          </table:table-cell>
          <table:table-cell office:value-type="float" office:value="87.72">
            <text:p>87.72</text:p>
          </table:table-cell>
          <table:table-cell office:value-type="float" office:value="88.426">
            <text:p>88.426</text:p>
          </table:table-cell>
          <table:table-cell office:value-type="float" office:value="93.838">
            <text:p>93.838</text:p>
          </table:table-cell>
          <table:table-cell office:value-type="float" office:value="94.404">
            <text:p>94.404</text:p>
          </table:table-cell>
          <table:table-cell office:value-type="float" office:value="95.09">
            <text:p>95.09</text:p>
          </table:table-cell>
          <table:table-cell office:value-type="float" office:value="95.644">
            <text:p>95.644</text:p>
          </table:table-cell>
          <table:table-cell office:value-type="float" office:value="99.1">
            <text:p>99.1</text:p>
          </table:table-cell>
          <table:table-cell office:value-type="float" office:value="101.404">
            <text:p>101.404</text:p>
          </table:table-cell>
          <table:table-cell office:value-type="float" office:value="102.72">
            <text:p>102.72</text:p>
          </table:table-cell>
          <table:table-cell office:value-type="float" office:value="101.828">
            <text:p>101.828</text:p>
          </table:table-cell>
          <table:table-cell office:value-type="float" office:value="101.564">
            <text:p>101.564</text:p>
          </table:table-cell>
          <table:table-cell office:value-type="float" office:value="104.984">
            <text:p>104.984</text:p>
          </table:table-cell>
          <table:table-cell office:value-type="float" office:value="107.254">
            <text:p>107.254</text:p>
          </table:table-cell>
          <table:table-cell office:value-type="float" office:value="109.706">
            <text:p>109.706</text:p>
          </table:table-cell>
          <table:table-cell office:value-type="float" office:value="109.392">
            <text:p>109.392</text:p>
          </table:table-cell>
        </table:table-row>
        <table:table-row table:style-name="ro1">
          <table:table-cell office:value-type="string">
            <text:p>Run 2</text:p>
          </table:table-cell>
          <table:table-cell table:number-columns-repeated="2" office:value-type="float" office:value="0.19792855">
            <text:p>0.19792855</text:p>
          </table:table-cell>
          <table:table-cell office:value-type="float" office:value="0.22216253">
            <text:p>0.22216253</text:p>
          </table:table-cell>
          <table:table-cell office:value-type="float" office:value="0.24719825">
            <text:p>0.24719825</text:p>
          </table:table-cell>
          <table:table-cell office:value-type="float" office:value="0.25114056">
            <text:p>0.25114056</text:p>
          </table:table-cell>
          <table:table-cell office:value-type="float" office:value="0.262097">
            <text:p>0.262097</text:p>
          </table:table-cell>
          <table:table-cell table:number-columns-repeated="3" office:value-type="float" office:value="0.30568606">
            <text:p>0.30568606</text:p>
          </table:table-cell>
          <table:table-cell office:value-type="float" office:value="0.31203142">
            <text:p>0.31203142</text:p>
          </table:table-cell>
          <table:table-cell table:number-columns-repeated="2" office:value-type="float" office:value="0.33557877">
            <text:p>0.33557877</text:p>
          </table:table-cell>
          <table:table-cell office:value-type="float" office:value="0.45372063">
            <text:p>0.45372063</text:p>
          </table:table-cell>
          <table:table-cell table:number-columns-repeated="2" office:value-type="float" office:value="0.4785093">
            <text:p>0.4785093</text:p>
          </table:table-cell>
          <table:table-cell table:number-columns-repeated="6" office:value-type="float" office:value="0.5440673">
            <text:p>0.5440673</text:p>
          </table:table-cell>
          <table:table-cell table:number-columns-repeated="2" office:value-type="float" office:value="0.5701672">
            <text:p>0.5701672</text:p>
          </table:table-cell>
          <table:table-cell table:number-columns-repeated="2" office:value-type="float" office:value="0.5758404">
            <text:p>0.5758404</text:p>
          </table:table-cell>
          <table:table-cell table:number-columns-repeated="6" office:value-type="float" office:value="0.6293871">
            <text:p>0.6293871</text:p>
          </table:table-cell>
          <table:table-cell table:number-columns-repeated="16" office:value-type="float" office:value="0.70065296">
            <text:p>0.70065296</text:p>
          </table:table-cell>
          <table:table-cell table:number-columns-repeated="2" office:value-type="float" office:value="0.72345644">
            <text:p>0.72345644</text:p>
          </table:table-cell>
          <table:table-cell office:value-type="float" office:value="0.7368374">
            <text:p>0.7368374</text:p>
          </table:table-cell>
          <table:table-cell office:value-type="float" office:value="0.74270797">
            <text:p>0.74270797</text:p>
          </table:table-cell>
          <table:table-cell/>
          <table:table-cell office:value-type="string">
            <text:p>Run 2</text:p>
          </table:table-cell>
          <table:table-cell office:value-type="float" office:value="14.224">
            <text:p>14.224</text:p>
          </table:table-cell>
          <table:table-cell office:value-type="float" office:value="12.484">
            <text:p>12.484</text:p>
          </table:table-cell>
          <table:table-cell office:value-type="float" office:value="11.99">
            <text:p>11.99</text:p>
          </table:table-cell>
          <table:table-cell office:value-type="float" office:value="11.832">
            <text:p>11.832</text:p>
          </table:table-cell>
          <table:table-cell office:value-type="float" office:value="11.564">
            <text:p>11.564</text:p>
          </table:table-cell>
          <table:table-cell office:value-type="float" office:value="11.472">
            <text:p>11.472</text:p>
          </table:table-cell>
          <table:table-cell office:value-type="float" office:value="10.592">
            <text:p>10.592</text:p>
          </table:table-cell>
          <table:table-cell office:value-type="float" office:value="11.502">
            <text:p>11.502</text:p>
          </table:table-cell>
          <table:table-cell office:value-type="float" office:value="11.722">
            <text:p>11.722</text:p>
          </table:table-cell>
          <table:table-cell office:value-type="float" office:value="12.142">
            <text:p>12.142</text:p>
          </table:table-cell>
          <table:table-cell office:value-type="float" office:value="12.042">
            <text:p>12.042</text:p>
          </table:table-cell>
          <table:table-cell office:value-type="float" office:value="12.964">
            <text:p>12.964</text:p>
          </table:table-cell>
          <table:table-cell office:value-type="float" office:value="14.156">
            <text:p>14.156</text:p>
          </table:table-cell>
          <table:table-cell office:value-type="float" office:value="14.966">
            <text:p>14.966</text:p>
          </table:table-cell>
          <table:table-cell office:value-type="float" office:value="15.436">
            <text:p>15.436</text:p>
          </table:table-cell>
          <table:table-cell office:value-type="float" office:value="16.418">
            <text:p>16.418</text:p>
          </table:table-cell>
          <table:table-cell office:value-type="float" office:value="17.616">
            <text:p>17.616</text:p>
          </table:table-cell>
          <table:table-cell office:value-type="float" office:value="18.32">
            <text:p>18.32</text:p>
          </table:table-cell>
          <table:table-cell office:value-type="float" office:value="21.298">
            <text:p>21.298</text:p>
          </table:table-cell>
          <table:table-cell office:value-type="float" office:value="23.762">
            <text:p>23.762</text:p>
          </table:table-cell>
          <table:table-cell office:value-type="float" office:value="25.852">
            <text:p>25.852</text:p>
          </table:table-cell>
          <table:table-cell office:value-type="float" office:value="28.346">
            <text:p>28.346</text:p>
          </table:table-cell>
          <table:table-cell office:value-type="float" office:value="33.392">
            <text:p>33.392</text:p>
          </table:table-cell>
          <table:table-cell office:value-type="float" office:value="35.516">
            <text:p>35.516</text:p>
          </table:table-cell>
          <table:table-cell office:value-type="float" office:value="38.518">
            <text:p>38.518</text:p>
          </table:table-cell>
          <table:table-cell office:value-type="float" office:value="40.29">
            <text:p>40.29</text:p>
          </table:table-cell>
          <table:table-cell office:value-type="float" office:value="41.648">
            <text:p>41.648</text:p>
          </table:table-cell>
          <table:table-cell office:value-type="float" office:value="44.466">
            <text:p>44.466</text:p>
          </table:table-cell>
          <table:table-cell office:value-type="float" office:value="45.656">
            <text:p>45.656</text:p>
          </table:table-cell>
          <table:table-cell office:value-type="float" office:value="45.578">
            <text:p>45.578</text:p>
          </table:table-cell>
          <table:table-cell office:value-type="float" office:value="47.076">
            <text:p>47.076</text:p>
          </table:table-cell>
          <table:table-cell office:value-type="float" office:value="49.468">
            <text:p>49.468</text:p>
          </table:table-cell>
          <table:table-cell office:value-type="float" office:value="50.894">
            <text:p>50.894</text:p>
          </table:table-cell>
          <table:table-cell office:value-type="float" office:value="52.558">
            <text:p>52.558</text:p>
          </table:table-cell>
          <table:table-cell office:value-type="float" office:value="52.028">
            <text:p>52.028</text:p>
          </table:table-cell>
          <table:table-cell office:value-type="float" office:value="54.22">
            <text:p>54.22</text:p>
          </table:table-cell>
          <table:table-cell office:value-type="float" office:value="53.016">
            <text:p>53.016</text:p>
          </table:table-cell>
          <table:table-cell office:value-type="float" office:value="54.458">
            <text:p>54.458</text:p>
          </table:table-cell>
          <table:table-cell office:value-type="float" office:value="56.484">
            <text:p>56.484</text:p>
          </table:table-cell>
          <table:table-cell office:value-type="float" office:value="57.214">
            <text:p>57.214</text:p>
          </table:table-cell>
          <table:table-cell office:value-type="float" office:value="55.262">
            <text:p>55.262</text:p>
          </table:table-cell>
          <table:table-cell office:value-type="float" office:value="56.652">
            <text:p>56.652</text:p>
          </table:table-cell>
          <table:table-cell office:value-type="float" office:value="55.36">
            <text:p>55.36</text:p>
          </table:table-cell>
          <table:table-cell office:value-type="float" office:value="55.236">
            <text:p>55.236</text:p>
          </table:table-cell>
          <table:table-cell office:value-type="float" office:value="55.466">
            <text:p>55.466</text:p>
          </table:table-cell>
          <table:table-cell office:value-type="float" office:value="57.344">
            <text:p>57.344</text:p>
          </table:table-cell>
          <table:table-cell office:value-type="float" office:value="58.818">
            <text:p>58.818</text:p>
          </table:table-cell>
          <table:table-cell office:value-type="float" office:value="63.682">
            <text:p>63.682</text:p>
          </table:table-cell>
          <table:table-cell office:value-type="float" office:value="68.932">
            <text:p>68.932</text:p>
          </table:table-cell>
          <table:table-cell office:value-type="float" office:value="69.828">
            <text:p>69.828</text:p>
          </table:table-cell>
          <table:table-cell office:value-type="float" office:value="72.694">
            <text:p>72.69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6028099">
            <text:p>0.16028099</text:p>
          </table:table-cell>
          <table:table-cell office:value-type="float" office:value="0.1655163">
            <text:p>0.1655163</text:p>
          </table:table-cell>
          <table:table-cell table:number-columns-repeated="4" office:value-type="float" office:value="0.1968353">
            <text:p>0.1968353</text:p>
          </table:table-cell>
          <table:table-cell table:number-columns-repeated="2" office:value-type="float" office:value="0.23759298">
            <text:p>0.23759298</text:p>
          </table:table-cell>
          <table:table-cell table:number-columns-repeated="5" office:value-type="float" office:value="0.30568606">
            <text:p>0.30568606</text:p>
          </table:table-cell>
          <table:table-cell office:value-type="float" office:value="0.3383592">
            <text:p>0.3383592</text:p>
          </table:table-cell>
          <table:table-cell table:number-columns-repeated="2" office:value-type="float" office:value="0.5533917">
            <text:p>0.5533917</text:p>
          </table:table-cell>
          <table:table-cell table:number-columns-repeated="4" office:value-type="float" office:value="0.6427905">
            <text:p>0.6427905</text:p>
          </table:table-cell>
          <table:table-cell office:value-type="float" office:value="0.6611714">
            <text:p>0.6611714</text:p>
          </table:table-cell>
          <table:table-cell table:number-columns-repeated="6" office:value-type="float" office:value="0.66145146">
            <text:p>0.66145146</text:p>
          </table:table-cell>
          <table:table-cell table:number-columns-repeated="24" office:value-type="float" office:value="0.6666784">
            <text:p>0.6666784</text:p>
          </table:table-cell>
          <table:table-cell/>
          <table:table-cell office:value-type="float" office:value="3">
            <text:p>3</text:p>
          </table:table-cell>
          <table:table-cell office:value-type="float" office:value="14.848">
            <text:p>14.848</text:p>
          </table:table-cell>
          <table:table-cell office:value-type="float" office:value="12.01">
            <text:p>12.01</text:p>
          </table:table-cell>
          <table:table-cell office:value-type="float" office:value="10.36">
            <text:p>10.36</text:p>
          </table:table-cell>
          <table:table-cell office:value-type="float" office:value="9.626">
            <text:p>9.626</text:p>
          </table:table-cell>
          <table:table-cell office:value-type="float" office:value="9.104">
            <text:p>9.104</text:p>
          </table:table-cell>
          <table:table-cell office:value-type="float" office:value="8.29">
            <text:p>8.29</text:p>
          </table:table-cell>
          <table:table-cell office:value-type="float" office:value="7.706">
            <text:p>7.706</text:p>
          </table:table-cell>
          <table:table-cell office:value-type="float" office:value="7.318">
            <text:p>7.318</text:p>
          </table:table-cell>
          <table:table-cell office:value-type="float" office:value="6.936">
            <text:p>6.936</text:p>
          </table:table-cell>
          <table:table-cell office:value-type="float" office:value="6.736">
            <text:p>6.736</text:p>
          </table:table-cell>
          <table:table-cell office:value-type="float" office:value="6.608">
            <text:p>6.608</text:p>
          </table:table-cell>
          <table:table-cell office:value-type="float" office:value="6.846">
            <text:p>6.846</text:p>
          </table:table-cell>
          <table:table-cell office:value-type="float" office:value="7">
            <text:p>7</text:p>
          </table:table-cell>
          <table:table-cell office:value-type="float" office:value="7.388">
            <text:p>7.388</text:p>
          </table:table-cell>
          <table:table-cell office:value-type="float" office:value="7.592">
            <text:p>7.592</text:p>
          </table:table-cell>
          <table:table-cell office:value-type="float" office:value="8.324">
            <text:p>8.324</text:p>
          </table:table-cell>
          <table:table-cell office:value-type="float" office:value="9.698">
            <text:p>9.698</text:p>
          </table:table-cell>
          <table:table-cell office:value-type="float" office:value="11.12">
            <text:p>11.12</text:p>
          </table:table-cell>
          <table:table-cell office:value-type="float" office:value="14.424">
            <text:p>14.424</text:p>
          </table:table-cell>
          <table:table-cell office:value-type="float" office:value="17.974">
            <text:p>17.974</text:p>
          </table:table-cell>
          <table:table-cell office:value-type="float" office:value="22.362">
            <text:p>22.362</text:p>
          </table:table-cell>
          <table:table-cell office:value-type="float" office:value="26.006">
            <text:p>26.006</text:p>
          </table:table-cell>
          <table:table-cell office:value-type="float" office:value="30.078">
            <text:p>30.078</text:p>
          </table:table-cell>
          <table:table-cell office:value-type="float" office:value="31.906">
            <text:p>31.906</text:p>
          </table:table-cell>
          <table:table-cell office:value-type="float" office:value="33.072">
            <text:p>33.072</text:p>
          </table:table-cell>
          <table:table-cell office:value-type="float" office:value="35.166">
            <text:p>35.166</text:p>
          </table:table-cell>
          <table:table-cell office:value-type="float" office:value="38.096">
            <text:p>38.096</text:p>
          </table:table-cell>
          <table:table-cell office:value-type="float" office:value="42.486">
            <text:p>42.486</text:p>
          </table:table-cell>
          <table:table-cell office:value-type="float" office:value="43.198">
            <text:p>43.198</text:p>
          </table:table-cell>
          <table:table-cell office:value-type="float" office:value="46.488">
            <text:p>46.488</text:p>
          </table:table-cell>
          <table:table-cell office:value-type="float" office:value="48.654">
            <text:p>48.654</text:p>
          </table:table-cell>
          <table:table-cell office:value-type="float" office:value="50.956">
            <text:p>50.956</text:p>
          </table:table-cell>
          <table:table-cell office:value-type="float" office:value="56.554">
            <text:p>56.554</text:p>
          </table:table-cell>
          <table:table-cell office:value-type="float" office:value="59.732">
            <text:p>59.732</text:p>
          </table:table-cell>
          <table:table-cell office:value-type="float" office:value="60.39">
            <text:p>60.39</text:p>
          </table:table-cell>
          <table:table-cell office:value-type="float" office:value="61.554">
            <text:p>61.554</text:p>
          </table:table-cell>
          <table:table-cell office:value-type="float" office:value="61.628">
            <text:p>61.628</text:p>
          </table:table-cell>
          <table:table-cell office:value-type="float" office:value="64.248">
            <text:p>64.248</text:p>
          </table:table-cell>
          <table:table-cell office:value-type="float" office:value="64.772">
            <text:p>64.772</text:p>
          </table:table-cell>
          <table:table-cell office:value-type="float" office:value="64.56">
            <text:p>64.56</text:p>
          </table:table-cell>
          <table:table-cell office:value-type="float" office:value="68.908">
            <text:p>68.908</text:p>
          </table:table-cell>
          <table:table-cell office:value-type="float" office:value="75.198">
            <text:p>75.198</text:p>
          </table:table-cell>
          <table:table-cell office:value-type="float" office:value="77.244">
            <text:p>77.244</text:p>
          </table:table-cell>
          <table:table-cell office:value-type="float" office:value="81.232">
            <text:p>81.232</text:p>
          </table:table-cell>
          <table:table-cell office:value-type="float" office:value="79.012">
            <text:p>79.012</text:p>
          </table:table-cell>
          <table:table-cell office:value-type="float" office:value="79.384">
            <text:p>79.384</text:p>
          </table:table-cell>
          <table:table-cell office:value-type="float" office:value="79.188">
            <text:p>79.188</text:p>
          </table:table-cell>
          <table:table-cell office:value-type="float" office:value="81.736">
            <text:p>81.736</text:p>
          </table:table-cell>
          <table:table-cell office:value-type="float" office:value="82.208">
            <text:p>82.208</text:p>
          </table:table-cell>
          <table:table-cell office:value-type="float" office:value="82.804">
            <text:p>82.804</text:p>
          </table:table-cell>
          <table:table-cell office:value-type="float" office:value="85.052">
            <text:p>85.05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.1968353">
            <text:p>0.1968353</text:p>
          </table:table-cell>
          <table:table-cell office:value-type="float" office:value="0.26159123">
            <text:p>0.26159123</text:p>
          </table:table-cell>
          <table:table-cell office:value-type="float" office:value="0.27638334">
            <text:p>0.27638334</text:p>
          </table:table-cell>
          <table:table-cell table:number-columns-repeated="3" office:value-type="float" office:value="0.28063428">
            <text:p>0.28063428</text:p>
          </table:table-cell>
          <table:table-cell table:number-columns-repeated="7" office:value-type="float" office:value="0.3833448">
            <text:p>0.3833448</text:p>
          </table:table-cell>
          <table:table-cell table:number-columns-repeated="8" office:value-type="float" office:value="0.4482184">
            <text:p>0.4482184</text:p>
          </table:table-cell>
          <table:table-cell table:number-columns-repeated="2" office:value-type="float" office:value="0.45158926">
            <text:p>0.45158926</text:p>
          </table:table-cell>
          <table:table-cell table:number-columns-repeated="3" office:value-type="float" office:value="0.4726157">
            <text:p>0.4726157</text:p>
          </table:table-cell>
          <table:table-cell table:number-columns-repeated="24" office:value-type="float" office:value="0.48445174">
            <text:p>0.48445174</text:p>
          </table:table-cell>
          <table:table-cell/>
          <table:table-cell office:value-type="float" office:value="4">
            <text:p>4</text:p>
          </table:table-cell>
          <table:table-cell office:value-type="float" office:value="15.17">
            <text:p>15.17</text:p>
          </table:table-cell>
          <table:table-cell office:value-type="float" office:value="12.822">
            <text:p>12.822</text:p>
          </table:table-cell>
          <table:table-cell office:value-type="float" office:value="11.9">
            <text:p>11.9</text:p>
          </table:table-cell>
          <table:table-cell office:value-type="float" office:value="11.304">
            <text:p>11.304</text:p>
          </table:table-cell>
          <table:table-cell office:value-type="float" office:value="10.842">
            <text:p>10.842</text:p>
          </table:table-cell>
          <table:table-cell office:value-type="float" office:value="10.182">
            <text:p>10.182</text:p>
          </table:table-cell>
          <table:table-cell office:value-type="float" office:value="10.876">
            <text:p>10.876</text:p>
          </table:table-cell>
          <table:table-cell office:value-type="float" office:value="11.728">
            <text:p>11.728</text:p>
          </table:table-cell>
          <table:table-cell office:value-type="float" office:value="12.796">
            <text:p>12.796</text:p>
          </table:table-cell>
          <table:table-cell office:value-type="float" office:value="13.668">
            <text:p>13.668</text:p>
          </table:table-cell>
          <table:table-cell office:value-type="float" office:value="16.026">
            <text:p>16.026</text:p>
          </table:table-cell>
          <table:table-cell office:value-type="float" office:value="18.27">
            <text:p>18.27</text:p>
          </table:table-cell>
          <table:table-cell office:value-type="float" office:value="20.066">
            <text:p>20.066</text:p>
          </table:table-cell>
          <table:table-cell office:value-type="float" office:value="23.652">
            <text:p>23.652</text:p>
          </table:table-cell>
          <table:table-cell office:value-type="float" office:value="27.286">
            <text:p>27.286</text:p>
          </table:table-cell>
          <table:table-cell office:value-type="float" office:value="30.938">
            <text:p>30.938</text:p>
          </table:table-cell>
          <table:table-cell office:value-type="float" office:value="33.236">
            <text:p>33.236</text:p>
          </table:table-cell>
          <table:table-cell office:value-type="float" office:value="37.084">
            <text:p>37.084</text:p>
          </table:table-cell>
          <table:table-cell office:value-type="float" office:value="39.062">
            <text:p>39.062</text:p>
          </table:table-cell>
          <table:table-cell office:value-type="float" office:value="40.704">
            <text:p>40.704</text:p>
          </table:table-cell>
          <table:table-cell office:value-type="float" office:value="42.694">
            <text:p>42.694</text:p>
          </table:table-cell>
          <table:table-cell office:value-type="float" office:value="43.468">
            <text:p>43.468</text:p>
          </table:table-cell>
          <table:table-cell office:value-type="float" office:value="44.408">
            <text:p>44.408</text:p>
          </table:table-cell>
          <table:table-cell office:value-type="float" office:value="46.09">
            <text:p>46.09</text:p>
          </table:table-cell>
          <table:table-cell office:value-type="float" office:value="47.382">
            <text:p>47.382</text:p>
          </table:table-cell>
          <table:table-cell office:value-type="float" office:value="49.846">
            <text:p>49.846</text:p>
          </table:table-cell>
          <table:table-cell office:value-type="float" office:value="49.498">
            <text:p>49.498</text:p>
          </table:table-cell>
          <table:table-cell office:value-type="float" office:value="52.58">
            <text:p>52.58</text:p>
          </table:table-cell>
          <table:table-cell office:value-type="float" office:value="53.378">
            <text:p>53.378</text:p>
          </table:table-cell>
          <table:table-cell office:value-type="float" office:value="56.536">
            <text:p>56.536</text:p>
          </table:table-cell>
          <table:table-cell office:value-type="float" office:value="60.2">
            <text:p>60.2</text:p>
          </table:table-cell>
          <table:table-cell office:value-type="float" office:value="62.682">
            <text:p>62.682</text:p>
          </table:table-cell>
          <table:table-cell office:value-type="float" office:value="65.452">
            <text:p>65.452</text:p>
          </table:table-cell>
          <table:table-cell office:value-type="float" office:value="66.268">
            <text:p>66.268</text:p>
          </table:table-cell>
          <table:table-cell office:value-type="float" office:value="66.926">
            <text:p>66.926</text:p>
          </table:table-cell>
          <table:table-cell office:value-type="float" office:value="67.74">
            <text:p>67.74</text:p>
          </table:table-cell>
          <table:table-cell office:value-type="float" office:value="68.258">
            <text:p>68.258</text:p>
          </table:table-cell>
          <table:table-cell office:value-type="float" office:value="71.214">
            <text:p>71.214</text:p>
          </table:table-cell>
          <table:table-cell office:value-type="float" office:value="70.47">
            <text:p>70.47</text:p>
          </table:table-cell>
          <table:table-cell office:value-type="float" office:value="69.196">
            <text:p>69.196</text:p>
          </table:table-cell>
          <table:table-cell office:value-type="float" office:value="68.898">
            <text:p>68.898</text:p>
          </table:table-cell>
          <table:table-cell office:value-type="float" office:value="68.78">
            <text:p>68.78</text:p>
          </table:table-cell>
          <table:table-cell office:value-type="float" office:value="69.09">
            <text:p>69.09</text:p>
          </table:table-cell>
          <table:table-cell office:value-type="float" office:value="69.418">
            <text:p>69.418</text:p>
          </table:table-cell>
          <table:table-cell office:value-type="float" office:value="68.71">
            <text:p>68.71</text:p>
          </table:table-cell>
          <table:table-cell office:value-type="float" office:value="71.358">
            <text:p>71.358</text:p>
          </table:table-cell>
          <table:table-cell office:value-type="float" office:value="72.882">
            <text:p>72.882</text:p>
          </table:table-cell>
          <table:table-cell office:value-type="float" office:value="72.318">
            <text:p>72.318</text:p>
          </table:table-cell>
          <table:table-cell office:value-type="float" office:value="73.784">
            <text:p>73.784</text:p>
          </table:table-cell>
          <table:table-cell office:value-type="float" office:value="73.65">
            <text:p>73.65</text:p>
          </table:table-cell>
          <table:table-cell office:value-type="float" office:value="74.472">
            <text:p>74.47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655163">
            <text:p>0.1655163</text:p>
          </table:table-cell>
          <table:table-cell table:number-columns-repeated="2" office:value-type="float" office:value="0.1789881">
            <text:p>0.1789881</text:p>
          </table:table-cell>
          <table:table-cell table:number-columns-repeated="4" office:value-type="float" office:value="0.3055402">
            <text:p>0.3055402</text:p>
          </table:table-cell>
          <table:table-cell table:number-columns-repeated="2" office:value-type="float" office:value="0.31259117">
            <text:p>0.31259117</text:p>
          </table:table-cell>
          <table:table-cell office:value-type="float" office:value="0.34256732">
            <text:p>0.34256732</text:p>
          </table:table-cell>
          <table:table-cell table:number-columns-repeated="2" office:value-type="float" office:value="0.4172545">
            <text:p>0.4172545</text:p>
          </table:table-cell>
          <table:table-cell office:value-type="float" office:value="0.45014298">
            <text:p>0.45014298</text:p>
          </table:table-cell>
          <table:table-cell table:number-columns-repeated="4" office:value-type="float" office:value="0.5440673">
            <text:p>0.5440673</text:p>
          </table:table-cell>
          <table:table-cell table:number-columns-repeated="12" office:value-type="float" office:value="0.5995704">
            <text:p>0.5995704</text:p>
          </table:table-cell>
          <table:table-cell table:number-columns-repeated="2" office:value-type="float" office:value="0.61831313">
            <text:p>0.61831313</text:p>
          </table:table-cell>
          <table:table-cell table:number-columns-repeated="4" office:value-type="float" office:value="0.65429336">
            <text:p>0.65429336</text:p>
          </table:table-cell>
          <table:table-cell table:number-columns-repeated="2" office:value-type="float" office:value="0.68717223">
            <text:p>0.68717223</text:p>
          </table:table-cell>
          <table:table-cell table:number-columns-repeated="14" office:value-type="float" office:value="0.7634615">
            <text:p>0.7634615</text:p>
          </table:table-cell>
          <table:table-cell/>
          <table:table-cell office:value-type="float" office:value="5">
            <text:p>5</text:p>
          </table:table-cell>
          <table:table-cell office:value-type="float" office:value="14.282">
            <text:p>14.282</text:p>
          </table:table-cell>
          <table:table-cell office:value-type="float" office:value="12.752">
            <text:p>12.752</text:p>
          </table:table-cell>
          <table:table-cell office:value-type="float" office:value="12.478">
            <text:p>12.478</text:p>
          </table:table-cell>
          <table:table-cell office:value-type="float" office:value="11.5">
            <text:p>11.5</text:p>
          </table:table-cell>
          <table:table-cell office:value-type="float" office:value="10.27">
            <text:p>10.27</text:p>
          </table:table-cell>
          <table:table-cell office:value-type="float" office:value="10.068">
            <text:p>10.068</text:p>
          </table:table-cell>
          <table:table-cell office:value-type="float" office:value="9.76">
            <text:p>9.76</text:p>
          </table:table-cell>
          <table:table-cell office:value-type="float" office:value="9.548">
            <text:p>9.548</text:p>
          </table:table-cell>
          <table:table-cell office:value-type="float" office:value="9.422">
            <text:p>9.422</text:p>
          </table:table-cell>
          <table:table-cell office:value-type="float" office:value="9.268">
            <text:p>9.268</text:p>
          </table:table-cell>
          <table:table-cell office:value-type="float" office:value="9.64">
            <text:p>9.64</text:p>
          </table:table-cell>
          <table:table-cell office:value-type="float" office:value="10.436">
            <text:p>10.436</text:p>
          </table:table-cell>
          <table:table-cell office:value-type="float" office:value="11.308">
            <text:p>11.308</text:p>
          </table:table-cell>
          <table:table-cell office:value-type="float" office:value="12.14">
            <text:p>12.14</text:p>
          </table:table-cell>
          <table:table-cell office:value-type="float" office:value="13.356">
            <text:p>13.356</text:p>
          </table:table-cell>
          <table:table-cell office:value-type="float" office:value="14.472">
            <text:p>14.472</text:p>
          </table:table-cell>
          <table:table-cell office:value-type="float" office:value="15.9">
            <text:p>15.9</text:p>
          </table:table-cell>
          <table:table-cell office:value-type="float" office:value="16.96">
            <text:p>16.96</text:p>
          </table:table-cell>
          <table:table-cell office:value-type="float" office:value="17.944">
            <text:p>17.944</text:p>
          </table:table-cell>
          <table:table-cell office:value-type="float" office:value="20.362">
            <text:p>20.362</text:p>
          </table:table-cell>
          <table:table-cell office:value-type="float" office:value="21.94">
            <text:p>21.94</text:p>
          </table:table-cell>
          <table:table-cell office:value-type="float" office:value="21.916">
            <text:p>21.916</text:p>
          </table:table-cell>
          <table:table-cell office:value-type="float" office:value="23.682">
            <text:p>23.682</text:p>
          </table:table-cell>
          <table:table-cell office:value-type="float" office:value="25.266">
            <text:p>25.266</text:p>
          </table:table-cell>
          <table:table-cell office:value-type="float" office:value="27.674">
            <text:p>27.674</text:p>
          </table:table-cell>
          <table:table-cell office:value-type="float" office:value="29.53">
            <text:p>29.53</text:p>
          </table:table-cell>
          <table:table-cell office:value-type="float" office:value="30.096">
            <text:p>30.096</text:p>
          </table:table-cell>
          <table:table-cell office:value-type="float" office:value="30.962">
            <text:p>30.962</text:p>
          </table:table-cell>
          <table:table-cell office:value-type="float" office:value="31.308">
            <text:p>31.308</text:p>
          </table:table-cell>
          <table:table-cell office:value-type="float" office:value="32.462">
            <text:p>32.462</text:p>
          </table:table-cell>
          <table:table-cell table:number-columns-repeated="2" office:value-type="float" office:value="35.888">
            <text:p>35.888</text:p>
          </table:table-cell>
          <table:table-cell office:value-type="float" office:value="36.092">
            <text:p>36.092</text:p>
          </table:table-cell>
          <table:table-cell office:value-type="float" office:value="37.15">
            <text:p>37.15</text:p>
          </table:table-cell>
          <table:table-cell office:value-type="float" office:value="38.772">
            <text:p>38.772</text:p>
          </table:table-cell>
          <table:table-cell office:value-type="float" office:value="38.876">
            <text:p>38.876</text:p>
          </table:table-cell>
          <table:table-cell office:value-type="float" office:value="37.708">
            <text:p>37.708</text:p>
          </table:table-cell>
          <table:table-cell office:value-type="float" office:value="38.872">
            <text:p>38.872</text:p>
          </table:table-cell>
          <table:table-cell office:value-type="float" office:value="37.776">
            <text:p>37.776</text:p>
          </table:table-cell>
          <table:table-cell office:value-type="float" office:value="38.258">
            <text:p>38.258</text:p>
          </table:table-cell>
          <table:table-cell office:value-type="float" office:value="38.03">
            <text:p>38.03</text:p>
          </table:table-cell>
          <table:table-cell office:value-type="float" office:value="37.876">
            <text:p>37.876</text:p>
          </table:table-cell>
          <table:table-cell office:value-type="float" office:value="37.492">
            <text:p>37.492</text:p>
          </table:table-cell>
          <table:table-cell office:value-type="float" office:value="37.64">
            <text:p>37.64</text:p>
          </table:table-cell>
          <table:table-cell office:value-type="float" office:value="39.086">
            <text:p>39.086</text:p>
          </table:table-cell>
          <table:table-cell office:value-type="float" office:value="38.882">
            <text:p>38.882</text:p>
          </table:table-cell>
          <table:table-cell office:value-type="float" office:value="38.532">
            <text:p>38.532</text:p>
          </table:table-cell>
          <table:table-cell office:value-type="float" office:value="39.322">
            <text:p>39.322</text:p>
          </table:table-cell>
          <table:table-cell office:value-type="float" office:value="40.662">
            <text:p>40.662</text:p>
          </table:table-cell>
          <table:table-cell office:value-type="float" office:value="41.384">
            <text:p>41.384</text:p>
          </table:table-cell>
          <table:table-cell office:value-type="float" office:value="41.612">
            <text:p>41.61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3" office:value-type="float" office:value="0.1655163">
            <text:p>0.1655163</text:p>
          </table:table-cell>
          <table:table-cell office:value-type="float" office:value="0.18376389">
            <text:p>0.18376389</text:p>
          </table:table-cell>
          <table:table-cell table:number-columns-repeated="4" office:value-type="float" office:value="0.1968353">
            <text:p>0.1968353</text:p>
          </table:table-cell>
          <table:table-cell table:number-columns-repeated="4" office:value-type="float" office:value="0.2590166">
            <text:p>0.2590166</text:p>
          </table:table-cell>
          <table:table-cell office:value-type="float" office:value="0.33909106">
            <text:p>0.33909106</text:p>
          </table:table-cell>
          <table:table-cell table:number-columns-repeated="3" office:value-type="float" office:value="0.42840576">
            <text:p>0.42840576</text:p>
          </table:table-cell>
          <table:table-cell table:number-columns-repeated="3" office:value-type="float" office:value="0.48348802">
            <text:p>0.48348802</text:p>
          </table:table-cell>
          <table:table-cell table:number-columns-repeated="8" office:value-type="float" office:value="0.5230955">
            <text:p>0.5230955</text:p>
          </table:table-cell>
          <table:table-cell table:number-columns-repeated="3" office:value-type="float" office:value="0.5257191">
            <text:p>0.5257191</text:p>
          </table:table-cell>
          <table:table-cell table:number-columns-repeated="10" office:value-type="float" office:value="0.575113">
            <text:p>0.575113</text:p>
          </table:table-cell>
          <table:table-cell table:number-columns-repeated="5" office:value-type="float" office:value="0.6219492">
            <text:p>0.6219492</text:p>
          </table:table-cell>
          <table:table-cell office:value-type="float" office:value="0.7034318">
            <text:p>0.7034318</text:p>
          </table:table-cell>
          <table:table-cell table:number-columns-repeated="5" office:value-type="float" office:value="0.7345843">
            <text:p>0.7345843</text:p>
          </table:table-cell>
          <table:table-cell/>
          <table:table-cell office:value-type="float" office:value="6">
            <text:p>6</text:p>
          </table:table-cell>
          <table:table-cell office:value-type="float" office:value="15.168">
            <text:p>15.168</text:p>
          </table:table-cell>
          <table:table-cell office:value-type="float" office:value="14.198">
            <text:p>14.198</text:p>
          </table:table-cell>
          <table:table-cell office:value-type="float" office:value="13.1">
            <text:p>13.1</text:p>
          </table:table-cell>
          <table:table-cell office:value-type="float" office:value="13.368">
            <text:p>13.368</text:p>
          </table:table-cell>
          <table:table-cell office:value-type="float" office:value="12.282">
            <text:p>12.282</text:p>
          </table:table-cell>
          <table:table-cell office:value-type="float" office:value="13.53">
            <text:p>13.53</text:p>
          </table:table-cell>
          <table:table-cell office:value-type="float" office:value="12.448">
            <text:p>12.448</text:p>
          </table:table-cell>
          <table:table-cell office:value-type="float" office:value="10.6">
            <text:p>10.6</text:p>
          </table:table-cell>
          <table:table-cell office:value-type="float" office:value="9.666">
            <text:p>9.666</text:p>
          </table:table-cell>
          <table:table-cell office:value-type="float" office:value="9.78">
            <text:p>9.78</text:p>
          </table:table-cell>
          <table:table-cell office:value-type="float" office:value="9.636">
            <text:p>9.636</text:p>
          </table:table-cell>
          <table:table-cell office:value-type="float" office:value="9.882">
            <text:p>9.882</text:p>
          </table:table-cell>
          <table:table-cell office:value-type="float" office:value="9.606">
            <text:p>9.606</text:p>
          </table:table-cell>
          <table:table-cell office:value-type="float" office:value="8.73">
            <text:p>8.73</text:p>
          </table:table-cell>
          <table:table-cell office:value-type="float" office:value="8.85">
            <text:p>8.85</text:p>
          </table:table-cell>
          <table:table-cell office:value-type="float" office:value="8.938">
            <text:p>8.938</text:p>
          </table:table-cell>
          <table:table-cell office:value-type="float" office:value="8.934">
            <text:p>8.934</text:p>
          </table:table-cell>
          <table:table-cell office:value-type="float" office:value="9.094">
            <text:p>9.094</text:p>
          </table:table-cell>
          <table:table-cell office:value-type="float" office:value="10.098">
            <text:p>10.098</text:p>
          </table:table-cell>
          <table:table-cell office:value-type="float" office:value="11.61">
            <text:p>11.61</text:p>
          </table:table-cell>
          <table:table-cell office:value-type="float" office:value="14.83">
            <text:p>14.83</text:p>
          </table:table-cell>
          <table:table-cell office:value-type="float" office:value="17.152">
            <text:p>17.152</text:p>
          </table:table-cell>
          <table:table-cell office:value-type="float" office:value="18.796">
            <text:p>18.796</text:p>
          </table:table-cell>
          <table:table-cell office:value-type="float" office:value="20.086">
            <text:p>20.086</text:p>
          </table:table-cell>
          <table:table-cell office:value-type="float" office:value="21.594">
            <text:p>21.594</text:p>
          </table:table-cell>
          <table:table-cell office:value-type="float" office:value="22.998">
            <text:p>22.998</text:p>
          </table:table-cell>
          <table:table-cell office:value-type="float" office:value="24.876">
            <text:p>24.876</text:p>
          </table:table-cell>
          <table:table-cell office:value-type="float" office:value="25.074">
            <text:p>25.074</text:p>
          </table:table-cell>
          <table:table-cell office:value-type="float" office:value="26.248">
            <text:p>26.248</text:p>
          </table:table-cell>
          <table:table-cell office:value-type="float" office:value="26.938">
            <text:p>26.938</text:p>
          </table:table-cell>
          <table:table-cell office:value-type="float" office:value="27.456">
            <text:p>27.456</text:p>
          </table:table-cell>
          <table:table-cell office:value-type="float" office:value="29.184">
            <text:p>29.184</text:p>
          </table:table-cell>
          <table:table-cell office:value-type="float" office:value="29.6">
            <text:p>29.6</text:p>
          </table:table-cell>
          <table:table-cell office:value-type="float" office:value="29.864">
            <text:p>29.864</text:p>
          </table:table-cell>
          <table:table-cell office:value-type="float" office:value="28.74">
            <text:p>28.74</text:p>
          </table:table-cell>
          <table:table-cell office:value-type="float" office:value="29.124">
            <text:p>29.124</text:p>
          </table:table-cell>
          <table:table-cell office:value-type="float" office:value="31.042">
            <text:p>31.042</text:p>
          </table:table-cell>
          <table:table-cell office:value-type="float" office:value="30.796">
            <text:p>30.796</text:p>
          </table:table-cell>
          <table:table-cell office:value-type="float" office:value="29.424">
            <text:p>29.424</text:p>
          </table:table-cell>
          <table:table-cell office:value-type="float" office:value="29.998">
            <text:p>29.998</text:p>
          </table:table-cell>
          <table:table-cell office:value-type="float" office:value="29.922">
            <text:p>29.922</text:p>
          </table:table-cell>
          <table:table-cell office:value-type="float" office:value="31.202">
            <text:p>31.202</text:p>
          </table:table-cell>
          <table:table-cell office:value-type="float" office:value="29.936">
            <text:p>29.936</text:p>
          </table:table-cell>
          <table:table-cell office:value-type="float" office:value="30.144">
            <text:p>30.144</text:p>
          </table:table-cell>
          <table:table-cell office:value-type="float" office:value="32.542">
            <text:p>32.542</text:p>
          </table:table-cell>
          <table:table-cell office:value-type="float" office:value="32.338">
            <text:p>32.338</text:p>
          </table:table-cell>
          <table:table-cell office:value-type="float" office:value="33.82">
            <text:p>33.82</text:p>
          </table:table-cell>
          <table:table-cell office:value-type="float" office:value="35.304">
            <text:p>35.304</text:p>
          </table:table-cell>
          <table:table-cell office:value-type="float" office:value="35.154">
            <text:p>35.154</text:p>
          </table:table-cell>
          <table:table-cell office:value-type="float" office:value="35.006">
            <text:p>35.006</text:p>
          </table:table-cell>
          <table:table-cell office:value-type="float" office:value="36.044">
            <text:p>36.04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6" office:value-type="float" office:value="0.20597106">
            <text:p>0.20597106</text:p>
          </table:table-cell>
          <table:table-cell office:value-type="float" office:value="0.20950076">
            <text:p>0.20950076</text:p>
          </table:table-cell>
          <table:table-cell office:value-type="float" office:value="0.21497688">
            <text:p>0.21497688</text:p>
          </table:table-cell>
          <table:table-cell office:value-type="float" office:value="0.30568606">
            <text:p>0.30568606</text:p>
          </table:table-cell>
          <table:table-cell table:number-columns-repeated="3" office:value-type="float" office:value="0.3845706">
            <text:p>0.3845706</text:p>
          </table:table-cell>
          <table:table-cell table:number-columns-repeated="2" office:value-type="float" office:value="0.50858116">
            <text:p>0.50858116</text:p>
          </table:table-cell>
          <table:table-cell table:number-columns-repeated="6" office:value-type="float" office:value="0.6409338">
            <text:p>0.6409338</text:p>
          </table:table-cell>
          <table:table-cell table:number-columns-repeated="6" office:value-type="float" office:value="0.65630984">
            <text:p>0.65630984</text:p>
          </table:table-cell>
          <table:table-cell table:number-columns-repeated="6" office:value-type="float" office:value="0.66145146">
            <text:p>0.66145146</text:p>
          </table:table-cell>
          <table:table-cell table:number-columns-repeated="3" office:value-type="float" office:value="0.6834574">
            <text:p>0.6834574</text:p>
          </table:table-cell>
          <table:table-cell table:number-columns-repeated="16" office:value-type="float" office:value="0.7150251">
            <text:p>0.7150251</text:p>
          </table:table-cell>
          <table:table-cell/>
          <table:table-cell office:value-type="float" office:value="7">
            <text:p>7</text:p>
          </table:table-cell>
          <table:table-cell office:value-type="float" office:value="15.346">
            <text:p>15.346</text:p>
          </table:table-cell>
          <table:table-cell office:value-type="float" office:value="14.424">
            <text:p>14.424</text:p>
          </table:table-cell>
          <table:table-cell office:value-type="float" office:value="14.048">
            <text:p>14.048</text:p>
          </table:table-cell>
          <table:table-cell office:value-type="float" office:value="13.73">
            <text:p>13.73</text:p>
          </table:table-cell>
          <table:table-cell office:value-type="float" office:value="13.602">
            <text:p>13.602</text:p>
          </table:table-cell>
          <table:table-cell office:value-type="float" office:value="13.628">
            <text:p>13.628</text:p>
          </table:table-cell>
          <table:table-cell office:value-type="float" office:value="12.286">
            <text:p>12.286</text:p>
          </table:table-cell>
          <table:table-cell office:value-type="float" office:value="11.582">
            <text:p>11.582</text:p>
          </table:table-cell>
          <table:table-cell office:value-type="float" office:value="12.064">
            <text:p>12.064</text:p>
          </table:table-cell>
          <table:table-cell office:value-type="float" office:value="12.392">
            <text:p>12.392</text:p>
          </table:table-cell>
          <table:table-cell office:value-type="float" office:value="13.202">
            <text:p>13.202</text:p>
          </table:table-cell>
          <table:table-cell office:value-type="float" office:value="13.87">
            <text:p>13.87</text:p>
          </table:table-cell>
          <table:table-cell office:value-type="float" office:value="15.596">
            <text:p>15.596</text:p>
          </table:table-cell>
          <table:table-cell office:value-type="float" office:value="19.264">
            <text:p>19.264</text:p>
          </table:table-cell>
          <table:table-cell office:value-type="float" office:value="22.786">
            <text:p>22.786</text:p>
          </table:table-cell>
          <table:table-cell office:value-type="float" office:value="28.074">
            <text:p>28.074</text:p>
          </table:table-cell>
          <table:table-cell office:value-type="float" office:value="31.858">
            <text:p>31.858</text:p>
          </table:table-cell>
          <table:table-cell office:value-type="float" office:value="34.046">
            <text:p>34.046</text:p>
          </table:table-cell>
          <table:table-cell office:value-type="float" office:value="38.29">
            <text:p>38.29</text:p>
          </table:table-cell>
          <table:table-cell office:value-type="float" office:value="42.848">
            <text:p>42.848</text:p>
          </table:table-cell>
          <table:table-cell office:value-type="float" office:value="47.008">
            <text:p>47.008</text:p>
          </table:table-cell>
          <table:table-cell office:value-type="float" office:value="54.008">
            <text:p>54.008</text:p>
          </table:table-cell>
          <table:table-cell office:value-type="float" office:value="60.43">
            <text:p>60.43</text:p>
          </table:table-cell>
          <table:table-cell office:value-type="float" office:value="63.208">
            <text:p>63.208</text:p>
          </table:table-cell>
          <table:table-cell office:value-type="float" office:value="65.97">
            <text:p>65.97</text:p>
          </table:table-cell>
          <table:table-cell office:value-type="float" office:value="68.816">
            <text:p>68.816</text:p>
          </table:table-cell>
          <table:table-cell office:value-type="float" office:value="73.562">
            <text:p>73.562</text:p>
          </table:table-cell>
          <table:table-cell office:value-type="float" office:value="75.694">
            <text:p>75.694</text:p>
          </table:table-cell>
          <table:table-cell office:value-type="float" office:value="74.51">
            <text:p>74.51</text:p>
          </table:table-cell>
          <table:table-cell office:value-type="float" office:value="75.258">
            <text:p>75.258</text:p>
          </table:table-cell>
          <table:table-cell office:value-type="float" office:value="77.444">
            <text:p>77.444</text:p>
          </table:table-cell>
          <table:table-cell office:value-type="float" office:value="78.898">
            <text:p>78.898</text:p>
          </table:table-cell>
          <table:table-cell office:value-type="float" office:value="80.436">
            <text:p>80.436</text:p>
          </table:table-cell>
          <table:table-cell office:value-type="float" office:value="81.17">
            <text:p>81.17</text:p>
          </table:table-cell>
          <table:table-cell office:value-type="float" office:value="83.098">
            <text:p>83.098</text:p>
          </table:table-cell>
          <table:table-cell office:value-type="float" office:value="79.044">
            <text:p>79.044</text:p>
          </table:table-cell>
          <table:table-cell office:value-type="float" office:value="79.562">
            <text:p>79.562</text:p>
          </table:table-cell>
          <table:table-cell office:value-type="float" office:value="78.692">
            <text:p>78.692</text:p>
          </table:table-cell>
          <table:table-cell office:value-type="float" office:value="79.7">
            <text:p>79.7</text:p>
          </table:table-cell>
          <table:table-cell office:value-type="float" office:value="80.358">
            <text:p>80.358</text:p>
          </table:table-cell>
          <table:table-cell office:value-type="float" office:value="82.394">
            <text:p>82.394</text:p>
          </table:table-cell>
          <table:table-cell office:value-type="float" office:value="81.928">
            <text:p>81.928</text:p>
          </table:table-cell>
          <table:table-cell office:value-type="float" office:value="83.338">
            <text:p>83.338</text:p>
          </table:table-cell>
          <table:table-cell office:value-type="float" office:value="82.532">
            <text:p>82.532</text:p>
          </table:table-cell>
          <table:table-cell office:value-type="float" office:value="84.42">
            <text:p>84.42</text:p>
          </table:table-cell>
          <table:table-cell office:value-type="float" office:value="84.006">
            <text:p>84.006</text:p>
          </table:table-cell>
          <table:table-cell office:value-type="float" office:value="82.358">
            <text:p>82.358</text:p>
          </table:table-cell>
          <table:table-cell office:value-type="float" office:value="83.27">
            <text:p>83.27</text:p>
          </table:table-cell>
          <table:table-cell office:value-type="float" office:value="85.032">
            <text:p>85.032</text:p>
          </table:table-cell>
          <table:table-cell office:value-type="float" office:value="87.782">
            <text:p>87.782</text:p>
          </table:table-cell>
          <table:table-cell office:value-type="float" office:value="87.91">
            <text:p>87.9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3" office:value-type="float" office:value="0.2913499">
            <text:p>0.2913499</text:p>
          </table:table-cell>
          <table:table-cell table:number-columns-repeated="2" office:value-type="float" office:value="0.3076461">
            <text:p>0.3076461</text:p>
          </table:table-cell>
          <table:table-cell table:number-columns-repeated="7" office:value-type="float" office:value="0.4827122">
            <text:p>0.4827122</text:p>
          </table:table-cell>
          <table:table-cell office:value-type="float" office:value="0.48491204">
            <text:p>0.48491204</text:p>
          </table:table-cell>
          <table:table-cell table:number-columns-repeated="2" office:value-type="float" office:value="0.49360505">
            <text:p>0.49360505</text:p>
          </table:table-cell>
          <table:table-cell table:number-columns-repeated="18" office:value-type="float" office:value="0.55968654">
            <text:p>0.55968654</text:p>
          </table:table-cell>
          <table:table-cell table:number-columns-repeated="18" office:value-type="float" office:value="0.5756717">
            <text:p>0.5756717</text:p>
          </table:table-cell>
          <table:table-cell/>
          <table:table-cell office:value-type="float" office:value="8">
            <text:p>8</text:p>
          </table:table-cell>
          <table:table-cell office:value-type="float" office:value="15.198">
            <text:p>15.198</text:p>
          </table:table-cell>
          <table:table-cell office:value-type="float" office:value="13.014">
            <text:p>13.014</text:p>
          </table:table-cell>
          <table:table-cell office:value-type="float" office:value="12.446">
            <text:p>12.446</text:p>
          </table:table-cell>
          <table:table-cell office:value-type="float" office:value="11.726">
            <text:p>11.726</text:p>
          </table:table-cell>
          <table:table-cell office:value-type="float" office:value="11.876">
            <text:p>11.876</text:p>
          </table:table-cell>
          <table:table-cell office:value-type="float" office:value="11.6">
            <text:p>11.6</text:p>
          </table:table-cell>
          <table:table-cell office:value-type="float" office:value="12.456">
            <text:p>12.456</text:p>
          </table:table-cell>
          <table:table-cell office:value-type="float" office:value="12.122">
            <text:p>12.122</text:p>
          </table:table-cell>
          <table:table-cell office:value-type="float" office:value="12.516">
            <text:p>12.516</text:p>
          </table:table-cell>
          <table:table-cell office:value-type="float" office:value="13.702">
            <text:p>13.702</text:p>
          </table:table-cell>
          <table:table-cell office:value-type="float" office:value="15.09">
            <text:p>15.09</text:p>
          </table:table-cell>
          <table:table-cell office:value-type="float" office:value="16.64">
            <text:p>16.64</text:p>
          </table:table-cell>
          <table:table-cell office:value-type="float" office:value="18.34">
            <text:p>18.34</text:p>
          </table:table-cell>
          <table:table-cell office:value-type="float" office:value="21.864">
            <text:p>21.864</text:p>
          </table:table-cell>
          <table:table-cell office:value-type="float" office:value="24.348">
            <text:p>24.348</text:p>
          </table:table-cell>
          <table:table-cell office:value-type="float" office:value="26.356">
            <text:p>26.356</text:p>
          </table:table-cell>
          <table:table-cell office:value-type="float" office:value="29.332">
            <text:p>29.332</text:p>
          </table:table-cell>
          <table:table-cell office:value-type="float" office:value="32.5">
            <text:p>32.5</text:p>
          </table:table-cell>
          <table:table-cell office:value-type="float" office:value="32.446">
            <text:p>32.446</text:p>
          </table:table-cell>
          <table:table-cell office:value-type="float" office:value="34.18">
            <text:p>34.18</text:p>
          </table:table-cell>
          <table:table-cell office:value-type="float" office:value="37.394">
            <text:p>37.394</text:p>
          </table:table-cell>
          <table:table-cell office:value-type="float" office:value="40.906">
            <text:p>40.906</text:p>
          </table:table-cell>
          <table:table-cell office:value-type="float" office:value="40.056">
            <text:p>40.056</text:p>
          </table:table-cell>
          <table:table-cell office:value-type="float" office:value="43.628">
            <text:p>43.628</text:p>
          </table:table-cell>
          <table:table-cell office:value-type="float" office:value="46.226">
            <text:p>46.226</text:p>
          </table:table-cell>
          <table:table-cell office:value-type="float" office:value="49.448">
            <text:p>49.448</text:p>
          </table:table-cell>
          <table:table-cell office:value-type="float" office:value="50.906">
            <text:p>50.906</text:p>
          </table:table-cell>
          <table:table-cell office:value-type="float" office:value="53.814">
            <text:p>53.814</text:p>
          </table:table-cell>
          <table:table-cell office:value-type="float" office:value="56.504">
            <text:p>56.504</text:p>
          </table:table-cell>
          <table:table-cell office:value-type="float" office:value="58.346">
            <text:p>58.346</text:p>
          </table:table-cell>
          <table:table-cell office:value-type="float" office:value="60.588">
            <text:p>60.588</text:p>
          </table:table-cell>
          <table:table-cell office:value-type="float" office:value="60.92">
            <text:p>60.92</text:p>
          </table:table-cell>
          <table:table-cell office:value-type="float" office:value="62.674">
            <text:p>62.674</text:p>
          </table:table-cell>
          <table:table-cell office:value-type="float" office:value="65.368">
            <text:p>65.368</text:p>
          </table:table-cell>
          <table:table-cell office:value-type="float" office:value="65.5">
            <text:p>65.5</text:p>
          </table:table-cell>
          <table:table-cell office:value-type="float" office:value="66.612">
            <text:p>66.612</text:p>
          </table:table-cell>
          <table:table-cell office:value-type="float" office:value="67.704">
            <text:p>67.704</text:p>
          </table:table-cell>
          <table:table-cell office:value-type="float" office:value="70.158">
            <text:p>70.158</text:p>
          </table:table-cell>
          <table:table-cell office:value-type="float" office:value="72.978">
            <text:p>72.978</text:p>
          </table:table-cell>
          <table:table-cell office:value-type="float" office:value="75.356">
            <text:p>75.356</text:p>
          </table:table-cell>
          <table:table-cell office:value-type="float" office:value="78.944">
            <text:p>78.944</text:p>
          </table:table-cell>
          <table:table-cell office:value-type="float" office:value="79.712">
            <text:p>79.712</text:p>
          </table:table-cell>
          <table:table-cell office:value-type="float" office:value="80.38">
            <text:p>80.38</text:p>
          </table:table-cell>
          <table:table-cell office:value-type="float" office:value="82.222">
            <text:p>82.222</text:p>
          </table:table-cell>
          <table:table-cell office:value-type="float" office:value="79.856">
            <text:p>79.856</text:p>
          </table:table-cell>
          <table:table-cell office:value-type="float" office:value="83.446">
            <text:p>83.446</text:p>
          </table:table-cell>
          <table:table-cell office:value-type="float" office:value="83.012">
            <text:p>83.012</text:p>
          </table:table-cell>
          <table:table-cell office:value-type="float" office:value="83.936">
            <text:p>83.936</text:p>
          </table:table-cell>
          <table:table-cell office:value-type="float" office:value="84.272">
            <text:p>84.272</text:p>
          </table:table-cell>
          <table:table-cell office:value-type="float" office:value="84.1">
            <text:p>84.1</text:p>
          </table:table-cell>
          <table:table-cell office:value-type="float" office:value="87.62">
            <text:p>87.6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968353">
            <text:p>0.1968353</text:p>
          </table:table-cell>
          <table:table-cell table:number-columns-repeated="4" office:value-type="float" office:value="0.3055402">
            <text:p>0.3055402</text:p>
          </table:table-cell>
          <table:table-cell table:number-columns-repeated="5" office:value-type="float" office:value="0.4280477">
            <text:p>0.4280477</text:p>
          </table:table-cell>
          <table:table-cell table:number-columns-repeated="4" office:value-type="float" office:value="0.51341856">
            <text:p>0.51341856</text:p>
          </table:table-cell>
          <table:table-cell table:number-columns-repeated="37"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14.886">
            <text:p>14.886</text:p>
          </table:table-cell>
          <table:table-cell office:value-type="float" office:value="14.272">
            <text:p>14.272</text:p>
          </table:table-cell>
          <table:table-cell office:value-type="float" office:value="13.17">
            <text:p>13.17</text:p>
          </table:table-cell>
          <table:table-cell office:value-type="float" office:value="13.212">
            <text:p>13.212</text:p>
          </table:table-cell>
          <table:table-cell office:value-type="float" office:value="11.86">
            <text:p>11.86</text:p>
          </table:table-cell>
          <table:table-cell office:value-type="float" office:value="11.216">
            <text:p>11.216</text:p>
          </table:table-cell>
          <table:table-cell office:value-type="float" office:value="11.894">
            <text:p>11.894</text:p>
          </table:table-cell>
          <table:table-cell office:value-type="float" office:value="11.858">
            <text:p>11.858</text:p>
          </table:table-cell>
          <table:table-cell office:value-type="float" office:value="11.696">
            <text:p>11.696</text:p>
          </table:table-cell>
          <table:table-cell office:value-type="float" office:value="12.114">
            <text:p>12.114</text:p>
          </table:table-cell>
          <table:table-cell office:value-type="float" office:value="13.298">
            <text:p>13.298</text:p>
          </table:table-cell>
          <table:table-cell office:value-type="float" office:value="14.05">
            <text:p>14.05</text:p>
          </table:table-cell>
          <table:table-cell office:value-type="float" office:value="15.838">
            <text:p>15.838</text:p>
          </table:table-cell>
          <table:table-cell office:value-type="float" office:value="19.282">
            <text:p>19.282</text:p>
          </table:table-cell>
          <table:table-cell office:value-type="float" office:value="22.64">
            <text:p>22.64</text:p>
          </table:table-cell>
          <table:table-cell table:number-columns-repeated="3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.1968353">
            <text:p>0.1968353</text:p>
          </table:table-cell>
          <table:table-cell table:number-columns-repeated="2" office:value-type="float" office:value="0.26071802">
            <text:p>0.26071802</text:p>
          </table:table-cell>
          <table:table-cell office:value-type="float" office:value="0.2633542">
            <text:p>0.2633542</text:p>
          </table:table-cell>
          <table:table-cell office:value-type="float" office:value="0.32541427">
            <text:p>0.32541427</text:p>
          </table:table-cell>
          <table:table-cell table:number-columns-repeated="3" office:value-type="float" office:value="0.41813672">
            <text:p>0.41813672</text:p>
          </table:table-cell>
          <table:table-cell office:value-type="float" office:value="0.46785387">
            <text:p>0.46785387</text:p>
          </table:table-cell>
          <table:table-cell table:number-columns-repeated="11" office:value-type="float" office:value="0.5464111">
            <text:p>0.5464111</text:p>
          </table:table-cell>
          <table:table-cell office:value-type="float" office:value="0.63736475">
            <text:p>0.63736475</text:p>
          </table:table-cell>
          <table:table-cell office:value-type="float" office:value="0.72351784">
            <text:p>0.72351784</text:p>
          </table:table-cell>
          <table:table-cell table:number-columns-repeated="7" office:value-type="float" office:value="0.7431625">
            <text:p>0.7431625</text:p>
          </table:table-cell>
          <table:table-cell table:number-columns-repeated="4" office:value-type="float" office:value="0.8128914">
            <text:p>0.8128914</text:p>
          </table:table-cell>
          <table:table-cell table:number-columns-repeated="4" office:value-type="float" office:value="0.8227693">
            <text:p>0.8227693</text:p>
          </table:table-cell>
          <table:table-cell table:number-columns-repeated="11" office:value-type="float" office:value="0.83592004">
            <text:p>0.83592004</text:p>
          </table:table-cell>
          <table:table-cell/>
          <table:table-cell office:value-type="float" office:value="10">
            <text:p>10</text:p>
          </table:table-cell>
          <table:table-cell office:value-type="float" office:value="14.794">
            <text:p>14.794</text:p>
          </table:table-cell>
          <table:table-cell office:value-type="float" office:value="12.872">
            <text:p>12.872</text:p>
          </table:table-cell>
          <table:table-cell office:value-type="float" office:value="12.55">
            <text:p>12.55</text:p>
          </table:table-cell>
          <table:table-cell office:value-type="float" office:value="11.314">
            <text:p>11.314</text:p>
          </table:table-cell>
          <table:table-cell office:value-type="float" office:value="11.3">
            <text:p>11.3</text:p>
          </table:table-cell>
          <table:table-cell office:value-type="float" office:value="11.112">
            <text:p>11.112</text:p>
          </table:table-cell>
          <table:table-cell office:value-type="float" office:value="10.848">
            <text:p>10.848</text:p>
          </table:table-cell>
          <table:table-cell office:value-type="float" office:value="11.468">
            <text:p>11.468</text:p>
          </table:table-cell>
          <table:table-cell office:value-type="float" office:value="11.132">
            <text:p>11.132</text:p>
          </table:table-cell>
          <table:table-cell office:value-type="float" office:value="13.01">
            <text:p>13.01</text:p>
          </table:table-cell>
          <table:table-cell office:value-type="float" office:value="15.35">
            <text:p>15.35</text:p>
          </table:table-cell>
          <table:table-cell office:value-type="float" office:value="17.594">
            <text:p>17.594</text:p>
          </table:table-cell>
          <table:table-cell office:value-type="float" office:value="20.62">
            <text:p>20.62</text:p>
          </table:table-cell>
          <table:table-cell office:value-type="float" office:value="24.944">
            <text:p>24.944</text:p>
          </table:table-cell>
          <table:table-cell office:value-type="float" office:value="26.538">
            <text:p>26.538</text:p>
          </table:table-cell>
          <table:table-cell office:value-type="float" office:value="30.792">
            <text:p>30.792</text:p>
          </table:table-cell>
          <table:table-cell office:value-type="float" office:value="33.504">
            <text:p>33.504</text:p>
          </table:table-cell>
          <table:table-cell office:value-type="float" office:value="36.35">
            <text:p>36.35</text:p>
          </table:table-cell>
          <table:table-cell office:value-type="float" office:value="39.574">
            <text:p>39.574</text:p>
          </table:table-cell>
          <table:table-cell office:value-type="float" office:value="41.742">
            <text:p>41.742</text:p>
          </table:table-cell>
          <table:table-cell office:value-type="float" office:value="47.36">
            <text:p>47.36</text:p>
          </table:table-cell>
          <table:table-cell office:value-type="float" office:value="50.876">
            <text:p>50.876</text:p>
          </table:table-cell>
          <table:table-cell office:value-type="float" office:value="52.25">
            <text:p>52.25</text:p>
          </table:table-cell>
          <table:table-cell office:value-type="float" office:value="53.856">
            <text:p>53.856</text:p>
          </table:table-cell>
          <table:table-cell office:value-type="float" office:value="56.042">
            <text:p>56.042</text:p>
          </table:table-cell>
          <table:table-cell office:value-type="float" office:value="56.11">
            <text:p>56.11</text:p>
          </table:table-cell>
          <table:table-cell office:value-type="float" office:value="54.746">
            <text:p>54.746</text:p>
          </table:table-cell>
          <table:table-cell office:value-type="float" office:value="54.738">
            <text:p>54.738</text:p>
          </table:table-cell>
          <table:table-cell office:value-type="float" office:value="54.31">
            <text:p>54.31</text:p>
          </table:table-cell>
          <table:table-cell office:value-type="float" office:value="53.972">
            <text:p>53.972</text:p>
          </table:table-cell>
          <table:table-cell office:value-type="float" office:value="53.712">
            <text:p>53.712</text:p>
          </table:table-cell>
          <table:table-cell office:value-type="float" office:value="52.13">
            <text:p>52.13</text:p>
          </table:table-cell>
          <table:table-cell office:value-type="float" office:value="51.326">
            <text:p>51.326</text:p>
          </table:table-cell>
          <table:table-cell office:value-type="float" office:value="51.294">
            <text:p>51.294</text:p>
          </table:table-cell>
          <table:table-cell office:value-type="float" office:value="50.112">
            <text:p>50.112</text:p>
          </table:table-cell>
          <table:table-cell office:value-type="float" office:value="50.346">
            <text:p>50.346</text:p>
          </table:table-cell>
          <table:table-cell office:value-type="float" office:value="50.206">
            <text:p>50.206</text:p>
          </table:table-cell>
          <table:table-cell office:value-type="float" office:value="50.788">
            <text:p>50.788</text:p>
          </table:table-cell>
          <table:table-cell office:value-type="float" office:value="52.224">
            <text:p>52.224</text:p>
          </table:table-cell>
          <table:table-cell office:value-type="float" office:value="50.524">
            <text:p>50.524</text:p>
          </table:table-cell>
          <table:table-cell office:value-type="float" office:value="54.424">
            <text:p>54.424</text:p>
          </table:table-cell>
          <table:table-cell office:value-type="float" office:value="53.47">
            <text:p>53.47</text:p>
          </table:table-cell>
          <table:table-cell office:value-type="float" office:value="53.826">
            <text:p>53.826</text:p>
          </table:table-cell>
          <table:table-cell office:value-type="float" office:value="57.304">
            <text:p>57.304</text:p>
          </table:table-cell>
          <table:table-cell office:value-type="float" office:value="57.054">
            <text:p>57.054</text:p>
          </table:table-cell>
          <table:table-cell office:value-type="float" office:value="60.152">
            <text:p>60.152</text:p>
          </table:table-cell>
          <table:table-cell office:value-type="float" office:value="59.78">
            <text:p>59.78</text:p>
          </table:table-cell>
          <table:table-cell office:value-type="float" office:value="61.696">
            <text:p>61.696</text:p>
          </table:table-cell>
          <table:table-cell office:value-type="float" office:value="64.418">
            <text:p>64.418</text:p>
          </table:table-cell>
          <table:table-cell office:value-type="float" office:value="67.714">
            <text:p>67.714</text:p>
          </table:table-cell>
          <table:table-cell office:value-type="float" office:value="70.354">
            <text:p>70.35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3" office:value-type="float" office:value="0.14118347">
            <text:p>0.14118347</text:p>
          </table:table-cell>
          <table:table-cell office:value-type="float" office:value="0.1485779">
            <text:p>0.1485779</text:p>
          </table:table-cell>
          <table:table-cell table:number-columns-repeated="2" office:value-type="float" office:value="0.1968353">
            <text:p>0.1968353</text:p>
          </table:table-cell>
          <table:table-cell table:number-columns-repeated="10" office:value-type="float" office:value="0.30568606">
            <text:p>0.30568606</text:p>
          </table:table-cell>
          <table:table-cell office:value-type="float" office:value="0.3717326">
            <text:p>0.3717326</text:p>
          </table:table-cell>
          <table:table-cell office:value-type="float" office:value="0.41171318">
            <text:p>0.41171318</text:p>
          </table:table-cell>
          <table:table-cell table:number-columns-repeated="3" office:value-type="float" office:value="0.42595682">
            <text:p>0.42595682</text:p>
          </table:table-cell>
          <table:table-cell table:number-columns-repeated="2" office:value-type="float" office:value="0.59506524">
            <text:p>0.59506524</text:p>
          </table:table-cell>
          <table:table-cell table:number-columns-repeated="2" office:value-type="float" office:value="0.6062129">
            <text:p>0.6062129</text:p>
          </table:table-cell>
          <table:table-cell table:number-columns-repeated="26"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14.782">
            <text:p>14.782</text:p>
          </table:table-cell>
          <table:table-cell office:value-type="float" office:value="13.102">
            <text:p>13.102</text:p>
          </table:table-cell>
          <table:table-cell office:value-type="float" office:value="11.45">
            <text:p>11.45</text:p>
          </table:table-cell>
          <table:table-cell office:value-type="float" office:value="10.502">
            <text:p>10.502</text:p>
          </table:table-cell>
          <table:table-cell office:value-type="float" office:value="10.27">
            <text:p>10.27</text:p>
          </table:table-cell>
          <table:table-cell office:value-type="float" office:value="9.022">
            <text:p>9.022</text:p>
          </table:table-cell>
          <table:table-cell office:value-type="float" office:value="8.024">
            <text:p>8.024</text:p>
          </table:table-cell>
          <table:table-cell office:value-type="float" office:value="7.298">
            <text:p>7.298</text:p>
          </table:table-cell>
          <table:table-cell office:value-type="float" office:value="6.678">
            <text:p>6.678</text:p>
          </table:table-cell>
          <table:table-cell office:value-type="float" office:value="6.478">
            <text:p>6.478</text:p>
          </table:table-cell>
          <table:table-cell office:value-type="float" office:value="6.09">
            <text:p>6.09</text:p>
          </table:table-cell>
          <table:table-cell office:value-type="float" office:value="6.046">
            <text:p>6.046</text:p>
          </table:table-cell>
          <table:table-cell office:value-type="float" office:value="6.52">
            <text:p>6.52</text:p>
          </table:table-cell>
          <table:table-cell office:value-type="float" office:value="6.89">
            <text:p>6.89</text:p>
          </table:table-cell>
          <table:table-cell office:value-type="float" office:value="6.774">
            <text:p>6.774</text:p>
          </table:table-cell>
          <table:table-cell office:value-type="float" office:value="6.83">
            <text:p>6.83</text:p>
          </table:table-cell>
          <table:table-cell office:value-type="float" office:value="7.366">
            <text:p>7.366</text:p>
          </table:table-cell>
          <table:table-cell office:value-type="float" office:value="7.25">
            <text:p>7.25</text:p>
          </table:table-cell>
          <table:table-cell office:value-type="float" office:value="7.418">
            <text:p>7.418</text:p>
          </table:table-cell>
          <table:table-cell office:value-type="float" office:value="8.146">
            <text:p>8.146</text:p>
          </table:table-cell>
          <table:table-cell office:value-type="float" office:value="8.816">
            <text:p>8.816</text:p>
          </table:table-cell>
          <table:table-cell office:value-type="float" office:value="8.964">
            <text:p>8.964</text:p>
          </table:table-cell>
          <table:table-cell office:value-type="float" office:value="9.258">
            <text:p>9.258</text:p>
          </table:table-cell>
          <table:table-cell office:value-type="float" office:value="9.536">
            <text:p>9.536</text:p>
          </table:table-cell>
          <table:table-cell office:value-type="float" office:value="9.658">
            <text:p>9.658</text:p>
          </table:table-cell>
          <table:table-cell office:value-type="float" office:value="10.554">
            <text:p>10.554</text:p>
          </table:table-cell>
          <table:table-cell table:number-columns-repeated="25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0.1655163">
            <text:p>0.1655163</text:p>
          </table:table-cell>
          <table:table-cell table:number-columns-repeated="4" office:value-type="float" office:value="0.1968353">
            <text:p>0.1968353</text:p>
          </table:table-cell>
          <table:table-cell office:value-type="float" office:value="0.19874991">
            <text:p>0.19874991</text:p>
          </table:table-cell>
          <table:table-cell office:value-type="float" office:value="0.22434147">
            <text:p>0.22434147</text:p>
          </table:table-cell>
          <table:table-cell table:number-columns-repeated="4" office:value-type="float" office:value="0.33478734">
            <text:p>0.33478734</text:p>
          </table:table-cell>
          <table:table-cell office:value-type="float" office:value="0.38801733">
            <text:p>0.38801733</text:p>
          </table:table-cell>
          <table:table-cell table:number-columns-repeated="32" office:value-type="float" office:value="0.58799416">
            <text:p>0.58799416</text:p>
          </table:table-cell>
          <table:table-cell table:number-columns-repeated="6" office:value-type="float" office:value="0.6863489">
            <text:p>0.6863489</text:p>
          </table:table-cell>
          <table:table-cell/>
          <table:table-cell office:value-type="float" office:value="12">
            <text:p>12</text:p>
          </table:table-cell>
          <table:table-cell office:value-type="float" office:value="14.416">
            <text:p>14.416</text:p>
          </table:table-cell>
          <table:table-cell office:value-type="float" office:value="12.956">
            <text:p>12.956</text:p>
          </table:table-cell>
          <table:table-cell office:value-type="float" office:value="12.776">
            <text:p>12.776</text:p>
          </table:table-cell>
          <table:table-cell office:value-type="float" office:value="12.748">
            <text:p>12.748</text:p>
          </table:table-cell>
          <table:table-cell office:value-type="float" office:value="12.906">
            <text:p>12.906</text:p>
          </table:table-cell>
          <table:table-cell office:value-type="float" office:value="14.046">
            <text:p>14.046</text:p>
          </table:table-cell>
          <table:table-cell office:value-type="float" office:value="15.528">
            <text:p>15.528</text:p>
          </table:table-cell>
          <table:table-cell office:value-type="float" office:value="16.782">
            <text:p>16.782</text:p>
          </table:table-cell>
          <table:table-cell office:value-type="float" office:value="19.664">
            <text:p>19.664</text:p>
          </table:table-cell>
          <table:table-cell office:value-type="float" office:value="25.31">
            <text:p>25.31</text:p>
          </table:table-cell>
          <table:table-cell office:value-type="float" office:value="30.56">
            <text:p>30.56</text:p>
          </table:table-cell>
          <table:table-cell office:value-type="float" office:value="34.736">
            <text:p>34.736</text:p>
          </table:table-cell>
          <table:table-cell office:value-type="float" office:value="37.496">
            <text:p>37.496</text:p>
          </table:table-cell>
          <table:table-cell office:value-type="float" office:value="45.562">
            <text:p>45.562</text:p>
          </table:table-cell>
          <table:table-cell office:value-type="float" office:value="48.08">
            <text:p>48.08</text:p>
          </table:table-cell>
          <table:table-cell office:value-type="float" office:value="48.578">
            <text:p>48.578</text:p>
          </table:table-cell>
          <table:table-cell office:value-type="float" office:value="48.118">
            <text:p>48.118</text:p>
          </table:table-cell>
          <table:table-cell office:value-type="float" office:value="50.418">
            <text:p>50.418</text:p>
          </table:table-cell>
          <table:table-cell office:value-type="float" office:value="52.174">
            <text:p>52.174</text:p>
          </table:table-cell>
          <table:table-cell office:value-type="float" office:value="51.226">
            <text:p>51.226</text:p>
          </table:table-cell>
          <table:table-cell office:value-type="float" office:value="51.094">
            <text:p>51.094</text:p>
          </table:table-cell>
          <table:table-cell office:value-type="float" office:value="52.204">
            <text:p>52.204</text:p>
          </table:table-cell>
          <table:table-cell office:value-type="float" office:value="53.808">
            <text:p>53.808</text:p>
          </table:table-cell>
          <table:table-cell office:value-type="float" office:value="57.256">
            <text:p>57.256</text:p>
          </table:table-cell>
          <table:table-cell office:value-type="float" office:value="63.084">
            <text:p>63.084</text:p>
          </table:table-cell>
          <table:table-cell office:value-type="float" office:value="66.27">
            <text:p>66.27</text:p>
          </table:table-cell>
          <table:table-cell office:value-type="float" office:value="64.042">
            <text:p>64.042</text:p>
          </table:table-cell>
          <table:table-cell office:value-type="float" office:value="63.772">
            <text:p>63.772</text:p>
          </table:table-cell>
          <table:table-cell office:value-type="float" office:value="67.718">
            <text:p>67.718</text:p>
          </table:table-cell>
          <table:table-cell office:value-type="float" office:value="69.728">
            <text:p>69.728</text:p>
          </table:table-cell>
          <table:table-cell office:value-type="float" office:value="70.658">
            <text:p>70.658</text:p>
          </table:table-cell>
          <table:table-cell office:value-type="float" office:value="69.564">
            <text:p>69.564</text:p>
          </table:table-cell>
          <table:table-cell office:value-type="float" office:value="69.876">
            <text:p>69.876</text:p>
          </table:table-cell>
          <table:table-cell office:value-type="float" office:value="68.276">
            <text:p>68.276</text:p>
          </table:table-cell>
          <table:table-cell office:value-type="float" office:value="71.92">
            <text:p>71.92</text:p>
          </table:table-cell>
          <table:table-cell office:value-type="float" office:value="74.102">
            <text:p>74.102</text:p>
          </table:table-cell>
          <table:table-cell office:value-type="float" office:value="71.072">
            <text:p>71.072</text:p>
          </table:table-cell>
          <table:table-cell office:value-type="float" office:value="67.75">
            <text:p>67.75</text:p>
          </table:table-cell>
          <table:table-cell office:value-type="float" office:value="67.928">
            <text:p>67.928</text:p>
          </table:table-cell>
          <table:table-cell office:value-type="float" office:value="68.972">
            <text:p>68.972</text:p>
          </table:table-cell>
          <table:table-cell office:value-type="float" office:value="71.29">
            <text:p>71.29</text:p>
          </table:table-cell>
          <table:table-cell office:value-type="float" office:value="70.22">
            <text:p>70.22</text:p>
          </table:table-cell>
          <table:table-cell office:value-type="float" office:value="69.754">
            <text:p>69.754</text:p>
          </table:table-cell>
          <table:table-cell office:value-type="float" office:value="66.904">
            <text:p>66.904</text:p>
          </table:table-cell>
          <table:table-cell office:value-type="float" office:value="67.748">
            <text:p>67.748</text:p>
          </table:table-cell>
          <table:table-cell office:value-type="float" office:value="67.944">
            <text:p>67.944</text:p>
          </table:table-cell>
          <table:table-cell office:value-type="float" office:value="70.542">
            <text:p>70.542</text:p>
          </table:table-cell>
          <table:table-cell office:value-type="float" office:value="70.922">
            <text:p>70.922</text:p>
          </table:table-cell>
          <table:table-cell office:value-type="float" office:value="70.574">
            <text:p>70.574</text:p>
          </table:table-cell>
          <table:table-cell office:value-type="float" office:value="70.948">
            <text:p>70.948</text:p>
          </table:table-cell>
          <table:table-cell office:value-type="float" office:value="71.256">
            <text:p>71.25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1968353">
            <text:p>0.1968353</text:p>
          </table:table-cell>
          <table:table-cell table:number-columns-repeated="5" office:value-type="float" office:value="0.3919401">
            <text:p>0.3919401</text:p>
          </table:table-cell>
          <table:table-cell office:value-type="float" office:value="0.4317761">
            <text:p>0.4317761</text:p>
          </table:table-cell>
          <table:table-cell office:value-type="float" office:value="0.44166803">
            <text:p>0.44166803</text:p>
          </table:table-cell>
          <table:table-cell table:number-columns-repeated="4" office:value-type="float" office:value="0.49774316">
            <text:p>0.49774316</text:p>
          </table:table-cell>
          <table:table-cell table:number-columns-repeated="5" office:value-type="float" office:value="0.6071111">
            <text:p>0.6071111</text:p>
          </table:table-cell>
          <table:table-cell table:number-columns-repeated="3" office:value-type="float" office:value="0.6612521">
            <text:p>0.6612521</text:p>
          </table:table-cell>
          <table:table-cell table:number-columns-repeated="31"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office:value-type="float" office:value="14.76">
            <text:p>14.76</text:p>
          </table:table-cell>
          <table:table-cell office:value-type="float" office:value="12.804">
            <text:p>12.804</text:p>
          </table:table-cell>
          <table:table-cell office:value-type="float" office:value="11.688">
            <text:p>11.688</text:p>
          </table:table-cell>
          <table:table-cell office:value-type="float" office:value="11.258">
            <text:p>11.258</text:p>
          </table:table-cell>
          <table:table-cell office:value-type="float" office:value="10.982">
            <text:p>10.982</text:p>
          </table:table-cell>
          <table:table-cell office:value-type="float" office:value="11.384">
            <text:p>11.384</text:p>
          </table:table-cell>
          <table:table-cell office:value-type="float" office:value="10.596">
            <text:p>10.596</text:p>
          </table:table-cell>
          <table:table-cell office:value-type="float" office:value="11.346">
            <text:p>11.346</text:p>
          </table:table-cell>
          <table:table-cell office:value-type="float" office:value="11.87">
            <text:p>11.87</text:p>
          </table:table-cell>
          <table:table-cell office:value-type="float" office:value="12.492">
            <text:p>12.492</text:p>
          </table:table-cell>
          <table:table-cell office:value-type="float" office:value="13.772">
            <text:p>13.772</text:p>
          </table:table-cell>
          <table:table-cell office:value-type="float" office:value="16.38">
            <text:p>16.38</text:p>
          </table:table-cell>
          <table:table-cell office:value-type="float" office:value="18.744">
            <text:p>18.744</text:p>
          </table:table-cell>
          <table:table-cell office:value-type="float" office:value="22.414">
            <text:p>22.414</text:p>
          </table:table-cell>
          <table:table-cell office:value-type="float" office:value="25.054">
            <text:p>25.054</text:p>
          </table:table-cell>
          <table:table-cell office:value-type="float" office:value="27.262">
            <text:p>27.262</text:p>
          </table:table-cell>
          <table:table-cell office:value-type="float" office:value="31.368">
            <text:p>31.368</text:p>
          </table:table-cell>
          <table:table-cell office:value-type="float" office:value="36.088">
            <text:p>36.088</text:p>
          </table:table-cell>
          <table:table-cell office:value-type="float" office:value="40.934">
            <text:p>40.934</text:p>
          </table:table-cell>
          <table:table-cell office:value-type="float" office:value="42.724">
            <text:p>42.724</text:p>
          </table:table-cell>
          <table:table-cell office:value-type="float" office:value="44.482">
            <text:p>44.482</text:p>
          </table:table-cell>
          <table:table-cell table:number-columns-repeated="30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1655163">
            <text:p>0.1655163</text:p>
          </table:table-cell>
          <table:table-cell table:number-columns-repeated="3" office:value-type="float" office:value="0.1968353">
            <text:p>0.1968353</text:p>
          </table:table-cell>
          <table:table-cell table:number-columns-repeated="5" office:value-type="float" office:value="0.20809817">
            <text:p>0.20809817</text:p>
          </table:table-cell>
          <table:table-cell table:number-columns-repeated="6" office:value-type="float" office:value="0.30568606">
            <text:p>0.30568606</text:p>
          </table:table-cell>
          <table:table-cell office:value-type="float" office:value="0.3257332">
            <text:p>0.3257332</text:p>
          </table:table-cell>
          <table:table-cell table:number-columns-repeated="2" office:value-type="float" office:value="0.36782286">
            <text:p>0.36782286</text:p>
          </table:table-cell>
          <table:table-cell table:number-columns-repeated="5" office:value-type="float" office:value="0.3727353">
            <text:p>0.3727353</text:p>
          </table:table-cell>
          <table:table-cell table:number-columns-repeated="2" office:value-type="float" office:value="0.3740479">
            <text:p>0.3740479</text:p>
          </table:table-cell>
          <table:table-cell table:number-columns-repeated="3" office:value-type="float" office:value="0.42523098">
            <text:p>0.42523098</text:p>
          </table:table-cell>
          <table:table-cell table:number-columns-repeated="3" office:value-type="float" office:value="0.49315748">
            <text:p>0.49315748</text:p>
          </table:table-cell>
          <table:table-cell table:number-columns-repeated="20" office:value-type="float" office:value="0.78376985">
            <text:p>0.78376985</text:p>
          </table:table-cell>
          <table:table-cell/>
          <table:table-cell office:value-type="float" office:value="14">
            <text:p>14</text:p>
          </table:table-cell>
          <table:table-cell office:value-type="float" office:value="14.76">
            <text:p>14.76</text:p>
          </table:table-cell>
          <table:table-cell office:value-type="float" office:value="13.172">
            <text:p>13.172</text:p>
          </table:table-cell>
          <table:table-cell office:value-type="float" office:value="12.772">
            <text:p>12.772</text:p>
          </table:table-cell>
          <table:table-cell office:value-type="float" office:value="11.564">
            <text:p>11.564</text:p>
          </table:table-cell>
          <table:table-cell office:value-type="float" office:value="10.178">
            <text:p>10.178</text:p>
          </table:table-cell>
          <table:table-cell office:value-type="float" office:value="9.372">
            <text:p>9.372</text:p>
          </table:table-cell>
          <table:table-cell office:value-type="float" office:value="8.868">
            <text:p>8.868</text:p>
          </table:table-cell>
          <table:table-cell office:value-type="float" office:value="8.344">
            <text:p>8.344</text:p>
          </table:table-cell>
          <table:table-cell office:value-type="float" office:value="8.194">
            <text:p>8.194</text:p>
          </table:table-cell>
          <table:table-cell office:value-type="float" office:value="8.046">
            <text:p>8.046</text:p>
          </table:table-cell>
          <table:table-cell office:value-type="float" office:value="8.288">
            <text:p>8.288</text:p>
          </table:table-cell>
          <table:table-cell office:value-type="float" office:value="8.444">
            <text:p>8.444</text:p>
          </table:table-cell>
          <table:table-cell office:value-type="float" office:value="8.04">
            <text:p>8.04</text:p>
          </table:table-cell>
          <table:table-cell office:value-type="float" office:value="7.964">
            <text:p>7.964</text:p>
          </table:table-cell>
          <table:table-cell office:value-type="float" office:value="7.844">
            <text:p>7.844</text:p>
          </table:table-cell>
          <table:table-cell office:value-type="float" office:value="8.144">
            <text:p>8.144</text:p>
          </table:table-cell>
          <table:table-cell office:value-type="float" office:value="8.664">
            <text:p>8.664</text:p>
          </table:table-cell>
          <table:table-cell office:value-type="float" office:value="8.866">
            <text:p>8.866</text:p>
          </table:table-cell>
          <table:table-cell office:value-type="float" office:value="9.164">
            <text:p>9.164</text:p>
          </table:table-cell>
          <table:table-cell office:value-type="float" office:value="9.186">
            <text:p>9.186</text:p>
          </table:table-cell>
          <table:table-cell office:value-type="float" office:value="8.93">
            <text:p>8.93</text:p>
          </table:table-cell>
          <table:table-cell office:value-type="float" office:value="8.732">
            <text:p>8.732</text:p>
          </table:table-cell>
          <table:table-cell office:value-type="float" office:value="8.606">
            <text:p>8.606</text:p>
          </table:table-cell>
          <table:table-cell office:value-type="float" office:value="8.824">
            <text:p>8.824</text:p>
          </table:table-cell>
          <table:table-cell office:value-type="float" office:value="9.544">
            <text:p>9.544</text:p>
          </table:table-cell>
          <table:table-cell office:value-type="float" office:value="10.69">
            <text:p>10.69</text:p>
          </table:table-cell>
          <table:table-cell office:value-type="float" office:value="11.598">
            <text:p>11.598</text:p>
          </table:table-cell>
          <table:table-cell office:value-type="float" office:value="13.384">
            <text:p>13.384</text:p>
          </table:table-cell>
          <table:table-cell office:value-type="float" office:value="13.996">
            <text:p>13.996</text:p>
          </table:table-cell>
          <table:table-cell office:value-type="float" office:value="15.426">
            <text:p>15.426</text:p>
          </table:table-cell>
          <table:table-cell office:value-type="float" office:value="16.544">
            <text:p>16.544</text:p>
          </table:table-cell>
          <table:table-cell office:value-type="float" office:value="17.202">
            <text:p>17.202</text:p>
          </table:table-cell>
          <table:table-cell office:value-type="float" office:value="19.934">
            <text:p>19.934</text:p>
          </table:table-cell>
          <table:table-cell office:value-type="float" office:value="21.58">
            <text:p>21.58</text:p>
          </table:table-cell>
          <table:table-cell office:value-type="float" office:value="23.65">
            <text:p>23.65</text:p>
          </table:table-cell>
          <table:table-cell office:value-type="float" office:value="25.066">
            <text:p>25.066</text:p>
          </table:table-cell>
          <table:table-cell office:value-type="float" office:value="26.736">
            <text:p>26.736</text:p>
          </table:table-cell>
          <table:table-cell office:value-type="float" office:value="30.07">
            <text:p>30.07</text:p>
          </table:table-cell>
          <table:table-cell office:value-type="float" office:value="31.038">
            <text:p>31.038</text:p>
          </table:table-cell>
          <table:table-cell office:value-type="float" office:value="34.134">
            <text:p>34.134</text:p>
          </table:table-cell>
          <table:table-cell office:value-type="float" office:value="33.926">
            <text:p>33.926</text:p>
          </table:table-cell>
          <table:table-cell office:value-type="float" office:value="36.074">
            <text:p>36.074</text:p>
          </table:table-cell>
          <table:table-cell office:value-type="float" office:value="37.474">
            <text:p>37.474</text:p>
          </table:table-cell>
          <table:table-cell office:value-type="float" office:value="39.356">
            <text:p>39.356</text:p>
          </table:table-cell>
          <table:table-cell office:value-type="float" office:value="38.958">
            <text:p>38.958</text:p>
          </table:table-cell>
          <table:table-cell office:value-type="float" office:value="38.882">
            <text:p>38.882</text:p>
          </table:table-cell>
          <table:table-cell office:value-type="float" office:value="37.194">
            <text:p>37.194</text:p>
          </table:table-cell>
          <table:table-cell office:value-type="float" office:value="38.802">
            <text:p>38.802</text:p>
          </table:table-cell>
          <table:table-cell office:value-type="float" office:value="40.072">
            <text:p>40.072</text:p>
          </table:table-cell>
          <table:table-cell office:value-type="float" office:value="38.712">
            <text:p>38.712</text:p>
          </table:table-cell>
          <table:table-cell office:value-type="float" office:value="39.56">
            <text:p>39.5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3" office:value-type="float" office:value="0.24475817">
            <text:p>0.24475817</text:p>
          </table:table-cell>
          <table:table-cell office:value-type="float" office:value="0.25639307">
            <text:p>0.25639307</text:p>
          </table:table-cell>
          <table:table-cell table:number-columns-repeated="3" office:value-type="float" office:value="0.30568606">
            <text:p>0.30568606</text:p>
          </table:table-cell>
          <table:table-cell table:number-columns-repeated="3" office:value-type="float" office:value="0.429542">
            <text:p>0.429542</text:p>
          </table:table-cell>
          <table:table-cell table:number-columns-repeated="4" office:value-type="float" office:value="0.44179147">
            <text:p>0.44179147</text:p>
          </table:table-cell>
          <table:table-cell table:number-columns-repeated="4" office:value-type="float" office:value="0.5440673">
            <text:p>0.5440673</text:p>
          </table:table-cell>
          <table:table-cell table:number-columns-repeated="3" office:value-type="float" office:value="0.61831313">
            <text:p>0.61831313</text:p>
          </table:table-cell>
          <table:table-cell table:number-columns-repeated="3" office:value-type="float" office:value="0.665202">
            <text:p>0.665202</text:p>
          </table:table-cell>
          <table:table-cell table:number-columns-repeated="5" office:value-type="float" office:value="0.7396467">
            <text:p>0.7396467</text:p>
          </table:table-cell>
          <table:table-cell table:number-columns-repeated="22" office:value-type="float" office:value="0.7501574">
            <text:p>0.7501574</text:p>
          </table:table-cell>
          <table:table-cell/>
          <table:table-cell office:value-type="float" office:value="15">
            <text:p>15</text:p>
          </table:table-cell>
          <table:table-cell office:value-type="float" office:value="14.764">
            <text:p>14.764</text:p>
          </table:table-cell>
          <table:table-cell office:value-type="float" office:value="13.01">
            <text:p>13.01</text:p>
          </table:table-cell>
          <table:table-cell office:value-type="float" office:value="11.664">
            <text:p>11.664</text:p>
          </table:table-cell>
          <table:table-cell office:value-type="float" office:value="10.638">
            <text:p>10.638</text:p>
          </table:table-cell>
          <table:table-cell office:value-type="float" office:value="9.456">
            <text:p>9.456</text:p>
          </table:table-cell>
          <table:table-cell office:value-type="float" office:value="9.692">
            <text:p>9.692</text:p>
          </table:table-cell>
          <table:table-cell office:value-type="float" office:value="9.566">
            <text:p>9.566</text:p>
          </table:table-cell>
          <table:table-cell office:value-type="float" office:value="9.464">
            <text:p>9.464</text:p>
          </table:table-cell>
          <table:table-cell office:value-type="float" office:value="9.716">
            <text:p>9.716</text:p>
          </table:table-cell>
          <table:table-cell office:value-type="float" office:value="9.706">
            <text:p>9.706</text:p>
          </table:table-cell>
          <table:table-cell office:value-type="float" office:value="9.42">
            <text:p>9.42</text:p>
          </table:table-cell>
          <table:table-cell office:value-type="float" office:value="9.316">
            <text:p>9.316</text:p>
          </table:table-cell>
          <table:table-cell office:value-type="float" office:value="9.716">
            <text:p>9.716</text:p>
          </table:table-cell>
          <table:table-cell office:value-type="float" office:value="9.982">
            <text:p>9.982</text:p>
          </table:table-cell>
          <table:table-cell office:value-type="float" office:value="10.24">
            <text:p>10.24</text:p>
          </table:table-cell>
          <table:table-cell office:value-type="float" office:value="10.84">
            <text:p>10.84</text:p>
          </table:table-cell>
          <table:table-cell office:value-type="float" office:value="11.456">
            <text:p>11.456</text:p>
          </table:table-cell>
          <table:table-cell office:value-type="float" office:value="12.884">
            <text:p>12.884</text:p>
          </table:table-cell>
          <table:table-cell office:value-type="float" office:value="15.174">
            <text:p>15.174</text:p>
          </table:table-cell>
          <table:table-cell office:value-type="float" office:value="16.658">
            <text:p>16.658</text:p>
          </table:table-cell>
          <table:table-cell office:value-type="float" office:value="18.768">
            <text:p>18.768</text:p>
          </table:table-cell>
          <table:table-cell office:value-type="float" office:value="21.42">
            <text:p>21.42</text:p>
          </table:table-cell>
          <table:table-cell office:value-type="float" office:value="23.182">
            <text:p>23.182</text:p>
          </table:table-cell>
          <table:table-cell office:value-type="float" office:value="25.426">
            <text:p>25.426</text:p>
          </table:table-cell>
          <table:table-cell office:value-type="float" office:value="29.522">
            <text:p>29.522</text:p>
          </table:table-cell>
          <table:table-cell office:value-type="float" office:value="31.398">
            <text:p>31.398</text:p>
          </table:table-cell>
          <table:table-cell office:value-type="float" office:value="31.982">
            <text:p>31.982</text:p>
          </table:table-cell>
          <table:table-cell office:value-type="float" office:value="33.342">
            <text:p>33.342</text:p>
          </table:table-cell>
          <table:table-cell office:value-type="float" office:value="34.488">
            <text:p>34.488</text:p>
          </table:table-cell>
          <table:table-cell office:value-type="float" office:value="34.492">
            <text:p>34.492</text:p>
          </table:table-cell>
          <table:table-cell office:value-type="float" office:value="36.48">
            <text:p>36.48</text:p>
          </table:table-cell>
          <table:table-cell office:value-type="float" office:value="36.302">
            <text:p>36.302</text:p>
          </table:table-cell>
          <table:table-cell office:value-type="float" office:value="36.376">
            <text:p>36.376</text:p>
          </table:table-cell>
          <table:table-cell office:value-type="float" office:value="38.02">
            <text:p>38.02</text:p>
          </table:table-cell>
          <table:table-cell office:value-type="float" office:value="40.42">
            <text:p>40.42</text:p>
          </table:table-cell>
          <table:table-cell office:value-type="float" office:value="41.934">
            <text:p>41.934</text:p>
          </table:table-cell>
          <table:table-cell office:value-type="float" office:value="42.478">
            <text:p>42.478</text:p>
          </table:table-cell>
          <table:table-cell office:value-type="float" office:value="42.57">
            <text:p>42.57</text:p>
          </table:table-cell>
          <table:table-cell office:value-type="float" office:value="46.544">
            <text:p>46.544</text:p>
          </table:table-cell>
          <table:table-cell office:value-type="float" office:value="47.104">
            <text:p>47.104</text:p>
          </table:table-cell>
          <table:table-cell office:value-type="float" office:value="48.656">
            <text:p>48.656</text:p>
          </table:table-cell>
          <table:table-cell office:value-type="float" office:value="52.626">
            <text:p>52.626</text:p>
          </table:table-cell>
          <table:table-cell office:value-type="float" office:value="55.576">
            <text:p>55.576</text:p>
          </table:table-cell>
          <table:table-cell office:value-type="float" office:value="60.354">
            <text:p>60.354</text:p>
          </table:table-cell>
          <table:table-cell office:value-type="float" office:value="63.948">
            <text:p>63.948</text:p>
          </table:table-cell>
          <table:table-cell office:value-type="float" office:value="63.71">
            <text:p>63.71</text:p>
          </table:table-cell>
          <table:table-cell office:value-type="float" office:value="67.52">
            <text:p>67.52</text:p>
          </table:table-cell>
          <table:table-cell office:value-type="float" office:value="69.076">
            <text:p>69.076</text:p>
          </table:table-cell>
          <table:table-cell office:value-type="float" office:value="75.082">
            <text:p>75.082</text:p>
          </table:table-cell>
          <table:table-cell office:value-type="float" office:value="74.78">
            <text:p>74.78</text:p>
          </table:table-cell>
          <table:table-cell office:value-type="float" office:value="78.526">
            <text:p>78.52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4700273">
            <text:p>0.14700273</text:p>
          </table:table-cell>
          <table:table-cell office:value-type="float" office:value="0.18538833">
            <text:p>0.18538833</text:p>
          </table:table-cell>
          <table:table-cell office:value-type="float" office:value="0.22046849">
            <text:p>0.22046849</text:p>
          </table:table-cell>
          <table:table-cell table:number-columns-repeated="3" office:value-type="float" office:value="0.28299066">
            <text:p>0.28299066</text:p>
          </table:table-cell>
          <table:table-cell table:number-columns-repeated="2" office:value-type="float" office:value="0.32934073">
            <text:p>0.32934073</text:p>
          </table:table-cell>
          <table:table-cell office:value-type="float" office:value="0.40293506">
            <text:p>0.40293506</text:p>
          </table:table-cell>
          <table:table-cell office:value-type="float" office:value="0.43024394">
            <text:p>0.43024394</text:p>
          </table:table-cell>
          <table:table-cell table:number-columns-repeated="4" office:value-type="float" office:value="0.603767">
            <text:p>0.603767</text:p>
          </table:table-cell>
          <table:table-cell table:number-columns-repeated="2" office:value-type="float" office:value="0.60572344">
            <text:p>0.60572344</text:p>
          </table:table-cell>
          <table:table-cell table:number-columns-repeated="2" office:value-type="float" office:value="0.6086957">
            <text:p>0.6086957</text:p>
          </table:table-cell>
          <table:table-cell table:number-columns-repeated="23" office:value-type="float" office:value="0.70736647">
            <text:p>0.70736647</text:p>
          </table:table-cell>
          <table:table-cell table:number-columns-repeated="3" office:value-type="float" office:value="0.73060757">
            <text:p>0.73060757</text:p>
          </table:table-cell>
          <table:table-cell office:value-type="float" office:value="0.7335542">
            <text:p>0.7335542</text:p>
          </table:table-cell>
          <table:table-cell table:number-columns-repeated="3" office:value-type="float" office:value="0.7523222">
            <text:p>0.7523222</text:p>
          </table:table-cell>
          <table:table-cell table:number-columns-repeated="3" office:value-type="float" office:value="0.76605314">
            <text:p>0.76605314</text:p>
          </table:table-cell>
          <table:table-cell/>
          <table:table-cell office:value-type="float" office:value="16">
            <text:p>16</text:p>
          </table:table-cell>
          <table:table-cell office:value-type="float" office:value="14.604">
            <text:p>14.604</text:p>
          </table:table-cell>
          <table:table-cell office:value-type="float" office:value="12.08">
            <text:p>12.08</text:p>
          </table:table-cell>
          <table:table-cell office:value-type="float" office:value="10.888">
            <text:p>10.888</text:p>
          </table:table-cell>
          <table:table-cell office:value-type="float" office:value="10.224">
            <text:p>10.224</text:p>
          </table:table-cell>
          <table:table-cell office:value-type="float" office:value="9.782">
            <text:p>9.782</text:p>
          </table:table-cell>
          <table:table-cell office:value-type="float" office:value="10.396">
            <text:p>10.396</text:p>
          </table:table-cell>
          <table:table-cell office:value-type="float" office:value="10.666">
            <text:p>10.666</text:p>
          </table:table-cell>
          <table:table-cell office:value-type="float" office:value="11.5">
            <text:p>11.5</text:p>
          </table:table-cell>
          <table:table-cell office:value-type="float" office:value="13.058">
            <text:p>13.058</text:p>
          </table:table-cell>
          <table:table-cell office:value-type="float" office:value="17.124">
            <text:p>17.124</text:p>
          </table:table-cell>
          <table:table-cell office:value-type="float" office:value="21.374">
            <text:p>21.374</text:p>
          </table:table-cell>
          <table:table-cell office:value-type="float" office:value="25.094">
            <text:p>25.094</text:p>
          </table:table-cell>
          <table:table-cell office:value-type="float" office:value="29.92">
            <text:p>29.92</text:p>
          </table:table-cell>
          <table:table-cell office:value-type="float" office:value="31.654">
            <text:p>31.654</text:p>
          </table:table-cell>
          <table:table-cell office:value-type="float" office:value="34.874">
            <text:p>34.874</text:p>
          </table:table-cell>
          <table:table-cell office:value-type="float" office:value="37.088">
            <text:p>37.088</text:p>
          </table:table-cell>
          <table:table-cell office:value-type="float" office:value="41.784">
            <text:p>41.784</text:p>
          </table:table-cell>
          <table:table-cell office:value-type="float" office:value="43.77">
            <text:p>43.77</text:p>
          </table:table-cell>
          <table:table-cell office:value-type="float" office:value="45.03">
            <text:p>45.03</text:p>
          </table:table-cell>
          <table:table-cell office:value-type="float" office:value="46.956">
            <text:p>46.956</text:p>
          </table:table-cell>
          <table:table-cell office:value-type="float" office:value="45.708">
            <text:p>45.708</text:p>
          </table:table-cell>
          <table:table-cell office:value-type="float" office:value="45.968">
            <text:p>45.968</text:p>
          </table:table-cell>
          <table:table-cell office:value-type="float" office:value="44.868">
            <text:p>44.868</text:p>
          </table:table-cell>
          <table:table-cell office:value-type="float" office:value="45.832">
            <text:p>45.832</text:p>
          </table:table-cell>
          <table:table-cell office:value-type="float" office:value="47.548">
            <text:p>47.548</text:p>
          </table:table-cell>
          <table:table-cell office:value-type="float" office:value="48.432">
            <text:p>48.432</text:p>
          </table:table-cell>
          <table:table-cell office:value-type="float" office:value="48.312">
            <text:p>48.312</text:p>
          </table:table-cell>
          <table:table-cell office:value-type="float" office:value="51.946">
            <text:p>51.946</text:p>
          </table:table-cell>
          <table:table-cell office:value-type="float" office:value="52.57">
            <text:p>52.57</text:p>
          </table:table-cell>
          <table:table-cell office:value-type="float" office:value="54.07">
            <text:p>54.07</text:p>
          </table:table-cell>
          <table:table-cell office:value-type="float" office:value="55.062">
            <text:p>55.062</text:p>
          </table:table-cell>
          <table:table-cell office:value-type="float" office:value="57.316">
            <text:p>57.316</text:p>
          </table:table-cell>
          <table:table-cell office:value-type="float" office:value="58.274">
            <text:p>58.274</text:p>
          </table:table-cell>
          <table:table-cell office:value-type="float" office:value="61.032">
            <text:p>61.032</text:p>
          </table:table-cell>
          <table:table-cell office:value-type="float" office:value="60.356">
            <text:p>60.356</text:p>
          </table:table-cell>
          <table:table-cell office:value-type="float" office:value="59.206">
            <text:p>59.206</text:p>
          </table:table-cell>
          <table:table-cell office:value-type="float" office:value="59.016">
            <text:p>59.016</text:p>
          </table:table-cell>
          <table:table-cell office:value-type="float" office:value="60.036">
            <text:p>60.036</text:p>
          </table:table-cell>
          <table:table-cell office:value-type="float" office:value="61.314">
            <text:p>61.314</text:p>
          </table:table-cell>
          <table:table-cell office:value-type="float" office:value="62.74">
            <text:p>62.74</text:p>
          </table:table-cell>
          <table:table-cell office:value-type="float" office:value="61.748">
            <text:p>61.748</text:p>
          </table:table-cell>
          <table:table-cell office:value-type="float" office:value="62.524">
            <text:p>62.524</text:p>
          </table:table-cell>
          <table:table-cell office:value-type="float" office:value="63.754">
            <text:p>63.754</text:p>
          </table:table-cell>
          <table:table-cell office:value-type="float" office:value="64.962">
            <text:p>64.962</text:p>
          </table:table-cell>
          <table:table-cell office:value-type="float" office:value="64.054">
            <text:p>64.054</text:p>
          </table:table-cell>
          <table:table-cell office:value-type="float" office:value="64.796">
            <text:p>64.796</text:p>
          </table:table-cell>
          <table:table-cell office:value-type="float" office:value="65.268">
            <text:p>65.268</text:p>
          </table:table-cell>
          <table:table-cell office:value-type="float" office:value="65.056">
            <text:p>65.056</text:p>
          </table:table-cell>
          <table:table-cell office:value-type="float" office:value="66.59">
            <text:p>66.59</text:p>
          </table:table-cell>
          <table:table-cell office:value-type="float" office:value="66.334">
            <text:p>66.334</text:p>
          </table:table-cell>
          <table:table-cell office:value-type="float" office:value="65.664">
            <text:p>65.66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9" office:value-type="float" office:value="0.30568606">
            <text:p>0.30568606</text:p>
          </table:table-cell>
          <table:table-cell table:number-columns-repeated="2" office:value-type="float" office:value="0.36962774">
            <text:p>0.36962774</text:p>
          </table:table-cell>
          <table:table-cell table:number-columns-repeated="40" office:value-type="float" office:value="1">
            <text:p>1</text:p>
          </table:table-cell>
          <table:table-cell/>
          <table:table-cell office:value-type="float" office:value="17">
            <text:p>17</text:p>
          </table:table-cell>
          <table:table-cell office:value-type="float" office:value="14.576">
            <text:p>14.576</text:p>
          </table:table-cell>
          <table:table-cell office:value-type="float" office:value="12.232">
            <text:p>12.232</text:p>
          </table:table-cell>
          <table:table-cell office:value-type="float" office:value="10.978">
            <text:p>10.978</text:p>
          </table:table-cell>
          <table:table-cell office:value-type="float" office:value="10.142">
            <text:p>10.142</text:p>
          </table:table-cell>
          <table:table-cell office:value-type="float" office:value="9.962">
            <text:p>9.962</text:p>
          </table:table-cell>
          <table:table-cell office:value-type="float" office:value="10.048">
            <text:p>10.048</text:p>
          </table:table-cell>
          <table:table-cell office:value-type="float" office:value="10.816">
            <text:p>10.816</text:p>
          </table:table-cell>
          <table:table-cell office:value-type="float" office:value="12.4">
            <text:p>12.4</text:p>
          </table:table-cell>
          <table:table-cell office:value-type="float" office:value="15.448">
            <text:p>15.448</text:p>
          </table:table-cell>
          <table:table-cell office:value-type="float" office:value="16.212">
            <text:p>16.212</text:p>
          </table:table-cell>
          <table:table-cell office:value-type="float" office:value="17.76">
            <text:p>17.76</text:p>
          </table:table-cell>
          <table:table-cell office:value-type="float" office:value="21.324">
            <text:p>21.324</text:p>
          </table:table-cell>
          <table:table-cell table:number-columns-repeated="39"/>
        </table:table-row>
        <table:table-row table:style-name="ro1">
          <table:table-cell office:value-type="float" office:value="18">
            <text:p>18</text:p>
          </table:table-cell>
          <table:table-cell table:number-columns-repeated="4" office:value-type="float" office:value="0.16028099">
            <text:p>0.16028099</text:p>
          </table:table-cell>
          <table:table-cell table:number-columns-repeated="2" office:value-type="float" office:value="0.17839344">
            <text:p>0.17839344</text:p>
          </table:table-cell>
          <table:table-cell office:value-type="float" office:value="0.21142718">
            <text:p>0.21142718</text:p>
          </table:table-cell>
          <table:table-cell office:value-type="float" office:value="0.2331827">
            <text:p>0.2331827</text:p>
          </table:table-cell>
          <table:table-cell table:number-columns-repeated="3" office:value-type="float" office:value="0.2556954">
            <text:p>0.2556954</text:p>
          </table:table-cell>
          <table:table-cell table:number-columns-repeated="4" office:value-type="float" office:value="0.33302358">
            <text:p>0.33302358</text:p>
          </table:table-cell>
          <table:table-cell table:number-columns-repeated="10" office:value-type="float" office:value="0.67403734">
            <text:p>0.67403734</text:p>
          </table:table-cell>
          <table:table-cell table:number-columns-repeated="6" office:value-type="float" office:value="0.67945343">
            <text:p>0.67945343</text:p>
          </table:table-cell>
          <table:table-cell table:number-columns-repeated="20" office:value-type="float" office:value="0.7020729">
            <text:p>0.7020729</text:p>
          </table:table-cell>
          <table:table-cell/>
          <table:table-cell office:value-type="float" office:value="18">
            <text:p>18</text:p>
          </table:table-cell>
          <table:table-cell office:value-type="float" office:value="14.53">
            <text:p>14.53</text:p>
          </table:table-cell>
          <table:table-cell office:value-type="float" office:value="12.832">
            <text:p>12.832</text:p>
          </table:table-cell>
          <table:table-cell office:value-type="float" office:value="11.802">
            <text:p>11.802</text:p>
          </table:table-cell>
          <table:table-cell office:value-type="float" office:value="12.372">
            <text:p>12.372</text:p>
          </table:table-cell>
          <table:table-cell office:value-type="float" office:value="12.46">
            <text:p>12.46</text:p>
          </table:table-cell>
          <table:table-cell office:value-type="float" office:value="12.318">
            <text:p>12.318</text:p>
          </table:table-cell>
          <table:table-cell office:value-type="float" office:value="12.19">
            <text:p>12.19</text:p>
          </table:table-cell>
          <table:table-cell office:value-type="float" office:value="12.628">
            <text:p>12.628</text:p>
          </table:table-cell>
          <table:table-cell office:value-type="float" office:value="12.494">
            <text:p>12.494</text:p>
          </table:table-cell>
          <table:table-cell office:value-type="float" office:value="11.188">
            <text:p>11.188</text:p>
          </table:table-cell>
          <table:table-cell office:value-type="float" office:value="11.048">
            <text:p>11.048</text:p>
          </table:table-cell>
          <table:table-cell office:value-type="float" office:value="11.074">
            <text:p>11.074</text:p>
          </table:table-cell>
          <table:table-cell office:value-type="float" office:value="11.624">
            <text:p>11.624</text:p>
          </table:table-cell>
          <table:table-cell office:value-type="float" office:value="13.358">
            <text:p>13.358</text:p>
          </table:table-cell>
          <table:table-cell office:value-type="float" office:value="15.092">
            <text:p>15.092</text:p>
          </table:table-cell>
          <table:table-cell office:value-type="float" office:value="16.434">
            <text:p>16.434</text:p>
          </table:table-cell>
          <table:table-cell office:value-type="float" office:value="17.776">
            <text:p>17.776</text:p>
          </table:table-cell>
          <table:table-cell office:value-type="float" office:value="18.118">
            <text:p>18.118</text:p>
          </table:table-cell>
          <table:table-cell office:value-type="float" office:value="19.884">
            <text:p>19.884</text:p>
          </table:table-cell>
          <table:table-cell office:value-type="float" office:value="21.358">
            <text:p>21.358</text:p>
          </table:table-cell>
          <table:table-cell office:value-type="float" office:value="23.622">
            <text:p>23.622</text:p>
          </table:table-cell>
          <table:table-cell office:value-type="float" office:value="23.362">
            <text:p>23.362</text:p>
          </table:table-cell>
          <table:table-cell office:value-type="float" office:value="25.16">
            <text:p>25.16</text:p>
          </table:table-cell>
          <table:table-cell office:value-type="float" office:value="25.972">
            <text:p>25.972</text:p>
          </table:table-cell>
          <table:table-cell office:value-type="float" office:value="27.272">
            <text:p>27.272</text:p>
          </table:table-cell>
          <table:table-cell office:value-type="float" office:value="27.904">
            <text:p>27.904</text:p>
          </table:table-cell>
          <table:table-cell office:value-type="float" office:value="29.942">
            <text:p>29.942</text:p>
          </table:table-cell>
          <table:table-cell office:value-type="float" office:value="30.608">
            <text:p>30.608</text:p>
          </table:table-cell>
          <table:table-cell office:value-type="float" office:value="31.23">
            <text:p>31.23</text:p>
          </table:table-cell>
          <table:table-cell office:value-type="float" office:value="32.884">
            <text:p>32.884</text:p>
          </table:table-cell>
          <table:table-cell office:value-type="float" office:value="32.794">
            <text:p>32.794</text:p>
          </table:table-cell>
          <table:table-cell office:value-type="float" office:value="36.314">
            <text:p>36.314</text:p>
          </table:table-cell>
          <table:table-cell office:value-type="float" office:value="38.028">
            <text:p>38.028</text:p>
          </table:table-cell>
          <table:table-cell office:value-type="float" office:value="38.702">
            <text:p>38.702</text:p>
          </table:table-cell>
          <table:table-cell office:value-type="float" office:value="39.77">
            <text:p>39.77</text:p>
          </table:table-cell>
          <table:table-cell office:value-type="float" office:value="39.91">
            <text:p>39.91</text:p>
          </table:table-cell>
          <table:table-cell office:value-type="float" office:value="41.05">
            <text:p>41.05</text:p>
          </table:table-cell>
          <table:table-cell office:value-type="float" office:value="40.396">
            <text:p>40.396</text:p>
          </table:table-cell>
          <table:table-cell office:value-type="float" office:value="40.98">
            <text:p>40.98</text:p>
          </table:table-cell>
          <table:table-cell office:value-type="float" office:value="39.566">
            <text:p>39.566</text:p>
          </table:table-cell>
          <table:table-cell office:value-type="float" office:value="40.25">
            <text:p>40.25</text:p>
          </table:table-cell>
          <table:table-cell office:value-type="float" office:value="38.504">
            <text:p>38.504</text:p>
          </table:table-cell>
          <table:table-cell office:value-type="float" office:value="40.668">
            <text:p>40.668</text:p>
          </table:table-cell>
          <table:table-cell office:value-type="float" office:value="40.012">
            <text:p>40.012</text:p>
          </table:table-cell>
          <table:table-cell office:value-type="float" office:value="39.342">
            <text:p>39.342</text:p>
          </table:table-cell>
          <table:table-cell office:value-type="float" office:value="38.716">
            <text:p>38.716</text:p>
          </table:table-cell>
          <table:table-cell office:value-type="float" office:value="39.196">
            <text:p>39.196</text:p>
          </table:table-cell>
          <table:table-cell office:value-type="float" office:value="38.962">
            <text:p>38.962</text:p>
          </table:table-cell>
          <table:table-cell office:value-type="float" office:value="37.418">
            <text:p>37.418</text:p>
          </table:table-cell>
          <table:table-cell office:value-type="float" office:value="37.932">
            <text:p>37.932</text:p>
          </table:table-cell>
          <table:table-cell office:value-type="float" office:value="36.66">
            <text:p>36.6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0.1655163">
            <text:p>0.1655163</text:p>
          </table:table-cell>
          <table:table-cell table:number-columns-repeated="2" office:value-type="float" office:value="0.31323603">
            <text:p>0.31323603</text:p>
          </table:table-cell>
          <table:table-cell table:number-columns-repeated="5" office:value-type="float" office:value="0.4197789">
            <text:p>0.4197789</text:p>
          </table:table-cell>
          <table:table-cell table:number-columns-repeated="5" office:value-type="float" office:value="0.5295825">
            <text:p>0.5295825</text:p>
          </table:table-cell>
          <table:table-cell table:number-columns-repeated="37" office:value-type="float" office:value="1">
            <text:p>1</text:p>
          </table:table-cell>
          <table:table-cell/>
          <table:table-cell office:value-type="float" office:value="19">
            <text:p>19</text:p>
          </table:table-cell>
          <table:table-cell office:value-type="float" office:value="14.508">
            <text:p>14.508</text:p>
          </table:table-cell>
          <table:table-cell office:value-type="float" office:value="12.506">
            <text:p>12.506</text:p>
          </table:table-cell>
          <table:table-cell office:value-type="float" office:value="11.578">
            <text:p>11.578</text:p>
          </table:table-cell>
          <table:table-cell office:value-type="float" office:value="11.444">
            <text:p>11.444</text:p>
          </table:table-cell>
          <table:table-cell office:value-type="float" office:value="11.276">
            <text:p>11.276</text:p>
          </table:table-cell>
          <table:table-cell office:value-type="float" office:value="11.218">
            <text:p>11.218</text:p>
          </table:table-cell>
          <table:table-cell office:value-type="float" office:value="10.274">
            <text:p>10.274</text:p>
          </table:table-cell>
          <table:table-cell office:value-type="float" office:value="10.82">
            <text:p>10.82</text:p>
          </table:table-cell>
          <table:table-cell office:value-type="float" office:value="10.992">
            <text:p>10.992</text:p>
          </table:table-cell>
          <table:table-cell office:value-type="float" office:value="12.756">
            <text:p>12.756</text:p>
          </table:table-cell>
          <table:table-cell office:value-type="float" office:value="15.36">
            <text:p>15.36</text:p>
          </table:table-cell>
          <table:table-cell office:value-type="float" office:value="18.344">
            <text:p>18.344</text:p>
          </table:table-cell>
          <table:table-cell office:value-type="float" office:value="20.574">
            <text:p>20.574</text:p>
          </table:table-cell>
          <table:table-cell office:value-type="float" office:value="22.748">
            <text:p>22.748</text:p>
          </table:table-cell>
          <table:table-cell office:value-type="float" office:value="24.058">
            <text:p>24.058</text:p>
          </table:table-cell>
          <table:table-cell table:number-columns-repeated="3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5112087">
            <text:p>0.15112087</text:p>
          </table:table-cell>
          <table:table-cell table:number-columns-repeated="4" office:value-type="float" office:value="0.1968353">
            <text:p>0.1968353</text:p>
          </table:table-cell>
          <table:table-cell table:number-columns-repeated="6" office:value-type="float" office:value="0.39206523">
            <text:p>0.39206523</text:p>
          </table:table-cell>
          <table:table-cell office:value-type="float" office:value="0.45676973">
            <text:p>0.45676973</text:p>
          </table:table-cell>
          <table:table-cell table:number-columns-repeated="8" office:value-type="float" office:value="0.5437732">
            <text:p>0.5437732</text:p>
          </table:table-cell>
          <table:table-cell table:number-columns-repeated="31" office:value-type="float" office:value="0.5705701">
            <text:p>0.5705701</text:p>
          </table:table-cell>
          <table:table-cell/>
          <table:table-cell office:value-type="float" office:value="20">
            <text:p>20</text:p>
          </table:table-cell>
          <table:table-cell office:value-type="float" office:value="15.01">
            <text:p>15.01</text:p>
          </table:table-cell>
          <table:table-cell office:value-type="float" office:value="13.422">
            <text:p>13.422</text:p>
          </table:table-cell>
          <table:table-cell office:value-type="float" office:value="12.538">
            <text:p>12.538</text:p>
          </table:table-cell>
          <table:table-cell office:value-type="float" office:value="11.316">
            <text:p>11.316</text:p>
          </table:table-cell>
          <table:table-cell office:value-type="float" office:value="10.904">
            <text:p>10.904</text:p>
          </table:table-cell>
          <table:table-cell office:value-type="float" office:value="10.11">
            <text:p>10.11</text:p>
          </table:table-cell>
          <table:table-cell office:value-type="float" office:value="10.342">
            <text:p>10.342</text:p>
          </table:table-cell>
          <table:table-cell office:value-type="float" office:value="10.51">
            <text:p>10.51</text:p>
          </table:table-cell>
          <table:table-cell office:value-type="float" office:value="10.434">
            <text:p>10.434</text:p>
          </table:table-cell>
          <table:table-cell office:value-type="float" office:value="11.082">
            <text:p>11.082</text:p>
          </table:table-cell>
          <table:table-cell office:value-type="float" office:value="11.93">
            <text:p>11.93</text:p>
          </table:table-cell>
          <table:table-cell office:value-type="float" office:value="13.07">
            <text:p>13.07</text:p>
          </table:table-cell>
          <table:table-cell office:value-type="float" office:value="14.862">
            <text:p>14.862</text:p>
          </table:table-cell>
          <table:table-cell office:value-type="float" office:value="15.684">
            <text:p>15.684</text:p>
          </table:table-cell>
          <table:table-cell office:value-type="float" office:value="16.83">
            <text:p>16.83</text:p>
          </table:table-cell>
          <table:table-cell office:value-type="float" office:value="18.988">
            <text:p>18.988</text:p>
          </table:table-cell>
          <table:table-cell office:value-type="float" office:value="20.988">
            <text:p>20.988</text:p>
          </table:table-cell>
          <table:table-cell office:value-type="float" office:value="21.714">
            <text:p>21.714</text:p>
          </table:table-cell>
          <table:table-cell office:value-type="float" office:value="22.852">
            <text:p>22.852</text:p>
          </table:table-cell>
          <table:table-cell office:value-type="float" office:value="24.12">
            <text:p>24.12</text:p>
          </table:table-cell>
          <table:table-cell office:value-type="float" office:value="25.062">
            <text:p>25.062</text:p>
          </table:table-cell>
          <table:table-cell office:value-type="float" office:value="26.232">
            <text:p>26.232</text:p>
          </table:table-cell>
          <table:table-cell office:value-type="float" office:value="25.946">
            <text:p>25.946</text:p>
          </table:table-cell>
          <table:table-cell office:value-type="float" office:value="27.15">
            <text:p>27.15</text:p>
          </table:table-cell>
          <table:table-cell office:value-type="float" office:value="27.208">
            <text:p>27.208</text:p>
          </table:table-cell>
          <table:table-cell office:value-type="float" office:value="28.224">
            <text:p>28.224</text:p>
          </table:table-cell>
          <table:table-cell office:value-type="float" office:value="29.938">
            <text:p>29.938</text:p>
          </table:table-cell>
          <table:table-cell office:value-type="float" office:value="30.278">
            <text:p>30.278</text:p>
          </table:table-cell>
          <table:table-cell office:value-type="float" office:value="31.1">
            <text:p>31.1</text:p>
          </table:table-cell>
          <table:table-cell office:value-type="float" office:value="33.36">
            <text:p>33.36</text:p>
          </table:table-cell>
          <table:table-cell office:value-type="float" office:value="33.428">
            <text:p>33.428</text:p>
          </table:table-cell>
          <table:table-cell office:value-type="float" office:value="34.932">
            <text:p>34.932</text:p>
          </table:table-cell>
          <table:table-cell office:value-type="float" office:value="35.04">
            <text:p>35.04</text:p>
          </table:table-cell>
          <table:table-cell office:value-type="float" office:value="34.936">
            <text:p>34.936</text:p>
          </table:table-cell>
          <table:table-cell office:value-type="float" office:value="34.704">
            <text:p>34.704</text:p>
          </table:table-cell>
          <table:table-cell office:value-type="float" office:value="35.91">
            <text:p>35.91</text:p>
          </table:table-cell>
          <table:table-cell office:value-type="float" office:value="36.348">
            <text:p>36.348</text:p>
          </table:table-cell>
          <table:table-cell office:value-type="float" office:value="36.718">
            <text:p>36.718</text:p>
          </table:table-cell>
          <table:table-cell office:value-type="float" office:value="37.962">
            <text:p>37.962</text:p>
          </table:table-cell>
          <table:table-cell office:value-type="float" office:value="37.702">
            <text:p>37.702</text:p>
          </table:table-cell>
          <table:table-cell office:value-type="float" office:value="41.294">
            <text:p>41.294</text:p>
          </table:table-cell>
          <table:table-cell office:value-type="float" office:value="41.88">
            <text:p>41.88</text:p>
          </table:table-cell>
          <table:table-cell office:value-type="float" office:value="42.734">
            <text:p>42.734</text:p>
          </table:table-cell>
          <table:table-cell office:value-type="float" office:value="42.188">
            <text:p>42.188</text:p>
          </table:table-cell>
          <table:table-cell office:value-type="float" office:value="41.582">
            <text:p>41.582</text:p>
          </table:table-cell>
          <table:table-cell office:value-type="float" office:value="44.638">
            <text:p>44.638</text:p>
          </table:table-cell>
          <table:table-cell office:value-type="float" office:value="43.69">
            <text:p>43.69</text:p>
          </table:table-cell>
          <table:table-cell office:value-type="float" office:value="43.736">
            <text:p>43.736</text:p>
          </table:table-cell>
          <table:table-cell office:value-type="float" office:value="44.39">
            <text:p>44.39</text:p>
          </table:table-cell>
          <table:table-cell office:value-type="float" office:value="43.646">
            <text:p>43.646</text:p>
          </table:table-cell>
          <table:table-cell office:value-type="float" office:value="45.27">
            <text:p>45.2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7" office:value-type="float" office:value="0.1968353">
            <text:p>0.1968353</text:p>
          </table:table-cell>
          <table:table-cell table:number-columns-repeated="10" office:value-type="float" office:value="0.30568606">
            <text:p>0.30568606</text:p>
          </table:table-cell>
          <table:table-cell table:number-columns-repeated="34" office:value-type="float" office:value="1">
            <text:p>1</text:p>
          </table:table-cell>
          <table:table-cell/>
          <table:table-cell office:value-type="float" office:value="21">
            <text:p>21</text:p>
          </table:table-cell>
          <table:table-cell office:value-type="float" office:value="14.738">
            <text:p>14.738</text:p>
          </table:table-cell>
          <table:table-cell office:value-type="float" office:value="12.87">
            <text:p>12.87</text:p>
          </table:table-cell>
          <table:table-cell office:value-type="float" office:value="12.158">
            <text:p>12.158</text:p>
          </table:table-cell>
          <table:table-cell office:value-type="float" office:value="12.28">
            <text:p>12.28</text:p>
          </table:table-cell>
          <table:table-cell office:value-type="float" office:value="10.958">
            <text:p>10.958</text:p>
          </table:table-cell>
          <table:table-cell office:value-type="float" office:value="9.614">
            <text:p>9.614</text:p>
          </table:table-cell>
          <table:table-cell office:value-type="float" office:value="9.148">
            <text:p>9.148</text:p>
          </table:table-cell>
          <table:table-cell office:value-type="float" office:value="9.1">
            <text:p>9.1</text:p>
          </table:table-cell>
          <table:table-cell office:value-type="float" office:value="8.49">
            <text:p>8.49</text:p>
          </table:table-cell>
          <table:table-cell office:value-type="float" office:value="8.062">
            <text:p>8.062</text:p>
          </table:table-cell>
          <table:table-cell office:value-type="float" office:value="7.874">
            <text:p>7.874</text:p>
          </table:table-cell>
          <table:table-cell office:value-type="float" office:value="7.104">
            <text:p>7.104</text:p>
          </table:table-cell>
          <table:table-cell office:value-type="float" office:value="7.418">
            <text:p>7.418</text:p>
          </table:table-cell>
          <table:table-cell office:value-type="float" office:value="7.644">
            <text:p>7.644</text:p>
          </table:table-cell>
          <table:table-cell office:value-type="float" office:value="7.592">
            <text:p>7.592</text:p>
          </table:table-cell>
          <table:table-cell office:value-type="float" office:value="7.532">
            <text:p>7.532</text:p>
          </table:table-cell>
          <table:table-cell office:value-type="float" office:value="8.062">
            <text:p>8.062</text:p>
          </table:table-cell>
          <table:table-cell office:value-type="float" office:value="7.774">
            <text:p>7.774</text:p>
          </table:table-cell>
          <table:table-cell table:number-columns-repeated="33"/>
        </table:table-row>
        <table:table-row table:style-name="ro1">
          <table:table-cell office:value-type="float" office:value="22">
            <text:p>22</text:p>
          </table:table-cell>
          <table:table-cell table:number-columns-repeated="3" office:value-type="float" office:value="0.1968353">
            <text:p>0.1968353</text:p>
          </table:table-cell>
          <table:table-cell table:number-columns-repeated="6" office:value-type="float" office:value="0.22338213">
            <text:p>0.22338213</text:p>
          </table:table-cell>
          <table:table-cell office:value-type="float" office:value="0.25603247">
            <text:p>0.25603247</text:p>
          </table:table-cell>
          <table:table-cell table:number-columns-repeated="4" office:value-type="float" office:value="0.37572187">
            <text:p>0.37572187</text:p>
          </table:table-cell>
          <table:table-cell table:number-columns-repeated="37" office:value-type="float" office:value="1">
            <text:p>1</text:p>
          </table:table-cell>
          <table:table-cell/>
          <table:table-cell office:value-type="float" office:value="22">
            <text:p>22</text:p>
          </table:table-cell>
          <table:table-cell office:value-type="float" office:value="15.11">
            <text:p>15.11</text:p>
          </table:table-cell>
          <table:table-cell office:value-type="float" office:value="12.814">
            <text:p>12.814</text:p>
          </table:table-cell>
          <table:table-cell office:value-type="float" office:value="11.342">
            <text:p>11.342</text:p>
          </table:table-cell>
          <table:table-cell office:value-type="float" office:value="9.97">
            <text:p>9.97</text:p>
          </table:table-cell>
          <table:table-cell office:value-type="float" office:value="8.14">
            <text:p>8.14</text:p>
          </table:table-cell>
          <table:table-cell office:value-type="float" office:value="7.52">
            <text:p>7.52</text:p>
          </table:table-cell>
          <table:table-cell office:value-type="float" office:value="7.008">
            <text:p>7.008</text:p>
          </table:table-cell>
          <table:table-cell office:value-type="float" office:value="6.396">
            <text:p>6.396</text:p>
          </table:table-cell>
          <table:table-cell office:value-type="float" office:value="6.364">
            <text:p>6.364</text:p>
          </table:table-cell>
          <table:table-cell office:value-type="float" office:value="6.56">
            <text:p>6.56</text:p>
          </table:table-cell>
          <table:table-cell office:value-type="float" office:value="6.938">
            <text:p>6.938</text:p>
          </table:table-cell>
          <table:table-cell office:value-type="float" office:value="8.072">
            <text:p>8.072</text:p>
          </table:table-cell>
          <table:table-cell office:value-type="float" office:value="8.798">
            <text:p>8.798</text:p>
          </table:table-cell>
          <table:table-cell office:value-type="float" office:value="9.818">
            <text:p>9.818</text:p>
          </table:table-cell>
          <table:table-cell office:value-type="float" office:value="10.348">
            <text:p>10.348</text:p>
          </table:table-cell>
          <table:table-cell table:number-columns-repeated="36"/>
        </table:table-row>
        <table:table-row table:style-name="ro1">
          <table:table-cell office:value-type="float" office:value="23">
            <text:p>23</text:p>
          </table:table-cell>
          <table:table-cell table:number-columns-repeated="4" office:value-type="float" office:value="0.32387364">
            <text:p>0.32387364</text:p>
          </table:table-cell>
          <table:table-cell table:number-columns-repeated="5" office:value-type="float" office:value="0.3531784">
            <text:p>0.3531784</text:p>
          </table:table-cell>
          <table:table-cell table:number-columns-repeated="7" office:value-type="float" office:value="0.3710286">
            <text:p>0.3710286</text:p>
          </table:table-cell>
          <table:table-cell office:value-type="float" office:value="0.4029916">
            <text:p>0.4029916</text:p>
          </table:table-cell>
          <table:table-cell table:number-columns-repeated="2" office:value-type="float" office:value="0.47413465">
            <text:p>0.47413465</text:p>
          </table:table-cell>
          <table:table-cell table:number-columns-repeated="2" office:value-type="float" office:value="0.5109715">
            <text:p>0.5109715</text:p>
          </table:table-cell>
          <table:table-cell table:number-columns-repeated="8" office:value-type="float" office:value="0.5137607">
            <text:p>0.5137607</text:p>
          </table:table-cell>
          <table:table-cell table:number-columns-repeated="2" office:value-type="float" office:value="0.5502803">
            <text:p>0.5502803</text:p>
          </table:table-cell>
          <table:table-cell office:value-type="float" office:value="0.55265576">
            <text:p>0.55265576</text:p>
          </table:table-cell>
          <table:table-cell table:number-columns-repeated="2" office:value-type="float" office:value="0.5602441">
            <text:p>0.5602441</text:p>
          </table:table-cell>
          <table:table-cell office:value-type="float" office:value="0.566844">
            <text:p>0.566844</text:p>
          </table:table-cell>
          <table:table-cell office:value-type="float" office:value="0.57689464">
            <text:p>0.57689464</text:p>
          </table:table-cell>
          <table:table-cell table:number-columns-repeated="6" office:value-type="float" office:value="0.7583381">
            <text:p>0.7583381</text:p>
          </table:table-cell>
          <table:table-cell table:number-columns-repeated="2" office:value-type="float" office:value="0.7683326">
            <text:p>0.7683326</text:p>
          </table:table-cell>
          <table:table-cell table:number-columns-repeated="2" office:value-type="float" office:value="0.7923745">
            <text:p>0.7923745</text:p>
          </table:table-cell>
          <table:table-cell table:number-columns-repeated="5" office:value-type="float" office:value="0.81348854">
            <text:p>0.81348854</text:p>
          </table:table-cell>
          <table:table-cell/>
          <table:table-cell office:value-type="float" office:value="23">
            <text:p>23</text:p>
          </table:table-cell>
          <table:table-cell office:value-type="float" office:value="14.906">
            <text:p>14.906</text:p>
          </table:table-cell>
          <table:table-cell office:value-type="float" office:value="13.666">
            <text:p>13.666</text:p>
          </table:table-cell>
          <table:table-cell office:value-type="float" office:value="12.418">
            <text:p>12.418</text:p>
          </table:table-cell>
          <table:table-cell office:value-type="float" office:value="12.078">
            <text:p>12.078</text:p>
          </table:table-cell>
          <table:table-cell office:value-type="float" office:value="12.184">
            <text:p>12.184</text:p>
          </table:table-cell>
          <table:table-cell office:value-type="float" office:value="12.05">
            <text:p>12.05</text:p>
          </table:table-cell>
          <table:table-cell office:value-type="float" office:value="12.922">
            <text:p>12.922</text:p>
          </table:table-cell>
          <table:table-cell table:number-columns-repeated="2" office:value-type="float" office:value="13.308">
            <text:p>13.308</text:p>
          </table:table-cell>
          <table:table-cell office:value-type="float" office:value="15">
            <text:p>15</text:p>
          </table:table-cell>
          <table:table-cell office:value-type="float" office:value="15.272">
            <text:p>15.272</text:p>
          </table:table-cell>
          <table:table-cell office:value-type="float" office:value="17.072">
            <text:p>17.072</text:p>
          </table:table-cell>
          <table:table-cell office:value-type="float" office:value="18.944">
            <text:p>18.944</text:p>
          </table:table-cell>
          <table:table-cell office:value-type="float" office:value="21.716">
            <text:p>21.716</text:p>
          </table:table-cell>
          <table:table-cell office:value-type="float" office:value="25.468">
            <text:p>25.468</text:p>
          </table:table-cell>
          <table:table-cell office:value-type="float" office:value="30.568">
            <text:p>30.568</text:p>
          </table:table-cell>
          <table:table-cell office:value-type="float" office:value="39.778">
            <text:p>39.778</text:p>
          </table:table-cell>
          <table:table-cell office:value-type="float" office:value="51.298">
            <text:p>51.298</text:p>
          </table:table-cell>
          <table:table-cell office:value-type="float" office:value="62.232">
            <text:p>62.232</text:p>
          </table:table-cell>
          <table:table-cell office:value-type="float" office:value="72.314">
            <text:p>72.314</text:p>
          </table:table-cell>
          <table:table-cell office:value-type="float" office:value="79.09">
            <text:p>79.09</text:p>
          </table:table-cell>
          <table:table-cell office:value-type="float" office:value="81.356">
            <text:p>81.356</text:p>
          </table:table-cell>
          <table:table-cell office:value-type="float" office:value="83.48">
            <text:p>83.48</text:p>
          </table:table-cell>
          <table:table-cell office:value-type="float" office:value="87.722">
            <text:p>87.722</text:p>
          </table:table-cell>
          <table:table-cell office:value-type="float" office:value="91.468">
            <text:p>91.468</text:p>
          </table:table-cell>
          <table:table-cell office:value-type="float" office:value="93.396">
            <text:p>93.396</text:p>
          </table:table-cell>
          <table:table-cell office:value-type="float" office:value="96.11">
            <text:p>96.11</text:p>
          </table:table-cell>
          <table:table-cell office:value-type="float" office:value="97.706">
            <text:p>97.706</text:p>
          </table:table-cell>
          <table:table-cell office:value-type="float" office:value="96.788">
            <text:p>96.788</text:p>
          </table:table-cell>
          <table:table-cell office:value-type="float" office:value="98.812">
            <text:p>98.812</text:p>
          </table:table-cell>
          <table:table-cell office:value-type="float" office:value="97.66">
            <text:p>97.66</text:p>
          </table:table-cell>
          <table:table-cell office:value-type="float" office:value="96.92">
            <text:p>96.92</text:p>
          </table:table-cell>
          <table:table-cell office:value-type="float" office:value="97.426">
            <text:p>97.426</text:p>
          </table:table-cell>
          <table:table-cell office:value-type="float" office:value="97">
            <text:p>97</text:p>
          </table:table-cell>
          <table:table-cell office:value-type="float" office:value="100.328">
            <text:p>100.328</text:p>
          </table:table-cell>
          <table:table-cell office:value-type="float" office:value="100.208">
            <text:p>100.208</text:p>
          </table:table-cell>
          <table:table-cell office:value-type="float" office:value="101.808">
            <text:p>101.808</text:p>
          </table:table-cell>
          <table:table-cell office:value-type="float" office:value="104.556">
            <text:p>104.556</text:p>
          </table:table-cell>
          <table:table-cell office:value-type="float" office:value="104.524">
            <text:p>104.524</text:p>
          </table:table-cell>
          <table:table-cell office:value-type="float" office:value="106.262">
            <text:p>106.262</text:p>
          </table:table-cell>
          <table:table-cell office:value-type="float" office:value="107.536">
            <text:p>107.536</text:p>
          </table:table-cell>
          <table:table-cell office:value-type="float" office:value="107.116">
            <text:p>107.116</text:p>
          </table:table-cell>
          <table:table-cell office:value-type="float" office:value="108.992">
            <text:p>108.992</text:p>
          </table:table-cell>
          <table:table-cell office:value-type="float" office:value="116.754">
            <text:p>116.754</text:p>
          </table:table-cell>
          <table:table-cell office:value-type="float" office:value="119.72">
            <text:p>119.72</text:p>
          </table:table-cell>
          <table:table-cell office:value-type="float" office:value="121.392">
            <text:p>121.392</text:p>
          </table:table-cell>
          <table:table-cell office:value-type="float" office:value="126.254">
            <text:p>126.254</text:p>
          </table:table-cell>
          <table:table-cell office:value-type="float" office:value="124.368">
            <text:p>124.368</text:p>
          </table:table-cell>
          <table:table-cell office:value-type="float" office:value="131.03">
            <text:p>131.03</text:p>
          </table:table-cell>
          <table:table-cell office:value-type="float" office:value="129.472">
            <text:p>129.472</text:p>
          </table:table-cell>
          <table:table-cell office:value-type="float" office:value="133.044">
            <text:p>133.04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7" office:value-type="float" office:value="0.30944166">
            <text:p>0.30944166</text:p>
          </table:table-cell>
          <table:table-cell table:number-columns-repeated="3" office:value-type="float" office:value="0.39394438">
            <text:p>0.39394438</text:p>
          </table:table-cell>
          <table:table-cell table:number-columns-repeated="2" office:value-type="float" office:value="0.5719594">
            <text:p>0.5719594</text:p>
          </table:table-cell>
          <table:table-cell table:number-columns-repeated="3" office:value-type="float" office:value="0.6138947">
            <text:p>0.6138947</text:p>
          </table:table-cell>
          <table:table-cell table:number-columns-repeated="9" office:value-type="float" office:value="0.61684436">
            <text:p>0.61684436</text:p>
          </table:table-cell>
          <table:table-cell table:number-columns-repeated="3" office:value-type="float" office:value="0.61714035">
            <text:p>0.61714035</text:p>
          </table:table-cell>
          <table:table-cell table:number-columns-repeated="24" office:value-type="float" office:value="0.64912724">
            <text:p>0.64912724</text:p>
          </table:table-cell>
          <table:table-cell/>
          <table:table-cell office:value-type="float" office:value="24">
            <text:p>24</text:p>
          </table:table-cell>
          <table:table-cell office:value-type="float" office:value="14.99">
            <text:p>14.99</text:p>
          </table:table-cell>
          <table:table-cell office:value-type="float" office:value="13.138">
            <text:p>13.138</text:p>
          </table:table-cell>
          <table:table-cell office:value-type="float" office:value="12.144">
            <text:p>12.144</text:p>
          </table:table-cell>
          <table:table-cell office:value-type="float" office:value="11.034">
            <text:p>11.034</text:p>
          </table:table-cell>
          <table:table-cell office:value-type="float" office:value="11.838">
            <text:p>11.838</text:p>
          </table:table-cell>
          <table:table-cell office:value-type="float" office:value="12.278">
            <text:p>12.278</text:p>
          </table:table-cell>
          <table:table-cell office:value-type="float" office:value="12.326">
            <text:p>12.326</text:p>
          </table:table-cell>
          <table:table-cell office:value-type="float" office:value="12.466">
            <text:p>12.466</text:p>
          </table:table-cell>
          <table:table-cell office:value-type="float" office:value="13.032">
            <text:p>13.032</text:p>
          </table:table-cell>
          <table:table-cell office:value-type="float" office:value="15.138">
            <text:p>15.138</text:p>
          </table:table-cell>
          <table:table-cell office:value-type="float" office:value="16.368">
            <text:p>16.368</text:p>
          </table:table-cell>
          <table:table-cell office:value-type="float" office:value="18.464">
            <text:p>18.464</text:p>
          </table:table-cell>
          <table:table-cell office:value-type="float" office:value="18.49">
            <text:p>18.49</text:p>
          </table:table-cell>
          <table:table-cell office:value-type="float" office:value="19.402">
            <text:p>19.402</text:p>
          </table:table-cell>
          <table:table-cell office:value-type="float" office:value="21.302">
            <text:p>21.302</text:p>
          </table:table-cell>
          <table:table-cell office:value-type="float" office:value="22.084">
            <text:p>22.084</text:p>
          </table:table-cell>
          <table:table-cell office:value-type="float" office:value="24.158">
            <text:p>24.158</text:p>
          </table:table-cell>
          <table:table-cell office:value-type="float" office:value="25.538">
            <text:p>25.538</text:p>
          </table:table-cell>
          <table:table-cell office:value-type="float" office:value="25.994">
            <text:p>25.994</text:p>
          </table:table-cell>
          <table:table-cell office:value-type="float" office:value="25.942">
            <text:p>25.942</text:p>
          </table:table-cell>
          <table:table-cell office:value-type="float" office:value="27.926">
            <text:p>27.926</text:p>
          </table:table-cell>
          <table:table-cell office:value-type="float" office:value="29.148">
            <text:p>29.148</text:p>
          </table:table-cell>
          <table:table-cell office:value-type="float" office:value="31.514">
            <text:p>31.514</text:p>
          </table:table-cell>
          <table:table-cell office:value-type="float" office:value="31.882">
            <text:p>31.882</text:p>
          </table:table-cell>
          <table:table-cell office:value-type="float" office:value="34.322">
            <text:p>34.322</text:p>
          </table:table-cell>
          <table:table-cell office:value-type="float" office:value="36.484">
            <text:p>36.484</text:p>
          </table:table-cell>
          <table:table-cell office:value-type="float" office:value="38.19">
            <text:p>38.19</text:p>
          </table:table-cell>
          <table:table-cell office:value-type="float" office:value="40.276">
            <text:p>40.276</text:p>
          </table:table-cell>
          <table:table-cell office:value-type="float" office:value="41.64">
            <text:p>41.64</text:p>
          </table:table-cell>
          <table:table-cell office:value-type="float" office:value="42.3">
            <text:p>42.3</text:p>
          </table:table-cell>
          <table:table-cell office:value-type="float" office:value="45.284">
            <text:p>45.284</text:p>
          </table:table-cell>
          <table:table-cell office:value-type="float" office:value="46.338">
            <text:p>46.338</text:p>
          </table:table-cell>
          <table:table-cell office:value-type="float" office:value="46.732">
            <text:p>46.732</text:p>
          </table:table-cell>
          <table:table-cell office:value-type="float" office:value="48.52">
            <text:p>48.52</text:p>
          </table:table-cell>
          <table:table-cell office:value-type="float" office:value="49.708">
            <text:p>49.708</text:p>
          </table:table-cell>
          <table:table-cell office:value-type="float" office:value="48.068">
            <text:p>48.068</text:p>
          </table:table-cell>
          <table:table-cell office:value-type="float" office:value="48.29">
            <text:p>48.29</text:p>
          </table:table-cell>
          <table:table-cell office:value-type="float" office:value="47.75">
            <text:p>47.75</text:p>
          </table:table-cell>
          <table:table-cell office:value-type="float" office:value="48.376">
            <text:p>48.376</text:p>
          </table:table-cell>
          <table:table-cell office:value-type="float" office:value="50.044">
            <text:p>50.044</text:p>
          </table:table-cell>
          <table:table-cell office:value-type="float" office:value="54.756">
            <text:p>54.756</text:p>
          </table:table-cell>
          <table:table-cell office:value-type="float" office:value="56.834">
            <text:p>56.834</text:p>
          </table:table-cell>
          <table:table-cell office:value-type="float" office:value="59.006">
            <text:p>59.006</text:p>
          </table:table-cell>
          <table:table-cell office:value-type="float" office:value="57.652">
            <text:p>57.652</text:p>
          </table:table-cell>
          <table:table-cell office:value-type="float" office:value="61.158">
            <text:p>61.158</text:p>
          </table:table-cell>
          <table:table-cell office:value-type="float" office:value="60.15">
            <text:p>60.15</text:p>
          </table:table-cell>
          <table:table-cell office:value-type="float" office:value="64.954">
            <text:p>64.954</text:p>
          </table:table-cell>
          <table:table-cell office:value-type="float" office:value="65.506">
            <text:p>65.506</text:p>
          </table:table-cell>
          <table:table-cell office:value-type="float" office:value="69.33">
            <text:p>69.33</text:p>
          </table:table-cell>
          <table:table-cell office:value-type="float" office:value="70.336">
            <text:p>70.336</text:p>
          </table:table-cell>
          <table:table-cell office:value-type="float" office:value="69.972">
            <text:p>69.97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14700273">
            <text:p>0.14700273</text:p>
          </table:table-cell>
          <table:table-cell table:number-columns-repeated="2" office:value-type="float" office:value="0.1968353">
            <text:p>0.1968353</text:p>
          </table:table-cell>
          <table:table-cell office:value-type="float" office:value="0.19697087">
            <text:p>0.19697087</text:p>
          </table:table-cell>
          <table:table-cell table:number-columns-repeated="2" office:value-type="float" office:value="0.23211488">
            <text:p>0.23211488</text:p>
          </table:table-cell>
          <table:table-cell table:number-columns-repeated="2" office:value-type="float" office:value="0.24631618">
            <text:p>0.24631618</text:p>
          </table:table-cell>
          <table:table-cell table:number-columns-repeated="2" office:value-type="float" office:value="0.2843842">
            <text:p>0.2843842</text:p>
          </table:table-cell>
          <table:table-cell table:number-columns-repeated="3" office:value-type="float" office:value="0.31999263">
            <text:p>0.31999263</text:p>
          </table:table-cell>
          <table:table-cell table:number-columns-repeated="21" office:value-type="float" office:value="0.65790975">
            <text:p>0.65790975</text:p>
          </table:table-cell>
          <table:table-cell table:number-columns-repeated="3" office:value-type="float" office:value="0.67468625">
            <text:p>0.67468625</text:p>
          </table:table-cell>
          <table:table-cell office:value-type="float" office:value="0.67651904">
            <text:p>0.67651904</text:p>
          </table:table-cell>
          <table:table-cell table:number-columns-repeated="2" office:value-type="float" office:value="0.78661036">
            <text:p>0.78661036</text:p>
          </table:table-cell>
          <table:table-cell office:value-type="float" office:value="0.79503226">
            <text:p>0.79503226</text:p>
          </table:table-cell>
          <table:table-cell office:value-type="float" office:value="0.80006945">
            <text:p>0.80006945</text:p>
          </table:table-cell>
          <table:table-cell table:number-columns-repeated="4" office:value-type="float" office:value="0.80825484">
            <text:p>0.80825484</text:p>
          </table:table-cell>
          <table:table-cell office:value-type="float" office:value="0.81062794">
            <text:p>0.81062794</text:p>
          </table:table-cell>
          <table:table-cell table:number-columns-repeated="2" office:value-type="float" office:value="0.81411463">
            <text:p>0.81411463</text:p>
          </table:table-cell>
          <table:table-cell table:number-columns-repeated="2" office:value-type="float" office:value="0.8218692">
            <text:p>0.8218692</text:p>
          </table:table-cell>
          <table:table-cell/>
          <table:table-cell office:value-type="float" office:value="25">
            <text:p>25</text:p>
          </table:table-cell>
          <table:table-cell office:value-type="float" office:value="15.418">
            <text:p>15.418</text:p>
          </table:table-cell>
          <table:table-cell office:value-type="float" office:value="13.776">
            <text:p>13.776</text:p>
          </table:table-cell>
          <table:table-cell office:value-type="float" office:value="12.568">
            <text:p>12.568</text:p>
          </table:table-cell>
          <table:table-cell office:value-type="float" office:value="10.85">
            <text:p>10.85</text:p>
          </table:table-cell>
          <table:table-cell office:value-type="float" office:value="11.322">
            <text:p>11.322</text:p>
          </table:table-cell>
          <table:table-cell office:value-type="float" office:value="9.988">
            <text:p>9.988</text:p>
          </table:table-cell>
          <table:table-cell office:value-type="float" office:value="10.004">
            <text:p>10.004</text:p>
          </table:table-cell>
          <table:table-cell office:value-type="float" office:value="9.02">
            <text:p>9.02</text:p>
          </table:table-cell>
          <table:table-cell office:value-type="float" office:value="8.056">
            <text:p>8.056</text:p>
          </table:table-cell>
          <table:table-cell office:value-type="float" office:value="7.182">
            <text:p>7.182</text:p>
          </table:table-cell>
          <table:table-cell office:value-type="float" office:value="7.594">
            <text:p>7.594</text:p>
          </table:table-cell>
          <table:table-cell office:value-type="float" office:value="7.32">
            <text:p>7.32</text:p>
          </table:table-cell>
          <table:table-cell office:value-type="float" office:value="7.278">
            <text:p>7.278</text:p>
          </table:table-cell>
          <table:table-cell office:value-type="float" office:value="7.974">
            <text:p>7.974</text:p>
          </table:table-cell>
          <table:table-cell office:value-type="float" office:value="8.108">
            <text:p>8.108</text:p>
          </table:table-cell>
          <table:table-cell office:value-type="float" office:value="8.632">
            <text:p>8.632</text:p>
          </table:table-cell>
          <table:table-cell office:value-type="float" office:value="9.2">
            <text:p>9.2</text:p>
          </table:table-cell>
          <table:table-cell office:value-type="float" office:value="9.908">
            <text:p>9.908</text:p>
          </table:table-cell>
          <table:table-cell office:value-type="float" office:value="11.02">
            <text:p>11.02</text:p>
          </table:table-cell>
          <table:table-cell office:value-type="float" office:value="12.456">
            <text:p>12.456</text:p>
          </table:table-cell>
          <table:table-cell office:value-type="float" office:value="13.502">
            <text:p>13.502</text:p>
          </table:table-cell>
          <table:table-cell office:value-type="float" office:value="14.858">
            <text:p>14.858</text:p>
          </table:table-cell>
          <table:table-cell office:value-type="float" office:value="15.952">
            <text:p>15.952</text:p>
          </table:table-cell>
          <table:table-cell office:value-type="float" office:value="17.776">
            <text:p>17.776</text:p>
          </table:table-cell>
          <table:table-cell office:value-type="float" office:value="20.438">
            <text:p>20.438</text:p>
          </table:table-cell>
          <table:table-cell office:value-type="float" office:value="23.51">
            <text:p>23.51</text:p>
          </table:table-cell>
          <table:table-cell office:value-type="float" office:value="25.722">
            <text:p>25.722</text:p>
          </table:table-cell>
          <table:table-cell office:value-type="float" office:value="29.096">
            <text:p>29.096</text:p>
          </table:table-cell>
          <table:table-cell office:value-type="float" office:value="32.562">
            <text:p>32.562</text:p>
          </table:table-cell>
          <table:table-cell office:value-type="float" office:value="35.164">
            <text:p>35.164</text:p>
          </table:table-cell>
          <table:table-cell office:value-type="float" office:value="37.314">
            <text:p>37.314</text:p>
          </table:table-cell>
          <table:table-cell office:value-type="float" office:value="39.138">
            <text:p>39.138</text:p>
          </table:table-cell>
          <table:table-cell office:value-type="float" office:value="40.558">
            <text:p>40.558</text:p>
          </table:table-cell>
          <table:table-cell office:value-type="float" office:value="40.646">
            <text:p>40.646</text:p>
          </table:table-cell>
          <table:table-cell office:value-type="float" office:value="42.298">
            <text:p>42.298</text:p>
          </table:table-cell>
          <table:table-cell office:value-type="float" office:value="42.278">
            <text:p>42.278</text:p>
          </table:table-cell>
          <table:table-cell office:value-type="float" office:value="43.678">
            <text:p>43.678</text:p>
          </table:table-cell>
          <table:table-cell office:value-type="float" office:value="44.832">
            <text:p>44.832</text:p>
          </table:table-cell>
          <table:table-cell office:value-type="float" office:value="45.816">
            <text:p>45.816</text:p>
          </table:table-cell>
          <table:table-cell office:value-type="float" office:value="46.226">
            <text:p>46.226</text:p>
          </table:table-cell>
          <table:table-cell office:value-type="float" office:value="47.802">
            <text:p>47.802</text:p>
          </table:table-cell>
          <table:table-cell office:value-type="float" office:value="48.122">
            <text:p>48.122</text:p>
          </table:table-cell>
          <table:table-cell office:value-type="float" office:value="50.296">
            <text:p>50.296</text:p>
          </table:table-cell>
          <table:table-cell table:number-columns-repeated="2" office:value-type="float" office:value="48.688">
            <text:p>48.688</text:p>
          </table:table-cell>
          <table:table-cell office:value-type="float" office:value="47.928">
            <text:p>47.928</text:p>
          </table:table-cell>
          <table:table-cell office:value-type="float" office:value="47.994">
            <text:p>47.994</text:p>
          </table:table-cell>
          <table:table-cell office:value-type="float" office:value="49.898">
            <text:p>49.898</text:p>
          </table:table-cell>
          <table:table-cell office:value-type="float" office:value="50.606">
            <text:p>50.606</text:p>
          </table:table-cell>
          <table:table-cell office:value-type="float" office:value="50.828">
            <text:p>50.828</text:p>
          </table:table-cell>
          <table:table-cell office:value-type="float" office:value="50.35">
            <text:p>50.3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0.1968353">
            <text:p>0.1968353</text:p>
          </table:table-cell>
          <table:table-cell table:number-columns-repeated="3" office:value-type="float" office:value="0.20950076">
            <text:p>0.20950076</text:p>
          </table:table-cell>
          <table:table-cell office:value-type="float" office:value="0.25666958">
            <text:p>0.25666958</text:p>
          </table:table-cell>
          <table:table-cell table:number-columns-repeated="3" office:value-type="float" office:value="0.30568606">
            <text:p>0.30568606</text:p>
          </table:table-cell>
          <table:table-cell office:value-type="float" office:value="0.42477033">
            <text:p>0.42477033</text:p>
          </table:table-cell>
          <table:table-cell table:number-columns-repeated="2" office:value-type="float" office:value="0.4297789">
            <text:p>0.4297789</text:p>
          </table:table-cell>
          <table:table-cell table:number-columns-repeated="3" office:value-type="float" office:value="0.6406414">
            <text:p>0.6406414</text:p>
          </table:table-cell>
          <table:table-cell table:number-columns-repeated="11" office:value-type="float" office:value="0.6657007">
            <text:p>0.6657007</text:p>
          </table:table-cell>
          <table:table-cell table:number-columns-repeated="3" office:value-type="float" office:value="0.7439374">
            <text:p>0.7439374</text:p>
          </table:table-cell>
          <table:table-cell table:number-columns-repeated="2" office:value-type="float" office:value="0.77082604">
            <text:p>0.77082604</text:p>
          </table:table-cell>
          <table:table-cell table:number-columns-repeated="5" office:value-type="float" office:value="0.81444335">
            <text:p>0.81444335</text:p>
          </table:table-cell>
          <table:table-cell table:number-columns-repeated="9" office:value-type="float" office:value="0.8701618">
            <text:p>0.8701618</text:p>
          </table:table-cell>
          <table:table-cell table:number-columns-repeated="3" office:value-type="float" office:value="0.91116506">
            <text:p>0.91116506</text:p>
          </table:table-cell>
          <table:table-cell office:value-type="float" office:value="0.91396517">
            <text:p>0.91396517</text:p>
          </table:table-cell>
          <table:table-cell table:number-columns-repeated="2" office:value-type="float" office:value="0.91765815">
            <text:p>0.91765815</text:p>
          </table:table-cell>
          <table:table-cell/>
          <table:table-cell office:value-type="float" office:value="26">
            <text:p>26</text:p>
          </table:table-cell>
          <table:table-cell office:value-type="float" office:value="15.788">
            <text:p>15.788</text:p>
          </table:table-cell>
          <table:table-cell office:value-type="float" office:value="13.1">
            <text:p>13.1</text:p>
          </table:table-cell>
          <table:table-cell office:value-type="float" office:value="12.128">
            <text:p>12.128</text:p>
          </table:table-cell>
          <table:table-cell office:value-type="float" office:value="11.668">
            <text:p>11.668</text:p>
          </table:table-cell>
          <table:table-cell office:value-type="float" office:value="10.918">
            <text:p>10.918</text:p>
          </table:table-cell>
          <table:table-cell office:value-type="float" office:value="9.572">
            <text:p>9.572</text:p>
          </table:table-cell>
          <table:table-cell office:value-type="float" office:value="8.896">
            <text:p>8.896</text:p>
          </table:table-cell>
          <table:table-cell office:value-type="float" office:value="8.958">
            <text:p>8.958</text:p>
          </table:table-cell>
          <table:table-cell office:value-type="float" office:value="8.648">
            <text:p>8.648</text:p>
          </table:table-cell>
          <table:table-cell office:value-type="float" office:value="9.066">
            <text:p>9.066</text:p>
          </table:table-cell>
          <table:table-cell office:value-type="float" office:value="10.126">
            <text:p>10.126</text:p>
          </table:table-cell>
          <table:table-cell office:value-type="float" office:value="11.77">
            <text:p>11.77</text:p>
          </table:table-cell>
          <table:table-cell office:value-type="float" office:value="12.644">
            <text:p>12.644</text:p>
          </table:table-cell>
          <table:table-cell office:value-type="float" office:value="13.45">
            <text:p>13.45</text:p>
          </table:table-cell>
          <table:table-cell office:value-type="float" office:value="13.574">
            <text:p>13.574</text:p>
          </table:table-cell>
          <table:table-cell office:value-type="float" office:value="16.098">
            <text:p>16.098</text:p>
          </table:table-cell>
          <table:table-cell office:value-type="float" office:value="18.408">
            <text:p>18.408</text:p>
          </table:table-cell>
          <table:table-cell office:value-type="float" office:value="20.406">
            <text:p>20.406</text:p>
          </table:table-cell>
          <table:table-cell office:value-type="float" office:value="23.408">
            <text:p>23.408</text:p>
          </table:table-cell>
          <table:table-cell office:value-type="float" office:value="26.196">
            <text:p>26.196</text:p>
          </table:table-cell>
          <table:table-cell office:value-type="float" office:value="28.6">
            <text:p>28.6</text:p>
          </table:table-cell>
          <table:table-cell office:value-type="float" office:value="33.316">
            <text:p>33.316</text:p>
          </table:table-cell>
          <table:table-cell office:value-type="float" office:value="37.65">
            <text:p>37.65</text:p>
          </table:table-cell>
          <table:table-cell office:value-type="float" office:value="40.138">
            <text:p>40.138</text:p>
          </table:table-cell>
          <table:table-cell office:value-type="float" office:value="42.884">
            <text:p>42.884</text:p>
          </table:table-cell>
          <table:table-cell office:value-type="float" office:value="42.438">
            <text:p>42.438</text:p>
          </table:table-cell>
          <table:table-cell office:value-type="float" office:value="47.488">
            <text:p>47.488</text:p>
          </table:table-cell>
          <table:table-cell office:value-type="float" office:value="47.406">
            <text:p>47.406</text:p>
          </table:table-cell>
          <table:table-cell office:value-type="float" office:value="47.738">
            <text:p>47.738</text:p>
          </table:table-cell>
          <table:table-cell office:value-type="float" office:value="47.378">
            <text:p>47.378</text:p>
          </table:table-cell>
          <table:table-cell office:value-type="float" office:value="49.282">
            <text:p>49.282</text:p>
          </table:table-cell>
          <table:table-cell office:value-type="float" office:value="48.776">
            <text:p>48.776</text:p>
          </table:table-cell>
          <table:table-cell office:value-type="float" office:value="49.876">
            <text:p>49.876</text:p>
          </table:table-cell>
          <table:table-cell office:value-type="float" office:value="49.296">
            <text:p>49.296</text:p>
          </table:table-cell>
          <table:table-cell office:value-type="float" office:value="50.428">
            <text:p>50.428</text:p>
          </table:table-cell>
          <table:table-cell office:value-type="float" office:value="50.326">
            <text:p>50.326</text:p>
          </table:table-cell>
          <table:table-cell office:value-type="float" office:value="52.014">
            <text:p>52.014</text:p>
          </table:table-cell>
          <table:table-cell office:value-type="float" office:value="54.004">
            <text:p>54.004</text:p>
          </table:table-cell>
          <table:table-cell office:value-type="float" office:value="52.646">
            <text:p>52.646</text:p>
          </table:table-cell>
          <table:table-cell office:value-type="float" office:value="51.616">
            <text:p>51.616</text:p>
          </table:table-cell>
          <table:table-cell office:value-type="float" office:value="50.696">
            <text:p>50.696</text:p>
          </table:table-cell>
          <table:table-cell office:value-type="float" office:value="51.314">
            <text:p>51.314</text:p>
          </table:table-cell>
          <table:table-cell office:value-type="float" office:value="50.052">
            <text:p>50.052</text:p>
          </table:table-cell>
          <table:table-cell office:value-type="float" office:value="49.93">
            <text:p>49.93</text:p>
          </table:table-cell>
          <table:table-cell office:value-type="float" office:value="49.886">
            <text:p>49.886</text:p>
          </table:table-cell>
          <table:table-cell office:value-type="float" office:value="48.784">
            <text:p>48.784</text:p>
          </table:table-cell>
          <table:table-cell office:value-type="float" office:value="49.004">
            <text:p>49.004</text:p>
          </table:table-cell>
          <table:table-cell office:value-type="float" office:value="49.22">
            <text:p>49.22</text:p>
          </table:table-cell>
          <table:table-cell office:value-type="float" office:value="49.062">
            <text:p>49.062</text:p>
          </table:table-cell>
          <table:table-cell office:value-type="float" office:value="49.008">
            <text:p>49.008</text:p>
          </table:table-cell>
          <table:table-cell office:value-type="float" office:value="48.894">
            <text:p>48.89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4" office:value-type="float" office:value="0.1655163">
            <text:p>0.1655163</text:p>
          </table:table-cell>
          <table:table-cell office:value-type="float" office:value="0.1968353">
            <text:p>0.1968353</text:p>
          </table:table-cell>
          <table:table-cell table:number-columns-repeated="3" office:value-type="float" office:value="0.22753268">
            <text:p>0.22753268</text:p>
          </table:table-cell>
          <table:table-cell office:value-type="float" office:value="0.24342245">
            <text:p>0.24342245</text:p>
          </table:table-cell>
          <table:table-cell office:value-type="float" office:value="0.26714206">
            <text:p>0.26714206</text:p>
          </table:table-cell>
          <table:table-cell office:value-type="float" office:value="0.3093842">
            <text:p>0.3093842</text:p>
          </table:table-cell>
          <table:table-cell office:value-type="float" office:value="0.35399452">
            <text:p>0.35399452</text:p>
          </table:table-cell>
          <table:table-cell office:value-type="float" office:value="0.44840223">
            <text:p>0.44840223</text:p>
          </table:table-cell>
          <table:table-cell table:number-columns-repeated="5" office:value-type="float" office:value="0.48808536">
            <text:p>0.48808536</text:p>
          </table:table-cell>
          <table:table-cell office:value-type="float" office:value="0.5287611">
            <text:p>0.5287611</text:p>
          </table:table-cell>
          <table:table-cell office:value-type="float" office:value="0.5487348">
            <text:p>0.5487348</text:p>
          </table:table-cell>
          <table:table-cell office:value-type="float" office:value="0.55005246">
            <text:p>0.55005246</text:p>
          </table:table-cell>
          <table:table-cell table:number-columns-repeated="14" office:value-type="float" office:value="0.5755242">
            <text:p>0.5755242</text:p>
          </table:table-cell>
          <table:table-cell table:number-columns-repeated="3" office:value-type="float" office:value="0.58761656">
            <text:p>0.58761656</text:p>
          </table:table-cell>
          <table:table-cell table:number-columns-repeated="4" office:value-type="float" office:value="0.59896725">
            <text:p>0.59896725</text:p>
          </table:table-cell>
          <table:table-cell table:number-columns-repeated="9" office:value-type="float" office:value="0.6493293">
            <text:p>0.6493293</text:p>
          </table:table-cell>
          <table:table-cell/>
          <table:table-cell office:value-type="float" office:value="27">
            <text:p>27</text:p>
          </table:table-cell>
          <table:table-cell office:value-type="float" office:value="14.718">
            <text:p>14.718</text:p>
          </table:table-cell>
          <table:table-cell office:value-type="float" office:value="12.896">
            <text:p>12.896</text:p>
          </table:table-cell>
          <table:table-cell office:value-type="float" office:value="11.78">
            <text:p>11.78</text:p>
          </table:table-cell>
          <table:table-cell office:value-type="float" office:value="10.634">
            <text:p>10.634</text:p>
          </table:table-cell>
          <table:table-cell office:value-type="float" office:value="10.714">
            <text:p>10.714</text:p>
          </table:table-cell>
          <table:table-cell office:value-type="float" office:value="9.284">
            <text:p>9.284</text:p>
          </table:table-cell>
          <table:table-cell office:value-type="float" office:value="9.014">
            <text:p>9.014</text:p>
          </table:table-cell>
          <table:table-cell office:value-type="float" office:value="9.326">
            <text:p>9.326</text:p>
          </table:table-cell>
          <table:table-cell office:value-type="float" office:value="8.69">
            <text:p>8.69</text:p>
          </table:table-cell>
          <table:table-cell office:value-type="float" office:value="8.254">
            <text:p>8.254</text:p>
          </table:table-cell>
          <table:table-cell office:value-type="float" office:value="8.12">
            <text:p>8.12</text:p>
          </table:table-cell>
          <table:table-cell office:value-type="float" office:value="8.642">
            <text:p>8.642</text:p>
          </table:table-cell>
          <table:table-cell office:value-type="float" office:value="8.87">
            <text:p>8.87</text:p>
          </table:table-cell>
          <table:table-cell office:value-type="float" office:value="10.02">
            <text:p>10.02</text:p>
          </table:table-cell>
          <table:table-cell office:value-type="float" office:value="10.846">
            <text:p>10.846</text:p>
          </table:table-cell>
          <table:table-cell office:value-type="float" office:value="11.6">
            <text:p>11.6</text:p>
          </table:table-cell>
          <table:table-cell office:value-type="float" office:value="12.84">
            <text:p>12.84</text:p>
          </table:table-cell>
          <table:table-cell office:value-type="float" office:value="15.53">
            <text:p>15.53</text:p>
          </table:table-cell>
          <table:table-cell office:value-type="float" office:value="19.53">
            <text:p>19.53</text:p>
          </table:table-cell>
          <table:table-cell office:value-type="float" office:value="23.37">
            <text:p>23.37</text:p>
          </table:table-cell>
          <table:table-cell office:value-type="float" office:value="25.944">
            <text:p>25.944</text:p>
          </table:table-cell>
          <table:table-cell office:value-type="float" office:value="27.262">
            <text:p>27.262</text:p>
          </table:table-cell>
          <table:table-cell office:value-type="float" office:value="29.508">
            <text:p>29.508</text:p>
          </table:table-cell>
          <table:table-cell office:value-type="float" office:value="31.66">
            <text:p>31.66</text:p>
          </table:table-cell>
          <table:table-cell office:value-type="float" office:value="33.174">
            <text:p>33.174</text:p>
          </table:table-cell>
          <table:table-cell office:value-type="float" office:value="35.306">
            <text:p>35.306</text:p>
          </table:table-cell>
          <table:table-cell office:value-type="float" office:value="37.628">
            <text:p>37.628</text:p>
          </table:table-cell>
          <table:table-cell office:value-type="float" office:value="42.542">
            <text:p>42.542</text:p>
          </table:table-cell>
          <table:table-cell office:value-type="float" office:value="44.9">
            <text:p>44.9</text:p>
          </table:table-cell>
          <table:table-cell office:value-type="float" office:value="45.034">
            <text:p>45.034</text:p>
          </table:table-cell>
          <table:table-cell office:value-type="float" office:value="46.512">
            <text:p>46.512</text:p>
          </table:table-cell>
          <table:table-cell office:value-type="float" office:value="49.114">
            <text:p>49.114</text:p>
          </table:table-cell>
          <table:table-cell office:value-type="float" office:value="51.01">
            <text:p>51.01</text:p>
          </table:table-cell>
          <table:table-cell office:value-type="float" office:value="49.646">
            <text:p>49.646</text:p>
          </table:table-cell>
          <table:table-cell office:value-type="float" office:value="49.758">
            <text:p>49.758</text:p>
          </table:table-cell>
          <table:table-cell office:value-type="float" office:value="50.672">
            <text:p>50.672</text:p>
          </table:table-cell>
          <table:table-cell office:value-type="float" office:value="51.066">
            <text:p>51.066</text:p>
          </table:table-cell>
          <table:table-cell office:value-type="float" office:value="53.574">
            <text:p>53.574</text:p>
          </table:table-cell>
          <table:table-cell office:value-type="float" office:value="56.032">
            <text:p>56.032</text:p>
          </table:table-cell>
          <table:table-cell office:value-type="float" office:value="56.358">
            <text:p>56.358</text:p>
          </table:table-cell>
          <table:table-cell office:value-type="float" office:value="56.836">
            <text:p>56.836</text:p>
          </table:table-cell>
          <table:table-cell office:value-type="float" office:value="56.224">
            <text:p>56.224</text:p>
          </table:table-cell>
          <table:table-cell office:value-type="float" office:value="58.104">
            <text:p>58.104</text:p>
          </table:table-cell>
          <table:table-cell office:value-type="float" office:value="62.362">
            <text:p>62.362</text:p>
          </table:table-cell>
          <table:table-cell office:value-type="float" office:value="64.602">
            <text:p>64.602</text:p>
          </table:table-cell>
          <table:table-cell office:value-type="float" office:value="62.368">
            <text:p>62.368</text:p>
          </table:table-cell>
          <table:table-cell office:value-type="float" office:value="65.326">
            <text:p>65.326</text:p>
          </table:table-cell>
          <table:table-cell office:value-type="float" office:value="68.04">
            <text:p>68.04</text:p>
          </table:table-cell>
          <table:table-cell office:value-type="float" office:value="70.084">
            <text:p>70.084</text:p>
          </table:table-cell>
          <table:table-cell office:value-type="float" office:value="72.528">
            <text:p>72.528</text:p>
          </table:table-cell>
          <table:table-cell office:value-type="float" office:value="75.548">
            <text:p>75.54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12928368">
            <text:p>0.12928368</text:p>
          </table:table-cell>
          <table:table-cell table:number-columns-repeated="4" office:value-type="float" office:value="0.30568606">
            <text:p>0.30568606</text:p>
          </table:table-cell>
          <table:table-cell table:number-columns-repeated="4" office:value-type="float" office:value="0.4353948">
            <text:p>0.4353948</text:p>
          </table:table-cell>
          <table:table-cell table:number-columns-repeated="3" office:value-type="float" office:value="0.50508463">
            <text:p>0.50508463</text:p>
          </table:table-cell>
          <table:table-cell table:number-columns-repeated="3" office:value-type="float" office:value="0.59506524">
            <text:p>0.59506524</text:p>
          </table:table-cell>
          <table:table-cell table:number-columns-repeated="36" office:value-type="float" office:value="1">
            <text:p>1</text:p>
          </table:table-cell>
          <table:table-cell/>
          <table:table-cell office:value-type="float" office:value="28">
            <text:p>28</text:p>
          </table:table-cell>
          <table:table-cell office:value-type="float" office:value="14.514">
            <text:p>14.514</text:p>
          </table:table-cell>
          <table:table-cell office:value-type="float" office:value="12.304">
            <text:p>12.304</text:p>
          </table:table-cell>
          <table:table-cell office:value-type="float" office:value="11.396">
            <text:p>11.396</text:p>
          </table:table-cell>
          <table:table-cell office:value-type="float" office:value="10.704">
            <text:p>10.704</text:p>
          </table:table-cell>
          <table:table-cell office:value-type="float" office:value="10.044">
            <text:p>10.044</text:p>
          </table:table-cell>
          <table:table-cell office:value-type="float" office:value="9.026">
            <text:p>9.026</text:p>
          </table:table-cell>
          <table:table-cell office:value-type="float" office:value="9.068">
            <text:p>9.068</text:p>
          </table:table-cell>
          <table:table-cell office:value-type="float" office:value="9.69">
            <text:p>9.69</text:p>
          </table:table-cell>
          <table:table-cell office:value-type="float" office:value="9.838">
            <text:p>9.838</text:p>
          </table:table-cell>
          <table:table-cell office:value-type="float" office:value="10.152">
            <text:p>10.152</text:p>
          </table:table-cell>
          <table:table-cell office:value-type="float" office:value="10.406">
            <text:p>10.406</text:p>
          </table:table-cell>
          <table:table-cell office:value-type="float" office:value="11.66">
            <text:p>11.66</text:p>
          </table:table-cell>
          <table:table-cell office:value-type="float" office:value="12.328">
            <text:p>12.328</text:p>
          </table:table-cell>
          <table:table-cell office:value-type="float" office:value="13.842">
            <text:p>13.842</text:p>
          </table:table-cell>
          <table:table-cell office:value-type="float" office:value="15.518">
            <text:p>15.518</text:p>
          </table:table-cell>
          <table:table-cell office:value-type="float" office:value="17.022">
            <text:p>17.022</text:p>
          </table:table-cell>
          <table:table-cell table:number-columns-repeated="3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16028099">
            <text:p>0.16028099</text:p>
          </table:table-cell>
          <table:table-cell table:number-columns-repeated="2" office:value-type="float" office:value="0.17471153">
            <text:p>0.17471153</text:p>
          </table:table-cell>
          <table:table-cell office:value-type="float" office:value="0.1968353">
            <text:p>0.1968353</text:p>
          </table:table-cell>
          <table:table-cell office:value-type="float" office:value="0.22328046">
            <text:p>0.22328046</text:p>
          </table:table-cell>
          <table:table-cell table:number-columns-repeated="3" office:value-type="float" office:value="0.23307648">
            <text:p>0.23307648</text:p>
          </table:table-cell>
          <table:table-cell table:number-columns-repeated="6" office:value-type="float" office:value="0.28526753">
            <text:p>0.28526753</text:p>
          </table:table-cell>
          <table:table-cell table:number-columns-repeated="2" office:value-type="float" office:value="0.3213372">
            <text:p>0.3213372</text:p>
          </table:table-cell>
          <table:table-cell table:number-columns-repeated="2" office:value-type="float" office:value="0.35050452">
            <text:p>0.35050452</text:p>
          </table:table-cell>
          <table:table-cell table:number-columns-repeated="2" office:value-type="float" office:value="0.46170282">
            <text:p>0.46170282</text:p>
          </table:table-cell>
          <table:table-cell table:number-columns-repeated="2" office:value-type="float" office:value="0.7338158">
            <text:p>0.7338158</text:p>
          </table:table-cell>
          <table:table-cell table:number-columns-repeated="29" office:value-type="float" office:value="0.753961">
            <text:p>0.753961</text:p>
          </table:table-cell>
          <table:table-cell/>
          <table:table-cell office:value-type="float" office:value="29">
            <text:p>29</text:p>
          </table:table-cell>
          <table:table-cell office:value-type="float" office:value="14.686">
            <text:p>14.686</text:p>
          </table:table-cell>
          <table:table-cell office:value-type="float" office:value="13.332">
            <text:p>13.332</text:p>
          </table:table-cell>
          <table:table-cell office:value-type="float" office:value="12.532">
            <text:p>12.532</text:p>
          </table:table-cell>
          <table:table-cell office:value-type="float" office:value="11.794">
            <text:p>11.794</text:p>
          </table:table-cell>
          <table:table-cell office:value-type="float" office:value="11.814">
            <text:p>11.814</text:p>
          </table:table-cell>
          <table:table-cell office:value-type="float" office:value="10.808">
            <text:p>10.808</text:p>
          </table:table-cell>
          <table:table-cell office:value-type="float" office:value="10.394">
            <text:p>10.394</text:p>
          </table:table-cell>
          <table:table-cell office:value-type="float" office:value="10.336">
            <text:p>10.336</text:p>
          </table:table-cell>
          <table:table-cell office:value-type="float" office:value="10.604">
            <text:p>10.604</text:p>
          </table:table-cell>
          <table:table-cell office:value-type="float" office:value="10.41">
            <text:p>10.41</text:p>
          </table:table-cell>
          <table:table-cell office:value-type="float" office:value="10.616">
            <text:p>10.616</text:p>
          </table:table-cell>
          <table:table-cell office:value-type="float" office:value="10.216">
            <text:p>10.216</text:p>
          </table:table-cell>
          <table:table-cell office:value-type="float" office:value="9.992">
            <text:p>9.992</text:p>
          </table:table-cell>
          <table:table-cell office:value-type="float" office:value="10.548">
            <text:p>10.548</text:p>
          </table:table-cell>
          <table:table-cell office:value-type="float" office:value="11.184">
            <text:p>11.184</text:p>
          </table:table-cell>
          <table:table-cell office:value-type="float" office:value="11.188">
            <text:p>11.188</text:p>
          </table:table-cell>
          <table:table-cell office:value-type="float" office:value="13.082">
            <text:p>13.082</text:p>
          </table:table-cell>
          <table:table-cell office:value-type="float" office:value="14.708">
            <text:p>14.708</text:p>
          </table:table-cell>
          <table:table-cell office:value-type="float" office:value="17.448">
            <text:p>17.448</text:p>
          </table:table-cell>
          <table:table-cell office:value-type="float" office:value="21.814">
            <text:p>21.814</text:p>
          </table:table-cell>
          <table:table-cell office:value-type="float" office:value="26.384">
            <text:p>26.384</text:p>
          </table:table-cell>
          <table:table-cell office:value-type="float" office:value="29.372">
            <text:p>29.372</text:p>
          </table:table-cell>
          <table:table-cell office:value-type="float" office:value="32.284">
            <text:p>32.284</text:p>
          </table:table-cell>
          <table:table-cell office:value-type="float" office:value="37.466">
            <text:p>37.466</text:p>
          </table:table-cell>
          <table:table-cell office:value-type="float" office:value="40.444">
            <text:p>40.444</text:p>
          </table:table-cell>
          <table:table-cell office:value-type="float" office:value="41.046">
            <text:p>41.046</text:p>
          </table:table-cell>
          <table:table-cell office:value-type="float" office:value="41.426">
            <text:p>41.426</text:p>
          </table:table-cell>
          <table:table-cell office:value-type="float" office:value="42.356">
            <text:p>42.356</text:p>
          </table:table-cell>
          <table:table-cell office:value-type="float" office:value="43.434">
            <text:p>43.434</text:p>
          </table:table-cell>
          <table:table-cell office:value-type="float" office:value="44.278">
            <text:p>44.278</text:p>
          </table:table-cell>
          <table:table-cell office:value-type="float" office:value="44.174">
            <text:p>44.174</text:p>
          </table:table-cell>
          <table:table-cell office:value-type="float" office:value="45.508">
            <text:p>45.508</text:p>
          </table:table-cell>
          <table:table-cell office:value-type="float" office:value="45.878">
            <text:p>45.878</text:p>
          </table:table-cell>
          <table:table-cell office:value-type="float" office:value="45.238">
            <text:p>45.238</text:p>
          </table:table-cell>
          <table:table-cell office:value-type="float" office:value="47.408">
            <text:p>47.408</text:p>
          </table:table-cell>
          <table:table-cell office:value-type="float" office:value="49.126">
            <text:p>49.126</text:p>
          </table:table-cell>
          <table:table-cell office:value-type="float" office:value="51.832">
            <text:p>51.832</text:p>
          </table:table-cell>
          <table:table-cell office:value-type="float" office:value="56.374">
            <text:p>56.374</text:p>
          </table:table-cell>
          <table:table-cell office:value-type="float" office:value="59.04">
            <text:p>59.04</text:p>
          </table:table-cell>
          <table:table-cell office:value-type="float" office:value="62.046">
            <text:p>62.046</text:p>
          </table:table-cell>
          <table:table-cell office:value-type="float" office:value="62.534">
            <text:p>62.534</text:p>
          </table:table-cell>
          <table:table-cell office:value-type="float" office:value="64.652">
            <text:p>64.652</text:p>
          </table:table-cell>
          <table:table-cell office:value-type="float" office:value="65.324">
            <text:p>65.324</text:p>
          </table:table-cell>
          <table:table-cell office:value-type="float" office:value="66.084">
            <text:p>66.084</text:p>
          </table:table-cell>
          <table:table-cell office:value-type="float" office:value="67.278">
            <text:p>67.278</text:p>
          </table:table-cell>
          <table:table-cell office:value-type="float" office:value="68.366">
            <text:p>68.366</text:p>
          </table:table-cell>
          <table:table-cell office:value-type="float" office:value="69.596">
            <text:p>69.596</text:p>
          </table:table-cell>
          <table:table-cell office:value-type="float" office:value="71.61">
            <text:p>71.61</text:p>
          </table:table-cell>
          <table:table-cell office:value-type="float" office:value="70.936">
            <text:p>70.936</text:p>
          </table:table-cell>
          <table:table-cell office:value-type="float" office:value="72.672">
            <text:p>72.672</text:p>
          </table:table-cell>
          <table:table-cell office:value-type="float" office:value="73.096">
            <text:p>73.09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12439991">
            <text:p>0.12439991</text:p>
          </table:table-cell>
          <table:table-cell office:value-type="float" office:value="0.13427849">
            <text:p>0.13427849</text:p>
          </table:table-cell>
          <table:table-cell table:number-columns-repeated="2" office:value-type="float" office:value="0.1655163">
            <text:p>0.1655163</text:p>
          </table:table-cell>
          <table:table-cell table:number-columns-repeated="7" office:value-type="float" office:value="0.19874991">
            <text:p>0.19874991</text:p>
          </table:table-cell>
          <table:table-cell office:value-type="float" office:value="0.3029819">
            <text:p>0.3029819</text:p>
          </table:table-cell>
          <table:table-cell office:value-type="float" office:value="0.31212053">
            <text:p>0.31212053</text:p>
          </table:table-cell>
          <table:table-cell table:number-columns-repeated="2" office:value-type="float" office:value="0.31779778">
            <text:p>0.31779778</text:p>
          </table:table-cell>
          <table:table-cell table:number-columns-repeated="3" office:value-type="float" office:value="0.4347023">
            <text:p>0.4347023</text:p>
          </table:table-cell>
          <table:table-cell office:value-type="float" office:value="0.4632106">
            <text:p>0.4632106</text:p>
          </table:table-cell>
          <table:table-cell office:value-type="float" office:value="0.49929366">
            <text:p>0.49929366</text:p>
          </table:table-cell>
          <table:table-cell office:value-type="float" office:value="0.55968523">
            <text:p>0.55968523</text:p>
          </table:table-cell>
          <table:table-cell table:number-columns-repeated="2" office:value-type="float" office:value="0.5792191">
            <text:p>0.5792191</text:p>
          </table:table-cell>
          <table:table-cell table:number-columns-repeated="5" office:value-type="float" office:value="0.59506524">
            <text:p>0.59506524</text:p>
          </table:table-cell>
          <table:table-cell table:number-columns-repeated="4" office:value-type="float" office:value="0.69214547">
            <text:p>0.69214547</text:p>
          </table:table-cell>
          <table:table-cell table:number-columns-repeated="5" office:value-type="float" office:value="0.6978721">
            <text:p>0.6978721</text:p>
          </table:table-cell>
          <table:table-cell table:number-columns-repeated="9" office:value-type="float" office:value="0.70010406">
            <text:p>0.70010406</text:p>
          </table:table-cell>
          <table:table-cell table:number-columns-repeated="4" office:value-type="float" office:value="0.76938623">
            <text:p>0.76938623</text:p>
          </table:table-cell>
          <table:table-cell office:value-type="float" office:value="0.81900287">
            <text:p>0.81900287</text:p>
          </table:table-cell>
          <table:table-cell/>
          <table:table-cell office:value-type="float" office:value="30">
            <text:p>30</text:p>
          </table:table-cell>
          <table:table-cell office:value-type="float" office:value="15.426">
            <text:p>15.426</text:p>
          </table:table-cell>
          <table:table-cell office:value-type="float" office:value="13.892">
            <text:p>13.892</text:p>
          </table:table-cell>
          <table:table-cell office:value-type="float" office:value="13.394">
            <text:p>13.394</text:p>
          </table:table-cell>
          <table:table-cell office:value-type="float" office:value="13.508">
            <text:p>13.508</text:p>
          </table:table-cell>
          <table:table-cell office:value-type="float" office:value="13.012">
            <text:p>13.012</text:p>
          </table:table-cell>
          <table:table-cell office:value-type="float" office:value="13.374">
            <text:p>13.374</text:p>
          </table:table-cell>
          <table:table-cell office:value-type="float" office:value="12.856">
            <text:p>12.856</text:p>
          </table:table-cell>
          <table:table-cell office:value-type="float" office:value="12.908">
            <text:p>12.908</text:p>
          </table:table-cell>
          <table:table-cell office:value-type="float" office:value="12.442">
            <text:p>12.442</text:p>
          </table:table-cell>
          <table:table-cell office:value-type="float" office:value="12.246">
            <text:p>12.246</text:p>
          </table:table-cell>
          <table:table-cell office:value-type="float" office:value="12.076">
            <text:p>12.076</text:p>
          </table:table-cell>
          <table:table-cell office:value-type="float" office:value="11.878">
            <text:p>11.878</text:p>
          </table:table-cell>
          <table:table-cell office:value-type="float" office:value="11.764">
            <text:p>11.764</text:p>
          </table:table-cell>
          <table:table-cell office:value-type="float" office:value="12.386">
            <text:p>12.386</text:p>
          </table:table-cell>
          <table:table-cell office:value-type="float" office:value="13.61">
            <text:p>13.61</text:p>
          </table:table-cell>
          <table:table-cell office:value-type="float" office:value="15.31">
            <text:p>15.31</text:p>
          </table:table-cell>
          <table:table-cell office:value-type="float" office:value="17.082">
            <text:p>17.082</text:p>
          </table:table-cell>
          <table:table-cell office:value-type="float" office:value="18.158">
            <text:p>18.158</text:p>
          </table:table-cell>
          <table:table-cell office:value-type="float" office:value="19.358">
            <text:p>19.358</text:p>
          </table:table-cell>
          <table:table-cell office:value-type="float" office:value="21.492">
            <text:p>21.492</text:p>
          </table:table-cell>
          <table:table-cell office:value-type="float" office:value="23.85">
            <text:p>23.85</text:p>
          </table:table-cell>
          <table:table-cell office:value-type="float" office:value="27.476">
            <text:p>27.476</text:p>
          </table:table-cell>
          <table:table-cell office:value-type="float" office:value="29.394">
            <text:p>29.394</text:p>
          </table:table-cell>
          <table:table-cell office:value-type="float" office:value="29.756">
            <text:p>29.756</text:p>
          </table:table-cell>
          <table:table-cell office:value-type="float" office:value="29.46">
            <text:p>29.46</text:p>
          </table:table-cell>
          <table:table-cell office:value-type="float" office:value="29.932">
            <text:p>29.932</text:p>
          </table:table-cell>
          <table:table-cell office:value-type="float" office:value="31.024">
            <text:p>31.024</text:p>
          </table:table-cell>
          <table:table-cell office:value-type="float" office:value="30.316">
            <text:p>30.316</text:p>
          </table:table-cell>
          <table:table-cell office:value-type="float" office:value="30.33">
            <text:p>30.33</text:p>
          </table:table-cell>
          <table:table-cell office:value-type="float" office:value="30.552">
            <text:p>30.552</text:p>
          </table:table-cell>
          <table:table-cell office:value-type="float" office:value="30.382">
            <text:p>30.382</text:p>
          </table:table-cell>
          <table:table-cell office:value-type="float" office:value="31.414">
            <text:p>31.414</text:p>
          </table:table-cell>
          <table:table-cell office:value-type="float" office:value="32.36">
            <text:p>32.36</text:p>
          </table:table-cell>
          <table:table-cell office:value-type="float" office:value="33.278">
            <text:p>33.278</text:p>
          </table:table-cell>
          <table:table-cell office:value-type="float" office:value="34.05">
            <text:p>34.05</text:p>
          </table:table-cell>
          <table:table-cell office:value-type="float" office:value="36.616">
            <text:p>36.616</text:p>
          </table:table-cell>
          <table:table-cell office:value-type="float" office:value="37.374">
            <text:p>37.374</text:p>
          </table:table-cell>
          <table:table-cell office:value-type="float" office:value="36.898">
            <text:p>36.898</text:p>
          </table:table-cell>
          <table:table-cell office:value-type="float" office:value="36.62">
            <text:p>36.62</text:p>
          </table:table-cell>
          <table:table-cell office:value-type="float" office:value="37.97">
            <text:p>37.97</text:p>
          </table:table-cell>
          <table:table-cell office:value-type="float" office:value="38.846">
            <text:p>38.846</text:p>
          </table:table-cell>
          <table:table-cell office:value-type="float" office:value="40.872">
            <text:p>40.872</text:p>
          </table:table-cell>
          <table:table-cell office:value-type="float" office:value="41.25">
            <text:p>41.25</text:p>
          </table:table-cell>
          <table:table-cell office:value-type="float" office:value="40.686">
            <text:p>40.686</text:p>
          </table:table-cell>
          <table:table-cell office:value-type="float" office:value="43.464">
            <text:p>43.464</text:p>
          </table:table-cell>
          <table:table-cell office:value-type="float" office:value="43.392">
            <text:p>43.392</text:p>
          </table:table-cell>
          <table:table-cell office:value-type="float" office:value="42.77">
            <text:p>42.77</text:p>
          </table:table-cell>
          <table:table-cell office:value-type="float" office:value="43.374">
            <text:p>43.374</text:p>
          </table:table-cell>
          <table:table-cell office:value-type="float" office:value="44.478">
            <text:p>44.478</text:p>
          </table:table-cell>
          <table:table-cell office:value-type="float" office:value="46.62">
            <text:p>46.62</text:p>
          </table:table-cell>
          <table:table-cell office:value-type="float" office:value="46.202">
            <text:p>46.20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7" office:value-type="float" office:value="0.21606429">
            <text:p>0.21606429</text:p>
          </table:table-cell>
          <table:table-cell table:number-columns-repeated="3" office:value-type="float" office:value="0.30568606">
            <text:p>0.30568606</text:p>
          </table:table-cell>
          <table:table-cell table:number-columns-repeated="3" office:value-type="float" office:value="0.4248059">
            <text:p>0.4248059</text:p>
          </table:table-cell>
          <table:table-cell office:value-type="float" office:value="0.4546872">
            <text:p>0.4546872</text:p>
          </table:table-cell>
          <table:table-cell office:value-type="float" office:value="0.45575002">
            <text:p>0.45575002</text:p>
          </table:table-cell>
          <table:table-cell table:number-columns-repeated="7" office:value-type="float" office:value="0.52008003">
            <text:p>0.52008003</text:p>
          </table:table-cell>
          <table:table-cell table:number-columns-repeated="4" office:value-type="float" office:value="0.5461096">
            <text:p>0.5461096</text:p>
          </table:table-cell>
          <table:table-cell table:number-columns-repeated="3" office:value-type="float" office:value="0.5801265">
            <text:p>0.5801265</text:p>
          </table:table-cell>
          <table:table-cell table:number-columns-repeated="12" office:value-type="float" office:value="0.61017853">
            <text:p>0.61017853</text:p>
          </table:table-cell>
          <table:table-cell table:number-columns-repeated="7" office:value-type="float" office:value="0.61831313">
            <text:p>0.61831313</text:p>
          </table:table-cell>
          <table:table-cell table:number-columns-repeated="3" office:value-type="float" office:value="0.66145146">
            <text:p>0.66145146</text:p>
          </table:table-cell>
          <table:table-cell/>
          <table:table-cell office:value-type="float" office:value="31">
            <text:p>31</text:p>
          </table:table-cell>
          <table:table-cell office:value-type="float" office:value="15.45">
            <text:p>15.45</text:p>
          </table:table-cell>
          <table:table-cell office:value-type="float" office:value="13.11">
            <text:p>13.11</text:p>
          </table:table-cell>
          <table:table-cell office:value-type="float" office:value="12.312">
            <text:p>12.312</text:p>
          </table:table-cell>
          <table:table-cell office:value-type="float" office:value="11.778">
            <text:p>11.778</text:p>
          </table:table-cell>
          <table:table-cell office:value-type="float" office:value="10.096">
            <text:p>10.096</text:p>
          </table:table-cell>
          <table:table-cell office:value-type="float" office:value="8.638">
            <text:p>8.638</text:p>
          </table:table-cell>
          <table:table-cell office:value-type="float" office:value="7.71">
            <text:p>7.71</text:p>
          </table:table-cell>
          <table:table-cell office:value-type="float" office:value="7.408">
            <text:p>7.408</text:p>
          </table:table-cell>
          <table:table-cell office:value-type="float" office:value="7.424">
            <text:p>7.424</text:p>
          </table:table-cell>
          <table:table-cell office:value-type="float" office:value="7.966">
            <text:p>7.966</text:p>
          </table:table-cell>
          <table:table-cell office:value-type="float" office:value="9.166">
            <text:p>9.166</text:p>
          </table:table-cell>
          <table:table-cell office:value-type="float" office:value="10.012">
            <text:p>10.012</text:p>
          </table:table-cell>
          <table:table-cell office:value-type="float" office:value="10.864">
            <text:p>10.864</text:p>
          </table:table-cell>
          <table:table-cell office:value-type="float" office:value="12.54">
            <text:p>12.54</text:p>
          </table:table-cell>
          <table:table-cell office:value-type="float" office:value="13.71">
            <text:p>13.71</text:p>
          </table:table-cell>
          <table:table-cell office:value-type="float" office:value="15.612">
            <text:p>15.612</text:p>
          </table:table-cell>
          <table:table-cell office:value-type="float" office:value="16.474">
            <text:p>16.474</text:p>
          </table:table-cell>
          <table:table-cell office:value-type="float" office:value="18.922">
            <text:p>18.922</text:p>
          </table:table-cell>
          <table:table-cell office:value-type="float" office:value="22.766">
            <text:p>22.766</text:p>
          </table:table-cell>
          <table:table-cell office:value-type="float" office:value="25.6">
            <text:p>25.6</text:p>
          </table:table-cell>
          <table:table-cell office:value-type="float" office:value="27.936">
            <text:p>27.936</text:p>
          </table:table-cell>
          <table:table-cell office:value-type="float" office:value="29.616">
            <text:p>29.616</text:p>
          </table:table-cell>
          <table:table-cell office:value-type="float" office:value="31.108">
            <text:p>31.108</text:p>
          </table:table-cell>
          <table:table-cell office:value-type="float" office:value="33.992">
            <text:p>33.992</text:p>
          </table:table-cell>
          <table:table-cell office:value-type="float" office:value="35.93">
            <text:p>35.93</text:p>
          </table:table-cell>
          <table:table-cell office:value-type="float" office:value="38.598">
            <text:p>38.598</text:p>
          </table:table-cell>
          <table:table-cell office:value-type="float" office:value="41.406">
            <text:p>41.406</text:p>
          </table:table-cell>
          <table:table-cell office:value-type="float" office:value="44.07">
            <text:p>44.07</text:p>
          </table:table-cell>
          <table:table-cell office:value-type="float" office:value="45.496">
            <text:p>45.496</text:p>
          </table:table-cell>
          <table:table-cell office:value-type="float" office:value="47.502">
            <text:p>47.502</text:p>
          </table:table-cell>
          <table:table-cell office:value-type="float" office:value="50.566">
            <text:p>50.566</text:p>
          </table:table-cell>
          <table:table-cell office:value-type="float" office:value="54.27">
            <text:p>54.27</text:p>
          </table:table-cell>
          <table:table-cell office:value-type="float" office:value="56.29">
            <text:p>56.29</text:p>
          </table:table-cell>
          <table:table-cell office:value-type="float" office:value="58.134">
            <text:p>58.134</text:p>
          </table:table-cell>
          <table:table-cell office:value-type="float" office:value="62.578">
            <text:p>62.578</text:p>
          </table:table-cell>
          <table:table-cell office:value-type="float" office:value="64.164">
            <text:p>64.164</text:p>
          </table:table-cell>
          <table:table-cell office:value-type="float" office:value="66.476">
            <text:p>66.476</text:p>
          </table:table-cell>
          <table:table-cell office:value-type="float" office:value="66.836">
            <text:p>66.836</text:p>
          </table:table-cell>
          <table:table-cell office:value-type="float" office:value="67.118">
            <text:p>67.118</text:p>
          </table:table-cell>
          <table:table-cell office:value-type="float" office:value="67.79">
            <text:p>67.79</text:p>
          </table:table-cell>
          <table:table-cell office:value-type="float" office:value="69.554">
            <text:p>69.554</text:p>
          </table:table-cell>
          <table:table-cell office:value-type="float" office:value="72.132">
            <text:p>72.132</text:p>
          </table:table-cell>
          <table:table-cell office:value-type="float" office:value="73.622">
            <text:p>73.622</text:p>
          </table:table-cell>
          <table:table-cell office:value-type="float" office:value="72.496">
            <text:p>72.496</text:p>
          </table:table-cell>
          <table:table-cell office:value-type="float" office:value="75.748">
            <text:p>75.748</text:p>
          </table:table-cell>
          <table:table-cell office:value-type="float" office:value="74.206">
            <text:p>74.206</text:p>
          </table:table-cell>
          <table:table-cell office:value-type="float" office:value="75.62">
            <text:p>75.62</text:p>
          </table:table-cell>
          <table:table-cell office:value-type="float" office:value="75.126">
            <text:p>75.126</text:p>
          </table:table-cell>
          <table:table-cell office:value-type="float" office:value="79.838">
            <text:p>79.838</text:p>
          </table:table-cell>
          <table:table-cell office:value-type="float" office:value="82.682">
            <text:p>82.682</text:p>
          </table:table-cell>
          <table:table-cell office:value-type="float" office:value="84.844">
            <text:p>84.84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106997624">
            <text:p>0.106997624</text:p>
          </table:table-cell>
          <table:table-cell table:number-columns-repeated="5" office:value-type="float" office:value="0.17243838">
            <text:p>0.17243838</text:p>
          </table:table-cell>
          <table:table-cell table:number-columns-repeated="2" office:value-type="float" office:value="0.21500136">
            <text:p>0.21500136</text:p>
          </table:table-cell>
          <table:table-cell table:number-columns-repeated="6" office:value-type="float" office:value="0.30568606">
            <text:p>0.30568606</text:p>
          </table:table-cell>
          <table:table-cell office:value-type="float" office:value="0.39035317">
            <text:p>0.39035317</text:p>
          </table:table-cell>
          <table:table-cell office:value-type="float" office:value="0.41695356">
            <text:p>0.41695356</text:p>
          </table:table-cell>
          <table:table-cell table:number-columns-repeated="5" office:value-type="float" office:value="0.54101235">
            <text:p>0.54101235</text:p>
          </table:table-cell>
          <table:table-cell table:number-columns-repeated="6" office:value-type="float" office:value="0.6062129">
            <text:p>0.6062129</text:p>
          </table:table-cell>
          <table:table-cell table:number-columns-repeated="2" office:value-type="float" office:value="0.6175666">
            <text:p>0.6175666</text:p>
          </table:table-cell>
          <table:table-cell table:number-columns-repeated="22" office:value-type="float" office:value="0.79654205">
            <text:p>0.79654205</text:p>
          </table:table-cell>
          <table:table-cell/>
          <table:table-cell office:value-type="float" office:value="32">
            <text:p>32</text:p>
          </table:table-cell>
          <table:table-cell office:value-type="float" office:value="15.732">
            <text:p>15.732</text:p>
          </table:table-cell>
          <table:table-cell office:value-type="float" office:value="14.708">
            <text:p>14.708</text:p>
          </table:table-cell>
          <table:table-cell office:value-type="float" office:value="12.668">
            <text:p>12.668</text:p>
          </table:table-cell>
          <table:table-cell office:value-type="float" office:value="12.084">
            <text:p>12.084</text:p>
          </table:table-cell>
          <table:table-cell office:value-type="float" office:value="11.234">
            <text:p>11.234</text:p>
          </table:table-cell>
          <table:table-cell office:value-type="float" office:value="10.892">
            <text:p>10.892</text:p>
          </table:table-cell>
          <table:table-cell office:value-type="float" office:value="10.282">
            <text:p>10.282</text:p>
          </table:table-cell>
          <table:table-cell office:value-type="float" office:value="9.888">
            <text:p>9.888</text:p>
          </table:table-cell>
          <table:table-cell office:value-type="float" office:value="9.706">
            <text:p>9.706</text:p>
          </table:table-cell>
          <table:table-cell office:value-type="float" office:value="10.442">
            <text:p>10.442</text:p>
          </table:table-cell>
          <table:table-cell office:value-type="float" office:value="9.736">
            <text:p>9.736</text:p>
          </table:table-cell>
          <table:table-cell office:value-type="float" office:value="9.996">
            <text:p>9.996</text:p>
          </table:table-cell>
          <table:table-cell office:value-type="float" office:value="10.572">
            <text:p>10.572</text:p>
          </table:table-cell>
          <table:table-cell office:value-type="float" office:value="10.758">
            <text:p>10.758</text:p>
          </table:table-cell>
          <table:table-cell office:value-type="float" office:value="12.326">
            <text:p>12.326</text:p>
          </table:table-cell>
          <table:table-cell office:value-type="float" office:value="13.534">
            <text:p>13.534</text:p>
          </table:table-cell>
          <table:table-cell office:value-type="float" office:value="17.486">
            <text:p>17.486</text:p>
          </table:table-cell>
          <table:table-cell office:value-type="float" office:value="21.852">
            <text:p>21.852</text:p>
          </table:table-cell>
          <table:table-cell office:value-type="float" office:value="25.592">
            <text:p>25.592</text:p>
          </table:table-cell>
          <table:table-cell office:value-type="float" office:value="30.558">
            <text:p>30.558</text:p>
          </table:table-cell>
          <table:table-cell office:value-type="float" office:value="34.626">
            <text:p>34.626</text:p>
          </table:table-cell>
          <table:table-cell office:value-type="float" office:value="38.942">
            <text:p>38.942</text:p>
          </table:table-cell>
          <table:table-cell office:value-type="float" office:value="43.736">
            <text:p>43.736</text:p>
          </table:table-cell>
          <table:table-cell office:value-type="float" office:value="48.234">
            <text:p>48.234</text:p>
          </table:table-cell>
          <table:table-cell office:value-type="float" office:value="51.888">
            <text:p>51.888</text:p>
          </table:table-cell>
          <table:table-cell office:value-type="float" office:value="55.492">
            <text:p>55.492</text:p>
          </table:table-cell>
          <table:table-cell office:value-type="float" office:value="57.312">
            <text:p>57.312</text:p>
          </table:table-cell>
          <table:table-cell office:value-type="float" office:value="60.692">
            <text:p>60.692</text:p>
          </table:table-cell>
          <table:table-cell office:value-type="float" office:value="63.678">
            <text:p>63.678</text:p>
          </table:table-cell>
          <table:table-cell office:value-type="float" office:value="69.994">
            <text:p>69.994</text:p>
          </table:table-cell>
          <table:table-cell office:value-type="float" office:value="72.278">
            <text:p>72.278</text:p>
          </table:table-cell>
          <table:table-cell office:value-type="float" office:value="74.308">
            <text:p>74.308</text:p>
          </table:table-cell>
          <table:table-cell office:value-type="float" office:value="77.168">
            <text:p>77.168</text:p>
          </table:table-cell>
          <table:table-cell office:value-type="float" office:value="80.058">
            <text:p>80.058</text:p>
          </table:table-cell>
          <table:table-cell office:value-type="float" office:value="81.678">
            <text:p>81.678</text:p>
          </table:table-cell>
          <table:table-cell office:value-type="float" office:value="80.906">
            <text:p>80.906</text:p>
          </table:table-cell>
          <table:table-cell office:value-type="float" office:value="81.098">
            <text:p>81.098</text:p>
          </table:table-cell>
          <table:table-cell office:value-type="float" office:value="83.902">
            <text:p>83.902</text:p>
          </table:table-cell>
          <table:table-cell office:value-type="float" office:value="84.1">
            <text:p>84.1</text:p>
          </table:table-cell>
          <table:table-cell office:value-type="float" office:value="84.786">
            <text:p>84.786</text:p>
          </table:table-cell>
          <table:table-cell office:value-type="float" office:value="83.626">
            <text:p>83.626</text:p>
          </table:table-cell>
          <table:table-cell office:value-type="float" office:value="82.326">
            <text:p>82.326</text:p>
          </table:table-cell>
          <table:table-cell office:value-type="float" office:value="85.822">
            <text:p>85.822</text:p>
          </table:table-cell>
          <table:table-cell office:value-type="float" office:value="86.666">
            <text:p>86.666</text:p>
          </table:table-cell>
          <table:table-cell office:value-type="float" office:value="83.46">
            <text:p>83.46</text:p>
          </table:table-cell>
          <table:table-cell office:value-type="float" office:value="87.638">
            <text:p>87.638</text:p>
          </table:table-cell>
          <table:table-cell office:value-type="float" office:value="89.036">
            <text:p>89.036</text:p>
          </table:table-cell>
          <table:table-cell office:value-type="float" office:value="92.382">
            <text:p>92.382</text:p>
          </table:table-cell>
          <table:table-cell office:value-type="float" office:value="91.944">
            <text:p>91.944</text:p>
          </table:table-cell>
          <table:table-cell office:value-type="float" office:value="93.486">
            <text:p>93.486</text:p>
          </table:table-cell>
          <table:table-cell office:value-type="float" office:value="95.672">
            <text:p>95.67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1968353">
            <text:p>0.1968353</text:p>
          </table:table-cell>
          <table:table-cell table:number-columns-repeated="5" office:value-type="float" office:value="0.23307648">
            <text:p>0.23307648</text:p>
          </table:table-cell>
          <table:table-cell office:value-type="float" office:value="0.26083067">
            <text:p>0.26083067</text:p>
          </table:table-cell>
          <table:table-cell office:value-type="float" office:value="0.26563957">
            <text:p>0.26563957</text:p>
          </table:table-cell>
          <table:table-cell table:number-columns-repeated="3" office:value-type="float" office:value="0.3337527">
            <text:p>0.3337527</text:p>
          </table:table-cell>
          <table:table-cell table:number-columns-repeated="3" office:value-type="float" office:value="0.54303825">
            <text:p>0.54303825</text:p>
          </table:table-cell>
          <table:table-cell table:number-columns-repeated="3" office:value-type="float" office:value="0.6061664">
            <text:p>0.6061664</text:p>
          </table:table-cell>
          <table:table-cell table:number-columns-repeated="4" office:value-type="float" office:value="0.6492224">
            <text:p>0.6492224</text:p>
          </table:table-cell>
          <table:table-cell table:number-columns-repeated="7" office:value-type="float" office:value="0.65112495">
            <text:p>0.65112495</text:p>
          </table:table-cell>
          <table:table-cell table:number-columns-repeated="23" office:value-type="float" office:value="0.70786864">
            <text:p>0.70786864</text:p>
          </table:table-cell>
          <table:table-cell/>
          <table:table-cell office:value-type="float" office:value="33">
            <text:p>33</text:p>
          </table:table-cell>
          <table:table-cell office:value-type="float" office:value="14.706">
            <text:p>14.706</text:p>
          </table:table-cell>
          <table:table-cell office:value-type="float" office:value="12.848">
            <text:p>12.848</text:p>
          </table:table-cell>
          <table:table-cell office:value-type="float" office:value="10.95">
            <text:p>10.95</text:p>
          </table:table-cell>
          <table:table-cell office:value-type="float" office:value="10.302">
            <text:p>10.302</text:p>
          </table:table-cell>
          <table:table-cell office:value-type="float" office:value="10">
            <text:p>10</text:p>
          </table:table-cell>
          <table:table-cell office:value-type="float" office:value="9.456">
            <text:p>9.456</text:p>
          </table:table-cell>
          <table:table-cell office:value-type="float" office:value="9.44">
            <text:p>9.44</text:p>
          </table:table-cell>
          <table:table-cell office:value-type="float" office:value="9.218">
            <text:p>9.218</text:p>
          </table:table-cell>
          <table:table-cell office:value-type="float" office:value="8.786">
            <text:p>8.786</text:p>
          </table:table-cell>
          <table:table-cell office:value-type="float" office:value="9.568">
            <text:p>9.568</text:p>
          </table:table-cell>
          <table:table-cell office:value-type="float" office:value="10.33">
            <text:p>10.33</text:p>
          </table:table-cell>
          <table:table-cell office:value-type="float" office:value="11.256">
            <text:p>11.256</text:p>
          </table:table-cell>
          <table:table-cell office:value-type="float" office:value="12.304">
            <text:p>12.304</text:p>
          </table:table-cell>
          <table:table-cell office:value-type="float" office:value="14.604">
            <text:p>14.604</text:p>
          </table:table-cell>
          <table:table-cell office:value-type="float" office:value="16.012">
            <text:p>16.012</text:p>
          </table:table-cell>
          <table:table-cell office:value-type="float" office:value="18.866">
            <text:p>18.866</text:p>
          </table:table-cell>
          <table:table-cell office:value-type="float" office:value="21.346">
            <text:p>21.346</text:p>
          </table:table-cell>
          <table:table-cell office:value-type="float" office:value="23.856">
            <text:p>23.856</text:p>
          </table:table-cell>
          <table:table-cell office:value-type="float" office:value="26.848">
            <text:p>26.848</text:p>
          </table:table-cell>
          <table:table-cell office:value-type="float" office:value="29.318">
            <text:p>29.318</text:p>
          </table:table-cell>
          <table:table-cell office:value-type="float" office:value="30.258">
            <text:p>30.258</text:p>
          </table:table-cell>
          <table:table-cell office:value-type="float" office:value="34.052">
            <text:p>34.052</text:p>
          </table:table-cell>
          <table:table-cell office:value-type="float" office:value="35.328">
            <text:p>35.328</text:p>
          </table:table-cell>
          <table:table-cell office:value-type="float" office:value="36.912">
            <text:p>36.912</text:p>
          </table:table-cell>
          <table:table-cell office:value-type="float" office:value="39.302">
            <text:p>39.302</text:p>
          </table:table-cell>
          <table:table-cell office:value-type="float" office:value="40.76">
            <text:p>40.76</text:p>
          </table:table-cell>
          <table:table-cell office:value-type="float" office:value="41.934">
            <text:p>41.934</text:p>
          </table:table-cell>
          <table:table-cell office:value-type="float" office:value="43.786">
            <text:p>43.786</text:p>
          </table:table-cell>
          <table:table-cell office:value-type="float" office:value="44.51">
            <text:p>44.51</text:p>
          </table:table-cell>
          <table:table-cell office:value-type="float" office:value="44.522">
            <text:p>44.522</text:p>
          </table:table-cell>
          <table:table-cell office:value-type="float" office:value="46.854">
            <text:p>46.854</text:p>
          </table:table-cell>
          <table:table-cell office:value-type="float" office:value="49.32">
            <text:p>49.32</text:p>
          </table:table-cell>
          <table:table-cell office:value-type="float" office:value="51.472">
            <text:p>51.472</text:p>
          </table:table-cell>
          <table:table-cell office:value-type="float" office:value="50.704">
            <text:p>50.704</text:p>
          </table:table-cell>
          <table:table-cell office:value-type="float" office:value="50.046">
            <text:p>50.046</text:p>
          </table:table-cell>
          <table:table-cell office:value-type="float" office:value="49.752">
            <text:p>49.752</text:p>
          </table:table-cell>
          <table:table-cell office:value-type="float" office:value="49.496">
            <text:p>49.496</text:p>
          </table:table-cell>
          <table:table-cell office:value-type="float" office:value="51.004">
            <text:p>51.004</text:p>
          </table:table-cell>
          <table:table-cell office:value-type="float" office:value="51.096">
            <text:p>51.096</text:p>
          </table:table-cell>
          <table:table-cell office:value-type="float" office:value="51.928">
            <text:p>51.928</text:p>
          </table:table-cell>
          <table:table-cell office:value-type="float" office:value="52.024">
            <text:p>52.024</text:p>
          </table:table-cell>
          <table:table-cell office:value-type="float" office:value="53.278">
            <text:p>53.278</text:p>
          </table:table-cell>
          <table:table-cell office:value-type="float" office:value="52.584">
            <text:p>52.584</text:p>
          </table:table-cell>
          <table:table-cell office:value-type="float" office:value="53.348">
            <text:p>53.348</text:p>
          </table:table-cell>
          <table:table-cell office:value-type="float" office:value="52.986">
            <text:p>52.986</text:p>
          </table:table-cell>
          <table:table-cell office:value-type="float" office:value="51.334">
            <text:p>51.334</text:p>
          </table:table-cell>
          <table:table-cell office:value-type="float" office:value="52.95">
            <text:p>52.95</text:p>
          </table:table-cell>
          <table:table-cell office:value-type="float" office:value="52.478">
            <text:p>52.478</text:p>
          </table:table-cell>
          <table:table-cell office:value-type="float" office:value="51.1">
            <text:p>51.1</text:p>
          </table:table-cell>
          <table:table-cell office:value-type="float" office:value="51.114">
            <text:p>51.114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1655163">
            <text:p>0.1655163</text:p>
          </table:table-cell>
          <table:table-cell office:value-type="float" office:value="0.23521993">
            <text:p>0.23521993</text:p>
          </table:table-cell>
          <table:table-cell table:number-columns-repeated="6" office:value-type="float" office:value="0.28860316">
            <text:p>0.28860316</text:p>
          </table:table-cell>
          <table:table-cell table:number-columns-repeated="7" office:value-type="float" office:value="0.33302358">
            <text:p>0.33302358</text:p>
          </table:table-cell>
          <table:table-cell table:number-columns-repeated="17" office:value-type="float" office:value="0.48753017">
            <text:p>0.48753017</text:p>
          </table:table-cell>
          <table:table-cell table:number-columns-repeated="19" office:value-type="float" office:value="0.50370425">
            <text:p>0.50370425</text:p>
          </table:table-cell>
          <table:table-cell/>
          <table:table-cell office:value-type="float" office:value="34">
            <text:p>34</text:p>
          </table:table-cell>
          <table:table-cell office:value-type="float" office:value="14.45">
            <text:p>14.45</text:p>
          </table:table-cell>
          <table:table-cell office:value-type="float" office:value="12.79">
            <text:p>12.79</text:p>
          </table:table-cell>
          <table:table-cell office:value-type="float" office:value="11.572">
            <text:p>11.572</text:p>
          </table:table-cell>
          <table:table-cell office:value-type="float" office:value="10.61">
            <text:p>10.61</text:p>
          </table:table-cell>
          <table:table-cell office:value-type="float" office:value="9.128">
            <text:p>9.128</text:p>
          </table:table-cell>
          <table:table-cell office:value-type="float" office:value="8.058">
            <text:p>8.058</text:p>
          </table:table-cell>
          <table:table-cell office:value-type="float" office:value="7.264">
            <text:p>7.264</text:p>
          </table:table-cell>
          <table:table-cell office:value-type="float" office:value="6.22">
            <text:p>6.22</text:p>
          </table:table-cell>
          <table:table-cell office:value-type="float" office:value="5.794">
            <text:p>5.794</text:p>
          </table:table-cell>
          <table:table-cell office:value-type="float" office:value="5.414">
            <text:p>5.414</text:p>
          </table:table-cell>
          <table:table-cell office:value-type="float" office:value="5.28">
            <text:p>5.28</text:p>
          </table:table-cell>
          <table:table-cell office:value-type="float" office:value="5.38">
            <text:p>5.38</text:p>
          </table:table-cell>
          <table:table-cell office:value-type="float" office:value="5.61">
            <text:p>5.61</text:p>
          </table:table-cell>
          <table:table-cell office:value-type="float" office:value="5.804">
            <text:p>5.804</text:p>
          </table:table-cell>
          <table:table-cell office:value-type="float" office:value="5.78">
            <text:p>5.78</text:p>
          </table:table-cell>
          <table:table-cell office:value-type="float" office:value="6.068">
            <text:p>6.068</text:p>
          </table:table-cell>
          <table:table-cell office:value-type="float" office:value="6.808">
            <text:p>6.808</text:p>
          </table:table-cell>
          <table:table-cell office:value-type="float" office:value="7.692">
            <text:p>7.692</text:p>
          </table:table-cell>
          <table:table-cell office:value-type="float" office:value="7.968">
            <text:p>7.968</text:p>
          </table:table-cell>
          <table:table-cell office:value-type="float" office:value="8.226">
            <text:p>8.226</text:p>
          </table:table-cell>
          <table:table-cell office:value-type="float" office:value="8.778">
            <text:p>8.778</text:p>
          </table:table-cell>
          <table:table-cell office:value-type="float" office:value="9.516">
            <text:p>9.516</text:p>
          </table:table-cell>
          <table:table-cell office:value-type="float" office:value="10.342">
            <text:p>10.342</text:p>
          </table:table-cell>
          <table:table-cell office:value-type="float" office:value="10.48">
            <text:p>10.48</text:p>
          </table:table-cell>
          <table:table-cell office:value-type="float" office:value="10.918">
            <text:p>10.918</text:p>
          </table:table-cell>
          <table:table-cell office:value-type="float" office:value="11.812">
            <text:p>11.812</text:p>
          </table:table-cell>
          <table:table-cell office:value-type="float" office:value="12.13">
            <text:p>12.13</text:p>
          </table:table-cell>
          <table:table-cell office:value-type="float" office:value="12.31">
            <text:p>12.31</text:p>
          </table:table-cell>
          <table:table-cell office:value-type="float" office:value="13.224">
            <text:p>13.224</text:p>
          </table:table-cell>
          <table:table-cell office:value-type="float" office:value="14.018">
            <text:p>14.018</text:p>
          </table:table-cell>
          <table:table-cell office:value-type="float" office:value="15.564">
            <text:p>15.564</text:p>
          </table:table-cell>
          <table:table-cell office:value-type="float" office:value="15.834">
            <text:p>15.834</text:p>
          </table:table-cell>
          <table:table-cell office:value-type="float" office:value="16.566">
            <text:p>16.566</text:p>
          </table:table-cell>
          <table:table-cell office:value-type="float" office:value="18.74">
            <text:p>18.74</text:p>
          </table:table-cell>
          <table:table-cell office:value-type="float" office:value="19.768">
            <text:p>19.768</text:p>
          </table:table-cell>
          <table:table-cell office:value-type="float" office:value="22.148">
            <text:p>22.148</text:p>
          </table:table-cell>
          <table:table-cell office:value-type="float" office:value="23.578">
            <text:p>23.578</text:p>
          </table:table-cell>
          <table:table-cell office:value-type="float" office:value="24.014">
            <text:p>24.014</text:p>
          </table:table-cell>
          <table:table-cell office:value-type="float" office:value="25.348">
            <text:p>25.348</text:p>
          </table:table-cell>
          <table:table-cell office:value-type="float" office:value="25.284">
            <text:p>25.284</text:p>
          </table:table-cell>
          <table:table-cell office:value-type="float" office:value="26.044">
            <text:p>26.044</text:p>
          </table:table-cell>
          <table:table-cell office:value-type="float" office:value="27.236">
            <text:p>27.236</text:p>
          </table:table-cell>
          <table:table-cell office:value-type="float" office:value="27.452">
            <text:p>27.452</text:p>
          </table:table-cell>
          <table:table-cell office:value-type="float" office:value="28.176">
            <text:p>28.176</text:p>
          </table:table-cell>
          <table:table-cell office:value-type="float" office:value="28.684">
            <text:p>28.684</text:p>
          </table:table-cell>
          <table:table-cell office:value-type="float" office:value="28.72">
            <text:p>28.72</text:p>
          </table:table-cell>
          <table:table-cell office:value-type="float" office:value="28.538">
            <text:p>28.538</text:p>
          </table:table-cell>
          <table:table-cell office:value-type="float" office:value="28.554">
            <text:p>28.554</text:p>
          </table:table-cell>
          <table:table-cell office:value-type="float" office:value="29.588">
            <text:p>29.588</text:p>
          </table:table-cell>
          <table:table-cell office:value-type="float" office:value="29.934">
            <text:p>29.934</text:p>
          </table:table-cell>
          <table:table-cell office:value-type="float" office:value="30.746">
            <text:p>30.74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13185398">
            <text:p>0.13185398</text:p>
          </table:table-cell>
          <table:table-cell office:value-type="float" office:value="0.14700273">
            <text:p>0.14700273</text:p>
          </table:table-cell>
          <table:table-cell table:number-columns-repeated="5" office:value-type="float" office:value="0.1968353">
            <text:p>0.1968353</text:p>
          </table:table-cell>
          <table:table-cell table:number-columns-repeated="10" office:value-type="float" office:value="0.4280477">
            <text:p>0.4280477</text:p>
          </table:table-cell>
          <table:table-cell table:number-columns-repeated="34" office:value-type="float" office:value="1">
            <text:p>1</text:p>
          </table:table-cell>
          <table:table-cell/>
          <table:table-cell office:value-type="float" office:value="35">
            <text:p>35</text:p>
          </table:table-cell>
          <table:table-cell office:value-type="float" office:value="14.888">
            <text:p>14.888</text:p>
          </table:table-cell>
          <table:table-cell office:value-type="float" office:value="12.612">
            <text:p>12.612</text:p>
          </table:table-cell>
          <table:table-cell office:value-type="float" office:value="11.338">
            <text:p>11.338</text:p>
          </table:table-cell>
          <table:table-cell office:value-type="float" office:value="10.47">
            <text:p>10.47</text:p>
          </table:table-cell>
          <table:table-cell office:value-type="float" office:value="10.67">
            <text:p>10.67</text:p>
          </table:table-cell>
          <table:table-cell office:value-type="float" office:value="10.608">
            <text:p>10.608</text:p>
          </table:table-cell>
          <table:table-cell office:value-type="float" office:value="9.314">
            <text:p>9.314</text:p>
          </table:table-cell>
          <table:table-cell office:value-type="float" office:value="8.922">
            <text:p>8.922</text:p>
          </table:table-cell>
          <table:table-cell office:value-type="float" office:value="8.734">
            <text:p>8.734</text:p>
          </table:table-cell>
          <table:table-cell office:value-type="float" office:value="8.41">
            <text:p>8.41</text:p>
          </table:table-cell>
          <table:table-cell office:value-type="float" office:value="8.512">
            <text:p>8.512</text:p>
          </table:table-cell>
          <table:table-cell office:value-type="float" office:value="8.356">
            <text:p>8.356</text:p>
          </table:table-cell>
          <table:table-cell office:value-type="float" office:value="8.812">
            <text:p>8.812</text:p>
          </table:table-cell>
          <table:table-cell office:value-type="float" office:value="8.596">
            <text:p>8.596</text:p>
          </table:table-cell>
          <table:table-cell office:value-type="float" office:value="8.368">
            <text:p>8.368</text:p>
          </table:table-cell>
          <table:table-cell office:value-type="float" office:value="8.578">
            <text:p>8.578</text:p>
          </table:table-cell>
          <table:table-cell office:value-type="float" office:value="9.218">
            <text:p>9.218</text:p>
          </table:table-cell>
          <table:table-cell office:value-type="float" office:value="9.946">
            <text:p>9.946</text:p>
          </table:table-cell>
          <table:table-cell table:number-columns-repeated="33"/>
        </table:table-row>
        <table:table-row table:style-name="ro1">
          <table:table-cell office:value-type="float" office:value="36">
            <text:p>36</text:p>
          </table:table-cell>
          <table:table-cell table:number-columns-repeated="3" office:value-type="float" office:value="0.24942046">
            <text:p>0.24942046</text:p>
          </table:table-cell>
          <table:table-cell table:number-columns-repeated="3" office:value-type="float" office:value="0.29587454">
            <text:p>0.29587454</text:p>
          </table:table-cell>
          <table:table-cell table:number-columns-repeated="2" office:value-type="float" office:value="0.30568606">
            <text:p>0.30568606</text:p>
          </table:table-cell>
          <table:table-cell table:number-columns-repeated="3" office:value-type="float" office:value="0.40990743">
            <text:p>0.40990743</text:p>
          </table:table-cell>
          <table:table-cell table:number-columns-repeated="10" office:value-type="float" office:value="0.48895535">
            <text:p>0.48895535</text:p>
          </table:table-cell>
          <table:table-cell table:number-columns-repeated="2" office:value-type="float" office:value="0.5926482">
            <text:p>0.5926482</text:p>
          </table:table-cell>
          <table:table-cell table:number-columns-repeated="6" office:value-type="float" office:value="0.62146556">
            <text:p>0.62146556</text:p>
          </table:table-cell>
          <table:table-cell table:number-columns-repeated="4" office:value-type="float" office:value="0.69970816">
            <text:p>0.69970816</text:p>
          </table:table-cell>
          <table:table-cell table:number-columns-repeated="18" office:value-type="float" office:value="0.72895336">
            <text:p>0.72895336</text:p>
          </table:table-cell>
          <table:table-cell/>
          <table:table-cell office:value-type="float" office:value="36">
            <text:p>36</text:p>
          </table:table-cell>
          <table:table-cell office:value-type="float" office:value="15.526">
            <text:p>15.526</text:p>
          </table:table-cell>
          <table:table-cell office:value-type="float" office:value="13.808">
            <text:p>13.808</text:p>
          </table:table-cell>
          <table:table-cell office:value-type="float" office:value="12.574">
            <text:p>12.574</text:p>
          </table:table-cell>
          <table:table-cell office:value-type="float" office:value="11.36">
            <text:p>11.36</text:p>
          </table:table-cell>
          <table:table-cell office:value-type="float" office:value="10.98">
            <text:p>10.98</text:p>
          </table:table-cell>
          <table:table-cell office:value-type="float" office:value="10.72">
            <text:p>10.72</text:p>
          </table:table-cell>
          <table:table-cell office:value-type="float" office:value="10.244">
            <text:p>10.244</text:p>
          </table:table-cell>
          <table:table-cell office:value-type="float" office:value="10.196">
            <text:p>10.196</text:p>
          </table:table-cell>
          <table:table-cell office:value-type="float" office:value="9.758">
            <text:p>9.758</text:p>
          </table:table-cell>
          <table:table-cell office:value-type="float" office:value="11.03">
            <text:p>11.03</text:p>
          </table:table-cell>
          <table:table-cell office:value-type="float" office:value="12.904">
            <text:p>12.904</text:p>
          </table:table-cell>
          <table:table-cell office:value-type="float" office:value="14.69">
            <text:p>14.69</text:p>
          </table:table-cell>
          <table:table-cell office:value-type="float" office:value="15.854">
            <text:p>15.854</text:p>
          </table:table-cell>
          <table:table-cell office:value-type="float" office:value="18.086">
            <text:p>18.086</text:p>
          </table:table-cell>
          <table:table-cell office:value-type="float" office:value="20.418">
            <text:p>20.418</text:p>
          </table:table-cell>
          <table:table-cell office:value-type="float" office:value="24.066">
            <text:p>24.066</text:p>
          </table:table-cell>
          <table:table-cell office:value-type="float" office:value="27.398">
            <text:p>27.398</text:p>
          </table:table-cell>
          <table:table-cell office:value-type="float" office:value="33.224">
            <text:p>33.224</text:p>
          </table:table-cell>
          <table:table-cell office:value-type="float" office:value="37.238">
            <text:p>37.238</text:p>
          </table:table-cell>
          <table:table-cell office:value-type="float" office:value="40.762">
            <text:p>40.762</text:p>
          </table:table-cell>
          <table:table-cell office:value-type="float" office:value="43.722">
            <text:p>43.722</text:p>
          </table:table-cell>
          <table:table-cell office:value-type="float" office:value="46.176">
            <text:p>46.176</text:p>
          </table:table-cell>
          <table:table-cell office:value-type="float" office:value="46.98">
            <text:p>46.98</text:p>
          </table:table-cell>
          <table:table-cell office:value-type="float" office:value="48.868">
            <text:p>48.868</text:p>
          </table:table-cell>
          <table:table-cell office:value-type="float" office:value="50.162">
            <text:p>50.162</text:p>
          </table:table-cell>
          <table:table-cell office:value-type="float" office:value="49.954">
            <text:p>49.954</text:p>
          </table:table-cell>
          <table:table-cell office:value-type="float" office:value="48.566">
            <text:p>48.566</text:p>
          </table:table-cell>
          <table:table-cell office:value-type="float" office:value="47.296">
            <text:p>47.296</text:p>
          </table:table-cell>
          <table:table-cell office:value-type="float" office:value="48.432">
            <text:p>48.432</text:p>
          </table:table-cell>
          <table:table-cell office:value-type="float" office:value="47.444">
            <text:p>47.444</text:p>
          </table:table-cell>
          <table:table-cell office:value-type="float" office:value="47.144">
            <text:p>47.144</text:p>
          </table:table-cell>
          <table:table-cell office:value-type="float" office:value="51.534">
            <text:p>51.534</text:p>
          </table:table-cell>
          <table:table-cell office:value-type="float" office:value="52.314">
            <text:p>52.314</text:p>
          </table:table-cell>
          <table:table-cell office:value-type="float" office:value="52.234">
            <text:p>52.234</text:p>
          </table:table-cell>
          <table:table-cell office:value-type="float" office:value="52.864">
            <text:p>52.864</text:p>
          </table:table-cell>
          <table:table-cell office:value-type="float" office:value="54.738">
            <text:p>54.738</text:p>
          </table:table-cell>
          <table:table-cell office:value-type="float" office:value="56.566">
            <text:p>56.566</text:p>
          </table:table-cell>
          <table:table-cell office:value-type="float" office:value="56.94">
            <text:p>56.94</text:p>
          </table:table-cell>
          <table:table-cell office:value-type="float" office:value="54.492">
            <text:p>54.492</text:p>
          </table:table-cell>
          <table:table-cell office:value-type="float" office:value="56.272">
            <text:p>56.272</text:p>
          </table:table-cell>
          <table:table-cell office:value-type="float" office:value="57.132">
            <text:p>57.132</text:p>
          </table:table-cell>
          <table:table-cell office:value-type="float" office:value="55.568">
            <text:p>55.568</text:p>
          </table:table-cell>
          <table:table-cell office:value-type="float" office:value="55.814">
            <text:p>55.814</text:p>
          </table:table-cell>
          <table:table-cell office:value-type="float" office:value="55.942">
            <text:p>55.942</text:p>
          </table:table-cell>
          <table:table-cell office:value-type="float" office:value="56.99">
            <text:p>56.99</text:p>
          </table:table-cell>
          <table:table-cell office:value-type="float" office:value="57.12">
            <text:p>57.12</text:p>
          </table:table-cell>
          <table:table-cell office:value-type="float" office:value="57.766">
            <text:p>57.766</text:p>
          </table:table-cell>
          <table:table-cell office:value-type="float" office:value="58.988">
            <text:p>58.988</text:p>
          </table:table-cell>
          <table:table-cell office:value-type="float" office:value="59.632">
            <text:p>59.632</text:p>
          </table:table-cell>
          <table:table-cell office:value-type="float" office:value="57.812">
            <text:p>57.812</text:p>
          </table:table-cell>
          <table:table-cell office:value-type="float" office:value="58.836">
            <text:p>58.83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14700273">
            <text:p>0.14700273</text:p>
          </table:table-cell>
          <table:table-cell table:number-columns-repeated="2" office:value-type="float" office:value="0.1968353">
            <text:p>0.1968353</text:p>
          </table:table-cell>
          <table:table-cell table:number-columns-repeated="3" office:value-type="float" office:value="0.239165">
            <text:p>0.239165</text:p>
          </table:table-cell>
          <table:table-cell office:value-type="float" office:value="0.30568606">
            <text:p>0.30568606</text:p>
          </table:table-cell>
          <table:table-cell table:number-columns-repeated="4" office:value-type="float" office:value="0.32387364">
            <text:p>0.32387364</text:p>
          </table:table-cell>
          <table:table-cell office:value-type="float" office:value="0.41481116">
            <text:p>0.41481116</text:p>
          </table:table-cell>
          <table:table-cell table:number-columns-repeated="2" office:value-type="float" office:value="0.41914833">
            <text:p>0.41914833</text:p>
          </table:table-cell>
          <table:table-cell table:number-columns-repeated="2" office:value-type="float" office:value="0.51292634">
            <text:p>0.51292634</text:p>
          </table:table-cell>
          <table:table-cell table:number-columns-repeated="16" office:value-type="float" office:value="0.5966821">
            <text:p>0.5966821</text:p>
          </table:table-cell>
          <table:table-cell table:number-columns-repeated="3" office:value-type="float" office:value="0.6039709">
            <text:p>0.6039709</text:p>
          </table:table-cell>
          <table:table-cell office:value-type="float" office:value="0.66045046">
            <text:p>0.66045046</text:p>
          </table:table-cell>
          <table:table-cell table:number-columns-repeated="15" office:value-type="float" office:value="0.7190709">
            <text:p>0.7190709</text:p>
          </table:table-cell>
          <table:table-cell/>
          <table:table-cell office:value-type="float" office:value="37">
            <text:p>37</text:p>
          </table:table-cell>
          <table:table-cell office:value-type="float" office:value="15.072">
            <text:p>15.072</text:p>
          </table:table-cell>
          <table:table-cell office:value-type="float" office:value="13.49">
            <text:p>13.49</text:p>
          </table:table-cell>
          <table:table-cell office:value-type="float" office:value="13.294">
            <text:p>13.294</text:p>
          </table:table-cell>
          <table:table-cell office:value-type="float" office:value="13.406">
            <text:p>13.406</text:p>
          </table:table-cell>
          <table:table-cell office:value-type="float" office:value="13.368">
            <text:p>13.368</text:p>
          </table:table-cell>
          <table:table-cell office:value-type="float" office:value="12.582">
            <text:p>12.582</text:p>
          </table:table-cell>
          <table:table-cell office:value-type="float" office:value="12.248">
            <text:p>12.248</text:p>
          </table:table-cell>
          <table:table-cell office:value-type="float" office:value="11.774">
            <text:p>11.774</text:p>
          </table:table-cell>
          <table:table-cell office:value-type="float" office:value="11.086">
            <text:p>11.086</text:p>
          </table:table-cell>
          <table:table-cell office:value-type="float" office:value="12.852">
            <text:p>12.852</text:p>
          </table:table-cell>
          <table:table-cell office:value-type="float" office:value="13.356">
            <text:p>13.356</text:p>
          </table:table-cell>
          <table:table-cell office:value-type="float" office:value="14.87">
            <text:p>14.87</text:p>
          </table:table-cell>
          <table:table-cell office:value-type="float" office:value="16.382">
            <text:p>16.382</text:p>
          </table:table-cell>
          <table:table-cell office:value-type="float" office:value="17.39">
            <text:p>17.39</text:p>
          </table:table-cell>
          <table:table-cell office:value-type="float" office:value="17.988">
            <text:p>17.988</text:p>
          </table:table-cell>
          <table:table-cell office:value-type="float" office:value="19.9">
            <text:p>19.9</text:p>
          </table:table-cell>
          <table:table-cell office:value-type="float" office:value="22.246">
            <text:p>22.246</text:p>
          </table:table-cell>
          <table:table-cell office:value-type="float" office:value="23.786">
            <text:p>23.786</text:p>
          </table:table-cell>
          <table:table-cell office:value-type="float" office:value="25.274">
            <text:p>25.274</text:p>
          </table:table-cell>
          <table:table-cell office:value-type="float" office:value="26.066">
            <text:p>26.066</text:p>
          </table:table-cell>
          <table:table-cell office:value-type="float" office:value="26.92">
            <text:p>26.92</text:p>
          </table:table-cell>
          <table:table-cell office:value-type="float" office:value="28.094">
            <text:p>28.094</text:p>
          </table:table-cell>
          <table:table-cell office:value-type="float" office:value="29.25">
            <text:p>29.25</text:p>
          </table:table-cell>
          <table:table-cell office:value-type="float" office:value="30.05">
            <text:p>30.05</text:p>
          </table:table-cell>
          <table:table-cell office:value-type="float" office:value="32.052">
            <text:p>32.052</text:p>
          </table:table-cell>
          <table:table-cell office:value-type="float" office:value="33.918">
            <text:p>33.918</text:p>
          </table:table-cell>
          <table:table-cell office:value-type="float" office:value="35.016">
            <text:p>35.016</text:p>
          </table:table-cell>
          <table:table-cell office:value-type="float" office:value="35.69">
            <text:p>35.69</text:p>
          </table:table-cell>
          <table:table-cell office:value-type="float" office:value="36.518">
            <text:p>36.518</text:p>
          </table:table-cell>
          <table:table-cell office:value-type="float" office:value="38.616">
            <text:p>38.616</text:p>
          </table:table-cell>
          <table:table-cell office:value-type="float" office:value="38.866">
            <text:p>38.866</text:p>
          </table:table-cell>
          <table:table-cell office:value-type="float" office:value="39.25">
            <text:p>39.25</text:p>
          </table:table-cell>
          <table:table-cell office:value-type="float" office:value="41.322">
            <text:p>41.322</text:p>
          </table:table-cell>
          <table:table-cell office:value-type="float" office:value="43.674">
            <text:p>43.674</text:p>
          </table:table-cell>
          <table:table-cell office:value-type="float" office:value="46.958">
            <text:p>46.958</text:p>
          </table:table-cell>
          <table:table-cell office:value-type="float" office:value="49.382">
            <text:p>49.382</text:p>
          </table:table-cell>
          <table:table-cell office:value-type="float" office:value="50.51">
            <text:p>50.51</text:p>
          </table:table-cell>
          <table:table-cell office:value-type="float" office:value="52.742">
            <text:p>52.742</text:p>
          </table:table-cell>
          <table:table-cell office:value-type="float" office:value="55.008">
            <text:p>55.008</text:p>
          </table:table-cell>
          <table:table-cell office:value-type="float" office:value="55.56">
            <text:p>55.56</text:p>
          </table:table-cell>
          <table:table-cell office:value-type="float" office:value="57.786">
            <text:p>57.786</text:p>
          </table:table-cell>
          <table:table-cell office:value-type="float" office:value="57.41">
            <text:p>57.41</text:p>
          </table:table-cell>
          <table:table-cell office:value-type="float" office:value="57.834">
            <text:p>57.834</text:p>
          </table:table-cell>
          <table:table-cell office:value-type="float" office:value="57.54">
            <text:p>57.54</text:p>
          </table:table-cell>
          <table:table-cell office:value-type="float" office:value="58.254">
            <text:p>58.254</text:p>
          </table:table-cell>
          <table:table-cell office:value-type="float" office:value="58.282">
            <text:p>58.282</text:p>
          </table:table-cell>
          <table:table-cell office:value-type="float" office:value="57.284">
            <text:p>57.284</text:p>
          </table:table-cell>
          <table:table-cell office:value-type="float" office:value="54.782">
            <text:p>54.782</text:p>
          </table:table-cell>
          <table:table-cell office:value-type="float" office:value="56.752">
            <text:p>56.752</text:p>
          </table:table-cell>
          <table:table-cell office:value-type="float" office:value="58.002">
            <text:p>58.002</text:p>
          </table:table-cell>
          <table:table-cell office:value-type="float" office:value="59.632">
            <text:p>59.63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4" office:value-type="float" office:value="0.1968353">
            <text:p>0.1968353</text:p>
          </table:table-cell>
          <table:table-cell table:number-columns-repeated="2" office:value-type="float" office:value="0.2043107">
            <text:p>0.2043107</text:p>
          </table:table-cell>
          <table:table-cell table:number-columns-repeated="2" office:value-type="float" office:value="0.22446382">
            <text:p>0.22446382</text:p>
          </table:table-cell>
          <table:table-cell table:number-columns-repeated="4" office:value-type="float" office:value="0.29111037">
            <text:p>0.29111037</text:p>
          </table:table-cell>
          <table:table-cell table:number-columns-repeated="4" office:value-type="float" office:value="0.44334453">
            <text:p>0.44334453</text:p>
          </table:table-cell>
          <table:table-cell table:number-columns-repeated="3" office:value-type="float" office:value="0.5422142">
            <text:p>0.5422142</text:p>
          </table:table-cell>
          <table:table-cell office:value-type="float" office:value="0.6059716">
            <text:p>0.6059716</text:p>
          </table:table-cell>
          <table:table-cell table:number-columns-repeated="5" office:value-type="float" office:value="0.76520807">
            <text:p>0.76520807</text:p>
          </table:table-cell>
          <table:table-cell table:number-columns-repeated="2" office:value-type="float" office:value="0.78394836">
            <text:p>0.78394836</text:p>
          </table:table-cell>
          <table:table-cell table:number-columns-repeated="4" office:value-type="float" office:value="0.80989516">
            <text:p>0.80989516</text:p>
          </table:table-cell>
          <table:table-cell table:number-columns-repeated="3" office:value-type="float" office:value="0.82020086">
            <text:p>0.82020086</text:p>
          </table:table-cell>
          <table:table-cell office:value-type="float" office:value="0.8429752">
            <text:p>0.8429752</text:p>
          </table:table-cell>
          <table:table-cell office:value-type="float" office:value="0.8471921">
            <text:p>0.8471921</text:p>
          </table:table-cell>
          <table:table-cell table:number-columns-repeated="2" office:value-type="float" office:value="0.8554989">
            <text:p>0.8554989</text:p>
          </table:table-cell>
          <table:table-cell table:number-columns-repeated="4" office:value-type="float" office:value="0.8774891">
            <text:p>0.8774891</text:p>
          </table:table-cell>
          <table:table-cell office:value-type="float" office:value="0.8814255">
            <text:p>0.8814255</text:p>
          </table:table-cell>
          <table:table-cell table:number-columns-repeated="6" office:value-type="float" office:value="0.8945995">
            <text:p>0.8945995</text:p>
          </table:table-cell>
          <table:table-cell table:number-columns-repeated="2" office:value-type="float" office:value="0.90114415">
            <text:p>0.90114415</text:p>
          </table:table-cell>
          <table:table-cell/>
          <table:table-cell office:value-type="float" office:value="38">
            <text:p>38</text:p>
          </table:table-cell>
          <table:table-cell office:value-type="float" office:value="14.748">
            <text:p>14.748</text:p>
          </table:table-cell>
          <table:table-cell office:value-type="float" office:value="12.152">
            <text:p>12.152</text:p>
          </table:table-cell>
          <table:table-cell table:number-columns-repeated="2" office:value-type="float" office:value="12.11">
            <text:p>12.11</text:p>
          </table:table-cell>
          <table:table-cell office:value-type="float" office:value="11.61">
            <text:p>11.61</text:p>
          </table:table-cell>
          <table:table-cell office:value-type="float" office:value="11.63">
            <text:p>11.63</text:p>
          </table:table-cell>
          <table:table-cell office:value-type="float" office:value="11.396">
            <text:p>11.396</text:p>
          </table:table-cell>
          <table:table-cell office:value-type="float" office:value="11.166">
            <text:p>11.166</text:p>
          </table:table-cell>
          <table:table-cell office:value-type="float" office:value="12.416">
            <text:p>12.416</text:p>
          </table:table-cell>
          <table:table-cell office:value-type="float" office:value="12.078">
            <text:p>12.078</text:p>
          </table:table-cell>
          <table:table-cell office:value-type="float" office:value="14.188">
            <text:p>14.188</text:p>
          </table:table-cell>
          <table:table-cell office:value-type="float" office:value="14.67">
            <text:p>14.67</text:p>
          </table:table-cell>
          <table:table-cell office:value-type="float" office:value="16.482">
            <text:p>16.482</text:p>
          </table:table-cell>
          <table:table-cell office:value-type="float" office:value="19.266">
            <text:p>19.266</text:p>
          </table:table-cell>
          <table:table-cell office:value-type="float" office:value="21.232">
            <text:p>21.232</text:p>
          </table:table-cell>
          <table:table-cell office:value-type="float" office:value="25.024">
            <text:p>25.024</text:p>
          </table:table-cell>
          <table:table-cell office:value-type="float" office:value="26.038">
            <text:p>26.038</text:p>
          </table:table-cell>
          <table:table-cell office:value-type="float" office:value="30.798">
            <text:p>30.798</text:p>
          </table:table-cell>
          <table:table-cell office:value-type="float" office:value="32.496">
            <text:p>32.496</text:p>
          </table:table-cell>
          <table:table-cell office:value-type="float" office:value="33.594">
            <text:p>33.594</text:p>
          </table:table-cell>
          <table:table-cell office:value-type="float" office:value="33.496">
            <text:p>33.496</text:p>
          </table:table-cell>
          <table:table-cell office:value-type="float" office:value="33.074">
            <text:p>33.074</text:p>
          </table:table-cell>
          <table:table-cell office:value-type="float" office:value="34.452">
            <text:p>34.452</text:p>
          </table:table-cell>
          <table:table-cell office:value-type="float" office:value="34.958">
            <text:p>34.958</text:p>
          </table:table-cell>
          <table:table-cell office:value-type="float" office:value="35.01">
            <text:p>35.01</text:p>
          </table:table-cell>
          <table:table-cell office:value-type="float" office:value="35.826">
            <text:p>35.826</text:p>
          </table:table-cell>
          <table:table-cell office:value-type="float" office:value="35.228">
            <text:p>35.228</text:p>
          </table:table-cell>
          <table:table-cell office:value-type="float" office:value="35.83">
            <text:p>35.83</text:p>
          </table:table-cell>
          <table:table-cell office:value-type="float" office:value="37.43">
            <text:p>37.43</text:p>
          </table:table-cell>
          <table:table-cell office:value-type="float" office:value="36.628">
            <text:p>36.628</text:p>
          </table:table-cell>
          <table:table-cell office:value-type="float" office:value="36.606">
            <text:p>36.606</text:p>
          </table:table-cell>
          <table:table-cell office:value-type="float" office:value="37.022">
            <text:p>37.022</text:p>
          </table:table-cell>
          <table:table-cell office:value-type="float" office:value="38.896">
            <text:p>38.896</text:p>
          </table:table-cell>
          <table:table-cell office:value-type="float" office:value="38.608">
            <text:p>38.608</text:p>
          </table:table-cell>
          <table:table-cell office:value-type="float" office:value="38.108">
            <text:p>38.108</text:p>
          </table:table-cell>
          <table:table-cell office:value-type="float" office:value="38.142">
            <text:p>38.142</text:p>
          </table:table-cell>
          <table:table-cell office:value-type="float" office:value="36.348">
            <text:p>36.348</text:p>
          </table:table-cell>
          <table:table-cell office:value-type="float" office:value="35.498">
            <text:p>35.498</text:p>
          </table:table-cell>
          <table:table-cell office:value-type="float" office:value="36.968">
            <text:p>36.968</text:p>
          </table:table-cell>
          <table:table-cell office:value-type="float" office:value="36.786">
            <text:p>36.786</text:p>
          </table:table-cell>
          <table:table-cell office:value-type="float" office:value="37.528">
            <text:p>37.528</text:p>
          </table:table-cell>
          <table:table-cell office:value-type="float" office:value="38.24">
            <text:p>38.24</text:p>
          </table:table-cell>
          <table:table-cell office:value-type="float" office:value="37.704">
            <text:p>37.704</text:p>
          </table:table-cell>
          <table:table-cell office:value-type="float" office:value="37.252">
            <text:p>37.252</text:p>
          </table:table-cell>
          <table:table-cell office:value-type="float" office:value="37.944">
            <text:p>37.944</text:p>
          </table:table-cell>
          <table:table-cell office:value-type="float" office:value="37.234">
            <text:p>37.234</text:p>
          </table:table-cell>
          <table:table-cell office:value-type="float" office:value="39.384">
            <text:p>39.384</text:p>
          </table:table-cell>
          <table:table-cell office:value-type="float" office:value="38.73">
            <text:p>38.73</text:p>
          </table:table-cell>
          <table:table-cell office:value-type="float" office:value="39.1">
            <text:p>39.1</text:p>
          </table:table-cell>
          <table:table-cell office:value-type="float" office:value="41.196">
            <text:p>41.196</text:p>
          </table:table-cell>
          <table:table-cell office:value-type="float" office:value="42.218">
            <text:p>42.21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124774404">
            <text:p>0.124774404</text:p>
          </table:table-cell>
          <table:table-cell table:number-columns-repeated="4" office:value-type="float" office:value="0.1968353">
            <text:p>0.1968353</text:p>
          </table:table-cell>
          <table:table-cell office:value-type="float" office:value="0.2160396">
            <text:p>0.2160396</text:p>
          </table:table-cell>
          <table:table-cell table:number-columns-repeated="3" office:value-type="float" office:value="0.43481493">
            <text:p>0.43481493</text:p>
          </table:table-cell>
          <table:table-cell table:number-columns-repeated="4" office:value-type="float" office:value="0.54514086">
            <text:p>0.54514086</text:p>
          </table:table-cell>
          <table:table-cell table:number-columns-repeated="2" office:value-type="float" office:value="0.59070027">
            <text:p>0.59070027</text:p>
          </table:table-cell>
          <table:table-cell table:number-columns-repeated="3" office:value-type="float" office:value="0.61429936">
            <text:p>0.61429936</text:p>
          </table:table-cell>
          <table:table-cell office:value-type="float" office:value="0.6444259">
            <text:p>0.6444259</text:p>
          </table:table-cell>
          <table:table-cell table:number-columns-repeated="7" office:value-type="float" office:value="0.6528127">
            <text:p>0.6528127</text:p>
          </table:table-cell>
          <table:table-cell table:number-columns-repeated="3" office:value-type="float" office:value="0.68987155">
            <text:p>0.68987155</text:p>
          </table:table-cell>
          <table:table-cell table:number-columns-repeated="22" office:value-type="float" office:value="1">
            <text:p>1</text:p>
          </table:table-cell>
          <table:table-cell/>
          <table:table-cell office:value-type="float" office:value="39">
            <text:p>39</text:p>
          </table:table-cell>
          <table:table-cell office:value-type="float" office:value="15.138">
            <text:p>15.138</text:p>
          </table:table-cell>
          <table:table-cell office:value-type="float" office:value="13.77">
            <text:p>13.77</text:p>
          </table:table-cell>
          <table:table-cell office:value-type="float" office:value="13.562">
            <text:p>13.562</text:p>
          </table:table-cell>
          <table:table-cell office:value-type="float" office:value="13.114">
            <text:p>13.114</text:p>
          </table:table-cell>
          <table:table-cell office:value-type="float" office:value="12.79">
            <text:p>12.79</text:p>
          </table:table-cell>
          <table:table-cell office:value-type="float" office:value="13.33">
            <text:p>13.33</text:p>
          </table:table-cell>
          <table:table-cell office:value-type="float" office:value="13.58">
            <text:p>13.58</text:p>
          </table:table-cell>
          <table:table-cell office:value-type="float" office:value="14.624">
            <text:p>14.624</text:p>
          </table:table-cell>
          <table:table-cell office:value-type="float" office:value="15.68">
            <text:p>15.68</text:p>
          </table:table-cell>
          <table:table-cell office:value-type="float" office:value="17.264">
            <text:p>17.264</text:p>
          </table:table-cell>
          <table:table-cell office:value-type="float" office:value="20.26">
            <text:p>20.26</text:p>
          </table:table-cell>
          <table:table-cell office:value-type="float" office:value="21.164">
            <text:p>21.164</text:p>
          </table:table-cell>
          <table:table-cell office:value-type="float" office:value="24.774">
            <text:p>24.774</text:p>
          </table:table-cell>
          <table:table-cell office:value-type="float" office:value="28.642">
            <text:p>28.642</text:p>
          </table:table-cell>
          <table:table-cell office:value-type="float" office:value="30.312">
            <text:p>30.312</text:p>
          </table:table-cell>
          <table:table-cell office:value-type="float" office:value="32.85">
            <text:p>32.85</text:p>
          </table:table-cell>
          <table:table-cell office:value-type="float" office:value="32.982">
            <text:p>32.982</text:p>
          </table:table-cell>
          <table:table-cell office:value-type="float" office:value="32.974">
            <text:p>32.974</text:p>
          </table:table-cell>
          <table:table-cell office:value-type="float" office:value="33.752">
            <text:p>33.752</text:p>
          </table:table-cell>
          <table:table-cell office:value-type="float" office:value="35.6">
            <text:p>35.6</text:p>
          </table:table-cell>
          <table:table-cell office:value-type="float" office:value="36.372">
            <text:p>36.372</text:p>
          </table:table-cell>
          <table:table-cell office:value-type="float" office:value="37.894">
            <text:p>37.894</text:p>
          </table:table-cell>
          <table:table-cell office:value-type="float" office:value="40.966">
            <text:p>40.966</text:p>
          </table:table-cell>
          <table:table-cell office:value-type="float" office:value="39.712">
            <text:p>39.712</text:p>
          </table:table-cell>
          <table:table-cell office:value-type="float" office:value="40.396">
            <text:p>40.396</text:p>
          </table:table-cell>
          <table:table-cell office:value-type="float" office:value="41.69">
            <text:p>41.69</text:p>
          </table:table-cell>
          <table:table-cell office:value-type="float" office:value="40.666">
            <text:p>40.666</text:p>
          </table:table-cell>
          <table:table-cell office:value-type="float" office:value="42.206">
            <text:p>42.206</text:p>
          </table:table-cell>
          <table:table-cell office:value-type="float" office:value="42.398">
            <text:p>42.398</text:p>
          </table:table-cell>
          <table:table-cell office:value-type="float" office:value="42.2">
            <text:p>42.2</text:p>
          </table:table-cell>
          <table:table-cell table:number-columns-repeated="21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0.1655163">
            <text:p>0.1655163</text:p>
          </table:table-cell>
          <table:table-cell table:number-columns-repeated="2" office:value-type="float" office:value="0.1968353">
            <text:p>0.1968353</text:p>
          </table:table-cell>
          <table:table-cell office:value-type="float" office:value="0.19865322">
            <text:p>0.19865322</text:p>
          </table:table-cell>
          <table:table-cell table:number-columns-repeated="2" office:value-type="float" office:value="0.24850075">
            <text:p>0.24850075</text:p>
          </table:table-cell>
          <table:table-cell office:value-type="float" office:value="0.25551412">
            <text:p>0.25551412</text:p>
          </table:table-cell>
          <table:table-cell office:value-type="float" office:value="0.33102784">
            <text:p>0.33102784</text:p>
          </table:table-cell>
          <table:table-cell table:number-columns-repeated="2" office:value-type="float" office:value="0.45267305">
            <text:p>0.45267305</text:p>
          </table:table-cell>
          <table:table-cell office:value-type="float" office:value="0.48408273">
            <text:p>0.48408273</text:p>
          </table:table-cell>
          <table:table-cell office:value-type="float" office:value="0.50763696">
            <text:p>0.50763696</text:p>
          </table:table-cell>
          <table:table-cell table:number-columns-repeated="11" office:value-type="float" office:value="0.5551785">
            <text:p>0.5551785</text:p>
          </table:table-cell>
          <table:table-cell table:number-columns-repeated="2" office:value-type="float" office:value="0.58110124">
            <text:p>0.58110124</text:p>
          </table:table-cell>
          <table:table-cell table:number-columns-repeated="6" office:value-type="float" office:value="0.6120274">
            <text:p>0.6120274</text:p>
          </table:table-cell>
          <table:table-cell table:number-columns-repeated="19" office:value-type="float" office:value="0.61932665">
            <text:p>0.61932665</text:p>
          </table:table-cell>
          <table:table-cell/>
          <table:table-cell office:value-type="float" office:value="40">
            <text:p>40</text:p>
          </table:table-cell>
          <table:table-cell office:value-type="float" office:value="14.896">
            <text:p>14.896</text:p>
          </table:table-cell>
          <table:table-cell office:value-type="float" office:value="13.074">
            <text:p>13.074</text:p>
          </table:table-cell>
          <table:table-cell office:value-type="float" office:value="11.074">
            <text:p>11.074</text:p>
          </table:table-cell>
          <table:table-cell office:value-type="float" office:value="10.808">
            <text:p>10.808</text:p>
          </table:table-cell>
          <table:table-cell office:value-type="float" office:value="9.56">
            <text:p>9.56</text:p>
          </table:table-cell>
          <table:table-cell office:value-type="float" office:value="8.094">
            <text:p>8.094</text:p>
          </table:table-cell>
          <table:table-cell office:value-type="float" office:value="7.64">
            <text:p>7.64</text:p>
          </table:table-cell>
          <table:table-cell office:value-type="float" office:value="8.07">
            <text:p>8.07</text:p>
          </table:table-cell>
          <table:table-cell office:value-type="float" office:value="8.66">
            <text:p>8.66</text:p>
          </table:table-cell>
          <table:table-cell office:value-type="float" office:value="8.568">
            <text:p>8.568</text:p>
          </table:table-cell>
          <table:table-cell office:value-type="float" office:value="9.14">
            <text:p>9.14</text:p>
          </table:table-cell>
          <table:table-cell office:value-type="float" office:value="10.342">
            <text:p>10.342</text:p>
          </table:table-cell>
          <table:table-cell office:value-type="float" office:value="11.122">
            <text:p>11.122</text:p>
          </table:table-cell>
          <table:table-cell office:value-type="float" office:value="12.434">
            <text:p>12.434</text:p>
          </table:table-cell>
          <table:table-cell office:value-type="float" office:value="13.758">
            <text:p>13.758</text:p>
          </table:table-cell>
          <table:table-cell office:value-type="float" office:value="15.31">
            <text:p>15.31</text:p>
          </table:table-cell>
          <table:table-cell office:value-type="float" office:value="16.576">
            <text:p>16.576</text:p>
          </table:table-cell>
          <table:table-cell office:value-type="float" office:value="17.61">
            <text:p>17.61</text:p>
          </table:table-cell>
          <table:table-cell office:value-type="float" office:value="19.434">
            <text:p>19.434</text:p>
          </table:table-cell>
          <table:table-cell office:value-type="float" office:value="21.128">
            <text:p>21.128</text:p>
          </table:table-cell>
          <table:table-cell office:value-type="float" office:value="23.336">
            <text:p>23.336</text:p>
          </table:table-cell>
          <table:table-cell office:value-type="float" office:value="25.078">
            <text:p>25.078</text:p>
          </table:table-cell>
          <table:table-cell office:value-type="float" office:value="27.97">
            <text:p>27.97</text:p>
          </table:table-cell>
          <table:table-cell office:value-type="float" office:value="29.296">
            <text:p>29.296</text:p>
          </table:table-cell>
          <table:table-cell office:value-type="float" office:value="32.512">
            <text:p>32.512</text:p>
          </table:table-cell>
          <table:table-cell office:value-type="float" office:value="35.582">
            <text:p>35.582</text:p>
          </table:table-cell>
          <table:table-cell office:value-type="float" office:value="38.084">
            <text:p>38.084</text:p>
          </table:table-cell>
          <table:table-cell office:value-type="float" office:value="42.29">
            <text:p>42.29</text:p>
          </table:table-cell>
          <table:table-cell office:value-type="float" office:value="46.064">
            <text:p>46.064</text:p>
          </table:table-cell>
          <table:table-cell office:value-type="float" office:value="48.582">
            <text:p>48.582</text:p>
          </table:table-cell>
          <table:table-cell office:value-type="float" office:value="50.284">
            <text:p>50.284</text:p>
          </table:table-cell>
          <table:table-cell office:value-type="float" office:value="52.006">
            <text:p>52.006</text:p>
          </table:table-cell>
          <table:table-cell office:value-type="float" office:value="53.352">
            <text:p>53.352</text:p>
          </table:table-cell>
          <table:table-cell office:value-type="float" office:value="55.746">
            <text:p>55.746</text:p>
          </table:table-cell>
          <table:table-cell office:value-type="float" office:value="58.652">
            <text:p>58.652</text:p>
          </table:table-cell>
          <table:table-cell office:value-type="float" office:value="59.036">
            <text:p>59.036</text:p>
          </table:table-cell>
          <table:table-cell office:value-type="float" office:value="59.846">
            <text:p>59.846</text:p>
          </table:table-cell>
          <table:table-cell office:value-type="float" office:value="62.956">
            <text:p>62.956</text:p>
          </table:table-cell>
          <table:table-cell office:value-type="float" office:value="67.308">
            <text:p>67.308</text:p>
          </table:table-cell>
          <table:table-cell office:value-type="float" office:value="70.386">
            <text:p>70.386</text:p>
          </table:table-cell>
          <table:table-cell office:value-type="float" office:value="76.652">
            <text:p>76.652</text:p>
          </table:table-cell>
          <table:table-cell office:value-type="float" office:value="78.642">
            <text:p>78.642</text:p>
          </table:table-cell>
          <table:table-cell office:value-type="float" office:value="79.52">
            <text:p>79.52</text:p>
          </table:table-cell>
          <table:table-cell office:value-type="float" office:value="82.796">
            <text:p>82.796</text:p>
          </table:table-cell>
          <table:table-cell office:value-type="float" office:value="85.486">
            <text:p>85.486</text:p>
          </table:table-cell>
          <table:table-cell office:value-type="float" office:value="87.004">
            <text:p>87.004</text:p>
          </table:table-cell>
          <table:table-cell office:value-type="float" office:value="87.24">
            <text:p>87.24</text:p>
          </table:table-cell>
          <table:table-cell office:value-type="float" office:value="87.232">
            <text:p>87.232</text:p>
          </table:table-cell>
          <table:table-cell office:value-type="float" office:value="89.728">
            <text:p>89.728</text:p>
          </table:table-cell>
          <table:table-cell office:value-type="float" office:value="92.956">
            <text:p>92.956</text:p>
          </table:table-cell>
          <table:table-cell office:value-type="float" office:value="94.244">
            <text:p>94.24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15182085">
            <text:p>0.15182085</text:p>
          </table:table-cell>
          <table:table-cell table:number-columns-repeated="5" office:value-type="float" office:value="0.20229323">
            <text:p>0.20229323</text:p>
          </table:table-cell>
          <table:table-cell office:value-type="float" office:value="0.258667">
            <text:p>0.258667</text:p>
          </table:table-cell>
          <table:table-cell table:number-columns-repeated="4" office:value-type="float" office:value="0.4388197">
            <text:p>0.4388197</text:p>
          </table:table-cell>
          <table:table-cell office:value-type="float" office:value="0.5031503">
            <text:p>0.5031503</text:p>
          </table:table-cell>
          <table:table-cell office:value-type="float" office:value="0.54478174">
            <text:p>0.54478174</text:p>
          </table:table-cell>
          <table:table-cell office:value-type="float" office:value="0.5562395">
            <text:p>0.5562395</text:p>
          </table:table-cell>
          <table:table-cell office:value-type="float" office:value="0.5598854">
            <text:p>0.5598854</text:p>
          </table:table-cell>
          <table:table-cell table:number-columns-repeated="5" office:value-type="float" office:value="0.6007803">
            <text:p>0.6007803</text:p>
          </table:table-cell>
          <table:table-cell table:number-columns-repeated="20" office:value-type="float" office:value="0.6449665">
            <text:p>0.6449665</text:p>
          </table:table-cell>
          <table:table-cell table:number-columns-repeated="5" office:value-type="float" office:value="0.64621645">
            <text:p>0.64621645</text:p>
          </table:table-cell>
          <table:table-cell table:number-columns-repeated="6" office:value-type="float" office:value="0.69061375">
            <text:p>0.69061375</text:p>
          </table:table-cell>
          <table:table-cell/>
          <table:table-cell office:value-type="float" office:value="41">
            <text:p>41</text:p>
          </table:table-cell>
          <table:table-cell office:value-type="float" office:value="15.122">
            <text:p>15.122</text:p>
          </table:table-cell>
          <table:table-cell office:value-type="float" office:value="13.636">
            <text:p>13.636</text:p>
          </table:table-cell>
          <table:table-cell office:value-type="float" office:value="12.734">
            <text:p>12.734</text:p>
          </table:table-cell>
          <table:table-cell office:value-type="float" office:value="12.128">
            <text:p>12.128</text:p>
          </table:table-cell>
          <table:table-cell office:value-type="float" office:value="12.194">
            <text:p>12.194</text:p>
          </table:table-cell>
          <table:table-cell office:value-type="float" office:value="10.858">
            <text:p>10.858</text:p>
          </table:table-cell>
          <table:table-cell office:value-type="float" office:value="10.92">
            <text:p>10.92</text:p>
          </table:table-cell>
          <table:table-cell office:value-type="float" office:value="10.332">
            <text:p>10.332</text:p>
          </table:table-cell>
          <table:table-cell office:value-type="float" office:value="10.376">
            <text:p>10.376</text:p>
          </table:table-cell>
          <table:table-cell office:value-type="float" office:value="11.874">
            <text:p>11.874</text:p>
          </table:table-cell>
          <table:table-cell office:value-type="float" office:value="13.664">
            <text:p>13.664</text:p>
          </table:table-cell>
          <table:table-cell office:value-type="float" office:value="17.842">
            <text:p>17.842</text:p>
          </table:table-cell>
          <table:table-cell office:value-type="float" office:value="23.708">
            <text:p>23.708</text:p>
          </table:table-cell>
          <table:table-cell office:value-type="float" office:value="29.738">
            <text:p>29.738</text:p>
          </table:table-cell>
          <table:table-cell office:value-type="float" office:value="33.142">
            <text:p>33.142</text:p>
          </table:table-cell>
          <table:table-cell office:value-type="float" office:value="37.384">
            <text:p>37.384</text:p>
          </table:table-cell>
          <table:table-cell office:value-type="float" office:value="42.922">
            <text:p>42.922</text:p>
          </table:table-cell>
          <table:table-cell office:value-type="float" office:value="46.908">
            <text:p>46.908</text:p>
          </table:table-cell>
          <table:table-cell office:value-type="float" office:value="48.822">
            <text:p>48.822</text:p>
          </table:table-cell>
          <table:table-cell office:value-type="float" office:value="49.632">
            <text:p>49.632</text:p>
          </table:table-cell>
          <table:table-cell office:value-type="float" office:value="53.15">
            <text:p>53.15</text:p>
          </table:table-cell>
          <table:table-cell office:value-type="float" office:value="54.322">
            <text:p>54.322</text:p>
          </table:table-cell>
          <table:table-cell office:value-type="float" office:value="57.32">
            <text:p>57.32</text:p>
          </table:table-cell>
          <table:table-cell office:value-type="float" office:value="60.304">
            <text:p>60.304</text:p>
          </table:table-cell>
          <table:table-cell office:value-type="float" office:value="63.46">
            <text:p>63.46</text:p>
          </table:table-cell>
          <table:table-cell office:value-type="float" office:value="66.4">
            <text:p>66.4</text:p>
          </table:table-cell>
          <table:table-cell office:value-type="float" office:value="68.476">
            <text:p>68.476</text:p>
          </table:table-cell>
          <table:table-cell office:value-type="float" office:value="69.756">
            <text:p>69.756</text:p>
          </table:table-cell>
          <table:table-cell office:value-type="float" office:value="72.988">
            <text:p>72.988</text:p>
          </table:table-cell>
          <table:table-cell office:value-type="float" office:value="75.26">
            <text:p>75.26</text:p>
          </table:table-cell>
          <table:table-cell office:value-type="float" office:value="77.808">
            <text:p>77.808</text:p>
          </table:table-cell>
          <table:table-cell office:value-type="float" office:value="79.444">
            <text:p>79.444</text:p>
          </table:table-cell>
          <table:table-cell office:value-type="float" office:value="81.476">
            <text:p>81.476</text:p>
          </table:table-cell>
          <table:table-cell office:value-type="float" office:value="85.334">
            <text:p>85.334</text:p>
          </table:table-cell>
          <table:table-cell office:value-type="float" office:value="88.956">
            <text:p>88.956</text:p>
          </table:table-cell>
          <table:table-cell office:value-type="float" office:value="88.574">
            <text:p>88.574</text:p>
          </table:table-cell>
          <table:table-cell office:value-type="float" office:value="88.588">
            <text:p>88.588</text:p>
          </table:table-cell>
          <table:table-cell office:value-type="float" office:value="88.598">
            <text:p>88.598</text:p>
          </table:table-cell>
          <table:table-cell office:value-type="float" office:value="92.294">
            <text:p>92.294</text:p>
          </table:table-cell>
          <table:table-cell office:value-type="float" office:value="97.02">
            <text:p>97.02</text:p>
          </table:table-cell>
          <table:table-cell office:value-type="float" office:value="100.676">
            <text:p>100.676</text:p>
          </table:table-cell>
          <table:table-cell office:value-type="float" office:value="101.716">
            <text:p>101.716</text:p>
          </table:table-cell>
          <table:table-cell office:value-type="float" office:value="103.454">
            <text:p>103.454</text:p>
          </table:table-cell>
          <table:table-cell office:value-type="float" office:value="102.662">
            <text:p>102.662</text:p>
          </table:table-cell>
          <table:table-cell office:value-type="float" office:value="100.698">
            <text:p>100.698</text:p>
          </table:table-cell>
          <table:table-cell office:value-type="float" office:value="107.222">
            <text:p>107.222</text:p>
          </table:table-cell>
          <table:table-cell office:value-type="float" office:value="109.876">
            <text:p>109.876</text:p>
          </table:table-cell>
          <table:table-cell office:value-type="float" office:value="112.236">
            <text:p>112.236</text:p>
          </table:table-cell>
          <table:table-cell office:value-type="float" office:value="118.052">
            <text:p>118.052</text:p>
          </table:table-cell>
          <table:table-cell office:value-type="float" office:value="118.242">
            <text:p>118.242</text:p>
          </table:table-cell>
          <table:table-cell office:value-type="float" office:value="117.55">
            <text:p>117.5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0.12854765">
            <text:p>0.12854765</text:p>
          </table:table-cell>
          <table:table-cell office:value-type="float" office:value="0.1428619">
            <text:p>0.1428619</text:p>
          </table:table-cell>
          <table:table-cell office:value-type="float" office:value="0.17413831">
            <text:p>0.17413831</text:p>
          </table:table-cell>
          <table:table-cell office:value-type="float" office:value="0.1968353">
            <text:p>0.1968353</text:p>
          </table:table-cell>
          <table:table-cell office:value-type="float" office:value="0.2667224">
            <text:p>0.2667224</text:p>
          </table:table-cell>
          <table:table-cell table:number-columns-repeated="2" office:value-type="float" office:value="0.2873277">
            <text:p>0.2873277</text:p>
          </table:table-cell>
          <table:table-cell table:number-columns-repeated="4" office:value-type="float" office:value="0.30568606">
            <text:p>0.30568606</text:p>
          </table:table-cell>
          <table:table-cell office:value-type="float" office:value="0.3262585">
            <text:p>0.3262585</text:p>
          </table:table-cell>
          <table:table-cell table:number-columns-repeated="38" office:value-type="float" office:value="1">
            <text:p>1</text:p>
          </table:table-cell>
          <table:table-cell/>
          <table:table-cell office:value-type="float" office:value="42">
            <text:p>42</text:p>
          </table:table-cell>
          <table:table-cell office:value-type="float" office:value="15.29">
            <text:p>15.29</text:p>
          </table:table-cell>
          <table:table-cell office:value-type="float" office:value="14.014">
            <text:p>14.014</text:p>
          </table:table-cell>
          <table:table-cell office:value-type="float" office:value="13.308">
            <text:p>13.308</text:p>
          </table:table-cell>
          <table:table-cell office:value-type="float" office:value="11.52">
            <text:p>11.52</text:p>
          </table:table-cell>
          <table:table-cell office:value-type="float" office:value="11.032">
            <text:p>11.032</text:p>
          </table:table-cell>
          <table:table-cell office:value-type="float" office:value="9.796">
            <text:p>9.796</text:p>
          </table:table-cell>
          <table:table-cell office:value-type="float" office:value="8.534">
            <text:p>8.534</text:p>
          </table:table-cell>
          <table:table-cell office:value-type="float" office:value="7.374">
            <text:p>7.374</text:p>
          </table:table-cell>
          <table:table-cell office:value-type="float" office:value="7.296">
            <text:p>7.296</text:p>
          </table:table-cell>
          <table:table-cell office:value-type="float" office:value="7.708">
            <text:p>7.708</text:p>
          </table:table-cell>
          <table:table-cell office:value-type="float" office:value="8.098">
            <text:p>8.098</text:p>
          </table:table-cell>
          <table:table-cell office:value-type="float" office:value="7.89">
            <text:p>7.89</text:p>
          </table:table-cell>
          <table:table-cell office:value-type="float" office:value="8.322">
            <text:p>8.322</text:p>
          </table:table-cell>
          <table:table-cell office:value-type="float" office:value="8.878">
            <text:p>8.878</text:p>
          </table:table-cell>
          <table:table-cell table:number-columns-repeated="37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0.1655163">
            <text:p>0.1655163</text:p>
          </table:table-cell>
          <table:table-cell table:number-columns-repeated="3" office:value-type="float" office:value="0.28470796">
            <text:p>0.28470796</text:p>
          </table:table-cell>
          <table:table-cell table:number-columns-repeated="4" office:value-type="float" office:value="0.4989196">
            <text:p>0.4989196</text:p>
          </table:table-cell>
          <table:table-cell office:value-type="float" office:value="0.5221608">
            <text:p>0.5221608</text:p>
          </table:table-cell>
          <table:table-cell office:value-type="float" office:value="0.60025156">
            <text:p>0.60025156</text:p>
          </table:table-cell>
          <table:table-cell table:number-columns-repeated="5" office:value-type="float" office:value="0.6606981">
            <text:p>0.6606981</text:p>
          </table:table-cell>
          <table:table-cell office:value-type="float" office:value="0.6656817">
            <text:p>0.6656817</text:p>
          </table:table-cell>
          <table:table-cell table:number-columns-repeated="7" office:value-type="float" office:value="0.66908824">
            <text:p>0.66908824</text:p>
          </table:table-cell>
          <table:table-cell table:number-columns-repeated="2" office:value-type="float" office:value="0.6723778">
            <text:p>0.6723778</text:p>
          </table:table-cell>
          <table:table-cell table:number-columns-repeated="10" office:value-type="float" office:value="0.6782809">
            <text:p>0.6782809</text:p>
          </table:table-cell>
          <table:table-cell table:number-columns-repeated="3" office:value-type="float" office:value="0.6972481">
            <text:p>0.6972481</text:p>
          </table:table-cell>
          <table:table-cell table:number-columns-repeated="2" office:value-type="float" office:value="0.7112923">
            <text:p>0.7112923</text:p>
          </table:table-cell>
          <table:table-cell table:number-columns-repeated="9" office:value-type="float" office:value="0.7198368">
            <text:p>0.7198368</text:p>
          </table:table-cell>
          <table:table-cell office:value-type="float" office:value="0.721469">
            <text:p>0.721469</text:p>
          </table:table-cell>
          <table:table-cell/>
          <table:table-cell office:value-type="float" office:value="43">
            <text:p>43</text:p>
          </table:table-cell>
          <table:table-cell office:value-type="float" office:value="15.078">
            <text:p>15.078</text:p>
          </table:table-cell>
          <table:table-cell office:value-type="float" office:value="12.946">
            <text:p>12.946</text:p>
          </table:table-cell>
          <table:table-cell office:value-type="float" office:value="12.456">
            <text:p>12.456</text:p>
          </table:table-cell>
          <table:table-cell office:value-type="float" office:value="12.916">
            <text:p>12.916</text:p>
          </table:table-cell>
          <table:table-cell office:value-type="float" office:value="12.86">
            <text:p>12.86</text:p>
          </table:table-cell>
          <table:table-cell office:value-type="float" office:value="14.306">
            <text:p>14.306</text:p>
          </table:table-cell>
          <table:table-cell office:value-type="float" office:value="16.956">
            <text:p>16.956</text:p>
          </table:table-cell>
          <table:table-cell office:value-type="float" office:value="20.084">
            <text:p>20.084</text:p>
          </table:table-cell>
          <table:table-cell office:value-type="float" office:value="22.588">
            <text:p>22.588</text:p>
          </table:table-cell>
          <table:table-cell office:value-type="float" office:value="25.148">
            <text:p>25.148</text:p>
          </table:table-cell>
          <table:table-cell office:value-type="float" office:value="27.516">
            <text:p>27.516</text:p>
          </table:table-cell>
          <table:table-cell office:value-type="float" office:value="31.472">
            <text:p>31.472</text:p>
          </table:table-cell>
          <table:table-cell office:value-type="float" office:value="33.408">
            <text:p>33.408</text:p>
          </table:table-cell>
          <table:table-cell office:value-type="float" office:value="36.396">
            <text:p>36.396</text:p>
          </table:table-cell>
          <table:table-cell office:value-type="float" office:value="41.05">
            <text:p>41.05</text:p>
          </table:table-cell>
          <table:table-cell office:value-type="float" office:value="46.168">
            <text:p>46.168</text:p>
          </table:table-cell>
          <table:table-cell office:value-type="float" office:value="51.246">
            <text:p>51.246</text:p>
          </table:table-cell>
          <table:table-cell office:value-type="float" office:value="55.976">
            <text:p>55.976</text:p>
          </table:table-cell>
          <table:table-cell office:value-type="float" office:value="61.73">
            <text:p>61.73</text:p>
          </table:table-cell>
          <table:table-cell office:value-type="float" office:value="66.646">
            <text:p>66.646</text:p>
          </table:table-cell>
          <table:table-cell office:value-type="float" office:value="71.486">
            <text:p>71.486</text:p>
          </table:table-cell>
          <table:table-cell office:value-type="float" office:value="74.64">
            <text:p>74.64</text:p>
          </table:table-cell>
          <table:table-cell office:value-type="float" office:value="75.71">
            <text:p>75.71</text:p>
          </table:table-cell>
          <table:table-cell office:value-type="float" office:value="81.668">
            <text:p>81.668</text:p>
          </table:table-cell>
          <table:table-cell office:value-type="float" office:value="85.986">
            <text:p>85.986</text:p>
          </table:table-cell>
          <table:table-cell office:value-type="float" office:value="89.952">
            <text:p>89.952</text:p>
          </table:table-cell>
          <table:table-cell office:value-type="float" office:value="91.614">
            <text:p>91.614</text:p>
          </table:table-cell>
          <table:table-cell office:value-type="float" office:value="97.05">
            <text:p>97.05</text:p>
          </table:table-cell>
          <table:table-cell office:value-type="float" office:value="97.85">
            <text:p>97.85</text:p>
          </table:table-cell>
          <table:table-cell office:value-type="float" office:value="100.24">
            <text:p>100.24</text:p>
          </table:table-cell>
          <table:table-cell office:value-type="float" office:value="99.194">
            <text:p>99.194</text:p>
          </table:table-cell>
          <table:table-cell office:value-type="float" office:value="100.25">
            <text:p>100.25</text:p>
          </table:table-cell>
          <table:table-cell office:value-type="float" office:value="101.736">
            <text:p>101.736</text:p>
          </table:table-cell>
          <table:table-cell office:value-type="float" office:value="104.828">
            <text:p>104.828</text:p>
          </table:table-cell>
          <table:table-cell office:value-type="float" office:value="104.686">
            <text:p>104.686</text:p>
          </table:table-cell>
          <table:table-cell office:value-type="float" office:value="104.844">
            <text:p>104.844</text:p>
          </table:table-cell>
          <table:table-cell office:value-type="float" office:value="106.768">
            <text:p>106.768</text:p>
          </table:table-cell>
          <table:table-cell office:value-type="float" office:value="107.678">
            <text:p>107.678</text:p>
          </table:table-cell>
          <table:table-cell office:value-type="float" office:value="106.338">
            <text:p>106.338</text:p>
          </table:table-cell>
          <table:table-cell office:value-type="float" office:value="106.842">
            <text:p>106.842</text:p>
          </table:table-cell>
          <table:table-cell office:value-type="float" office:value="107.29">
            <text:p>107.29</text:p>
          </table:table-cell>
          <table:table-cell office:value-type="float" office:value="108.142">
            <text:p>108.142</text:p>
          </table:table-cell>
          <table:table-cell office:value-type="float" office:value="109.6">
            <text:p>109.6</text:p>
          </table:table-cell>
          <table:table-cell office:value-type="float" office:value="114.13">
            <text:p>114.13</text:p>
          </table:table-cell>
          <table:table-cell office:value-type="float" office:value="113.39">
            <text:p>113.39</text:p>
          </table:table-cell>
          <table:table-cell office:value-type="float" office:value="113.996">
            <text:p>113.996</text:p>
          </table:table-cell>
          <table:table-cell office:value-type="float" office:value="112.342">
            <text:p>112.342</text:p>
          </table:table-cell>
          <table:table-cell office:value-type="float" office:value="111.32">
            <text:p>111.32</text:p>
          </table:table-cell>
          <table:table-cell office:value-type="float" office:value="113.03">
            <text:p>113.03</text:p>
          </table:table-cell>
          <table:table-cell office:value-type="float" office:value="117.03">
            <text:p>117.03</text:p>
          </table:table-cell>
          <table:table-cell office:value-type="float" office:value="118.874">
            <text:p>118.87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0.19802755">
            <text:p>0.19802755</text:p>
          </table:table-cell>
          <table:table-cell office:value-type="float" office:value="0.19812696">
            <text:p>0.19812696</text:p>
          </table:table-cell>
          <table:table-cell table:number-columns-repeated="20" office:value-type="float" office:value="0.73614055">
            <text:p>0.73614055</text:p>
          </table:table-cell>
          <table:table-cell table:number-columns-repeated="6" office:value-type="float" office:value="0.7749419">
            <text:p>0.7749419</text:p>
          </table:table-cell>
          <table:table-cell table:number-columns-repeated="13" office:value-type="float" office:value="0.8039949">
            <text:p>0.8039949</text:p>
          </table:table-cell>
          <table:table-cell office:value-type="float" office:value="0.86150074">
            <text:p>0.86150074</text:p>
          </table:table-cell>
          <table:table-cell table:number-columns-repeated="8" office:value-type="float" office:value="0.8702187">
            <text:p>0.8702187</text:p>
          </table:table-cell>
          <table:table-cell/>
          <table:table-cell office:value-type="float" office:value="44">
            <text:p>44</text:p>
          </table:table-cell>
          <table:table-cell office:value-type="float" office:value="14.142">
            <text:p>14.142</text:p>
          </table:table-cell>
          <table:table-cell office:value-type="float" office:value="12.592">
            <text:p>12.592</text:p>
          </table:table-cell>
          <table:table-cell office:value-type="float" office:value="11.72">
            <text:p>11.72</text:p>
          </table:table-cell>
          <table:table-cell office:value-type="float" office:value="11.792">
            <text:p>11.792</text:p>
          </table:table-cell>
          <table:table-cell office:value-type="float" office:value="12.972">
            <text:p>12.972</text:p>
          </table:table-cell>
          <table:table-cell office:value-type="float" office:value="12.878">
            <text:p>12.878</text:p>
          </table:table-cell>
          <table:table-cell office:value-type="float" office:value="13.468">
            <text:p>13.468</text:p>
          </table:table-cell>
          <table:table-cell office:value-type="float" office:value="15.156">
            <text:p>15.156</text:p>
          </table:table-cell>
          <table:table-cell office:value-type="float" office:value="16.788">
            <text:p>16.788</text:p>
          </table:table-cell>
          <table:table-cell office:value-type="float" office:value="17.718">
            <text:p>17.718</text:p>
          </table:table-cell>
          <table:table-cell office:value-type="float" office:value="19.6">
            <text:p>19.6</text:p>
          </table:table-cell>
          <table:table-cell office:value-type="float" office:value="20.356">
            <text:p>20.356</text:p>
          </table:table-cell>
          <table:table-cell office:value-type="float" office:value="21.506">
            <text:p>21.506</text:p>
          </table:table-cell>
          <table:table-cell office:value-type="float" office:value="21.502">
            <text:p>21.502</text:p>
          </table:table-cell>
          <table:table-cell office:value-type="float" office:value="22.076">
            <text:p>22.076</text:p>
          </table:table-cell>
          <table:table-cell office:value-type="float" office:value="22.668">
            <text:p>22.668</text:p>
          </table:table-cell>
          <table:table-cell office:value-type="float" office:value="23.968">
            <text:p>23.968</text:p>
          </table:table-cell>
          <table:table-cell office:value-type="float" office:value="24.01">
            <text:p>24.01</text:p>
          </table:table-cell>
          <table:table-cell office:value-type="float" office:value="26.074">
            <text:p>26.074</text:p>
          </table:table-cell>
          <table:table-cell office:value-type="float" office:value="27.302">
            <text:p>27.302</text:p>
          </table:table-cell>
          <table:table-cell office:value-type="float" office:value="28.52">
            <text:p>28.52</text:p>
          </table:table-cell>
          <table:table-cell office:value-type="float" office:value="28.346">
            <text:p>28.346</text:p>
          </table:table-cell>
          <table:table-cell office:value-type="float" office:value="30.256">
            <text:p>30.256</text:p>
          </table:table-cell>
          <table:table-cell office:value-type="float" office:value="30.642">
            <text:p>30.642</text:p>
          </table:table-cell>
          <table:table-cell office:value-type="float" office:value="31.052">
            <text:p>31.052</text:p>
          </table:table-cell>
          <table:table-cell office:value-type="float" office:value="32.344">
            <text:p>32.344</text:p>
          </table:table-cell>
          <table:table-cell office:value-type="float" office:value="34.298">
            <text:p>34.298</text:p>
          </table:table-cell>
          <table:table-cell office:value-type="float" office:value="35.902">
            <text:p>35.902</text:p>
          </table:table-cell>
          <table:table-cell office:value-type="float" office:value="37.612">
            <text:p>37.612</text:p>
          </table:table-cell>
          <table:table-cell office:value-type="float" office:value="36.824">
            <text:p>36.824</text:p>
          </table:table-cell>
          <table:table-cell office:value-type="float" office:value="37.218">
            <text:p>37.218</text:p>
          </table:table-cell>
          <table:table-cell office:value-type="float" office:value="37.868">
            <text:p>37.868</text:p>
          </table:table-cell>
          <table:table-cell office:value-type="float" office:value="37.45">
            <text:p>37.45</text:p>
          </table:table-cell>
          <table:table-cell office:value-type="float" office:value="37.902">
            <text:p>37.902</text:p>
          </table:table-cell>
          <table:table-cell office:value-type="float" office:value="40.6">
            <text:p>40.6</text:p>
          </table:table-cell>
          <table:table-cell office:value-type="float" office:value="41.328">
            <text:p>41.328</text:p>
          </table:table-cell>
          <table:table-cell office:value-type="float" office:value="40.052">
            <text:p>40.052</text:p>
          </table:table-cell>
          <table:table-cell office:value-type="float" office:value="41.982">
            <text:p>41.982</text:p>
          </table:table-cell>
          <table:table-cell office:value-type="float" office:value="43.384">
            <text:p>43.384</text:p>
          </table:table-cell>
          <table:table-cell office:value-type="float" office:value="42.648">
            <text:p>42.648</text:p>
          </table:table-cell>
          <table:table-cell office:value-type="float" office:value="47.048">
            <text:p>47.048</text:p>
          </table:table-cell>
          <table:table-cell office:value-type="float" office:value="47.404">
            <text:p>47.404</text:p>
          </table:table-cell>
          <table:table-cell office:value-type="float" office:value="49.806">
            <text:p>49.806</text:p>
          </table:table-cell>
          <table:table-cell office:value-type="float" office:value="49.744">
            <text:p>49.744</text:p>
          </table:table-cell>
          <table:table-cell office:value-type="float" office:value="49.23">
            <text:p>49.23</text:p>
          </table:table-cell>
          <table:table-cell office:value-type="float" office:value="50.222">
            <text:p>50.222</text:p>
          </table:table-cell>
          <table:table-cell office:value-type="float" office:value="50.382">
            <text:p>50.382</text:p>
          </table:table-cell>
          <table:table-cell office:value-type="float" office:value="53.746">
            <text:p>53.746</text:p>
          </table:table-cell>
          <table:table-cell office:value-type="float" office:value="54.446">
            <text:p>54.446</text:p>
          </table:table-cell>
          <table:table-cell office:value-type="float" office:value="55.678">
            <text:p>55.678</text:p>
          </table:table-cell>
          <table:table-cell office:value-type="float" office:value="56.28">
            <text:p>56.2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3" office:value-type="float" office:value="0.1968353">
            <text:p>0.1968353</text:p>
          </table:table-cell>
          <table:table-cell office:value-type="float" office:value="0.2305025">
            <text:p>0.2305025</text:p>
          </table:table-cell>
          <table:table-cell table:number-columns-repeated="2" office:value-type="float" office:value="0.24653487">
            <text:p>0.24653487</text:p>
          </table:table-cell>
          <table:table-cell table:number-columns-repeated="2" office:value-type="float" office:value="0.38388032">
            <text:p>0.38388032</text:p>
          </table:table-cell>
          <table:table-cell table:number-columns-repeated="2" office:value-type="float" office:value="0.42067224">
            <text:p>0.42067224</text:p>
          </table:table-cell>
          <table:table-cell office:value-type="float" office:value="0.46072415">
            <text:p>0.46072415</text:p>
          </table:table-cell>
          <table:table-cell table:number-columns-repeated="3" office:value-type="float" office:value="0.51288337">
            <text:p>0.51288337</text:p>
          </table:table-cell>
          <table:table-cell table:number-columns-repeated="2" office:value-type="float" office:value="0.5504579">
            <text:p>0.5504579</text:p>
          </table:table-cell>
          <table:table-cell table:number-columns-repeated="4" office:value-type="float" office:value="0.7008203">
            <text:p>0.7008203</text:p>
          </table:table-cell>
          <table:table-cell table:number-columns-repeated="2" office:value-type="float" office:value="0.7447045">
            <text:p>0.7447045</text:p>
          </table:table-cell>
          <table:table-cell table:number-columns-repeated="29" office:value-type="float" office:value="0.8476174">
            <text:p>0.8476174</text:p>
          </table:table-cell>
          <table:table-cell/>
          <table:table-cell office:value-type="float" office:value="45">
            <text:p>45</text:p>
          </table:table-cell>
          <table:table-cell office:value-type="float" office:value="15.34">
            <text:p>15.34</text:p>
          </table:table-cell>
          <table:table-cell office:value-type="float" office:value="12.382">
            <text:p>12.382</text:p>
          </table:table-cell>
          <table:table-cell office:value-type="float" office:value="12.062">
            <text:p>12.062</text:p>
          </table:table-cell>
          <table:table-cell office:value-type="float" office:value="10.882">
            <text:p>10.882</text:p>
          </table:table-cell>
          <table:table-cell office:value-type="float" office:value="10.216">
            <text:p>10.216</text:p>
          </table:table-cell>
          <table:table-cell office:value-type="float" office:value="9.046">
            <text:p>9.046</text:p>
          </table:table-cell>
          <table:table-cell office:value-type="float" office:value="9.328">
            <text:p>9.328</text:p>
          </table:table-cell>
          <table:table-cell office:value-type="float" office:value="9.498">
            <text:p>9.498</text:p>
          </table:table-cell>
          <table:table-cell office:value-type="float" office:value="9.812">
            <text:p>9.812</text:p>
          </table:table-cell>
          <table:table-cell office:value-type="float" office:value="10.692">
            <text:p>10.692</text:p>
          </table:table-cell>
          <table:table-cell office:value-type="float" office:value="11.298">
            <text:p>11.298</text:p>
          </table:table-cell>
          <table:table-cell office:value-type="float" office:value="12.78">
            <text:p>12.78</text:p>
          </table:table-cell>
          <table:table-cell office:value-type="float" office:value="15.128">
            <text:p>15.128</text:p>
          </table:table-cell>
          <table:table-cell office:value-type="float" office:value="16.934">
            <text:p>16.934</text:p>
          </table:table-cell>
          <table:table-cell office:value-type="float" office:value="17.582">
            <text:p>17.582</text:p>
          </table:table-cell>
          <table:table-cell office:value-type="float" office:value="19.278">
            <text:p>19.278</text:p>
          </table:table-cell>
          <table:table-cell office:value-type="float" office:value="21.774">
            <text:p>21.774</text:p>
          </table:table-cell>
          <table:table-cell office:value-type="float" office:value="24.108">
            <text:p>24.108</text:p>
          </table:table-cell>
          <table:table-cell office:value-type="float" office:value="25.622">
            <text:p>25.622</text:p>
          </table:table-cell>
          <table:table-cell office:value-type="float" office:value="27.158">
            <text:p>27.158</text:p>
          </table:table-cell>
          <table:table-cell office:value-type="float" office:value="30.738">
            <text:p>30.738</text:p>
          </table:table-cell>
          <table:table-cell office:value-type="float" office:value="32.28">
            <text:p>32.28</text:p>
          </table:table-cell>
          <table:table-cell office:value-type="float" office:value="35.442">
            <text:p>35.442</text:p>
          </table:table-cell>
          <table:table-cell office:value-type="float" office:value="36.438">
            <text:p>36.438</text:p>
          </table:table-cell>
          <table:table-cell office:value-type="float" office:value="36.254">
            <text:p>36.254</text:p>
          </table:table-cell>
          <table:table-cell office:value-type="float" office:value="35.496">
            <text:p>35.496</text:p>
          </table:table-cell>
          <table:table-cell office:value-type="float" office:value="35.54">
            <text:p>35.54</text:p>
          </table:table-cell>
          <table:table-cell office:value-type="float" office:value="36.598">
            <text:p>36.598</text:p>
          </table:table-cell>
          <table:table-cell office:value-type="float" office:value="37.906">
            <text:p>37.906</text:p>
          </table:table-cell>
          <table:table-cell office:value-type="float" office:value="39.122">
            <text:p>39.122</text:p>
          </table:table-cell>
          <table:table-cell office:value-type="float" office:value="39.81">
            <text:p>39.81</text:p>
          </table:table-cell>
          <table:table-cell office:value-type="float" office:value="39.008">
            <text:p>39.008</text:p>
          </table:table-cell>
          <table:table-cell office:value-type="float" office:value="38.894">
            <text:p>38.894</text:p>
          </table:table-cell>
          <table:table-cell office:value-type="float" office:value="39.318">
            <text:p>39.318</text:p>
          </table:table-cell>
          <table:table-cell office:value-type="float" office:value="39.564">
            <text:p>39.564</text:p>
          </table:table-cell>
          <table:table-cell office:value-type="float" office:value="40.412">
            <text:p>40.412</text:p>
          </table:table-cell>
          <table:table-cell office:value-type="float" office:value="40.844">
            <text:p>40.844</text:p>
          </table:table-cell>
          <table:table-cell office:value-type="float" office:value="41.232">
            <text:p>41.232</text:p>
          </table:table-cell>
          <table:table-cell office:value-type="float" office:value="41.746">
            <text:p>41.746</text:p>
          </table:table-cell>
          <table:table-cell office:value-type="float" office:value="40.19">
            <text:p>40.19</text:p>
          </table:table-cell>
          <table:table-cell office:value-type="float" office:value="42.582">
            <text:p>42.582</text:p>
          </table:table-cell>
          <table:table-cell office:value-type="float" office:value="41.972">
            <text:p>41.972</text:p>
          </table:table-cell>
          <table:table-cell office:value-type="float" office:value="42.638">
            <text:p>42.638</text:p>
          </table:table-cell>
          <table:table-cell office:value-type="float" office:value="43.896">
            <text:p>43.896</text:p>
          </table:table-cell>
          <table:table-cell office:value-type="float" office:value="44.382">
            <text:p>44.382</text:p>
          </table:table-cell>
          <table:table-cell office:value-type="float" office:value="44.466">
            <text:p>44.466</text:p>
          </table:table-cell>
          <table:table-cell office:value-type="float" office:value="42.872">
            <text:p>42.872</text:p>
          </table:table-cell>
          <table:table-cell office:value-type="float" office:value="43.444">
            <text:p>43.444</text:p>
          </table:table-cell>
          <table:table-cell office:value-type="float" office:value="43.956">
            <text:p>43.956</text:p>
          </table:table-cell>
          <table:table-cell office:value-type="float" office:value="43.566">
            <text:p>43.566</text:p>
          </table:table-cell>
          <table:table-cell office:value-type="float" office:value="43.664">
            <text:p>43.6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12928368">
            <text:p>0.12928368</text:p>
          </table:table-cell>
          <table:table-cell table:number-columns-repeated="5" office:value-type="float" office:value="0.1968353">
            <text:p>0.1968353</text:p>
          </table:table-cell>
          <table:table-cell office:value-type="float" office:value="0.23307648">
            <text:p>0.23307648</text:p>
          </table:table-cell>
          <table:table-cell office:value-type="float" office:value="0.2858512">
            <text:p>0.2858512</text:p>
          </table:table-cell>
          <table:table-cell table:number-columns-repeated="2" office:value-type="float" office:value="0.30568606">
            <text:p>0.30568606</text:p>
          </table:table-cell>
          <table:table-cell table:number-columns-repeated="3" office:value-type="float" office:value="0.3644984">
            <text:p>0.3644984</text:p>
          </table:table-cell>
          <table:table-cell table:number-columns-repeated="3" office:value-type="float" office:value="0.3919401">
            <text:p>0.3919401</text:p>
          </table:table-cell>
          <table:table-cell table:number-columns-repeated="35" office:value-type="float" office:value="1">
            <text:p>1</text:p>
          </table:table-cell>
          <table:table-cell/>
          <table:table-cell office:value-type="float" office:value="46">
            <text:p>46</text:p>
          </table:table-cell>
          <table:table-cell office:value-type="float" office:value="15.462">
            <text:p>15.462</text:p>
          </table:table-cell>
          <table:table-cell office:value-type="float" office:value="13.648">
            <text:p>13.648</text:p>
          </table:table-cell>
          <table:table-cell office:value-type="float" office:value="13.016">
            <text:p>13.016</text:p>
          </table:table-cell>
          <table:table-cell office:value-type="float" office:value="12.544">
            <text:p>12.544</text:p>
          </table:table-cell>
          <table:table-cell office:value-type="float" office:value="12.204">
            <text:p>12.204</text:p>
          </table:table-cell>
          <table:table-cell office:value-type="float" office:value="12.106">
            <text:p>12.106</text:p>
          </table:table-cell>
          <table:table-cell office:value-type="float" office:value="11.388">
            <text:p>11.388</text:p>
          </table:table-cell>
          <table:table-cell office:value-type="float" office:value="11.192">
            <text:p>11.192</text:p>
          </table:table-cell>
          <table:table-cell office:value-type="float" office:value="11.076">
            <text:p>11.076</text:p>
          </table:table-cell>
          <table:table-cell office:value-type="float" office:value="11.122">
            <text:p>11.122</text:p>
          </table:table-cell>
          <table:table-cell office:value-type="float" office:value="11.786">
            <text:p>11.786</text:p>
          </table:table-cell>
          <table:table-cell office:value-type="float" office:value="12.618">
            <text:p>12.618</text:p>
          </table:table-cell>
          <table:table-cell office:value-type="float" office:value="13.212">
            <text:p>13.212</text:p>
          </table:table-cell>
          <table:table-cell office:value-type="float" office:value="15.222">
            <text:p>15.222</text:p>
          </table:table-cell>
          <table:table-cell office:value-type="float" office:value="17.934">
            <text:p>17.934</text:p>
          </table:table-cell>
          <table:table-cell office:value-type="float" office:value="21.078">
            <text:p>21.078</text:p>
          </table:table-cell>
          <table:table-cell office:value-type="float" office:value="26.548">
            <text:p>26.548</text:p>
          </table:table-cell>
          <table:table-cell table:number-columns-repeated="3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1655163">
            <text:p>0.1655163</text:p>
          </table:table-cell>
          <table:table-cell office:value-type="float" office:value="0.18499616">
            <text:p>0.18499616</text:p>
          </table:table-cell>
          <table:table-cell office:value-type="float" office:value="0.21371026">
            <text:p>0.21371026</text:p>
          </table:table-cell>
          <table:table-cell office:value-type="float" office:value="0.2294921">
            <text:p>0.2294921</text:p>
          </table:table-cell>
          <table:table-cell office:value-type="float" office:value="0.30568606">
            <text:p>0.30568606</text:p>
          </table:table-cell>
          <table:table-cell table:number-columns-repeated="2" office:value-type="float" office:value="0.3757446">
            <text:p>0.3757446</text:p>
          </table:table-cell>
          <table:table-cell office:value-type="float" office:value="0.40662783">
            <text:p>0.40662783</text:p>
          </table:table-cell>
          <table:table-cell office:value-type="float" office:value="0.43536258">
            <text:p>0.43536258</text:p>
          </table:table-cell>
          <table:table-cell table:number-columns-repeated="4" office:value-type="float" office:value="0.4771747">
            <text:p>0.4771747</text:p>
          </table:table-cell>
          <table:table-cell table:number-columns-repeated="4" office:value-type="float" office:value="0.5569078">
            <text:p>0.5569078</text:p>
          </table:table-cell>
          <table:table-cell office:value-type="float" office:value="0.5725939">
            <text:p>0.5725939</text:p>
          </table:table-cell>
          <table:table-cell table:number-columns-repeated="18" office:value-type="float" office:value="0.66712034">
            <text:p>0.66712034</text:p>
          </table:table-cell>
          <table:table-cell table:number-columns-repeated="15" office:value-type="float" office:value="0.67225826">
            <text:p>0.67225826</text:p>
          </table:table-cell>
          <table:table-cell/>
          <table:table-cell office:value-type="float" office:value="47">
            <text:p>47</text:p>
          </table:table-cell>
          <table:table-cell office:value-type="float" office:value="15.342">
            <text:p>15.342</text:p>
          </table:table-cell>
          <table:table-cell office:value-type="float" office:value="12.988">
            <text:p>12.988</text:p>
          </table:table-cell>
          <table:table-cell office:value-type="float" office:value="12.464">
            <text:p>12.464</text:p>
          </table:table-cell>
          <table:table-cell office:value-type="float" office:value="11.542">
            <text:p>11.542</text:p>
          </table:table-cell>
          <table:table-cell office:value-type="float" office:value="10.98">
            <text:p>10.98</text:p>
          </table:table-cell>
          <table:table-cell office:value-type="float" office:value="10.91">
            <text:p>10.91</text:p>
          </table:table-cell>
          <table:table-cell office:value-type="float" office:value="12.45">
            <text:p>12.45</text:p>
          </table:table-cell>
          <table:table-cell office:value-type="float" office:value="13.828">
            <text:p>13.828</text:p>
          </table:table-cell>
          <table:table-cell office:value-type="float" office:value="15.246">
            <text:p>15.246</text:p>
          </table:table-cell>
          <table:table-cell office:value-type="float" office:value="16.908">
            <text:p>16.908</text:p>
          </table:table-cell>
          <table:table-cell office:value-type="float" office:value="18.568">
            <text:p>18.568</text:p>
          </table:table-cell>
          <table:table-cell office:value-type="float" office:value="20.804">
            <text:p>20.804</text:p>
          </table:table-cell>
          <table:table-cell office:value-type="float" office:value="21.812">
            <text:p>21.812</text:p>
          </table:table-cell>
          <table:table-cell office:value-type="float" office:value="23.676">
            <text:p>23.676</text:p>
          </table:table-cell>
          <table:table-cell office:value-type="float" office:value="24.912">
            <text:p>24.912</text:p>
          </table:table-cell>
          <table:table-cell office:value-type="float" office:value="24.16">
            <text:p>24.16</text:p>
          </table:table-cell>
          <table:table-cell office:value-type="float" office:value="24.278">
            <text:p>24.278</text:p>
          </table:table-cell>
          <table:table-cell office:value-type="float" office:value="24.204">
            <text:p>24.204</text:p>
          </table:table-cell>
          <table:table-cell office:value-type="float" office:value="25.344">
            <text:p>25.344</text:p>
          </table:table-cell>
          <table:table-cell office:value-type="float" office:value="24.94">
            <text:p>24.94</text:p>
          </table:table-cell>
          <table:table-cell office:value-type="float" office:value="25.77">
            <text:p>25.77</text:p>
          </table:table-cell>
          <table:table-cell office:value-type="float" office:value="27.19">
            <text:p>27.19</text:p>
          </table:table-cell>
          <table:table-cell office:value-type="float" office:value="26.93">
            <text:p>26.93</text:p>
          </table:table-cell>
          <table:table-cell office:value-type="float" office:value="25.998">
            <text:p>25.998</text:p>
          </table:table-cell>
          <table:table-cell office:value-type="float" office:value="26.958">
            <text:p>26.958</text:p>
          </table:table-cell>
          <table:table-cell office:value-type="float" office:value="28.682">
            <text:p>28.682</text:p>
          </table:table-cell>
          <table:table-cell office:value-type="float" office:value="29.046">
            <text:p>29.046</text:p>
          </table:table-cell>
          <table:table-cell office:value-type="float" office:value="30.26">
            <text:p>30.26</text:p>
          </table:table-cell>
          <table:table-cell office:value-type="float" office:value="32.092">
            <text:p>32.092</text:p>
          </table:table-cell>
          <table:table-cell office:value-type="float" office:value="32.648">
            <text:p>32.648</text:p>
          </table:table-cell>
          <table:table-cell office:value-type="float" office:value="33.086">
            <text:p>33.086</text:p>
          </table:table-cell>
          <table:table-cell office:value-type="float" office:value="35.774">
            <text:p>35.774</text:p>
          </table:table-cell>
          <table:table-cell office:value-type="float" office:value="35.778">
            <text:p>35.778</text:p>
          </table:table-cell>
          <table:table-cell office:value-type="float" office:value="36.736">
            <text:p>36.736</text:p>
          </table:table-cell>
          <table:table-cell office:value-type="float" office:value="37.514">
            <text:p>37.514</text:p>
          </table:table-cell>
          <table:table-cell office:value-type="float" office:value="36.944">
            <text:p>36.944</text:p>
          </table:table-cell>
          <table:table-cell office:value-type="float" office:value="39.454">
            <text:p>39.454</text:p>
          </table:table-cell>
          <table:table-cell office:value-type="float" office:value="41.384">
            <text:p>41.384</text:p>
          </table:table-cell>
          <table:table-cell office:value-type="float" office:value="41.576">
            <text:p>41.576</text:p>
          </table:table-cell>
          <table:table-cell office:value-type="float" office:value="44.308">
            <text:p>44.308</text:p>
          </table:table-cell>
          <table:table-cell office:value-type="float" office:value="44.244">
            <text:p>44.244</text:p>
          </table:table-cell>
          <table:table-cell office:value-type="float" office:value="45.08">
            <text:p>45.08</text:p>
          </table:table-cell>
          <table:table-cell office:value-type="float" office:value="45.208">
            <text:p>45.208</text:p>
          </table:table-cell>
          <table:table-cell office:value-type="float" office:value="47.584">
            <text:p>47.584</text:p>
          </table:table-cell>
          <table:table-cell office:value-type="float" office:value="48.566">
            <text:p>48.566</text:p>
          </table:table-cell>
          <table:table-cell office:value-type="float" office:value="47.146">
            <text:p>47.146</text:p>
          </table:table-cell>
          <table:table-cell office:value-type="float" office:value="46.31">
            <text:p>46.31</text:p>
          </table:table-cell>
          <table:table-cell office:value-type="float" office:value="46.094">
            <text:p>46.094</text:p>
          </table:table-cell>
          <table:table-cell office:value-type="float" office:value="46.052">
            <text:p>46.052</text:p>
          </table:table-cell>
          <table:table-cell office:value-type="float" office:value="46.596">
            <text:p>46.596</text:p>
          </table:table-cell>
          <table:table-cell office:value-type="float" office:value="46.592">
            <text:p>46.59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17758422">
            <text:p>0.17758422</text:p>
          </table:table-cell>
          <table:table-cell table:number-columns-repeated="3" office:value-type="float" office:value="0.1968353">
            <text:p>0.1968353</text:p>
          </table:table-cell>
          <table:table-cell office:value-type="float" office:value="0.20018578">
            <text:p>0.20018578</text:p>
          </table:table-cell>
          <table:table-cell table:number-columns-repeated="2" office:value-type="float" office:value="0.30568606">
            <text:p>0.30568606</text:p>
          </table:table-cell>
          <table:table-cell office:value-type="float" office:value="0.38974476">
            <text:p>0.38974476</text:p>
          </table:table-cell>
          <table:table-cell table:number-columns-repeated="4" office:value-type="float" office:value="0.42732844">
            <text:p>0.42732844</text:p>
          </table:table-cell>
          <table:table-cell table:number-columns-repeated="3" office:value-type="float" office:value="0.5893987">
            <text:p>0.5893987</text:p>
          </table:table-cell>
          <table:table-cell table:number-columns-repeated="36" office:value-type="float" office:value="0.7287434">
            <text:p>0.7287434</text:p>
          </table:table-cell>
          <table:table-cell/>
          <table:table-cell office:value-type="float" office:value="48">
            <text:p>48</text:p>
          </table:table-cell>
          <table:table-cell office:value-type="float" office:value="15.836">
            <text:p>15.836</text:p>
          </table:table-cell>
          <table:table-cell office:value-type="float" office:value="13.678">
            <text:p>13.678</text:p>
          </table:table-cell>
          <table:table-cell office:value-type="float" office:value="12.672">
            <text:p>12.672</text:p>
          </table:table-cell>
          <table:table-cell office:value-type="float" office:value="11.65">
            <text:p>11.65</text:p>
          </table:table-cell>
          <table:table-cell office:value-type="float" office:value="10.964">
            <text:p>10.964</text:p>
          </table:table-cell>
          <table:table-cell office:value-type="float" office:value="11.576">
            <text:p>11.576</text:p>
          </table:table-cell>
          <table:table-cell office:value-type="float" office:value="12.522">
            <text:p>12.522</text:p>
          </table:table-cell>
          <table:table-cell office:value-type="float" office:value="12.948">
            <text:p>12.948</text:p>
          </table:table-cell>
          <table:table-cell office:value-type="float" office:value="14.04">
            <text:p>14.04</text:p>
          </table:table-cell>
          <table:table-cell office:value-type="float" office:value="15.028">
            <text:p>15.028</text:p>
          </table:table-cell>
          <table:table-cell office:value-type="float" office:value="16.198">
            <text:p>16.198</text:p>
          </table:table-cell>
          <table:table-cell office:value-type="float" office:value="18.31">
            <text:p>18.31</text:p>
          </table:table-cell>
          <table:table-cell office:value-type="float" office:value="20.364">
            <text:p>20.364</text:p>
          </table:table-cell>
          <table:table-cell office:value-type="float" office:value="20.556">
            <text:p>20.556</text:p>
          </table:table-cell>
          <table:table-cell office:value-type="float" office:value="22.67">
            <text:p>22.67</text:p>
          </table:table-cell>
          <table:table-cell office:value-type="float" office:value="25.548">
            <text:p>25.548</text:p>
          </table:table-cell>
          <table:table-cell office:value-type="float" office:value="29.204">
            <text:p>29.204</text:p>
          </table:table-cell>
          <table:table-cell office:value-type="float" office:value="32.7">
            <text:p>32.7</text:p>
          </table:table-cell>
          <table:table-cell office:value-type="float" office:value="35.662">
            <text:p>35.662</text:p>
          </table:table-cell>
          <table:table-cell office:value-type="float" office:value="40.726">
            <text:p>40.726</text:p>
          </table:table-cell>
          <table:table-cell office:value-type="float" office:value="44.95">
            <text:p>44.95</text:p>
          </table:table-cell>
          <table:table-cell office:value-type="float" office:value="48.232">
            <text:p>48.232</text:p>
          </table:table-cell>
          <table:table-cell office:value-type="float" office:value="49.262">
            <text:p>49.262</text:p>
          </table:table-cell>
          <table:table-cell office:value-type="float" office:value="49.118">
            <text:p>49.118</text:p>
          </table:table-cell>
          <table:table-cell office:value-type="float" office:value="47.934">
            <text:p>47.934</text:p>
          </table:table-cell>
          <table:table-cell office:value-type="float" office:value="48.53">
            <text:p>48.53</text:p>
          </table:table-cell>
          <table:table-cell office:value-type="float" office:value="49.856">
            <text:p>49.856</text:p>
          </table:table-cell>
          <table:table-cell office:value-type="float" office:value="50.008">
            <text:p>50.008</text:p>
          </table:table-cell>
          <table:table-cell office:value-type="float" office:value="50.728">
            <text:p>50.728</text:p>
          </table:table-cell>
          <table:table-cell office:value-type="float" office:value="51.936">
            <text:p>51.936</text:p>
          </table:table-cell>
          <table:table-cell office:value-type="float" office:value="53.762">
            <text:p>53.762</text:p>
          </table:table-cell>
          <table:table-cell office:value-type="float" office:value="53.514">
            <text:p>53.514</text:p>
          </table:table-cell>
          <table:table-cell office:value-type="float" office:value="54.564">
            <text:p>54.564</text:p>
          </table:table-cell>
          <table:table-cell office:value-type="float" office:value="56.164">
            <text:p>56.164</text:p>
          </table:table-cell>
          <table:table-cell office:value-type="float" office:value="55.346">
            <text:p>55.346</text:p>
          </table:table-cell>
          <table:table-cell office:value-type="float" office:value="55.29">
            <text:p>55.29</text:p>
          </table:table-cell>
          <table:table-cell office:value-type="float" office:value="55.784">
            <text:p>55.784</text:p>
          </table:table-cell>
          <table:table-cell office:value-type="float" office:value="56.384">
            <text:p>56.384</text:p>
          </table:table-cell>
          <table:table-cell office:value-type="float" office:value="59.058">
            <text:p>59.058</text:p>
          </table:table-cell>
          <table:table-cell office:value-type="float" office:value="60.85">
            <text:p>60.85</text:p>
          </table:table-cell>
          <table:table-cell office:value-type="float" office:value="62.99">
            <text:p>62.99</text:p>
          </table:table-cell>
          <table:table-cell office:value-type="float" office:value="64.654">
            <text:p>64.654</text:p>
          </table:table-cell>
          <table:table-cell office:value-type="float" office:value="65.802">
            <text:p>65.802</text:p>
          </table:table-cell>
          <table:table-cell office:value-type="float" office:value="69.432">
            <text:p>69.432</text:p>
          </table:table-cell>
          <table:table-cell office:value-type="float" office:value="70.558">
            <text:p>70.558</text:p>
          </table:table-cell>
          <table:table-cell office:value-type="float" office:value="69.538">
            <text:p>69.538</text:p>
          </table:table-cell>
          <table:table-cell office:value-type="float" office:value="72.634">
            <text:p>72.634</text:p>
          </table:table-cell>
          <table:table-cell office:value-type="float" office:value="75.682">
            <text:p>75.682</text:p>
          </table:table-cell>
          <table:table-cell office:value-type="float" office:value="76.138">
            <text:p>76.138</text:p>
          </table:table-cell>
          <table:table-cell office:value-type="float" office:value="74.902">
            <text:p>74.902</text:p>
          </table:table-cell>
          <table:table-cell office:value-type="float" office:value="77.112">
            <text:p>77.11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number-columns-repeated="3" office:value-type="float" office:value="0.1968353">
            <text:p>0.1968353</text:p>
          </table:table-cell>
          <table:table-cell table:number-columns-repeated="2" office:value-type="float" office:value="0.3055402">
            <text:p>0.3055402</text:p>
          </table:table-cell>
          <table:table-cell table:number-columns-repeated="8" office:value-type="float" office:value="0.30568606">
            <text:p>0.30568606</text:p>
          </table:table-cell>
          <table:table-cell table:number-columns-repeated="10" office:value-type="float" office:value="0.48486194">
            <text:p>0.48486194</text:p>
          </table:table-cell>
          <table:table-cell table:number-columns-repeated="4" office:value-type="float" office:value="0.5247167">
            <text:p>0.5247167</text:p>
          </table:table-cell>
          <table:table-cell table:number-columns-repeated="3" office:value-type="float" office:value="0.5475223">
            <text:p>0.5475223</text:p>
          </table:table-cell>
          <table:table-cell table:number-columns-repeated="16" office:value-type="float" office:value="0.6200214">
            <text:p>0.6200214</text:p>
          </table:table-cell>
          <table:table-cell table:number-columns-repeated="5" office:value-type="float" office:value="1">
            <text:p>1</text:p>
          </table:table-cell>
          <table:table-cell/>
          <table:table-cell office:value-type="float" office:value="49">
            <text:p>49</text:p>
          </table:table-cell>
          <table:table-cell office:value-type="float" office:value="14.886">
            <text:p>14.886</text:p>
          </table:table-cell>
          <table:table-cell office:value-type="float" office:value="13.268">
            <text:p>13.268</text:p>
          </table:table-cell>
          <table:table-cell office:value-type="float" office:value="11.092">
            <text:p>11.092</text:p>
          </table:table-cell>
          <table:table-cell office:value-type="float" office:value="10.506">
            <text:p>10.506</text:p>
          </table:table-cell>
          <table:table-cell office:value-type="float" office:value="9.04">
            <text:p>9.04</text:p>
          </table:table-cell>
          <table:table-cell office:value-type="float" office:value="8.196">
            <text:p>8.196</text:p>
          </table:table-cell>
          <table:table-cell office:value-type="float" office:value="7.694">
            <text:p>7.694</text:p>
          </table:table-cell>
          <table:table-cell office:value-type="float" office:value="7.852">
            <text:p>7.852</text:p>
          </table:table-cell>
          <table:table-cell office:value-type="float" office:value="8.102">
            <text:p>8.102</text:p>
          </table:table-cell>
          <table:table-cell office:value-type="float" office:value="8.8">
            <text:p>8.8</text:p>
          </table:table-cell>
          <table:table-cell office:value-type="float" office:value="10.51">
            <text:p>10.51</text:p>
          </table:table-cell>
          <table:table-cell office:value-type="float" office:value="11.7">
            <text:p>11.7</text:p>
          </table:table-cell>
          <table:table-cell office:value-type="float" office:value="11.796">
            <text:p>11.796</text:p>
          </table:table-cell>
          <table:table-cell office:value-type="float" office:value="11.868">
            <text:p>11.868</text:p>
          </table:table-cell>
          <table:table-cell office:value-type="float" office:value="12.956">
            <text:p>12.956</text:p>
          </table:table-cell>
          <table:table-cell office:value-type="float" office:value="13.93">
            <text:p>13.93</text:p>
          </table:table-cell>
          <table:table-cell office:value-type="float" office:value="16.3">
            <text:p>16.3</text:p>
          </table:table-cell>
          <table:table-cell office:value-type="float" office:value="17.648">
            <text:p>17.648</text:p>
          </table:table-cell>
          <table:table-cell office:value-type="float" office:value="19.76">
            <text:p>19.76</text:p>
          </table:table-cell>
          <table:table-cell office:value-type="float" office:value="22.328">
            <text:p>22.328</text:p>
          </table:table-cell>
          <table:table-cell office:value-type="float" office:value="24.44">
            <text:p>24.44</text:p>
          </table:table-cell>
          <table:table-cell office:value-type="float" office:value="27.78">
            <text:p>27.78</text:p>
          </table:table-cell>
          <table:table-cell office:value-type="float" office:value="31.008">
            <text:p>31.008</text:p>
          </table:table-cell>
          <table:table-cell office:value-type="float" office:value="32.406">
            <text:p>32.406</text:p>
          </table:table-cell>
          <table:table-cell office:value-type="float" office:value="34.306">
            <text:p>34.306</text:p>
          </table:table-cell>
          <table:table-cell office:value-type="float" office:value="36.99">
            <text:p>36.99</text:p>
          </table:table-cell>
          <table:table-cell office:value-type="float" office:value="41.072">
            <text:p>41.072</text:p>
          </table:table-cell>
          <table:table-cell office:value-type="float" office:value="41.344">
            <text:p>41.344</text:p>
          </table:table-cell>
          <table:table-cell office:value-type="float" office:value="44.794">
            <text:p>44.794</text:p>
          </table:table-cell>
          <table:table-cell office:value-type="float" office:value="47.796">
            <text:p>47.796</text:p>
          </table:table-cell>
          <table:table-cell office:value-type="float" office:value="50.48">
            <text:p>50.48</text:p>
          </table:table-cell>
          <table:table-cell office:value-type="float" office:value="52.418">
            <text:p>52.418</text:p>
          </table:table-cell>
          <table:table-cell office:value-type="float" office:value="52.796">
            <text:p>52.796</text:p>
          </table:table-cell>
          <table:table-cell office:value-type="float" office:value="54.242">
            <text:p>54.242</text:p>
          </table:table-cell>
          <table:table-cell office:value-type="float" office:value="54.444">
            <text:p>54.444</text:p>
          </table:table-cell>
          <table:table-cell office:value-type="float" office:value="55.472">
            <text:p>55.472</text:p>
          </table:table-cell>
          <table:table-cell office:value-type="float" office:value="55.046">
            <text:p>55.046</text:p>
          </table:table-cell>
          <table:table-cell office:value-type="float" office:value="53.438">
            <text:p>53.438</text:p>
          </table:table-cell>
          <table:table-cell office:value-type="float" office:value="53.738">
            <text:p>53.738</text:p>
          </table:table-cell>
          <table:table-cell office:value-type="float" office:value="55.07">
            <text:p>55.07</text:p>
          </table:table-cell>
          <table:table-cell office:value-type="float" office:value="53.67">
            <text:p>53.67</text:p>
          </table:table-cell>
          <table:table-cell office:value-type="float" office:value="52.744">
            <text:p>52.744</text:p>
          </table:table-cell>
          <table:table-cell office:value-type="float" office:value="53.448">
            <text:p>53.448</text:p>
          </table:table-cell>
          <table:table-cell office:value-type="float" office:value="52.662">
            <text:p>52.662</text:p>
          </table:table-cell>
          <table:table-cell office:value-type="float" office:value="53.698">
            <text:p>53.698</text:p>
          </table:table-cell>
          <table:table-cell office:value-type="float" office:value="54.724">
            <text:p>54.724</text:p>
          </table:table-cell>
          <table:table-cell office:value-type="float" office:value="57.062">
            <text:p>57.062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16028099">
            <text:p>0.16028099</text:p>
          </table:table-cell>
          <table:table-cell office:value-type="float" office:value="0.1968353">
            <text:p>0.1968353</text:p>
          </table:table-cell>
          <table:table-cell table:number-columns-repeated="2" office:value-type="float" office:value="0.20874056">
            <text:p>0.20874056</text:p>
          </table:table-cell>
          <table:table-cell table:number-columns-repeated="6" office:value-type="float" office:value="0.33551648">
            <text:p>0.33551648</text:p>
          </table:table-cell>
          <table:table-cell office:value-type="float" office:value="0.3659016">
            <text:p>0.3659016</text:p>
          </table:table-cell>
          <table:table-cell table:number-columns-repeated="2" office:value-type="float" office:value="0.4258231">
            <text:p>0.4258231</text:p>
          </table:table-cell>
          <table:table-cell office:value-type="float" office:value="0.47789547">
            <text:p>0.47789547</text:p>
          </table:table-cell>
          <table:table-cell office:value-type="float" office:value="0.50778687">
            <text:p>0.50778687</text:p>
          </table:table-cell>
          <table:table-cell office:value-type="float" office:value="0.575113">
            <text:p>0.575113</text:p>
          </table:table-cell>
          <table:table-cell table:number-columns-repeated="3" office:value-type="float" office:value="0.6126975">
            <text:p>0.6126975</text:p>
          </table:table-cell>
          <table:table-cell table:number-columns-repeated="32" office:value-type="float" office:value="1">
            <text:p>1</text:p>
          </table:table-cell>
          <table:table-cell/>
          <table:table-cell office:value-type="float" office:value="50">
            <text:p>50</text:p>
          </table:table-cell>
          <table:table-cell office:value-type="float" office:value="14.636">
            <text:p>14.636</text:p>
          </table:table-cell>
          <table:table-cell office:value-type="float" office:value="13.286">
            <text:p>13.286</text:p>
          </table:table-cell>
          <table:table-cell office:value-type="float" office:value="12.638">
            <text:p>12.638</text:p>
          </table:table-cell>
          <table:table-cell office:value-type="float" office:value="12.208">
            <text:p>12.208</text:p>
          </table:table-cell>
          <table:table-cell office:value-type="float" office:value="10.596">
            <text:p>10.596</text:p>
          </table:table-cell>
          <table:table-cell office:value-type="float" office:value="10.58">
            <text:p>10.58</text:p>
          </table:table-cell>
          <table:table-cell office:value-type="float" office:value="9.99">
            <text:p>9.99</text:p>
          </table:table-cell>
          <table:table-cell office:value-type="float" office:value="10.56">
            <text:p>10.56</text:p>
          </table:table-cell>
          <table:table-cell office:value-type="float" office:value="9.766">
            <text:p>9.766</text:p>
          </table:table-cell>
          <table:table-cell office:value-type="float" office:value="10.596">
            <text:p>10.596</text:p>
          </table:table-cell>
          <table:table-cell office:value-type="float" office:value="11.384">
            <text:p>11.384</text:p>
          </table:table-cell>
          <table:table-cell office:value-type="float" office:value="12.534">
            <text:p>12.534</text:p>
          </table:table-cell>
          <table:table-cell office:value-type="float" office:value="13.6">
            <text:p>13.6</text:p>
          </table:table-cell>
          <table:table-cell office:value-type="float" office:value="15.442">
            <text:p>15.442</text:p>
          </table:table-cell>
          <table:table-cell office:value-type="float" office:value="18.148">
            <text:p>18.148</text:p>
          </table:table-cell>
          <table:table-cell office:value-type="float" office:value="20.604">
            <text:p>20.604</text:p>
          </table:table-cell>
          <table:table-cell office:value-type="float" office:value="23.446">
            <text:p>23.446</text:p>
          </table:table-cell>
          <table:table-cell office:value-type="float" office:value="27.786">
            <text:p>27.786</text:p>
          </table:table-cell>
          <table:table-cell office:value-type="float" office:value="31.21">
            <text:p>31.21</text:p>
          </table:table-cell>
          <table:table-cell office:value-type="float" office:value="34.36">
            <text:p>34.36</text:p>
          </table:table-cell>
          <table:table-cell table:number-columns-repeated="31"/>
        </table:table-row>
        <table:table-row table:style-name="ro1">
          <table:table-cell table:style-name="ce1" office:value-type="string">
            <text:p>mean</text:p>
          </table:table-cell>
          <table:table-cell table:style-name="ce1" table:formula="of:=AVERAGE([.B2:.B51])" office:value-type="float" office:value="0.18287698016">
            <text:p>0.1828769802</text:p>
          </table:table-cell>
          <table:table-cell table:style-name="ce1" table:formula="of:=AVERAGE([.C2:.C51])" office:value-type="float" office:value="0.206984606">
            <text:p>0.206984606</text:p>
          </table:table-cell>
          <table:table-cell table:style-name="ce1" table:formula="of:=AVERAGE([.D2:.D51])" office:value-type="float" office:value="0.2215111138">
            <text:p>0.2215111138</text:p>
          </table:table-cell>
          <table:table-cell table:style-name="ce1" table:formula="of:=AVERAGE([.E2:.E51])" office:value-type="float" office:value="0.2446046774">
            <text:p>0.2446046774</text:p>
          </table:table-cell>
          <table:table-cell table:style-name="ce1" table:formula="of:=AVERAGE([.F2:.F51])" office:value-type="float" office:value="0.261295423">
            <text:p>0.261295423</text:p>
          </table:table-cell>
          <table:table-cell table:style-name="ce1" table:formula="of:=AVERAGE([.G2:.G51])" office:value-type="float" office:value="0.2862951466">
            <text:p>0.2862951466</text:p>
          </table:table-cell>
          <table:table-cell table:style-name="ce1" table:formula="of:=AVERAGE([.H2:.H51])" office:value-type="float" office:value="0.3066923362">
            <text:p>0.3066923362</text:p>
          </table:table-cell>
          <table:table-cell table:style-name="ce1" table:formula="of:=AVERAGE([.I2:.I51])" office:value-type="float" office:value="0.3317015258">
            <text:p>0.3317015258</text:p>
          </table:table-cell>
          <table:table-cell table:style-name="ce1" table:formula="of:=AVERAGE([.J2:.J51])" office:value-type="float" office:value="0.357504664">
            <text:p>0.357504664</text:p>
          </table:table-cell>
          <table:table-cell table:style-name="ce1" table:formula="of:=AVERAGE([.K2:.K51])" office:value-type="float" office:value="0.376998978">
            <text:p>0.376998978</text:p>
          </table:table-cell>
          <table:table-cell table:style-name="ce1" table:formula="of:=AVERAGE([.L2:.L51])" office:value-type="float" office:value="0.3988813726">
            <text:p>0.3988813726</text:p>
          </table:table-cell>
          <table:table-cell table:style-name="ce1" table:formula="of:=AVERAGE([.M2:.M51])" office:value-type="float" office:value="0.4317504384">
            <text:p>0.4317504384</text:p>
          </table:table-cell>
          <table:table-cell table:style-name="ce1" table:formula="of:=AVERAGE([.N2:.N51])" office:value-type="float" office:value="0.462474404">
            <text:p>0.462474404</text:p>
          </table:table-cell>
          <table:table-cell table:style-name="ce1" table:formula="of:=AVERAGE([.O2:.O51])" office:value-type="float" office:value="0.5020594586">
            <text:p>0.5020594586</text:p>
          </table:table-cell>
          <table:table-cell table:style-name="ce1" table:formula="of:=AVERAGE([.P2:.P51])" office:value-type="float" office:value="0.5515666408">
            <text:p>0.5515666408</text:p>
          </table:table-cell>
          <table:table-cell table:style-name="ce1" table:formula="of:=AVERAGE([.Q2:.Q51])" office:value-type="float" office:value="0.5827496496">
            <text:p>0.5827496496</text:p>
          </table:table-cell>
          <table:table-cell table:style-name="ce1" table:formula="of:=AVERAGE([.R2:.R51])" office:value-type="float" office:value="0.6112375388">
            <text:p>0.6112375388</text:p>
          </table:table-cell>
          <table:table-cell table:style-name="ce1" table:formula="of:=AVERAGE([.S2:.S51])" office:value-type="float" office:value="0.6437143866">
            <text:p>0.6437143866</text:p>
          </table:table-cell>
          <table:table-cell table:style-name="ce1" table:formula="of:=AVERAGE([.T2:.T51])" office:value-type="float" office:value="0.6536565466">
            <text:p>0.6536565466</text:p>
          </table:table-cell>
          <table:table-cell table:style-name="ce1" table:formula="of:=AVERAGE([.U2:.U51])" office:value-type="float" office:value="0.6654955024">
            <text:p>0.6654955024</text:p>
          </table:table-cell>
          <table:table-cell table:style-name="ce1" table:formula="of:=AVERAGE([.V2:.V51])" office:value-type="float" office:value="0.6851041188">
            <text:p>0.6851041188</text:p>
          </table:table-cell>
          <table:table-cell table:style-name="ce1" table:formula="of:=AVERAGE([.W2:.W51])" office:value-type="float" office:value="0.694323479">
            <text:p>0.694323479</text:p>
          </table:table-cell>
          <table:table-cell table:style-name="ce1" table:formula="of:=AVERAGE([.X2:.X51])" office:value-type="float" office:value="0.6973726496">
            <text:p>0.6973726496</text:p>
          </table:table-cell>
          <table:table-cell table:style-name="ce1" table:formula="of:=AVERAGE([.Y2:.Y51])" office:value-type="float" office:value="0.702020784">
            <text:p>0.702020784</text:p>
          </table:table-cell>
          <table:table-cell table:style-name="ce1" table:formula="of:=AVERAGE([.Z2:.Z51])" office:value-type="float" office:value="0.7062434344">
            <text:p>0.7062434344</text:p>
          </table:table-cell>
          <table:table-cell table:style-name="ce1" table:formula="of:=AVERAGE([.AA2:.AA51])" office:value-type="float" office:value="0.7170897928">
            <text:p>0.7170897928</text:p>
          </table:table-cell>
          <table:table-cell table:style-name="ce1" table:formula="of:=AVERAGE([.AB2:.AB51])" office:value-type="float" office:value="0.7209154594">
            <text:p>0.7209154594</text:p>
          </table:table-cell>
          <table:table-cell table:style-name="ce1" table:formula="of:=AVERAGE([.AC2:.AC51])" office:value-type="float" office:value="0.7231510508">
            <text:p>0.7231510508</text:p>
          </table:table-cell>
          <table:table-cell table:style-name="ce1" table:formula="of:=AVERAGE([.AD2:.AD51])" office:value-type="float" office:value="0.7275860592">
            <text:p>0.7275860592</text:p>
          </table:table-cell>
          <table:table-cell table:style-name="ce1" table:formula="of:=AVERAGE([.AE2:.AE51])" office:value-type="float" office:value="0.7419683232">
            <text:p>0.7419683232</text:p>
          </table:table-cell>
          <table:table-cell table:style-name="ce1" table:formula="of:=AVERAGE([.AF2:.AF51])" office:value-type="float" office:value="0.7444061832">
            <text:p>0.7444061832</text:p>
          </table:table-cell>
          <table:table-cell table:style-name="ce1" table:formula="of:=AVERAGE([.AG2:.AG51])" office:value-type="float" office:value="0.7539417112">
            <text:p>0.7539417112</text:p>
          </table:table-cell>
          <table:table-cell table:style-name="ce1" table:formula="of:=AVERAGE([.AH2:.AH51])" office:value-type="float" office:value="0.75665795">
            <text:p>0.75665795</text:p>
          </table:table-cell>
          <table:table-cell table:style-name="ce1" table:formula="of:=AVERAGE([.AI2:.AI51])" office:value-type="float" office:value="0.7581085944">
            <text:p>0.7581085944</text:p>
          </table:table-cell>
          <table:table-cell table:style-name="ce1" table:formula="of:=AVERAGE([.AJ2:.AJ51])" office:value-type="float" office:value="0.7590316092">
            <text:p>0.7590316092</text:p>
          </table:table-cell>
          <table:table-cell table:style-name="ce1" table:formula="of:=AVERAGE([.AK2:.AK51])" office:value-type="float" office:value="0.7619773298">
            <text:p>0.7619773298</text:p>
          </table:table-cell>
          <table:table-cell table:style-name="ce1" table:formula="of:=AVERAGE([.AL2:.AL51])" office:value-type="float" office:value="0.769623432">
            <text:p>0.769623432</text:p>
          </table:table-cell>
          <table:table-cell table:style-name="ce1" table:formula="of:=AVERAGE([.AM2:.AM51])" office:value-type="float" office:value="0.7712305124">
            <text:p>0.7712305124</text:p>
          </table:table-cell>
          <table:table-cell table:style-name="ce1" table:formula="of:=AVERAGE([.AN2:.AN51])" office:value-type="float" office:value="0.7740991566">
            <text:p>0.7740991566</text:p>
          </table:table-cell>
          <table:table-cell table:style-name="ce1" table:formula="of:=AVERAGE([.AO2:.AO51])" office:value-type="float" office:value="0.7743800406">
            <text:p>0.7743800406</text:p>
          </table:table-cell>
          <table:table-cell table:style-name="ce1" table:formula="of:=AVERAGE([.AP2:.AP51])" office:value-type="float" office:value="0.7757732164">
            <text:p>0.7757732164</text:p>
          </table:table-cell>
          <table:table-cell table:style-name="ce1" table:formula="of:=AVERAGE([.AQ2:.AQ51])" office:value-type="float" office:value="0.7770785562">
            <text:p>0.7770785562</text:p>
          </table:table-cell>
          <table:table-cell table:style-name="ce1" table:formula="of:=AVERAGE([.AR2:.AR51])" office:value-type="float" office:value="0.7796782398">
            <text:p>0.7796782398</text:p>
          </table:table-cell>
          <table:table-cell table:style-name="ce1" table:formula="of:=AVERAGE([.AS2:.AS51])" office:value-type="float" office:value="0.780116079">
            <text:p>0.780116079</text:p>
          </table:table-cell>
          <table:table-cell table:style-name="ce1" table:formula="of:=AVERAGE([.AT2:.AT51])" office:value-type="float" office:value="0.7806558496">
            <text:p>0.7806558496</text:p>
          </table:table-cell>
          <table:table-cell table:style-name="ce1" table:formula="of:=AVERAGE([.AU2:.AU51])" office:value-type="float" office:value="0.7863359676">
            <text:p>0.7863359676</text:p>
          </table:table-cell>
          <table:table-cell table:style-name="ce1" table:formula="of:=AVERAGE([.AV2:.AV51])" office:value-type="float" office:value="0.7964139758">
            <text:p>0.7964139758</text:p>
          </table:table-cell>
          <table:table-cell table:style-name="ce1" table:formula="of:=AVERAGE([.AW2:.AW51])" office:value-type="float" office:value="0.7969397792">
            <text:p>0.7969397792</text:p>
          </table:table-cell>
          <table:table-cell table:style-name="ce1" table:formula="of:=AVERAGE([.AX2:.AX51])" office:value-type="float" office:value="0.7981331668">
            <text:p>0.7981331668</text:p>
          </table:table-cell>
          <table:table-cell table:style-name="ce1" table:formula="of:=AVERAGE([.AY2:.AY51])" office:value-type="float" office:value="0.79876063">
            <text:p>0.79876063</text:p>
          </table:table-cell>
          <table:table-cell table:style-name="ce1" table:formula="of:=AVERAGE([.AZ2:.AZ51])" office:value-type="float" office:value="0.7999030182">
            <text:p>0.7999030182</text:p>
          </table:table-cell>
          <table:table-cell/>
          <table:table-cell table:style-name="ce1" office:value-type="string">
            <text:p>mean</text:p>
          </table:table-cell>
          <table:table-cell table:style-name="ce1" table:formula="of:=AVERAGE([.BC2:.BC51])" office:value-type="float" office:value="14.96872">
            <text:p>14.96872</text:p>
          </table:table-cell>
          <table:table-cell table:style-name="ce1" table:formula="of:=AVERAGE([.BD2:.BD51])" office:value-type="float" office:value="13.14588">
            <text:p>13.14588</text:p>
          </table:table-cell>
          <table:table-cell table:style-name="ce1" table:formula="of:=AVERAGE([.BE2:.BE51])" office:value-type="float" office:value="12.2214">
            <text:p>12.2214</text:p>
          </table:table-cell>
          <table:table-cell table:style-name="ce1" table:formula="of:=AVERAGE([.BF2:.BF51])" office:value-type="float" office:value="11.646">
            <text:p>11.646</text:p>
          </table:table-cell>
          <table:table-cell table:style-name="ce1" table:formula="of:=AVERAGE([.BG2:.BG51])" office:value-type="float" office:value="11.19152">
            <text:p>11.19152</text:p>
          </table:table-cell>
          <table:table-cell table:style-name="ce1" table:formula="of:=AVERAGE([.BH2:.BH51])" office:value-type="float" office:value="10.87284">
            <text:p>10.87284</text:p>
          </table:table-cell>
          <table:table-cell table:style-name="ce1" table:formula="of:=AVERAGE([.BI2:.BI51])" office:value-type="float" office:value="10.79344">
            <text:p>10.79344</text:p>
          </table:table-cell>
          <table:table-cell table:style-name="ce1" table:formula="of:=AVERAGE([.BJ2:.BJ51])" office:value-type="float" office:value="10.98044">
            <text:p>10.98044</text:p>
          </table:table-cell>
          <table:table-cell table:style-name="ce1" table:formula="of:=AVERAGE([.BK2:.BK51])" office:value-type="float" office:value="11.31692">
            <text:p>11.31692</text:p>
          </table:table-cell>
          <table:table-cell table:style-name="ce1" table:formula="of:=AVERAGE([.BL2:.BL51])" office:value-type="float" office:value="12.10128">
            <text:p>12.10128</text:p>
          </table:table-cell>
          <table:table-cell table:style-name="ce1" table:formula="of:=AVERAGE([.BM2:.BM51])" office:value-type="float" office:value="13.12684">
            <text:p>13.12684</text:p>
          </table:table-cell>
          <table:table-cell table:style-name="ce1" table:formula="of:=AVERAGE([.BN2:.BN51])" office:value-type="float" office:value="14.3854">
            <text:p>14.3854</text:p>
          </table:table-cell>
          <table:table-cell table:style-name="ce1" table:formula="of:=AVERAGE([.BO2:.BO51])" office:value-type="float" office:value="15.4962448979592">
            <text:p>15.496244898</text:p>
          </table:table-cell>
          <table:table-cell table:style-name="ce1" table:formula="of:=AVERAGE([.BP2:.BP51])" office:value-type="float" office:value="17.2077142857143">
            <text:p>17.2077142857</text:p>
          </table:table-cell>
          <table:table-cell table:style-name="ce1" table:formula="of:=AVERAGE([.BQ2:.BQ51])" office:value-type="float" office:value="18.9014583333333">
            <text:p>18.9014583333</text:p>
          </table:table-cell>
          <table:table-cell table:style-name="ce1" table:formula="of:=AVERAGE([.BR2:.BR51])" office:value-type="float" office:value="20.7272">
            <text:p>20.7272</text:p>
          </table:table-cell>
          <table:table-cell table:style-name="ce1" table:formula="of:=AVERAGE([.BS2:.BS51])" office:value-type="float" office:value="23.0018181818182">
            <text:p>23.0018181818</text:p>
          </table:table-cell>
          <table:table-cell table:style-name="ce1" table:formula="of:=AVERAGE([.BT2:.BT51])" office:value-type="float" office:value="25.1040465116279">
            <text:p>25.1040465116</text:p>
          </table:table-cell>
          <table:table-cell table:style-name="ce1" table:formula="of:=AVERAGE([.BU2:.BU51])" office:value-type="float" office:value="28.2674146341463">
            <text:p>28.2674146341</text:p>
          </table:table-cell>
          <table:table-cell table:style-name="ce1" table:formula="of:=AVERAGE([.BV2:.BV51])" office:value-type="float" office:value="30.5598536585366">
            <text:p>30.5598536585</text:p>
          </table:table-cell>
          <table:table-cell table:style-name="ce1" table:formula="of:=AVERAGE([.BW2:.BW51])" office:value-type="float" office:value="32.75685">
            <text:p>32.75685</text:p>
          </table:table-cell>
          <table:table-cell table:style-name="ce1" table:formula="of:=AVERAGE([.BX2:.BX51])" office:value-type="float" office:value="34.4584102564103">
            <text:p>34.4584102564</text:p>
          </table:table-cell>
          <table:table-cell table:style-name="ce1" table:formula="of:=AVERAGE([.BY2:.BY51])" office:value-type="float" office:value="36.4398461538462">
            <text:p>36.4398461538</text:p>
          </table:table-cell>
          <table:table-cell table:style-name="ce1" table:formula="of:=AVERAGE([.BZ2:.BZ51])" office:value-type="float" office:value="38.2617948717949">
            <text:p>38.2617948718</text:p>
          </table:table-cell>
          <table:table-cell table:style-name="ce1" table:formula="of:=AVERAGE([.CA2:.CA51])" office:value-type="float" office:value="40.188358974359">
            <text:p>40.1883589744</text:p>
          </table:table-cell>
          <table:table-cell table:style-name="ce1" table:formula="of:=AVERAGE([.CB2:.CB51])" office:value-type="float" office:value="41.7721025641026">
            <text:p>41.7721025641</text:p>
          </table:table-cell>
          <table:table-cell table:style-name="ce1" table:formula="of:=AVERAGE([.CC2:.CC51])" office:value-type="float" office:value="43.9349473684211">
            <text:p>43.9349473684</text:p>
          </table:table-cell>
          <table:table-cell table:style-name="ce1" table:formula="of:=AVERAGE([.CD2:.CD51])" office:value-type="float" office:value="45.6151578947368">
            <text:p>45.6151578947</text:p>
          </table:table-cell>
          <table:table-cell table:style-name="ce1" table:formula="of:=AVERAGE([.CE2:.CE51])" office:value-type="float" office:value="46.9865263157895">
            <text:p>46.9865263158</text:p>
          </table:table-cell>
          <table:table-cell table:style-name="ce1" table:formula="of:=AVERAGE([.CF2:.CF51])" office:value-type="float" office:value="48.3418947368421">
            <text:p>48.3418947368</text:p>
          </table:table-cell>
          <table:table-cell table:style-name="ce1" table:formula="of:=AVERAGE([.CG2:.CG51])" office:value-type="float" office:value="49.7921621621622">
            <text:p>49.7921621622</text:p>
          </table:table-cell>
          <table:table-cell table:style-name="ce1" table:formula="of:=AVERAGE([.CH2:.CH51])" office:value-type="float" office:value="51.1186486486487">
            <text:p>51.1186486486</text:p>
          </table:table-cell>
          <table:table-cell table:style-name="ce1" table:formula="of:=AVERAGE([.CI2:.CI51])" office:value-type="float" office:value="52.266972972973">
            <text:p>52.266972973</text:p>
          </table:table-cell>
          <table:table-cell table:style-name="ce1" table:formula="of:=AVERAGE([.CJ2:.CJ51])" office:value-type="float" office:value="53.2684324324324">
            <text:p>53.2684324324</text:p>
          </table:table-cell>
          <table:table-cell table:style-name="ce1" table:formula="of:=AVERAGE([.CK2:.CK51])" office:value-type="float" office:value="54.3394594594595">
            <text:p>54.3394594595</text:p>
          </table:table-cell>
          <table:table-cell table:style-name="ce1" table:formula="of:=AVERAGE([.CL2:.CL51])" office:value-type="float" office:value="54.9027027027027">
            <text:p>54.9027027027</text:p>
          </table:table-cell>
          <table:table-cell table:style-name="ce1" table:formula="of:=AVERAGE([.CM2:.CM51])" office:value-type="float" office:value="55.407027027027">
            <text:p>55.407027027</text:p>
          </table:table-cell>
          <table:table-cell table:style-name="ce1" table:formula="of:=AVERAGE([.CN2:.CN51])" office:value-type="float" office:value="56.4261621621622">
            <text:p>56.4261621622</text:p>
          </table:table-cell>
          <table:table-cell table:style-name="ce1" table:formula="of:=AVERAGE([.CO2:.CO51])" office:value-type="float" office:value="57.461027027027">
            <text:p>57.461027027</text:p>
          </table:table-cell>
          <table:table-cell table:style-name="ce1" table:formula="of:=AVERAGE([.CP2:.CP51])" office:value-type="float" office:value="58.2791351351351">
            <text:p>58.2791351351</text:p>
          </table:table-cell>
          <table:table-cell table:style-name="ce1" table:formula="of:=AVERAGE([.CQ2:.CQ51])" office:value-type="float" office:value="59.6456216216216">
            <text:p>59.6456216216</text:p>
          </table:table-cell>
          <table:table-cell table:style-name="ce1" table:formula="of:=AVERAGE([.CR2:.CR51])" office:value-type="float" office:value="60.3775135135135">
            <text:p>60.3775135135</text:p>
          </table:table-cell>
          <table:table-cell table:style-name="ce1" table:formula="of:=AVERAGE([.CS2:.CS51])" office:value-type="float" office:value="61.3258918918919">
            <text:p>61.3258918919</text:p>
          </table:table-cell>
          <table:table-cell table:style-name="ce1" table:formula="of:=AVERAGE([.CT2:.CT51])" office:value-type="float" office:value="62.3618918918919">
            <text:p>62.3618918919</text:p>
          </table:table-cell>
          <table:table-cell table:style-name="ce1" table:formula="of:=AVERAGE([.CU2:.CU51])" office:value-type="float" office:value="62.9558918918919">
            <text:p>62.9558918919</text:p>
          </table:table-cell>
          <table:table-cell table:style-name="ce1" table:formula="of:=AVERAGE([.CV2:.CV51])" office:value-type="float" office:value="63.4771891891892">
            <text:p>63.4771891892</text:p>
          </table:table-cell>
          <table:table-cell table:style-name="ce1" table:formula="of:=AVERAGE([.CW2:.CW51])" office:value-type="float" office:value="64.2853513513513">
            <text:p>64.2853513514</text:p>
          </table:table-cell>
          <table:table-cell table:style-name="ce1" table:formula="of:=AVERAGE([.CX2:.CX51])" office:value-type="float" office:value="65.4336666666667">
            <text:p>65.4336666667</text:p>
          </table:table-cell>
          <table:table-cell table:style-name="ce1" table:formula="of:=AVERAGE([.CY2:.CY51])" office:value-type="float" office:value="66.9645555555556">
            <text:p>66.9645555556</text:p>
          </table:table-cell>
          <table:table-cell table:style-name="ce1" table:formula="of:=AVERAGE([.CZ2:.CZ51])" office:value-type="float" office:value="67.7496111111111">
            <text:p>67.7496111111</text:p>
          </table:table-cell>
          <table:table-cell table:style-name="ce1" table:formula="of:=AVERAGE([.DA2:.DA51])" office:value-type="float" office:value="68.8071111111111">
            <text:p>68.8071111111</text:p>
          </table:table-cell>
        </table:table-row>
        <table:table-row table:style-name="ro1">
          <table:table-cell table:style-name="ce1" office:value-type="string">
            <text:p>n</text:p>
          </table:table-cell>
          <table:table-cell table:style-name="ce1" table:formula="of:=COUNT([.B2:.B51])" office:value-type="float" office:value="50">
            <text:p>50</text:p>
          </table:table-cell>
          <table:table-cell table:style-name="ce1" table:formula="of:=COUNT([.C2:.C51])" office:value-type="float" office:value="50">
            <text:p>50</text:p>
          </table:table-cell>
          <table:table-cell table:style-name="ce1" table:formula="of:=COUNT([.D2:.D51])" office:value-type="float" office:value="50">
            <text:p>50</text:p>
          </table:table-cell>
          <table:table-cell table:style-name="ce1" table:formula="of:=COUNT([.E2:.E51])" office:value-type="float" office:value="50">
            <text:p>50</text:p>
          </table:table-cell>
          <table:table-cell table:style-name="ce1" table:formula="of:=COUNT([.F2:.F51])" office:value-type="float" office:value="50">
            <text:p>50</text:p>
          </table:table-cell>
          <table:table-cell table:style-name="ce1" table:formula="of:=COUNT([.G2:.G51])" office:value-type="float" office:value="50">
            <text:p>50</text:p>
          </table:table-cell>
          <table:table-cell table:style-name="ce1" table:formula="of:=COUNT([.H2:.H51])" office:value-type="float" office:value="50">
            <text:p>50</text:p>
          </table:table-cell>
          <table:table-cell table:style-name="ce1" table:formula="of:=COUNT([.I2:.I51])" office:value-type="float" office:value="50">
            <text:p>50</text:p>
          </table:table-cell>
          <table:table-cell table:style-name="ce1" table:formula="of:=COUNT([.J2:.J51])" office:value-type="float" office:value="50">
            <text:p>50</text:p>
          </table:table-cell>
          <table:table-cell table:style-name="ce1" table:formula="of:=COUNT([.K2:.K51])" office:value-type="float" office:value="50">
            <text:p>50</text:p>
          </table:table-cell>
          <table:table-cell table:style-name="ce1" table:formula="of:=COUNT([.L2:.L51])" office:value-type="float" office:value="50">
            <text:p>50</text:p>
          </table:table-cell>
          <table:table-cell table:style-name="ce1" table:formula="of:=COUNT([.M2:.M51])" office:value-type="float" office:value="50">
            <text:p>50</text:p>
          </table:table-cell>
          <table:table-cell table:style-name="ce1" table:formula="of:=COUNT([.N2:.N51])" office:value-type="float" office:value="50">
            <text:p>50</text:p>
          </table:table-cell>
          <table:table-cell table:style-name="ce1" table:formula="of:=COUNT([.O2:.O51])" office:value-type="float" office:value="50">
            <text:p>50</text:p>
          </table:table-cell>
          <table:table-cell table:style-name="ce1" table:formula="of:=COUNT([.P2:.P51])" office:value-type="float" office:value="50">
            <text:p>50</text:p>
          </table:table-cell>
          <table:table-cell table:style-name="ce1" table:formula="of:=COUNT([.Q2:.Q51])" office:value-type="float" office:value="50">
            <text:p>50</text:p>
          </table:table-cell>
          <table:table-cell table:style-name="ce1" table:formula="of:=COUNT([.R2:.R51])" office:value-type="float" office:value="50">
            <text:p>50</text:p>
          </table:table-cell>
          <table:table-cell table:style-name="ce1" table:formula="of:=COUNT([.S2:.S51])" office:value-type="float" office:value="50">
            <text:p>50</text:p>
          </table:table-cell>
          <table:table-cell table:style-name="ce1" table:formula="of:=COUNT([.T2:.T51])" office:value-type="float" office:value="50">
            <text:p>50</text:p>
          </table:table-cell>
          <table:table-cell table:style-name="ce1" table:formula="of:=COUNT([.U2:.U51])" office:value-type="float" office:value="50">
            <text:p>50</text:p>
          </table:table-cell>
          <table:table-cell table:style-name="ce1" table:formula="of:=COUNT([.V2:.V51])" office:value-type="float" office:value="50">
            <text:p>50</text:p>
          </table:table-cell>
          <table:table-cell table:style-name="ce1" table:formula="of:=COUNT([.W2:.W51])" office:value-type="float" office:value="50">
            <text:p>50</text:p>
          </table:table-cell>
          <table:table-cell table:style-name="ce1" table:formula="of:=COUNT([.X2:.X51])" office:value-type="float" office:value="50">
            <text:p>50</text:p>
          </table:table-cell>
          <table:table-cell table:style-name="ce1" table:formula="of:=COUNT([.Y2:.Y51])" office:value-type="float" office:value="50">
            <text:p>50</text:p>
          </table:table-cell>
          <table:table-cell table:style-name="ce1" table:formula="of:=COUNT([.Z2:.Z51])" office:value-type="float" office:value="50">
            <text:p>50</text:p>
          </table:table-cell>
          <table:table-cell table:style-name="ce1" table:formula="of:=COUNT([.AA2:.AA51])" office:value-type="float" office:value="50">
            <text:p>50</text:p>
          </table:table-cell>
          <table:table-cell table:style-name="ce1" table:formula="of:=COUNT([.AB2:.AB51])" office:value-type="float" office:value="50">
            <text:p>50</text:p>
          </table:table-cell>
          <table:table-cell table:style-name="ce1" table:formula="of:=COUNT([.AC2:.AC51])" office:value-type="float" office:value="50">
            <text:p>50</text:p>
          </table:table-cell>
          <table:table-cell table:style-name="ce1" table:formula="of:=COUNT([.AD2:.AD51])" office:value-type="float" office:value="50">
            <text:p>50</text:p>
          </table:table-cell>
          <table:table-cell table:style-name="ce1" table:formula="of:=COUNT([.AE2:.AE51])" office:value-type="float" office:value="50">
            <text:p>50</text:p>
          </table:table-cell>
          <table:table-cell table:style-name="ce1" table:formula="of:=COUNT([.AF2:.AF51])" office:value-type="float" office:value="50">
            <text:p>50</text:p>
          </table:table-cell>
          <table:table-cell table:style-name="ce1" table:formula="of:=COUNT([.AG2:.AG51])" office:value-type="float" office:value="50">
            <text:p>50</text:p>
          </table:table-cell>
          <table:table-cell table:style-name="ce1" table:formula="of:=COUNT([.AH2:.AH51])" office:value-type="float" office:value="50">
            <text:p>50</text:p>
          </table:table-cell>
          <table:table-cell table:style-name="ce1" table:formula="of:=COUNT([.AI2:.AI51])" office:value-type="float" office:value="50">
            <text:p>50</text:p>
          </table:table-cell>
          <table:table-cell table:style-name="ce1" table:formula="of:=COUNT([.AJ2:.AJ51])" office:value-type="float" office:value="50">
            <text:p>50</text:p>
          </table:table-cell>
          <table:table-cell table:style-name="ce1" table:formula="of:=COUNT([.AK2:.AK51])" office:value-type="float" office:value="50">
            <text:p>50</text:p>
          </table:table-cell>
          <table:table-cell table:style-name="ce1" table:formula="of:=COUNT([.AL2:.AL51])" office:value-type="float" office:value="50">
            <text:p>50</text:p>
          </table:table-cell>
          <table:table-cell table:style-name="ce1" table:formula="of:=COUNT([.AM2:.AM51])" office:value-type="float" office:value="50">
            <text:p>50</text:p>
          </table:table-cell>
          <table:table-cell table:style-name="ce1" table:formula="of:=COUNT([.AN2:.AN51])" office:value-type="float" office:value="50">
            <text:p>50</text:p>
          </table:table-cell>
          <table:table-cell table:style-name="ce1" table:formula="of:=COUNT([.AO2:.AO51])" office:value-type="float" office:value="50">
            <text:p>50</text:p>
          </table:table-cell>
          <table:table-cell table:style-name="ce1" table:formula="of:=COUNT([.AP2:.AP51])" office:value-type="float" office:value="50">
            <text:p>50</text:p>
          </table:table-cell>
          <table:table-cell table:style-name="ce1" table:formula="of:=COUNT([.AQ2:.AQ51])" office:value-type="float" office:value="50">
            <text:p>50</text:p>
          </table:table-cell>
          <table:table-cell table:style-name="ce1" table:formula="of:=COUNT([.AR2:.AR51])" office:value-type="float" office:value="50">
            <text:p>50</text:p>
          </table:table-cell>
          <table:table-cell table:style-name="ce1" table:formula="of:=COUNT([.AS2:.AS51])" office:value-type="float" office:value="50">
            <text:p>50</text:p>
          </table:table-cell>
          <table:table-cell table:style-name="ce1" table:formula="of:=COUNT([.AT2:.AT51])" office:value-type="float" office:value="50">
            <text:p>50</text:p>
          </table:table-cell>
          <table:table-cell table:style-name="ce1" table:formula="of:=COUNT([.AU2:.AU51])" office:value-type="float" office:value="50">
            <text:p>50</text:p>
          </table:table-cell>
          <table:table-cell table:style-name="ce1" table:formula="of:=COUNT([.AV2:.AV51])" office:value-type="float" office:value="50">
            <text:p>50</text:p>
          </table:table-cell>
          <table:table-cell table:style-name="ce1" table:formula="of:=COUNT([.AW2:.AW51])" office:value-type="float" office:value="50">
            <text:p>50</text:p>
          </table:table-cell>
          <table:table-cell table:style-name="ce1" table:formula="of:=COUNT([.AX2:.AX51])" office:value-type="float" office:value="50">
            <text:p>50</text:p>
          </table:table-cell>
          <table:table-cell table:style-name="ce1" table:formula="of:=COUNT([.AY2:.AY51])" office:value-type="float" office:value="50">
            <text:p>50</text:p>
          </table:table-cell>
          <table:table-cell table:style-name="ce1" table:formula="of:=COUNT([.AZ2:.AZ51])" office:value-type="float" office:value="50">
            <text:p>50</text:p>
          </table:table-cell>
          <table:table-cell/>
          <table:table-cell table:style-name="ce1" office:value-type="string">
            <text:p>n</text:p>
          </table:table-cell>
          <table:table-cell table:style-name="ce1" table:formula="of:=COUNT([.BC2:.BC51])" office:value-type="float" office:value="50">
            <text:p>50</text:p>
          </table:table-cell>
          <table:table-cell table:style-name="ce1" table:formula="of:=COUNT([.BD2:.BD51])" office:value-type="float" office:value="50">
            <text:p>50</text:p>
          </table:table-cell>
          <table:table-cell table:style-name="ce1" table:formula="of:=COUNT([.BE2:.BE51])" office:value-type="float" office:value="50">
            <text:p>50</text:p>
          </table:table-cell>
          <table:table-cell table:style-name="ce1" table:formula="of:=COUNT([.BF2:.BF51])" office:value-type="float" office:value="50">
            <text:p>50</text:p>
          </table:table-cell>
          <table:table-cell table:style-name="ce1" table:formula="of:=COUNT([.BG2:.BG51])" office:value-type="float" office:value="50">
            <text:p>50</text:p>
          </table:table-cell>
          <table:table-cell table:style-name="ce1" table:formula="of:=COUNT([.BH2:.BH51])" office:value-type="float" office:value="50">
            <text:p>50</text:p>
          </table:table-cell>
          <table:table-cell table:style-name="ce1" table:formula="of:=COUNT([.BI2:.BI51])" office:value-type="float" office:value="50">
            <text:p>50</text:p>
          </table:table-cell>
          <table:table-cell table:style-name="ce1" table:formula="of:=COUNT([.BJ2:.BJ51])" office:value-type="float" office:value="50">
            <text:p>50</text:p>
          </table:table-cell>
          <table:table-cell table:style-name="ce1" table:formula="of:=COUNT([.BK2:.BK51])" office:value-type="float" office:value="50">
            <text:p>50</text:p>
          </table:table-cell>
          <table:table-cell table:style-name="ce1" table:formula="of:=COUNT([.BL2:.BL51])" office:value-type="float" office:value="50">
            <text:p>50</text:p>
          </table:table-cell>
          <table:table-cell table:style-name="ce1" table:formula="of:=COUNT([.BM2:.BM51])" office:value-type="float" office:value="50">
            <text:p>50</text:p>
          </table:table-cell>
          <table:table-cell table:style-name="ce1" table:formula="of:=COUNT([.BN2:.BN51])" office:value-type="float" office:value="50">
            <text:p>50</text:p>
          </table:table-cell>
          <table:table-cell table:style-name="ce1" table:formula="of:=COUNT([.BO2:.BO51])" office:value-type="float" office:value="49">
            <text:p>49</text:p>
          </table:table-cell>
          <table:table-cell table:style-name="ce1" table:formula="of:=COUNT([.BP2:.BP51])" office:value-type="float" office:value="49">
            <text:p>49</text:p>
          </table:table-cell>
          <table:table-cell table:style-name="ce1" table:formula="of:=COUNT([.BQ2:.BQ51])" office:value-type="float" office:value="48">
            <text:p>48</text:p>
          </table:table-cell>
          <table:table-cell table:style-name="ce1" table:formula="of:=COUNT([.BR2:.BR51])" office:value-type="float" office:value="45">
            <text:p>45</text:p>
          </table:table-cell>
          <table:table-cell table:style-name="ce1" table:formula="of:=COUNT([.BS2:.BS51])" office:value-type="float" office:value="44">
            <text:p>44</text:p>
          </table:table-cell>
          <table:table-cell table:style-name="ce1" table:formula="of:=COUNT([.BT2:.BT51])" office:value-type="float" office:value="43">
            <text:p>43</text:p>
          </table:table-cell>
          <table:table-cell table:style-name="ce1" table:formula="of:=COUNT([.BU2:.BU51])" office:value-type="float" office:value="41">
            <text:p>41</text:p>
          </table:table-cell>
          <table:table-cell table:style-name="ce1" table:formula="of:=COUNT([.BV2:.BV51])" office:value-type="float" office:value="41">
            <text:p>41</text:p>
          </table:table-cell>
          <table:table-cell table:style-name="ce1" table:formula="of:=COUNT([.BW2:.BW51])" office:value-type="float" office:value="40">
            <text:p>40</text:p>
          </table:table-cell>
          <table:table-cell table:style-name="ce1" table:formula="of:=COUNT([.BX2:.BX51])" office:value-type="float" office:value="39">
            <text:p>39</text:p>
          </table:table-cell>
          <table:table-cell table:style-name="ce1" table:formula="of:=COUNT([.BY2:.BY51])" office:value-type="float" office:value="39">
            <text:p>39</text:p>
          </table:table-cell>
          <table:table-cell table:style-name="ce1" table:formula="of:=COUNT([.BZ2:.BZ51])" office:value-type="float" office:value="39">
            <text:p>39</text:p>
          </table:table-cell>
          <table:table-cell table:style-name="ce1" table:formula="of:=COUNT([.CA2:.CA51])" office:value-type="float" office:value="39">
            <text:p>39</text:p>
          </table:table-cell>
          <table:table-cell table:style-name="ce1" table:formula="of:=COUNT([.CB2:.CB51])" office:value-type="float" office:value="39">
            <text:p>39</text:p>
          </table:table-cell>
          <table:table-cell table:style-name="ce1" table:formula="of:=COUNT([.CC2:.CC51])" office:value-type="float" office:value="38">
            <text:p>38</text:p>
          </table:table-cell>
          <table:table-cell table:style-name="ce1" table:formula="of:=COUNT([.CD2:.CD51])" office:value-type="float" office:value="38">
            <text:p>38</text:p>
          </table:table-cell>
          <table:table-cell table:style-name="ce1" table:formula="of:=COUNT([.CE2:.CE51])" office:value-type="float" office:value="38">
            <text:p>38</text:p>
          </table:table-cell>
          <table:table-cell table:style-name="ce1" table:formula="of:=COUNT([.CF2:.CF51])" office:value-type="float" office:value="38">
            <text:p>38</text:p>
          </table:table-cell>
          <table:table-cell table:style-name="ce1" table:formula="of:=COUNT([.CG2:.CG51])" office:value-type="float" office:value="37">
            <text:p>37</text:p>
          </table:table-cell>
          <table:table-cell table:style-name="ce1" table:formula="of:=COUNT([.CH2:.CH51])" office:value-type="float" office:value="37">
            <text:p>37</text:p>
          </table:table-cell>
          <table:table-cell table:style-name="ce1" table:formula="of:=COUNT([.CI2:.CI51])" office:value-type="float" office:value="37">
            <text:p>37</text:p>
          </table:table-cell>
          <table:table-cell table:style-name="ce1" table:formula="of:=COUNT([.CJ2:.CJ51])" office:value-type="float" office:value="37">
            <text:p>37</text:p>
          </table:table-cell>
          <table:table-cell table:style-name="ce1" table:formula="of:=COUNT([.CK2:.CK51])" office:value-type="float" office:value="37">
            <text:p>37</text:p>
          </table:table-cell>
          <table:table-cell table:style-name="ce1" table:formula="of:=COUNT([.CL2:.CL51])" office:value-type="float" office:value="37">
            <text:p>37</text:p>
          </table:table-cell>
          <table:table-cell table:style-name="ce1" table:formula="of:=COUNT([.CM2:.CM51])" office:value-type="float" office:value="37">
            <text:p>37</text:p>
          </table:table-cell>
          <table:table-cell table:style-name="ce1" table:formula="of:=COUNT([.CN2:.CN51])" office:value-type="float" office:value="37">
            <text:p>37</text:p>
          </table:table-cell>
          <table:table-cell table:style-name="ce1" table:formula="of:=COUNT([.CO2:.CO51])" office:value-type="float" office:value="37">
            <text:p>37</text:p>
          </table:table-cell>
          <table:table-cell table:style-name="ce1" table:formula="of:=COUNT([.CP2:.CP51])" office:value-type="float" office:value="37">
            <text:p>37</text:p>
          </table:table-cell>
          <table:table-cell table:style-name="ce1" table:formula="of:=COUNT([.CQ2:.CQ51])" office:value-type="float" office:value="37">
            <text:p>37</text:p>
          </table:table-cell>
          <table:table-cell table:style-name="ce1" table:formula="of:=COUNT([.CR2:.CR51])" office:value-type="float" office:value="37">
            <text:p>37</text:p>
          </table:table-cell>
          <table:table-cell table:style-name="ce1" table:formula="of:=COUNT([.CS2:.CS51])" office:value-type="float" office:value="37">
            <text:p>37</text:p>
          </table:table-cell>
          <table:table-cell table:style-name="ce1" table:formula="of:=COUNT([.CT2:.CT51])" office:value-type="float" office:value="37">
            <text:p>37</text:p>
          </table:table-cell>
          <table:table-cell table:style-name="ce1" table:formula="of:=COUNT([.CU2:.CU51])" office:value-type="float" office:value="37">
            <text:p>37</text:p>
          </table:table-cell>
          <table:table-cell table:style-name="ce1" table:formula="of:=COUNT([.CV2:.CV51])" office:value-type="float" office:value="37">
            <text:p>37</text:p>
          </table:table-cell>
          <table:table-cell table:style-name="ce1" table:formula="of:=COUNT([.CW2:.CW51])" office:value-type="float" office:value="37">
            <text:p>37</text:p>
          </table:table-cell>
          <table:table-cell table:style-name="ce1" table:formula="of:=COUNT([.CX2:.CX51])" office:value-type="float" office:value="36">
            <text:p>36</text:p>
          </table:table-cell>
          <table:table-cell table:style-name="ce1" table:formula="of:=COUNT([.CY2:.CY51])" office:value-type="float" office:value="36">
            <text:p>36</text:p>
          </table:table-cell>
          <table:table-cell table:style-name="ce1" table:formula="of:=COUNT([.CZ2:.CZ51])" office:value-type="float" office:value="36">
            <text:p>36</text:p>
          </table:table-cell>
          <table:table-cell table:style-name="ce1" table:formula="of:=COUNT([.DA2:.DA51])" office:value-type="float" office:value="36">
            <text:p>36</text:p>
          </table:table-cell>
        </table:table-row>
        <table:table-row table:style-name="ro1">
          <table:table-cell table:style-name="ce1" office:value-type="string">
            <text:p>se</text:p>
          </table:table-cell>
          <table:table-cell table:style-name="ce1" table:formula="of:=STDEV([.B2:.B51])/SQRT(COUNT([.B2:.B51]))" office:value-type="float" office:value="0.00676464358015153">
            <text:p>0.0067646436</text:p>
          </table:table-cell>
          <table:table-cell table:style-name="ce1" table:formula="of:=STDEV([.C2:.C51])/SQRT(COUNT([.C2:.C51]))" office:value-type="float" office:value="0.00753121717244938">
            <text:p>0.0075312172</text:p>
          </table:table-cell>
          <table:table-cell table:style-name="ce1" table:formula="of:=STDEV([.D2:.D51])/SQRT(COUNT([.D2:.D51]))" office:value-type="float" office:value="0.00752298276448014">
            <text:p>0.0075229828</text:p>
          </table:table-cell>
          <table:table-cell table:style-name="ce1" table:formula="of:=STDEV([.E2:.E51])/SQRT(COUNT([.E2:.E51]))" office:value-type="float" office:value="0.0126580802487084">
            <text:p>0.0126580802</text:p>
          </table:table-cell>
          <table:table-cell table:style-name="ce1" table:formula="of:=STDEV([.F2:.F51])/SQRT(COUNT([.F2:.F51]))" office:value-type="float" office:value="0.0129308070124892">
            <text:p>0.012930807</text:p>
          </table:table-cell>
          <table:table-cell table:style-name="ce1" table:formula="of:=STDEV([.G2:.G51])/SQRT(COUNT([.G2:.G51]))" office:value-type="float" office:value="0.0148638681615815">
            <text:p>0.0148638682</text:p>
          </table:table-cell>
          <table:table-cell table:style-name="ce1" table:formula="of:=STDEV([.H2:.H51])/SQRT(COUNT([.H2:.H51]))" office:value-type="float" office:value="0.0144089322975511">
            <text:p>0.0144089323</text:p>
          </table:table-cell>
          <table:table-cell table:style-name="ce1" table:formula="of:=STDEV([.I2:.I51])/SQRT(COUNT([.I2:.I51]))" office:value-type="float" office:value="0.014293628454687">
            <text:p>0.0142936285</text:p>
          </table:table-cell>
          <table:table-cell table:style-name="ce1" table:formula="of:=STDEV([.J2:.J51])/SQRT(COUNT([.J2:.J51]))" office:value-type="float" office:value="0.013025021026792">
            <text:p>0.013025021</text:p>
          </table:table-cell>
          <table:table-cell table:style-name="ce1" table:formula="of:=STDEV([.K2:.K51])/SQRT(COUNT([.K2:.K51]))" office:value-type="float" office:value="0.0136613306179175">
            <text:p>0.0136613306</text:p>
          </table:table-cell>
          <table:table-cell table:style-name="ce1" table:formula="of:=STDEV([.L2:.L51])/SQRT(COUNT([.L2:.L51]))" office:value-type="float" office:value="0.0147532287634811">
            <text:p>0.0147532288</text:p>
          </table:table-cell>
          <table:table-cell table:style-name="ce1" table:formula="of:=STDEV([.M2:.M51])/SQRT(COUNT([.M2:.M51]))" office:value-type="float" office:value="0.0187893248105233">
            <text:p>0.0187893248</text:p>
          </table:table-cell>
          <table:table-cell table:style-name="ce1" table:formula="of:=STDEV([.N2:.N51])/SQRT(COUNT([.N2:.N51]))" office:value-type="float" office:value="0.0193341884204836">
            <text:p>0.0193341884</text:p>
          </table:table-cell>
          <table:table-cell table:style-name="ce1" table:formula="of:=STDEV([.O2:.O51])/SQRT(COUNT([.O2:.O51]))" office:value-type="float" office:value="0.0213271673129101">
            <text:p>0.0213271673</text:p>
          </table:table-cell>
          <table:table-cell table:style-name="ce1" table:formula="of:=STDEV([.P2:.P51])/SQRT(COUNT([.P2:.P51]))" office:value-type="float" office:value="0.0260452357949041">
            <text:p>0.0260452358</text:p>
          </table:table-cell>
          <table:table-cell table:style-name="ce1" table:formula="of:=STDEV([.Q2:.Q51])/SQRT(COUNT([.Q2:.Q51]))" office:value-type="float" office:value="0.0263405492873074">
            <text:p>0.0263405493</text:p>
          </table:table-cell>
          <table:table-cell table:style-name="ce1" table:formula="of:=STDEV([.R2:.R51])/SQRT(COUNT([.R2:.R51]))" office:value-type="float" office:value="0.0261331716377278">
            <text:p>0.0261331716</text:p>
          </table:table-cell>
          <table:table-cell table:style-name="ce1" table:formula="of:=STDEV([.S2:.S51])/SQRT(COUNT([.S2:.S51]))" office:value-type="float" office:value="0.0266098714965804">
            <text:p>0.0266098715</text:p>
          </table:table-cell>
          <table:table-cell table:style-name="ce1" table:formula="of:=STDEV([.T2:.T51])/SQRT(COUNT([.T2:.T51]))" office:value-type="float" office:value="0.0258250427686348">
            <text:p>0.0258250428</text:p>
          </table:table-cell>
          <table:table-cell table:style-name="ce1" table:formula="of:=STDEV([.U2:.U51])/SQRT(COUNT([.U2:.U51]))" office:value-type="float" office:value="0.0262966686931402">
            <text:p>0.0262966687</text:p>
          </table:table-cell>
          <table:table-cell table:style-name="ce1" table:formula="of:=STDEV([.V2:.V51])/SQRT(COUNT([.V2:.V51]))" office:value-type="float" office:value="0.0266044532436506">
            <text:p>0.0266044532</text:p>
          </table:table-cell>
          <table:table-cell table:style-name="ce1" table:formula="of:=STDEV([.W2:.W51])/SQRT(COUNT([.W2:.W51]))" office:value-type="float" office:value="0.0255848516236651">
            <text:p>0.0255848516</text:p>
          </table:table-cell>
          <table:table-cell table:style-name="ce1" table:formula="of:=STDEV([.X2:.X51])/SQRT(COUNT([.X2:.X51]))" office:value-type="float" office:value="0.0256839822459019">
            <text:p>0.0256839822</text:p>
          </table:table-cell>
          <table:table-cell table:style-name="ce1" table:formula="of:=STDEV([.Y2:.Y51])/SQRT(COUNT([.Y2:.Y51]))" office:value-type="float" office:value="0.0253301585857948">
            <text:p>0.0253301586</text:p>
          </table:table-cell>
          <table:table-cell table:style-name="ce1" table:formula="of:=STDEV([.Z2:.Z51])/SQRT(COUNT([.Z2:.Z51]))" office:value-type="float" office:value="0.0251536113351377">
            <text:p>0.0251536113</text:p>
          </table:table-cell>
          <table:table-cell table:style-name="ce1" table:formula="of:=STDEV([.AA2:.AA51])/SQRT(COUNT([.AA2:.AA51]))" office:value-type="float" office:value="0.0254057057699298">
            <text:p>0.0254057058</text:p>
          </table:table-cell>
          <table:table-cell table:style-name="ce1" table:formula="of:=STDEV([.AB2:.AB51])/SQRT(COUNT([.AB2:.AB51]))" office:value-type="float" office:value="0.0252035631047892">
            <text:p>0.0252035631</text:p>
          </table:table-cell>
          <table:table-cell table:style-name="ce1" table:formula="of:=STDEV([.AC2:.AC51])/SQRT(COUNT([.AC2:.AC51]))" office:value-type="float" office:value="0.0250395529032265">
            <text:p>0.0250395529</text:p>
          </table:table-cell>
          <table:table-cell table:style-name="ce1" table:formula="of:=STDEV([.AD2:.AD51])/SQRT(COUNT([.AD2:.AD51]))" office:value-type="float" office:value="0.0245685831952884">
            <text:p>0.0245685832</text:p>
          </table:table-cell>
          <table:table-cell table:style-name="ce1" table:formula="of:=STDEV([.AE2:.AE51])/SQRT(COUNT([.AE2:.AE51]))" office:value-type="float" office:value="0.0247628679013187">
            <text:p>0.0247628679</text:p>
          </table:table-cell>
          <table:table-cell table:style-name="ce1" table:formula="of:=STDEV([.AF2:.AF51])/SQRT(COUNT([.AF2:.AF51]))" office:value-type="float" office:value="0.0244129498575164">
            <text:p>0.0244129499</text:p>
          </table:table-cell>
          <table:table-cell table:style-name="ce1" table:formula="of:=STDEV([.AG2:.AG51])/SQRT(COUNT([.AG2:.AG51]))" office:value-type="float" office:value="0.0237098414272272">
            <text:p>0.0237098414</text:p>
          </table:table-cell>
          <table:table-cell table:style-name="ce1" table:formula="of:=STDEV([.AH2:.AH51])/SQRT(COUNT([.AH2:.AH51]))" office:value-type="float" office:value="0.0235640752723906">
            <text:p>0.0235640753</text:p>
          </table:table-cell>
          <table:table-cell table:style-name="ce1" table:formula="of:=STDEV([.AI2:.AI51])/SQRT(COUNT([.AI2:.AI51]))" office:value-type="float" office:value="0.0233891572931094">
            <text:p>0.0233891573</text:p>
          </table:table-cell>
          <table:table-cell table:style-name="ce1" table:formula="of:=STDEV([.AJ2:.AJ51])/SQRT(COUNT([.AJ2:.AJ51]))" office:value-type="float" office:value="0.023368691970381">
            <text:p>0.023368692</text:p>
          </table:table-cell>
          <table:table-cell table:style-name="ce1" table:formula="of:=STDEV([.AK2:.AK51])/SQRT(COUNT([.AK2:.AK51]))" office:value-type="float" office:value="0.0230904667492854">
            <text:p>0.0230904667</text:p>
          </table:table-cell>
          <table:table-cell table:style-name="ce1" table:formula="of:=STDEV([.AL2:.AL51])/SQRT(COUNT([.AL2:.AL51]))" office:value-type="float" office:value="0.0226100268248467">
            <text:p>0.0226100268</text:p>
          </table:table-cell>
          <table:table-cell table:style-name="ce1" table:formula="of:=STDEV([.AM2:.AM51])/SQRT(COUNT([.AM2:.AM51]))" office:value-type="float" office:value="0.0225417825105701">
            <text:p>0.0225417825</text:p>
          </table:table-cell>
          <table:table-cell table:style-name="ce1" table:formula="of:=STDEV([.AN2:.AN51])/SQRT(COUNT([.AN2:.AN51]))" office:value-type="float" office:value="0.0224601996649531">
            <text:p>0.0224601997</text:p>
          </table:table-cell>
          <table:table-cell table:style-name="ce1" table:formula="of:=STDEV([.AO2:.AO51])/SQRT(COUNT([.AO2:.AO51]))" office:value-type="float" office:value="0.0224423348631489">
            <text:p>0.0224423349</text:p>
          </table:table-cell>
          <table:table-cell table:style-name="ce1" table:formula="of:=STDEV([.AP2:.AP51])/SQRT(COUNT([.AP2:.AP51]))" office:value-type="float" office:value="0.0223039710232449">
            <text:p>0.022303971</text:p>
          </table:table-cell>
          <table:table-cell table:style-name="ce1" table:formula="of:=STDEV([.AQ2:.AQ51])/SQRT(COUNT([.AQ2:.AQ51]))" office:value-type="float" office:value="0.022187194657799">
            <text:p>0.0221871947</text:p>
          </table:table-cell>
          <table:table-cell table:style-name="ce1" table:formula="of:=STDEV([.AR2:.AR51])/SQRT(COUNT([.AR2:.AR51]))" office:value-type="float" office:value="0.0221101236706701">
            <text:p>0.0221101237</text:p>
          </table:table-cell>
          <table:table-cell table:style-name="ce1" table:formula="of:=STDEV([.AS2:.AS51])/SQRT(COUNT([.AS2:.AS51]))" office:value-type="float" office:value="0.0221502153923092">
            <text:p>0.0221502154</text:p>
          </table:table-cell>
          <table:table-cell table:style-name="ce1" table:formula="of:=STDEV([.AT2:.AT51])/SQRT(COUNT([.AT2:.AT51]))" office:value-type="float" office:value="0.0221475780195505">
            <text:p>0.022147578</text:p>
          </table:table-cell>
          <table:table-cell table:style-name="ce1" table:formula="of:=STDEV([.AU2:.AU51])/SQRT(COUNT([.AU2:.AU51]))" office:value-type="float" office:value="0.0216685543502607">
            <text:p>0.0216685544</text:p>
          </table:table-cell>
          <table:table-cell table:style-name="ce1" table:formula="of:=STDEV([.AV2:.AV51])/SQRT(COUNT([.AV2:.AV51]))" office:value-type="float" office:value="0.0216909623299281">
            <text:p>0.0216909623</text:p>
          </table:table-cell>
          <table:table-cell table:style-name="ce1" table:formula="of:=STDEV([.AW2:.AW51])/SQRT(COUNT([.AW2:.AW51]))" office:value-type="float" office:value="0.0216556521109527">
            <text:p>0.0216556521</text:p>
          </table:table-cell>
          <table:table-cell table:style-name="ce1" table:formula="of:=STDEV([.AX2:.AX51])/SQRT(COUNT([.AX2:.AX51]))" office:value-type="float" office:value="0.02152320994023">
            <text:p>0.0215232099</text:p>
          </table:table-cell>
          <table:table-cell table:style-name="ce1" table:formula="of:=STDEV([.AY2:.AY51])/SQRT(COUNT([.AY2:.AY51]))" office:value-type="float" office:value="0.0215293110972434">
            <text:p>0.0215293111</text:p>
          </table:table-cell>
          <table:table-cell table:style-name="ce1" table:formula="of:=STDEV([.AZ2:.AZ51])/SQRT(COUNT([.AZ2:.AZ51]))" office:value-type="float" office:value="0.0215154107916707">
            <text:p>0.0215154108</text:p>
          </table:table-cell>
          <table:table-cell/>
          <table:table-cell table:style-name="ce1" office:value-type="string">
            <text:p>se</text:p>
          </table:table-cell>
          <table:table-cell table:style-name="ce1" table:formula="of:=STDEV([.BC2:.BC51])/SQRT(COUNT([.BC2:.BC51]))" office:value-type="float" office:value="0.058736568868542">
            <text:p>0.0587365689</text:p>
          </table:table-cell>
          <table:table-cell table:style-name="ce1" table:formula="of:=STDEV([.BD2:.BD51])/SQRT(COUNT([.BD2:.BD51]))" office:value-type="float" office:value="0.0875818154641704">
            <text:p>0.0875818155</text:p>
          </table:table-cell>
          <table:table-cell table:style-name="ce1" table:formula="of:=STDEV([.BE2:.BE51])/SQRT(COUNT([.BE2:.BE51]))" office:value-type="float" office:value="0.11238496885478">
            <text:p>0.1123849689</text:p>
          </table:table-cell>
          <table:table-cell table:style-name="ce1" table:formula="of:=STDEV([.BF2:.BF51])/SQRT(COUNT([.BF2:.BF51]))" office:value-type="float" office:value="0.149685777002141">
            <text:p>0.149685777</text:p>
          </table:table-cell>
          <table:table-cell table:style-name="ce1" table:formula="of:=STDEV([.BG2:.BG51])/SQRT(COUNT([.BG2:.BG51]))" office:value-type="float" office:value="0.192202083787468">
            <text:p>0.1922020838</text:p>
          </table:table-cell>
          <table:table-cell table:style-name="ce1" table:formula="of:=STDEV([.BH2:.BH51])/SQRT(COUNT([.BH2:.BH51]))" office:value-type="float" office:value="0.268701379442469">
            <text:p>0.2687013794</text:p>
          </table:table-cell>
          <table:table-cell table:style-name="ce1" table:formula="of:=STDEV([.BI2:.BI51])/SQRT(COUNT([.BI2:.BI51]))" office:value-type="float" office:value="0.347030858076256">
            <text:p>0.3470308581</text:p>
          </table:table-cell>
          <table:table-cell table:style-name="ce1" table:formula="of:=STDEV([.BJ2:.BJ51])/SQRT(COUNT([.BJ2:.BJ51]))" office:value-type="float" office:value="0.435470126588519">
            <text:p>0.4354701266</text:p>
          </table:table-cell>
          <table:table-cell table:style-name="ce1" table:formula="of:=STDEV([.BK2:.BK51])/SQRT(COUNT([.BK2:.BK51]))" office:value-type="float" office:value="0.558881577642859">
            <text:p>0.5588815776</text:p>
          </table:table-cell>
          <table:table-cell table:style-name="ce1" table:formula="of:=STDEV([.BL2:.BL51])/SQRT(COUNT([.BL2:.BL51]))" office:value-type="float" office:value="0.693163511080811">
            <text:p>0.6931635111</text:p>
          </table:table-cell>
          <table:table-cell table:style-name="ce1" table:formula="of:=STDEV([.BM2:.BM51])/SQRT(COUNT([.BM2:.BM51]))" office:value-type="float" office:value="0.819399190726513">
            <text:p>0.8193991907</text:p>
          </table:table-cell>
          <table:table-cell table:style-name="ce1" table:formula="of:=STDEV([.BN2:.BN51])/SQRT(COUNT([.BN2:.BN51]))" office:value-type="float" office:value="0.955804094435034">
            <text:p>0.9558040944</text:p>
          </table:table-cell>
          <table:table-cell table:style-name="ce1" table:formula="of:=STDEV([.BO2:.BO51])/SQRT(COUNT([.BO2:.BO51]))" office:value-type="float" office:value="1.0784137012276">
            <text:p>1.0784137012</text:p>
          </table:table-cell>
          <table:table-cell table:style-name="ce1" table:formula="of:=STDEV([.BP2:.BP51])/SQRT(COUNT([.BP2:.BP51]))" office:value-type="float" office:value="1.25386953313431">
            <text:p>1.2538695331</text:p>
          </table:table-cell>
          <table:table-cell table:style-name="ce1" table:formula="of:=STDEV([.BQ2:.BQ51])/SQRT(COUNT([.BQ2:.BQ51]))" office:value-type="float" office:value="1.39487417610394">
            <text:p>1.3948741761</text:p>
          </table:table-cell>
          <table:table-cell table:style-name="ce1" table:formula="of:=STDEV([.BR2:.BR51])/SQRT(COUNT([.BR2:.BR51]))" office:value-type="float" office:value="1.59566413062956">
            <text:p>1.5956641306</text:p>
          </table:table-cell>
          <table:table-cell table:style-name="ce1" table:formula="of:=STDEV([.BS2:.BS51])/SQRT(COUNT([.BS2:.BS51]))" office:value-type="float" office:value="1.76807592154508">
            <text:p>1.7680759215</text:p>
          </table:table-cell>
          <table:table-cell table:style-name="ce1" table:formula="of:=STDEV([.BT2:.BT51])/SQRT(COUNT([.BT2:.BT51]))" office:value-type="float" office:value="1.99898804907008">
            <text:p>1.9989880491</text:p>
          </table:table-cell>
          <table:table-cell table:style-name="ce1" table:formula="of:=STDEV([.BU2:.BU51])/SQRT(COUNT([.BU2:.BU51]))" office:value-type="float" office:value="2.160446914294">
            <text:p>2.1604469143</text:p>
          </table:table-cell>
          <table:table-cell table:style-name="ce1" table:formula="of:=STDEV([.BV2:.BV51])/SQRT(COUNT([.BV2:.BV51]))" office:value-type="float" office:value="2.29479862806457">
            <text:p>2.2947986281</text:p>
          </table:table-cell>
          <table:table-cell table:style-name="ce1" table:formula="of:=STDEV([.BW2:.BW51])/SQRT(COUNT([.BW2:.BW51]))" office:value-type="float" office:value="2.47037815218798">
            <text:p>2.4703781522</text:p>
          </table:table-cell>
          <table:table-cell table:style-name="ce1" table:formula="of:=STDEV([.BX2:.BX51])/SQRT(COUNT([.BX2:.BX51]))" office:value-type="float" office:value="2.59245635131867">
            <text:p>2.5924563513</text:p>
          </table:table-cell>
          <table:table-cell table:style-name="ce1" table:formula="of:=STDEV([.BY2:.BY51])/SQRT(COUNT([.BY2:.BY51]))" office:value-type="float" office:value="2.65488871133096">
            <text:p>2.6548887113</text:p>
          </table:table-cell>
          <table:table-cell table:style-name="ce1" table:formula="of:=STDEV([.BZ2:.BZ51])/SQRT(COUNT([.BZ2:.BZ51]))" office:value-type="float" office:value="2.82336024357848">
            <text:p>2.8233602436</text:p>
          </table:table-cell>
          <table:table-cell table:style-name="ce1" table:formula="of:=STDEV([.CA2:.CA51])/SQRT(COUNT([.CA2:.CA51]))" office:value-type="float" office:value="2.94899249098036">
            <text:p>2.948992491</text:p>
          </table:table-cell>
          <table:table-cell table:style-name="ce1" table:formula="of:=STDEV([.CB2:.CB51])/SQRT(COUNT([.CB2:.CB51]))" office:value-type="float" office:value="2.98899118737605">
            <text:p>2.9889911874</text:p>
          </table:table-cell>
          <table:table-cell table:style-name="ce1" table:formula="of:=STDEV([.CC2:.CC51])/SQRT(COUNT([.CC2:.CC51]))" office:value-type="float" office:value="2.98456522371435">
            <text:p>2.9845652237</text:p>
          </table:table-cell>
          <table:table-cell table:style-name="ce1" table:formula="of:=STDEV([.CD2:.CD51])/SQRT(COUNT([.CD2:.CD51]))" office:value-type="float" office:value="3.06084944803974">
            <text:p>3.060849448</text:p>
          </table:table-cell>
          <table:table-cell table:style-name="ce1" table:formula="of:=STDEV([.CE2:.CE51])/SQRT(COUNT([.CE2:.CE51]))" office:value-type="float" office:value="3.07321880057566">
            <text:p>3.0732188006</text:p>
          </table:table-cell>
          <table:table-cell table:style-name="ce1" table:formula="of:=STDEV([.CF2:.CF51])/SQRT(COUNT([.CF2:.CF51]))" office:value-type="float" office:value="3.16886589685439">
            <text:p>3.1688658969</text:p>
          </table:table-cell>
          <table:table-cell table:style-name="ce1" table:formula="of:=STDEV([.CG2:.CG51])/SQRT(COUNT([.CG2:.CG51]))" office:value-type="float" office:value="3.24034838650664">
            <text:p>3.2403483865</text:p>
          </table:table-cell>
          <table:table-cell table:style-name="ce1" table:formula="of:=STDEV([.CH2:.CH51])/SQRT(COUNT([.CH2:.CH51]))" office:value-type="float" office:value="3.25568468791304">
            <text:p>3.2556846879</text:p>
          </table:table-cell>
          <table:table-cell table:style-name="ce1" table:formula="of:=STDEV([.CI2:.CI51])/SQRT(COUNT([.CI2:.CI51]))" office:value-type="float" office:value="3.26898905461136">
            <text:p>3.2689890546</text:p>
          </table:table-cell>
          <table:table-cell table:style-name="ce1" table:formula="of:=STDEV([.CJ2:.CJ51])/SQRT(COUNT([.CJ2:.CJ51]))" office:value-type="float" office:value="3.3030031199533">
            <text:p>3.30300312</text:p>
          </table:table-cell>
          <table:table-cell table:style-name="ce1" table:formula="of:=STDEV([.CK2:.CK51])/SQRT(COUNT([.CK2:.CK51]))" office:value-type="float" office:value="3.34209952771383">
            <text:p>3.3420995277</text:p>
          </table:table-cell>
          <table:table-cell table:style-name="ce1" table:formula="of:=STDEV([.CL2:.CL51])/SQRT(COUNT([.CL2:.CL51]))" office:value-type="float" office:value="3.27518343453113">
            <text:p>3.2751834345</text:p>
          </table:table-cell>
          <table:table-cell table:style-name="ce1" table:formula="of:=STDEV([.CM2:.CM51])/SQRT(COUNT([.CM2:.CM51]))" office:value-type="float" office:value="3.25693004239126">
            <text:p>3.2569300424</text:p>
          </table:table-cell>
          <table:table-cell table:style-name="ce1" table:formula="of:=STDEV([.CN2:.CN51])/SQRT(COUNT([.CN2:.CN51]))" office:value-type="float" office:value="3.28316780154219">
            <text:p>3.2831678015</text:p>
          </table:table-cell>
          <table:table-cell table:style-name="ce1" table:formula="of:=STDEV([.CO2:.CO51])/SQRT(COUNT([.CO2:.CO51]))" office:value-type="float" office:value="3.32144068168192">
            <text:p>3.3214406817</text:p>
          </table:table-cell>
          <table:table-cell table:style-name="ce1" table:formula="of:=STDEV([.CP2:.CP51])/SQRT(COUNT([.CP2:.CP51]))" office:value-type="float" office:value="3.38866979362308">
            <text:p>3.3886697936</text:p>
          </table:table-cell>
          <table:table-cell table:style-name="ce1" table:formula="of:=STDEV([.CQ2:.CQ51])/SQRT(COUNT([.CQ2:.CQ51]))" office:value-type="float" office:value="3.43020628157567">
            <text:p>3.4302062816</text:p>
          </table:table-cell>
          <table:table-cell table:style-name="ce1" table:formula="of:=STDEV([.CR2:.CR51])/SQRT(COUNT([.CR2:.CR51]))" office:value-type="float" office:value="3.42681793265648">
            <text:p>3.4268179327</text:p>
          </table:table-cell>
          <table:table-cell table:style-name="ce1" table:formula="of:=STDEV([.CS2:.CS51])/SQRT(COUNT([.CS2:.CS51]))" office:value-type="float" office:value="3.5170094994889">
            <text:p>3.5170094995</text:p>
          </table:table-cell>
          <table:table-cell table:style-name="ce1" table:formula="of:=STDEV([.CT2:.CT51])/SQRT(COUNT([.CT2:.CT51]))" office:value-type="float" office:value="3.67122798837369">
            <text:p>3.6712279884</text:p>
          </table:table-cell>
          <table:table-cell table:style-name="ce1" table:formula="of:=STDEV([.CU2:.CU51])/SQRT(COUNT([.CU2:.CU51]))" office:value-type="float" office:value="3.64754354457699">
            <text:p>3.6475435446</text:p>
          </table:table-cell>
          <table:table-cell table:style-name="ce1" table:formula="of:=STDEV([.CV2:.CV51])/SQRT(COUNT([.CV2:.CV51]))" office:value-type="float" office:value="3.75911233648518">
            <text:p>3.7591123365</text:p>
          </table:table-cell>
          <table:table-cell table:style-name="ce1" table:formula="of:=STDEV([.CW2:.CW51])/SQRT(COUNT([.CW2:.CW51]))" office:value-type="float" office:value="3.83060260672586">
            <text:p>3.8306026067</text:p>
          </table:table-cell>
          <table:table-cell table:style-name="ce1" table:formula="of:=STDEV([.CX2:.CX51])/SQRT(COUNT([.CX2:.CX51]))" office:value-type="float" office:value="3.95053560644348">
            <text:p>3.9505356064</text:p>
          </table:table-cell>
          <table:table-cell table:style-name="ce1" table:formula="of:=STDEV([.CY2:.CY51])/SQRT(COUNT([.CY2:.CY51]))" office:value-type="float" office:value="4.12953882940488">
            <text:p>4.1295388294</text:p>
          </table:table-cell>
          <table:table-cell table:style-name="ce1" table:formula="of:=STDEV([.CZ2:.CZ51])/SQRT(COUNT([.CZ2:.CZ51]))" office:value-type="float" office:value="4.18974305748485">
            <text:p>4.1897430575</text:p>
          </table:table-cell>
          <table:table-cell table:style-name="ce1" table:formula="of:=STDEV([.DA2:.DA51])/SQRT(COUNT([.DA2:.DA51]))" office:value-type="float" office:value="4.27068134666199">
            <text:p>4.2706813467</text:p>
          </table:table-cell>
        </table:table-row>
        <table:table-row table:style-name="ro1">
          <table:table-cell table:number-columns-repeated="105"/>
        </table:table-row>
        <table:table-row table:style-name="ro1">
          <table:table-cell office:value-type="string">
            <text:p>Generace →</text:p>
          </table:table-cell>
          <table:table-cell office:value-type="string">
            <text:p>Gen 0</text:p>
          </table:table-cell>
          <table:table-cell office:value-type="string">
            <text:p><text:s/>Gen 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Generace →</text:p>
          </table:table-cell>
          <table:table-cell office:value-type="string">
            <text:p>Gen 0</text:p>
          </table:table-cell>
          <table:table-cell office:value-type="string">
            <text:p><text:s/>Gen 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un 1</text:p>
          </table:table-cell>
          <table:table-cell table:number-columns-repeated="3" office:value-type="float" office:value="0.26159123">
            <text:p>0.26159123</text:p>
          </table:table-cell>
          <table:table-cell table:number-columns-repeated="4" office:value-type="float" office:value="0.2916574">
            <text:p>0.2916574</text:p>
          </table:table-cell>
          <table:table-cell table:number-columns-repeated="24" office:value-type="float" office:value="0.37503332">
            <text:p>0.37503332</text:p>
          </table:table-cell>
          <table:table-cell table:number-columns-repeated="20" office:value-type="float" office:value="1">
            <text:p>1</text:p>
          </table:table-cell>
          <table:table-cell/>
          <table:table-cell office:value-type="string">
            <text:p>Run 1</text:p>
          </table:table-cell>
          <table:table-cell office:value-type="float" office:value="6.14">
            <text:p>6.14</text:p>
          </table:table-cell>
          <table:table-cell office:value-type="float" office:value="5.938">
            <text:p>5.938</text:p>
          </table:table-cell>
          <table:table-cell office:value-type="float" office:value="5.57">
            <text:p>5.57</text:p>
          </table:table-cell>
          <table:table-cell office:value-type="float" office:value="5.52">
            <text:p>5.52</text:p>
          </table:table-cell>
          <table:table-cell office:value-type="float" office:value="5.172">
            <text:p>5.172</text:p>
          </table:table-cell>
          <table:table-cell office:value-type="float" office:value="5.412">
            <text:p>5.412</text:p>
          </table:table-cell>
          <table:table-cell office:value-type="float" office:value="5.182">
            <text:p>5.182</text:p>
          </table:table-cell>
          <table:table-cell office:value-type="float" office:value="5.318">
            <text:p>5.318</text:p>
          </table:table-cell>
          <table:table-cell office:value-type="float" office:value="5.386">
            <text:p>5.386</text:p>
          </table:table-cell>
          <table:table-cell office:value-type="float" office:value="5.534">
            <text:p>5.534</text:p>
          </table:table-cell>
          <table:table-cell office:value-type="float" office:value="5.762">
            <text:p>5.762</text:p>
          </table:table-cell>
          <table:table-cell office:value-type="float" office:value="6.176">
            <text:p>6.176</text:p>
          </table:table-cell>
          <table:table-cell office:value-type="float" office:value="6.166">
            <text:p>6.166</text:p>
          </table:table-cell>
          <table:table-cell office:value-type="float" office:value="6.048">
            <text:p>6.048</text:p>
          </table:table-cell>
          <table:table-cell office:value-type="float" office:value="6.066">
            <text:p>6.066</text:p>
          </table:table-cell>
          <table:table-cell office:value-type="float" office:value="5.814">
            <text:p>5.814</text:p>
          </table:table-cell>
          <table:table-cell office:value-type="float" office:value="5.68">
            <text:p>5.68</text:p>
          </table:table-cell>
          <table:table-cell office:value-type="float" office:value="5.514">
            <text:p>5.514</text:p>
          </table:table-cell>
          <table:table-cell office:value-type="float" office:value="5.344">
            <text:p>5.344</text:p>
          </table:table-cell>
          <table:table-cell office:value-type="float" office:value="5.528">
            <text:p>5.528</text:p>
          </table:table-cell>
          <table:table-cell office:value-type="float" office:value="5.41">
            <text:p>5.41</text:p>
          </table:table-cell>
          <table:table-cell office:value-type="float" office:value="5.398">
            <text:p>5.398</text:p>
          </table:table-cell>
          <table:table-cell office:value-type="float" office:value="5.388">
            <text:p>5.388</text:p>
          </table:table-cell>
          <table:table-cell office:value-type="float" office:value="5.656">
            <text:p>5.656</text:p>
          </table:table-cell>
          <table:table-cell office:value-type="float" office:value="5.704">
            <text:p>5.704</text:p>
          </table:table-cell>
          <table:table-cell office:value-type="float" office:value="5.894">
            <text:p>5.894</text:p>
          </table:table-cell>
          <table:table-cell office:value-type="float" office:value="6.024">
            <text:p>6.024</text:p>
          </table:table-cell>
          <table:table-cell office:value-type="float" office:value="6.246">
            <text:p>6.246</text:p>
          </table:table-cell>
          <table:table-cell office:value-type="float" office:value="6.61">
            <text:p>6.61</text:p>
          </table:table-cell>
          <table:table-cell office:value-type="float" office:value="7.036">
            <text:p>7.036</text:p>
          </table:table-cell>
          <table:table-cell office:value-type="float" office:value="7.326">
            <text:p>7.326</text:p>
          </table:table-cell>
          <table:table-cell office:value-type="float" office:value="7.492">
            <text:p>7.492</text:p>
          </table:table-cell>
          <table:table-cell table:number-columns-repeated="19"/>
        </table:table-row>
        <table:table-row table:style-name="ro1">
          <table:table-cell office:value-type="string">
            <text:p>Run 2</text:p>
          </table:table-cell>
          <table:table-cell office:value-type="float" office:value="0.16028099">
            <text:p>0.16028099</text:p>
          </table:table-cell>
          <table:table-cell table:number-columns-repeated="2" office:value-type="float" office:value="0.1968353">
            <text:p>0.1968353</text:p>
          </table:table-cell>
          <table:table-cell office:value-type="float" office:value="0.22096756">
            <text:p>0.22096756</text:p>
          </table:table-cell>
          <table:table-cell table:number-columns-repeated="2" office:value-type="float" office:value="0.25392753">
            <text:p>0.25392753</text:p>
          </table:table-cell>
          <table:table-cell table:number-columns-repeated="5" office:value-type="float" office:value="0.28860316">
            <text:p>0.28860316</text:p>
          </table:table-cell>
          <table:table-cell table:number-columns-repeated="2" office:value-type="float" office:value="0.30568606">
            <text:p>0.30568606</text:p>
          </table:table-cell>
          <table:table-cell table:number-columns-repeated="6" office:value-type="float" office:value="0.33302358">
            <text:p>0.33302358</text:p>
          </table:table-cell>
          <table:table-cell table:number-columns-repeated="8" office:value-type="float" office:value="0.3331671">
            <text:p>0.3331671</text:p>
          </table:table-cell>
          <table:table-cell office:value-type="float" office:value="0.3395231">
            <text:p>0.3395231</text:p>
          </table:table-cell>
          <table:table-cell table:number-columns-repeated="2" office:value-type="float" office:value="0.4046956">
            <text:p>0.4046956</text:p>
          </table:table-cell>
          <table:table-cell table:number-columns-repeated="5" office:value-type="float" office:value="0.4353948">
            <text:p>0.4353948</text:p>
          </table:table-cell>
          <table:table-cell table:number-columns-repeated="16" office:value-type="float" office:value="1">
            <text:p>1</text:p>
          </table:table-cell>
          <table:table-cell/>
          <table:table-cell office:value-type="string">
            <text:p>Run 2</text:p>
          </table:table-cell>
          <table:table-cell office:value-type="float" office:value="6.214">
            <text:p>6.214</text:p>
          </table:table-cell>
          <table:table-cell office:value-type="float" office:value="6.216">
            <text:p>6.216</text:p>
          </table:table-cell>
          <table:table-cell office:value-type="float" office:value="6.002">
            <text:p>6.002</text:p>
          </table:table-cell>
          <table:table-cell office:value-type="float" office:value="5.83">
            <text:p>5.83</text:p>
          </table:table-cell>
          <table:table-cell office:value-type="float" office:value="5.902">
            <text:p>5.902</text:p>
          </table:table-cell>
          <table:table-cell office:value-type="float" office:value="6.036">
            <text:p>6.036</text:p>
          </table:table-cell>
          <table:table-cell office:value-type="float" office:value="5.872">
            <text:p>5.872</text:p>
          </table:table-cell>
          <table:table-cell office:value-type="float" office:value="5.608">
            <text:p>5.608</text:p>
          </table:table-cell>
          <table:table-cell office:value-type="float" office:value="6.05">
            <text:p>6.05</text:p>
          </table:table-cell>
          <table:table-cell office:value-type="float" office:value="6.496">
            <text:p>6.496</text:p>
          </table:table-cell>
          <table:table-cell office:value-type="float" office:value="7.042">
            <text:p>7.042</text:p>
          </table:table-cell>
          <table:table-cell office:value-type="float" office:value="6.87">
            <text:p>6.87</text:p>
          </table:table-cell>
          <table:table-cell office:value-type="float" office:value="6.354">
            <text:p>6.354</text:p>
          </table:table-cell>
          <table:table-cell office:value-type="float" office:value="6.316">
            <text:p>6.316</text:p>
          </table:table-cell>
          <table:table-cell office:value-type="float" office:value="6.288">
            <text:p>6.288</text:p>
          </table:table-cell>
          <table:table-cell office:value-type="float" office:value="6.666">
            <text:p>6.666</text:p>
          </table:table-cell>
          <table:table-cell office:value-type="float" office:value="7.178">
            <text:p>7.178</text:p>
          </table:table-cell>
          <table:table-cell office:value-type="float" office:value="7.23">
            <text:p>7.23</text:p>
          </table:table-cell>
          <table:table-cell office:value-type="float" office:value="7.33">
            <text:p>7.33</text:p>
          </table:table-cell>
          <table:table-cell office:value-type="float" office:value="7.186">
            <text:p>7.186</text:p>
          </table:table-cell>
          <table:table-cell office:value-type="float" office:value="7.138">
            <text:p>7.138</text:p>
          </table:table-cell>
          <table:table-cell office:value-type="float" office:value="7.188">
            <text:p>7.188</text:p>
          </table:table-cell>
          <table:table-cell office:value-type="float" office:value="7.39">
            <text:p>7.39</text:p>
          </table:table-cell>
          <table:table-cell office:value-type="float" office:value="7.586">
            <text:p>7.586</text:p>
          </table:table-cell>
          <table:table-cell office:value-type="float" office:value="7.354">
            <text:p>7.354</text:p>
          </table:table-cell>
          <table:table-cell office:value-type="float" office:value="7.134">
            <text:p>7.134</text:p>
          </table:table-cell>
          <table:table-cell office:value-type="float" office:value="7.446">
            <text:p>7.446</text:p>
          </table:table-cell>
          <table:table-cell office:value-type="float" office:value="7.96">
            <text:p>7.96</text:p>
          </table:table-cell>
          <table:table-cell office:value-type="float" office:value="8.262">
            <text:p>8.262</text:p>
          </table:table-cell>
          <table:table-cell office:value-type="float" office:value="8.4">
            <text:p>8.4</text:p>
          </table:table-cell>
          <table:table-cell office:value-type="float" office:value="9.074">
            <text:p>9.074</text:p>
          </table:table-cell>
          <table:table-cell office:value-type="float" office:value="10.184">
            <text:p>10.184</text:p>
          </table:table-cell>
          <table:table-cell office:value-type="float" office:value="12.052">
            <text:p>12.052</text:p>
          </table:table-cell>
          <table:table-cell office:value-type="float" office:value="13.928">
            <text:p>13.928</text:p>
          </table:table-cell>
          <table:table-cell office:value-type="float" office:value="16.48">
            <text:p>16.48</text:p>
          </table:table-cell>
          <table:table-cell office:value-type="float" office:value="18.026">
            <text:p>18.026</text:p>
          </table:table-cell>
          <table:table-cell table:number-columns-repeated="15"/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0.1968353">
            <text:p>0.1968353</text:p>
          </table:table-cell>
          <table:table-cell table:number-columns-repeated="3" office:value-type="float" office:value="0.19874991">
            <text:p>0.19874991</text:p>
          </table:table-cell>
          <table:table-cell table:number-columns-repeated="10" office:value-type="float" office:value="0.30912536">
            <text:p>0.30912536</text:p>
          </table:table-cell>
          <table:table-cell table:number-columns-repeated="3" office:value-type="float" office:value="0.36213094">
            <text:p>0.36213094</text:p>
          </table:table-cell>
          <table:table-cell table:number-columns-repeated="2" office:value-type="float" office:value="0.36868605">
            <text:p>0.36868605</text:p>
          </table:table-cell>
          <table:table-cell table:number-columns-repeated="2" office:value-type="float" office:value="0.41832218">
            <text:p>0.41832218</text:p>
          </table:table-cell>
          <table:table-cell table:number-columns-repeated="2" office:value-type="float" office:value="0.48758203">
            <text:p>0.48758203</text:p>
          </table:table-cell>
          <table:table-cell table:number-columns-repeated="25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6.298">
            <text:p>6.298</text:p>
          </table:table-cell>
          <table:table-cell office:value-type="float" office:value="6.278">
            <text:p>6.278</text:p>
          </table:table-cell>
          <table:table-cell office:value-type="float" office:value="6.028">
            <text:p>6.028</text:p>
          </table:table-cell>
          <table:table-cell office:value-type="float" office:value="5.878">
            <text:p>5.878</text:p>
          </table:table-cell>
          <table:table-cell office:value-type="float" office:value="5.654">
            <text:p>5.654</text:p>
          </table:table-cell>
          <table:table-cell office:value-type="float" office:value="5.516">
            <text:p>5.516</text:p>
          </table:table-cell>
          <table:table-cell office:value-type="float" office:value="5.274">
            <text:p>5.274</text:p>
          </table:table-cell>
          <table:table-cell office:value-type="float" office:value="5.156">
            <text:p>5.156</text:p>
          </table:table-cell>
          <table:table-cell office:value-type="float" office:value="5.096">
            <text:p>5.096</text:p>
          </table:table-cell>
          <table:table-cell office:value-type="float" office:value="4.842">
            <text:p>4.842</text:p>
          </table:table-cell>
          <table:table-cell office:value-type="float" office:value="4.784">
            <text:p>4.784</text:p>
          </table:table-cell>
          <table:table-cell office:value-type="float" office:value="4.828">
            <text:p>4.828</text:p>
          </table:table-cell>
          <table:table-cell office:value-type="float" office:value="5.092">
            <text:p>5.092</text:p>
          </table:table-cell>
          <table:table-cell office:value-type="float" office:value="5.048">
            <text:p>5.048</text:p>
          </table:table-cell>
          <table:table-cell office:value-type="float" office:value="5.554">
            <text:p>5.554</text:p>
          </table:table-cell>
          <table:table-cell office:value-type="float" office:value="5.88">
            <text:p>5.88</text:p>
          </table:table-cell>
          <table:table-cell office:value-type="float" office:value="6.132">
            <text:p>6.132</text:p>
          </table:table-cell>
          <table:table-cell office:value-type="float" office:value="6.844">
            <text:p>6.844</text:p>
          </table:table-cell>
          <table:table-cell office:value-type="float" office:value="7.05">
            <text:p>7.05</text:p>
          </table:table-cell>
          <table:table-cell office:value-type="float" office:value="7.322">
            <text:p>7.322</text:p>
          </table:table-cell>
          <table:table-cell office:value-type="float" office:value="7.256">
            <text:p>7.256</text:p>
          </table:table-cell>
          <table:table-cell office:value-type="float" office:value="8.258">
            <text:p>8.258</text:p>
          </table:table-cell>
          <table:table-cell office:value-type="float" office:value="9.172">
            <text:p>9.172</text:p>
          </table:table-cell>
          <table:table-cell office:value-type="float" office:value="10.274">
            <text:p>10.274</text:p>
          </table:table-cell>
          <table:table-cell office:value-type="float" office:value="11.254">
            <text:p>11.254</text:p>
          </table:table-cell>
          <table:table-cell office:value-type="float" office:value="13.4">
            <text:p>13.4</text:p>
          </table:table-cell>
          <table:table-cell office:value-type="float" office:value="14.794">
            <text:p>14.794</text:p>
          </table:table-cell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655163">
            <text:p>0.1655163</text:p>
          </table:table-cell>
          <table:table-cell office:value-type="float" office:value="0.21101442">
            <text:p>0.21101442</text:p>
          </table:table-cell>
          <table:table-cell table:number-columns-repeated="7" office:value-type="float" office:value="0.3337527">
            <text:p>0.3337527</text:p>
          </table:table-cell>
          <table:table-cell table:number-columns-repeated="8" office:value-type="float" office:value="0.4606729">
            <text:p>0.4606729</text:p>
          </table:table-cell>
          <table:table-cell table:number-columns-repeated="2" office:value-type="float" office:value="0.50393856">
            <text:p>0.50393856</text:p>
          </table:table-cell>
          <table:table-cell table:number-columns-repeated="6" office:value-type="float" office:value="0.5941231">
            <text:p>0.5941231</text:p>
          </table:table-cell>
          <table:table-cell table:number-columns-repeated="26" office:value-type="float" office:value="0.6373028">
            <text:p>0.6373028</text:p>
          </table:table-cell>
          <table:table-cell/>
          <table:table-cell office:value-type="float" office:value="4">
            <text:p>4</text:p>
          </table:table-cell>
          <table:table-cell office:value-type="float" office:value="6.162">
            <text:p>6.162</text:p>
          </table:table-cell>
          <table:table-cell office:value-type="float" office:value="6.194">
            <text:p>6.194</text:p>
          </table:table-cell>
          <table:table-cell office:value-type="float" office:value="6.104">
            <text:p>6.104</text:p>
          </table:table-cell>
          <table:table-cell office:value-type="float" office:value="5.956">
            <text:p>5.956</text:p>
          </table:table-cell>
          <table:table-cell office:value-type="float" office:value="5.78">
            <text:p>5.78</text:p>
          </table:table-cell>
          <table:table-cell office:value-type="float" office:value="5.674">
            <text:p>5.674</text:p>
          </table:table-cell>
          <table:table-cell office:value-type="float" office:value="5.442">
            <text:p>5.442</text:p>
          </table:table-cell>
          <table:table-cell office:value-type="float" office:value="5.644">
            <text:p>5.644</text:p>
          </table:table-cell>
          <table:table-cell office:value-type="float" office:value="5.996">
            <text:p>5.996</text:p>
          </table:table-cell>
          <table:table-cell office:value-type="float" office:value="6.328">
            <text:p>6.328</text:p>
          </table:table-cell>
          <table:table-cell office:value-type="float" office:value="6.776">
            <text:p>6.776</text:p>
          </table:table-cell>
          <table:table-cell office:value-type="float" office:value="7.036">
            <text:p>7.036</text:p>
          </table:table-cell>
          <table:table-cell office:value-type="float" office:value="7.17">
            <text:p>7.17</text:p>
          </table:table-cell>
          <table:table-cell office:value-type="float" office:value="7.778">
            <text:p>7.778</text:p>
          </table:table-cell>
          <table:table-cell office:value-type="float" office:value="8.256">
            <text:p>8.256</text:p>
          </table:table-cell>
          <table:table-cell office:value-type="float" office:value="8.77">
            <text:p>8.77</text:p>
          </table:table-cell>
          <table:table-cell office:value-type="float" office:value="10.01">
            <text:p>10.01</text:p>
          </table:table-cell>
          <table:table-cell office:value-type="float" office:value="10.912">
            <text:p>10.912</text:p>
          </table:table-cell>
          <table:table-cell office:value-type="float" office:value="12.34">
            <text:p>12.34</text:p>
          </table:table-cell>
          <table:table-cell office:value-type="float" office:value="13.782">
            <text:p>13.782</text:p>
          </table:table-cell>
          <table:table-cell office:value-type="float" office:value="16.644">
            <text:p>16.644</text:p>
          </table:table-cell>
          <table:table-cell office:value-type="float" office:value="19.802">
            <text:p>19.802</text:p>
          </table:table-cell>
          <table:table-cell office:value-type="float" office:value="23.522">
            <text:p>23.522</text:p>
          </table:table-cell>
          <table:table-cell office:value-type="float" office:value="26.586">
            <text:p>26.586</text:p>
          </table:table-cell>
          <table:table-cell office:value-type="float" office:value="28.202">
            <text:p>28.202</text:p>
          </table:table-cell>
          <table:table-cell office:value-type="float" office:value="29.01">
            <text:p>29.01</text:p>
          </table:table-cell>
          <table:table-cell office:value-type="float" office:value="30.272">
            <text:p>30.272</text:p>
          </table:table-cell>
          <table:table-cell office:value-type="float" office:value="31.664">
            <text:p>31.664</text:p>
          </table:table-cell>
          <table:table-cell office:value-type="float" office:value="29.864">
            <text:p>29.864</text:p>
          </table:table-cell>
          <table:table-cell office:value-type="float" office:value="31.286">
            <text:p>31.286</text:p>
          </table:table-cell>
          <table:table-cell office:value-type="float" office:value="32.722">
            <text:p>32.722</text:p>
          </table:table-cell>
          <table:table-cell office:value-type="float" office:value="33">
            <text:p>33</text:p>
          </table:table-cell>
          <table:table-cell office:value-type="float" office:value="33.27">
            <text:p>33.27</text:p>
          </table:table-cell>
          <table:table-cell office:value-type="float" office:value="32">
            <text:p>32</text:p>
          </table:table-cell>
          <table:table-cell office:value-type="float" office:value="32.214">
            <text:p>32.214</text:p>
          </table:table-cell>
          <table:table-cell office:value-type="float" office:value="32.652">
            <text:p>32.652</text:p>
          </table:table-cell>
          <table:table-cell office:value-type="float" office:value="32.534">
            <text:p>32.534</text:p>
          </table:table-cell>
          <table:table-cell office:value-type="float" office:value="34.14">
            <text:p>34.14</text:p>
          </table:table-cell>
          <table:table-cell office:value-type="float" office:value="35.6">
            <text:p>35.6</text:p>
          </table:table-cell>
          <table:table-cell office:value-type="float" office:value="36.462">
            <text:p>36.462</text:p>
          </table:table-cell>
          <table:table-cell office:value-type="float" office:value="37.184">
            <text:p>37.184</text:p>
          </table:table-cell>
          <table:table-cell office:value-type="float" office:value="37.148">
            <text:p>37.148</text:p>
          </table:table-cell>
          <table:table-cell office:value-type="float" office:value="39.196">
            <text:p>39.196</text:p>
          </table:table-cell>
          <table:table-cell office:value-type="float" office:value="41.456">
            <text:p>41.456</text:p>
          </table:table-cell>
          <table:table-cell office:value-type="float" office:value="42.63">
            <text:p>42.63</text:p>
          </table:table-cell>
          <table:table-cell office:value-type="float" office:value="43.328">
            <text:p>43.328</text:p>
          </table:table-cell>
          <table:table-cell office:value-type="float" office:value="44.952">
            <text:p>44.952</text:p>
          </table:table-cell>
          <table:table-cell office:value-type="float" office:value="46.292">
            <text:p>46.292</text:p>
          </table:table-cell>
          <table:table-cell office:value-type="float" office:value="49.942">
            <text:p>49.942</text:p>
          </table:table-cell>
          <table:table-cell office:value-type="float" office:value="50.1">
            <text:p>50.1</text:p>
          </table:table-cell>
          <table:table-cell office:value-type="float" office:value="49.278">
            <text:p>49.27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.23307648">
            <text:p>0.23307648</text:p>
          </table:table-cell>
          <table:table-cell table:number-columns-repeated="3" office:value-type="float" office:value="0.2916574">
            <text:p>0.2916574</text:p>
          </table:table-cell>
          <table:table-cell table:number-columns-repeated="3" office:value-type="float" office:value="0.33302358">
            <text:p>0.33302358</text:p>
          </table:table-cell>
          <table:table-cell table:number-columns-repeated="2" office:value-type="float" office:value="0.36843932">
            <text:p>0.36843932</text:p>
          </table:table-cell>
          <table:table-cell office:value-type="float" office:value="0.37780577">
            <text:p>0.37780577</text:p>
          </table:table-cell>
          <table:table-cell office:value-type="float" office:value="0.40724188">
            <text:p>0.40724188</text:p>
          </table:table-cell>
          <table:table-cell office:value-type="float" office:value="0.470609">
            <text:p>0.470609</text:p>
          </table:table-cell>
          <table:table-cell table:number-columns-repeated="2" office:value-type="float" office:value="0.47364032">
            <text:p>0.47364032</text:p>
          </table:table-cell>
          <table:table-cell office:value-type="float" office:value="0.492603">
            <text:p>0.492603</text:p>
          </table:table-cell>
          <table:table-cell table:number-columns-repeated="7" office:value-type="float" office:value="0.5096281">
            <text:p>0.5096281</text:p>
          </table:table-cell>
          <table:table-cell table:number-columns-repeated="3" office:value-type="float" office:value="0.5569442">
            <text:p>0.5569442</text:p>
          </table:table-cell>
          <table:table-cell office:value-type="float" office:value="0.58064646">
            <text:p>0.58064646</text:p>
          </table:table-cell>
          <table:table-cell table:number-columns-repeated="24" office:value-type="float" office:value="0.5999713">
            <text:p>0.5999713</text:p>
          </table:table-cell>
          <table:table-cell/>
          <table:table-cell office:value-type="float" office:value="5">
            <text:p>5</text:p>
          </table:table-cell>
          <table:table-cell office:value-type="float" office:value="6.146">
            <text:p>6.146</text:p>
          </table:table-cell>
          <table:table-cell office:value-type="float" office:value="6.104">
            <text:p>6.104</text:p>
          </table:table-cell>
          <table:table-cell office:value-type="float" office:value="5.772">
            <text:p>5.772</text:p>
          </table:table-cell>
          <table:table-cell office:value-type="float" office:value="5.894">
            <text:p>5.894</text:p>
          </table:table-cell>
          <table:table-cell office:value-type="float" office:value="5.9">
            <text:p>5.9</text:p>
          </table:table-cell>
          <table:table-cell office:value-type="float" office:value="6.138">
            <text:p>6.138</text:p>
          </table:table-cell>
          <table:table-cell office:value-type="float" office:value="6.496">
            <text:p>6.496</text:p>
          </table:table-cell>
          <table:table-cell office:value-type="float" office:value="7.038">
            <text:p>7.038</text:p>
          </table:table-cell>
          <table:table-cell office:value-type="float" office:value="7.484">
            <text:p>7.484</text:p>
          </table:table-cell>
          <table:table-cell office:value-type="float" office:value="7.65">
            <text:p>7.65</text:p>
          </table:table-cell>
          <table:table-cell office:value-type="float" office:value="8.184">
            <text:p>8.184</text:p>
          </table:table-cell>
          <table:table-cell office:value-type="float" office:value="8.824">
            <text:p>8.824</text:p>
          </table:table-cell>
          <table:table-cell office:value-type="float" office:value="10.32">
            <text:p>10.32</text:p>
          </table:table-cell>
          <table:table-cell office:value-type="float" office:value="12.006">
            <text:p>12.006</text:p>
          </table:table-cell>
          <table:table-cell office:value-type="float" office:value="13.486">
            <text:p>13.486</text:p>
          </table:table-cell>
          <table:table-cell office:value-type="float" office:value="15.84">
            <text:p>15.84</text:p>
          </table:table-cell>
          <table:table-cell office:value-type="float" office:value="18.448">
            <text:p>18.448</text:p>
          </table:table-cell>
          <table:table-cell office:value-type="float" office:value="21.952">
            <text:p>21.952</text:p>
          </table:table-cell>
          <table:table-cell office:value-type="float" office:value="24.074">
            <text:p>24.074</text:p>
          </table:table-cell>
          <table:table-cell office:value-type="float" office:value="25.878">
            <text:p>25.878</text:p>
          </table:table-cell>
          <table:table-cell office:value-type="float" office:value="27.212">
            <text:p>27.212</text:p>
          </table:table-cell>
          <table:table-cell office:value-type="float" office:value="28.164">
            <text:p>28.164</text:p>
          </table:table-cell>
          <table:table-cell office:value-type="float" office:value="28.76">
            <text:p>28.76</text:p>
          </table:table-cell>
          <table:table-cell office:value-type="float" office:value="29.698">
            <text:p>29.698</text:p>
          </table:table-cell>
          <table:table-cell office:value-type="float" office:value="30.338">
            <text:p>30.338</text:p>
          </table:table-cell>
          <table:table-cell office:value-type="float" office:value="30.756">
            <text:p>30.756</text:p>
          </table:table-cell>
          <table:table-cell office:value-type="float" office:value="31.3">
            <text:p>31.3</text:p>
          </table:table-cell>
          <table:table-cell office:value-type="float" office:value="32.524">
            <text:p>32.524</text:p>
          </table:table-cell>
          <table:table-cell office:value-type="float" office:value="32.886">
            <text:p>32.886</text:p>
          </table:table-cell>
          <table:table-cell office:value-type="float" office:value="32.748">
            <text:p>32.748</text:p>
          </table:table-cell>
          <table:table-cell office:value-type="float" office:value="33.424">
            <text:p>33.424</text:p>
          </table:table-cell>
          <table:table-cell office:value-type="float" office:value="33.538">
            <text:p>33.538</text:p>
          </table:table-cell>
          <table:table-cell office:value-type="float" office:value="35.318">
            <text:p>35.318</text:p>
          </table:table-cell>
          <table:table-cell office:value-type="float" office:value="35.634">
            <text:p>35.634</text:p>
          </table:table-cell>
          <table:table-cell office:value-type="float" office:value="36.204">
            <text:p>36.204</text:p>
          </table:table-cell>
          <table:table-cell office:value-type="float" office:value="37.338">
            <text:p>37.338</text:p>
          </table:table-cell>
          <table:table-cell office:value-type="float" office:value="38.39">
            <text:p>38.39</text:p>
          </table:table-cell>
          <table:table-cell office:value-type="float" office:value="39.312">
            <text:p>39.312</text:p>
          </table:table-cell>
          <table:table-cell office:value-type="float" office:value="40.642">
            <text:p>40.642</text:p>
          </table:table-cell>
          <table:table-cell office:value-type="float" office:value="40.946">
            <text:p>40.946</text:p>
          </table:table-cell>
          <table:table-cell office:value-type="float" office:value="41.552">
            <text:p>41.552</text:p>
          </table:table-cell>
          <table:table-cell office:value-type="float" office:value="41.986">
            <text:p>41.986</text:p>
          </table:table-cell>
          <table:table-cell office:value-type="float" office:value="42.448">
            <text:p>42.448</text:p>
          </table:table-cell>
          <table:table-cell office:value-type="float" office:value="40.664">
            <text:p>40.664</text:p>
          </table:table-cell>
          <table:table-cell office:value-type="float" office:value="41.736">
            <text:p>41.736</text:p>
          </table:table-cell>
          <table:table-cell office:value-type="float" office:value="42.69">
            <text:p>42.69</text:p>
          </table:table-cell>
          <table:table-cell office:value-type="float" office:value="44.748">
            <text:p>44.748</text:p>
          </table:table-cell>
          <table:table-cell office:value-type="float" office:value="45.904">
            <text:p>45.904</text:p>
          </table:table-cell>
          <table:table-cell office:value-type="float" office:value="45.64">
            <text:p>45.64</text:p>
          </table:table-cell>
          <table:table-cell office:value-type="float" office:value="46.54">
            <text:p>46.54</text:p>
          </table:table-cell>
          <table:table-cell office:value-type="float" office:value="46.538">
            <text:p>46.53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23307648">
            <text:p>0.23307648</text:p>
          </table:table-cell>
          <table:table-cell table:number-columns-repeated="5" office:value-type="float" office:value="0.3644984">
            <text:p>0.3644984</text:p>
          </table:table-cell>
          <table:table-cell table:number-columns-repeated="4" office:value-type="float" office:value="0.40990743">
            <text:p>0.40990743</text:p>
          </table:table-cell>
          <table:table-cell office:value-type="float" office:value="0.44101623">
            <text:p>0.44101623</text:p>
          </table:table-cell>
          <table:table-cell table:number-columns-repeated="10" office:value-type="float" office:value="0.46394706">
            <text:p>0.46394706</text:p>
          </table:table-cell>
          <table:table-cell table:number-columns-repeated="4" office:value-type="float" office:value="0.49136537">
            <text:p>0.49136537</text:p>
          </table:table-cell>
          <table:table-cell table:number-columns-repeated="8" office:value-type="float" office:value="0.5180079">
            <text:p>0.5180079</text:p>
          </table:table-cell>
          <table:table-cell table:number-columns-repeated="18" office:value-type="float" office:value="0.55606425">
            <text:p>0.55606425</text:p>
          </table:table-cell>
          <table:table-cell/>
          <table:table-cell office:value-type="float" office:value="6">
            <text:p>6</text:p>
          </table:table-cell>
          <table:table-cell office:value-type="float" office:value="6.146">
            <text:p>6.146</text:p>
          </table:table-cell>
          <table:table-cell office:value-type="float" office:value="6.052">
            <text:p>6.052</text:p>
          </table:table-cell>
          <table:table-cell office:value-type="float" office:value="5.884">
            <text:p>5.884</text:p>
          </table:table-cell>
          <table:table-cell office:value-type="float" office:value="5.902">
            <text:p>5.902</text:p>
          </table:table-cell>
          <table:table-cell office:value-type="float" office:value="5.904">
            <text:p>5.904</text:p>
          </table:table-cell>
          <table:table-cell office:value-type="float" office:value="6.25">
            <text:p>6.25</text:p>
          </table:table-cell>
          <table:table-cell office:value-type="float" office:value="6.796">
            <text:p>6.796</text:p>
          </table:table-cell>
          <table:table-cell office:value-type="float" office:value="6.998">
            <text:p>6.998</text:p>
          </table:table-cell>
          <table:table-cell office:value-type="float" office:value="7.11">
            <text:p>7.11</text:p>
          </table:table-cell>
          <table:table-cell office:value-type="float" office:value="7.504">
            <text:p>7.504</text:p>
          </table:table-cell>
          <table:table-cell office:value-type="float" office:value="7.974">
            <text:p>7.974</text:p>
          </table:table-cell>
          <table:table-cell office:value-type="float" office:value="8.464">
            <text:p>8.464</text:p>
          </table:table-cell>
          <table:table-cell office:value-type="float" office:value="8.738">
            <text:p>8.738</text:p>
          </table:table-cell>
          <table:table-cell office:value-type="float" office:value="9.654">
            <text:p>9.654</text:p>
          </table:table-cell>
          <table:table-cell office:value-type="float" office:value="10.446">
            <text:p>10.446</text:p>
          </table:table-cell>
          <table:table-cell office:value-type="float" office:value="11.328">
            <text:p>11.328</text:p>
          </table:table-cell>
          <table:table-cell office:value-type="float" office:value="12.78">
            <text:p>12.78</text:p>
          </table:table-cell>
          <table:table-cell office:value-type="float" office:value="14.444">
            <text:p>14.444</text:p>
          </table:table-cell>
          <table:table-cell office:value-type="float" office:value="16.38">
            <text:p>16.38</text:p>
          </table:table-cell>
          <table:table-cell office:value-type="float" office:value="17.876">
            <text:p>17.876</text:p>
          </table:table-cell>
          <table:table-cell office:value-type="float" office:value="20.036">
            <text:p>20.036</text:p>
          </table:table-cell>
          <table:table-cell office:value-type="float" office:value="20.472">
            <text:p>20.472</text:p>
          </table:table-cell>
          <table:table-cell office:value-type="float" office:value="21.448">
            <text:p>21.448</text:p>
          </table:table-cell>
          <table:table-cell office:value-type="float" office:value="23.152">
            <text:p>23.152</text:p>
          </table:table-cell>
          <table:table-cell office:value-type="float" office:value="26.088">
            <text:p>26.088</text:p>
          </table:table-cell>
          <table:table-cell office:value-type="float" office:value="28.25">
            <text:p>28.25</text:p>
          </table:table-cell>
          <table:table-cell office:value-type="float" office:value="30.864">
            <text:p>30.864</text:p>
          </table:table-cell>
          <table:table-cell office:value-type="float" office:value="34.414">
            <text:p>34.414</text:p>
          </table:table-cell>
          <table:table-cell office:value-type="float" office:value="36.106">
            <text:p>36.106</text:p>
          </table:table-cell>
          <table:table-cell office:value-type="float" office:value="39.97">
            <text:p>39.97</text:p>
          </table:table-cell>
          <table:table-cell office:value-type="float" office:value="42.932">
            <text:p>42.932</text:p>
          </table:table-cell>
          <table:table-cell office:value-type="float" office:value="43.898">
            <text:p>43.898</text:p>
          </table:table-cell>
          <table:table-cell office:value-type="float" office:value="45.144">
            <text:p>45.144</text:p>
          </table:table-cell>
          <table:table-cell office:value-type="float" office:value="47.66">
            <text:p>47.66</text:p>
          </table:table-cell>
          <table:table-cell office:value-type="float" office:value="49.462">
            <text:p>49.462</text:p>
          </table:table-cell>
          <table:table-cell office:value-type="float" office:value="51.956">
            <text:p>51.956</text:p>
          </table:table-cell>
          <table:table-cell office:value-type="float" office:value="52.584">
            <text:p>52.584</text:p>
          </table:table-cell>
          <table:table-cell office:value-type="float" office:value="51.958">
            <text:p>51.958</text:p>
          </table:table-cell>
          <table:table-cell office:value-type="float" office:value="53.086">
            <text:p>53.086</text:p>
          </table:table-cell>
          <table:table-cell office:value-type="float" office:value="53.982">
            <text:p>53.982</text:p>
          </table:table-cell>
          <table:table-cell office:value-type="float" office:value="52.024">
            <text:p>52.024</text:p>
          </table:table-cell>
          <table:table-cell office:value-type="float" office:value="54.34">
            <text:p>54.34</text:p>
          </table:table-cell>
          <table:table-cell office:value-type="float" office:value="57.328">
            <text:p>57.328</text:p>
          </table:table-cell>
          <table:table-cell office:value-type="float" office:value="59.16">
            <text:p>59.16</text:p>
          </table:table-cell>
          <table:table-cell office:value-type="float" office:value="60.804">
            <text:p>60.804</text:p>
          </table:table-cell>
          <table:table-cell office:value-type="float" office:value="59.546">
            <text:p>59.546</text:p>
          </table:table-cell>
          <table:table-cell office:value-type="float" office:value="60.5">
            <text:p>60.5</text:p>
          </table:table-cell>
          <table:table-cell office:value-type="float" office:value="60.98">
            <text:p>60.98</text:p>
          </table:table-cell>
          <table:table-cell office:value-type="float" office:value="61.128">
            <text:p>61.128</text:p>
          </table:table-cell>
          <table:table-cell office:value-type="float" office:value="63.414">
            <text:p>63.414</text:p>
          </table:table-cell>
          <table:table-cell office:value-type="float" office:value="63.922">
            <text:p>63.92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7664321">
            <text:p>0.17664321</text:p>
          </table:table-cell>
          <table:table-cell office:value-type="float" office:value="0.1968353">
            <text:p>0.1968353</text:p>
          </table:table-cell>
          <table:table-cell table:number-columns-repeated="2" office:value-type="float" office:value="0.26124516">
            <text:p>0.26124516</text:p>
          </table:table-cell>
          <table:table-cell table:number-columns-repeated="4" office:value-type="float" office:value="0.30568606">
            <text:p>0.30568606</text:p>
          </table:table-cell>
          <table:table-cell table:number-columns-repeated="13" office:value-type="float" office:value="0.62111473">
            <text:p>0.62111473</text:p>
          </table:table-cell>
          <table:table-cell table:number-columns-repeated="30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6.226">
            <text:p>6.226</text:p>
          </table:table-cell>
          <table:table-cell office:value-type="float" office:value="6.244">
            <text:p>6.244</text:p>
          </table:table-cell>
          <table:table-cell office:value-type="float" office:value="6.38">
            <text:p>6.38</text:p>
          </table:table-cell>
          <table:table-cell office:value-type="float" office:value="6.06">
            <text:p>6.06</text:p>
          </table:table-cell>
          <table:table-cell office:value-type="float" office:value="6.392">
            <text:p>6.392</text:p>
          </table:table-cell>
          <table:table-cell office:value-type="float" office:value="6.838">
            <text:p>6.838</text:p>
          </table:table-cell>
          <table:table-cell office:value-type="float" office:value="6.73">
            <text:p>6.73</text:p>
          </table:table-cell>
          <table:table-cell office:value-type="float" office:value="6.822">
            <text:p>6.822</text:p>
          </table:table-cell>
          <table:table-cell office:value-type="float" office:value="6.692">
            <text:p>6.692</text:p>
          </table:table-cell>
          <table:table-cell office:value-type="float" office:value="7.144">
            <text:p>7.144</text:p>
          </table:table-cell>
          <table:table-cell office:value-type="float" office:value="7.538">
            <text:p>7.538</text:p>
          </table:table-cell>
          <table:table-cell office:value-type="float" office:value="8.516">
            <text:p>8.516</text:p>
          </table:table-cell>
          <table:table-cell office:value-type="float" office:value="9.148">
            <text:p>9.148</text:p>
          </table:table-cell>
          <table:table-cell office:value-type="float" office:value="9.598">
            <text:p>9.598</text:p>
          </table:table-cell>
          <table:table-cell office:value-type="float" office:value="10.288">
            <text:p>10.288</text:p>
          </table:table-cell>
          <table:table-cell office:value-type="float" office:value="10.562">
            <text:p>10.562</text:p>
          </table:table-cell>
          <table:table-cell office:value-type="float" office:value="10.508">
            <text:p>10.508</text:p>
          </table:table-cell>
          <table:table-cell office:value-type="float" office:value="11.646">
            <text:p>11.646</text:p>
          </table:table-cell>
          <table:table-cell office:value-type="float" office:value="11.844">
            <text:p>11.844</text:p>
          </table:table-cell>
          <table:table-cell office:value-type="float" office:value="12.142">
            <text:p>12.142</text:p>
          </table:table-cell>
          <table:table-cell office:value-type="float" office:value="12.17">
            <text:p>12.17</text:p>
          </table:table-cell>
          <table:table-cell office:value-type="float" office:value="12.748">
            <text:p>12.748</text:p>
          </table:table-cell>
          <table:table-cell table:number-columns-repeated="2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.20950076">
            <text:p>0.20950076</text:p>
          </table:table-cell>
          <table:table-cell table:number-columns-repeated="5" office:value-type="float" office:value="0.2590166">
            <text:p>0.2590166</text:p>
          </table:table-cell>
          <table:table-cell table:number-columns-repeated="2" office:value-type="float" office:value="0.33302358">
            <text:p>0.33302358</text:p>
          </table:table-cell>
          <table:table-cell table:number-columns-repeated="5" office:value-type="float" office:value="0.5440673">
            <text:p>0.5440673</text:p>
          </table:table-cell>
          <table:table-cell office:value-type="float" office:value="0.5893987">
            <text:p>0.5893987</text:p>
          </table:table-cell>
          <table:table-cell table:number-columns-repeated="2" office:value-type="float" office:value="0.6498266">
            <text:p>0.6498266</text:p>
          </table:table-cell>
          <table:table-cell table:number-columns-repeated="6" office:value-type="float" office:value="0.7937479">
            <text:p>0.7937479</text:p>
          </table:table-cell>
          <table:table-cell table:number-columns-repeated="4" office:value-type="float" office:value="0.8357487">
            <text:p>0.8357487</text:p>
          </table:table-cell>
          <table:table-cell office:value-type="float" office:value="0.85750806">
            <text:p>0.85750806</text:p>
          </table:table-cell>
          <table:table-cell table:number-columns-repeated="21" office:value-type="float" office:value="0.8896874">
            <text:p>0.8896874</text:p>
          </table:table-cell>
          <table:table-cell table:number-columns-repeated="2" office:value-type="float" office:value="0.91687137">
            <text:p>0.91687137</text:p>
          </table:table-cell>
          <table:table-cell/>
          <table:table-cell office:value-type="float" office:value="8">
            <text:p>8</text:p>
          </table:table-cell>
          <table:table-cell office:value-type="float" office:value="6.42">
            <text:p>6.42</text:p>
          </table:table-cell>
          <table:table-cell office:value-type="float" office:value="6.364">
            <text:p>6.364</text:p>
          </table:table-cell>
          <table:table-cell office:value-type="float" office:value="6.304">
            <text:p>6.304</text:p>
          </table:table-cell>
          <table:table-cell office:value-type="float" office:value="6.106">
            <text:p>6.106</text:p>
          </table:table-cell>
          <table:table-cell office:value-type="float" office:value="6.054">
            <text:p>6.054</text:p>
          </table:table-cell>
          <table:table-cell office:value-type="float" office:value="5.916">
            <text:p>5.916</text:p>
          </table:table-cell>
          <table:table-cell office:value-type="float" office:value="6.542">
            <text:p>6.542</text:p>
          </table:table-cell>
          <table:table-cell office:value-type="float" office:value="6.874">
            <text:p>6.874</text:p>
          </table:table-cell>
          <table:table-cell office:value-type="float" office:value="7.216">
            <text:p>7.216</text:p>
          </table:table-cell>
          <table:table-cell office:value-type="float" office:value="7.456">
            <text:p>7.456</text:p>
          </table:table-cell>
          <table:table-cell office:value-type="float" office:value="7.712">
            <text:p>7.712</text:p>
          </table:table-cell>
          <table:table-cell office:value-type="float" office:value="9.162">
            <text:p>9.162</text:p>
          </table:table-cell>
          <table:table-cell office:value-type="float" office:value="9.854">
            <text:p>9.854</text:p>
          </table:table-cell>
          <table:table-cell office:value-type="float" office:value="10.372">
            <text:p>10.372</text:p>
          </table:table-cell>
          <table:table-cell office:value-type="float" office:value="11.144">
            <text:p>11.144</text:p>
          </table:table-cell>
          <table:table-cell office:value-type="float" office:value="12.804">
            <text:p>12.804</text:p>
          </table:table-cell>
          <table:table-cell office:value-type="float" office:value="14.386">
            <text:p>14.386</text:p>
          </table:table-cell>
          <table:table-cell office:value-type="float" office:value="15.67">
            <text:p>15.67</text:p>
          </table:table-cell>
          <table:table-cell office:value-type="float" office:value="17.836">
            <text:p>17.836</text:p>
          </table:table-cell>
          <table:table-cell office:value-type="float" office:value="19.39">
            <text:p>19.39</text:p>
          </table:table-cell>
          <table:table-cell office:value-type="float" office:value="21.024">
            <text:p>21.024</text:p>
          </table:table-cell>
          <table:table-cell office:value-type="float" office:value="23.472">
            <text:p>23.472</text:p>
          </table:table-cell>
          <table:table-cell office:value-type="float" office:value="25.232">
            <text:p>25.232</text:p>
          </table:table-cell>
          <table:table-cell office:value-type="float" office:value="27.7">
            <text:p>27.7</text:p>
          </table:table-cell>
          <table:table-cell office:value-type="float" office:value="28.638">
            <text:p>28.638</text:p>
          </table:table-cell>
          <table:table-cell office:value-type="float" office:value="29.166">
            <text:p>29.166</text:p>
          </table:table-cell>
          <table:table-cell office:value-type="float" office:value="29.464">
            <text:p>29.464</text:p>
          </table:table-cell>
          <table:table-cell office:value-type="float" office:value="30.75">
            <text:p>30.75</text:p>
          </table:table-cell>
          <table:table-cell office:value-type="float" office:value="31.808">
            <text:p>31.808</text:p>
          </table:table-cell>
          <table:table-cell office:value-type="float" office:value="32.382">
            <text:p>32.382</text:p>
          </table:table-cell>
          <table:table-cell office:value-type="float" office:value="32.932">
            <text:p>32.932</text:p>
          </table:table-cell>
          <table:table-cell office:value-type="float" office:value="33.92">
            <text:p>33.92</text:p>
          </table:table-cell>
          <table:table-cell office:value-type="float" office:value="35.154">
            <text:p>35.154</text:p>
          </table:table-cell>
          <table:table-cell office:value-type="float" office:value="35.502">
            <text:p>35.502</text:p>
          </table:table-cell>
          <table:table-cell office:value-type="float" office:value="36.818">
            <text:p>36.818</text:p>
          </table:table-cell>
          <table:table-cell office:value-type="float" office:value="38.842">
            <text:p>38.842</text:p>
          </table:table-cell>
          <table:table-cell office:value-type="float" office:value="40.162">
            <text:p>40.162</text:p>
          </table:table-cell>
          <table:table-cell office:value-type="float" office:value="39.892">
            <text:p>39.892</text:p>
          </table:table-cell>
          <table:table-cell office:value-type="float" office:value="39.642">
            <text:p>39.642</text:p>
          </table:table-cell>
          <table:table-cell office:value-type="float" office:value="40.806">
            <text:p>40.806</text:p>
          </table:table-cell>
          <table:table-cell office:value-type="float" office:value="41.238">
            <text:p>41.238</text:p>
          </table:table-cell>
          <table:table-cell office:value-type="float" office:value="41.386">
            <text:p>41.386</text:p>
          </table:table-cell>
          <table:table-cell office:value-type="float" office:value="42.082">
            <text:p>42.082</text:p>
          </table:table-cell>
          <table:table-cell office:value-type="float" office:value="40.034">
            <text:p>40.034</text:p>
          </table:table-cell>
          <table:table-cell office:value-type="float" office:value="41.958">
            <text:p>41.958</text:p>
          </table:table-cell>
          <table:table-cell office:value-type="float" office:value="43.278">
            <text:p>43.278</text:p>
          </table:table-cell>
          <table:table-cell office:value-type="float" office:value="42.008">
            <text:p>42.008</text:p>
          </table:table-cell>
          <table:table-cell office:value-type="float" office:value="42.494">
            <text:p>42.494</text:p>
          </table:table-cell>
          <table:table-cell office:value-type="float" office:value="42.852">
            <text:p>42.852</text:p>
          </table:table-cell>
          <table:table-cell office:value-type="float" office:value="43.198">
            <text:p>43.198</text:p>
          </table:table-cell>
          <table:table-cell office:value-type="float" office:value="43.298">
            <text:p>43.298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.23307648">
            <text:p>0.23307648</text:p>
          </table:table-cell>
          <table:table-cell office:value-type="float" office:value="0.28922015">
            <text:p>0.28922015</text:p>
          </table:table-cell>
          <table:table-cell table:number-columns-repeated="5" office:value-type="float" office:value="0.3055402">
            <text:p>0.3055402</text:p>
          </table:table-cell>
          <table:table-cell office:value-type="float" office:value="0.37276465">
            <text:p>0.37276465</text:p>
          </table:table-cell>
          <table:table-cell table:number-columns-repeated="11" office:value-type="float" office:value="0.4280477">
            <text:p>0.4280477</text:p>
          </table:table-cell>
          <table:table-cell table:number-columns-repeated="31"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6.254">
            <text:p>6.254</text:p>
          </table:table-cell>
          <table:table-cell office:value-type="float" office:value="6.154">
            <text:p>6.154</text:p>
          </table:table-cell>
          <table:table-cell office:value-type="float" office:value="6.068">
            <text:p>6.068</text:p>
          </table:table-cell>
          <table:table-cell office:value-type="float" office:value="6.178">
            <text:p>6.178</text:p>
          </table:table-cell>
          <table:table-cell office:value-type="float" office:value="6.552">
            <text:p>6.552</text:p>
          </table:table-cell>
          <table:table-cell office:value-type="float" office:value="6.644">
            <text:p>6.644</text:p>
          </table:table-cell>
          <table:table-cell office:value-type="float" office:value="6.496">
            <text:p>6.496</text:p>
          </table:table-cell>
          <table:table-cell office:value-type="float" office:value="6.094">
            <text:p>6.094</text:p>
          </table:table-cell>
          <table:table-cell office:value-type="float" office:value="6.328">
            <text:p>6.328</text:p>
          </table:table-cell>
          <table:table-cell office:value-type="float" office:value="6.254">
            <text:p>6.254</text:p>
          </table:table-cell>
          <table:table-cell office:value-type="float" office:value="6.326">
            <text:p>6.326</text:p>
          </table:table-cell>
          <table:table-cell office:value-type="float" office:value="6.646">
            <text:p>6.646</text:p>
          </table:table-cell>
          <table:table-cell office:value-type="float" office:value="6.828">
            <text:p>6.828</text:p>
          </table:table-cell>
          <table:table-cell office:value-type="float" office:value="6.822">
            <text:p>6.822</text:p>
          </table:table-cell>
          <table:table-cell office:value-type="float" office:value="6.838">
            <text:p>6.838</text:p>
          </table:table-cell>
          <table:table-cell office:value-type="float" office:value="6.69">
            <text:p>6.69</text:p>
          </table:table-cell>
          <table:table-cell office:value-type="float" office:value="6.68">
            <text:p>6.68</text:p>
          </table:table-cell>
          <table:table-cell office:value-type="float" office:value="6.952">
            <text:p>6.952</text:p>
          </table:table-cell>
          <table:table-cell office:value-type="float" office:value="6.974">
            <text:p>6.974</text:p>
          </table:table-cell>
          <table:table-cell office:value-type="float" office:value="7.47">
            <text:p>7.47</text:p>
          </table:table-cell>
          <table:table-cell office:value-type="float" office:value="7.16">
            <text:p>7.16</text:p>
          </table:table-cell>
          <table:table-cell table:number-columns-repeated="3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968353">
            <text:p>0.1968353</text:p>
          </table:table-cell>
          <table:table-cell table:number-columns-repeated="4" office:value-type="float" office:value="0.26159123">
            <text:p>0.26159123</text:p>
          </table:table-cell>
          <table:table-cell table:number-columns-repeated="6" office:value-type="float" office:value="0.30568606">
            <text:p>0.30568606</text:p>
          </table:table-cell>
          <table:table-cell table:number-columns-repeated="2" office:value-type="float" office:value="0.39240256">
            <text:p>0.39240256</text:p>
          </table:table-cell>
          <table:table-cell table:number-columns-repeated="38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6.124">
            <text:p>6.124</text:p>
          </table:table-cell>
          <table:table-cell office:value-type="float" office:value="6.05">
            <text:p>6.05</text:p>
          </table:table-cell>
          <table:table-cell office:value-type="float" office:value="5.998">
            <text:p>5.998</text:p>
          </table:table-cell>
          <table:table-cell office:value-type="float" office:value="6.046">
            <text:p>6.046</text:p>
          </table:table-cell>
          <table:table-cell office:value-type="float" office:value="5.454">
            <text:p>5.454</text:p>
          </table:table-cell>
          <table:table-cell office:value-type="float" office:value="5.57">
            <text:p>5.57</text:p>
          </table:table-cell>
          <table:table-cell office:value-type="float" office:value="6.114">
            <text:p>6.114</text:p>
          </table:table-cell>
          <table:table-cell office:value-type="float" office:value="6.24">
            <text:p>6.24</text:p>
          </table:table-cell>
          <table:table-cell office:value-type="float" office:value="6.222">
            <text:p>6.222</text:p>
          </table:table-cell>
          <table:table-cell office:value-type="float" office:value="6.1">
            <text:p>6.1</text:p>
          </table:table-cell>
          <table:table-cell office:value-type="float" office:value="6.414">
            <text:p>6.414</text:p>
          </table:table-cell>
          <table:table-cell office:value-type="float" office:value="7.09">
            <text:p>7.09</text:p>
          </table:table-cell>
          <table:table-cell office:value-type="float" office:value="7.742">
            <text:p>7.742</text:p>
          </table:table-cell>
          <table:table-cell office:value-type="float" office:value="8.606">
            <text:p>8.606</text:p>
          </table:table-cell>
          <table:table-cell table:number-columns-repeated="3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4700273">
            <text:p>0.14700273</text:p>
          </table:table-cell>
          <table:table-cell table:number-columns-repeated="3" office:value-type="float" office:value="0.20950076">
            <text:p>0.20950076</text:p>
          </table:table-cell>
          <table:table-cell table:number-columns-repeated="3" office:value-type="float" office:value="0.29403526">
            <text:p>0.29403526</text:p>
          </table:table-cell>
          <table:table-cell table:number-columns-repeated="5" office:value-type="float" office:value="0.40990743">
            <text:p>0.40990743</text:p>
          </table:table-cell>
          <table:table-cell table:number-columns-repeated="2" office:value-type="float" office:value="0.42421272">
            <text:p>0.42421272</text:p>
          </table:table-cell>
          <table:table-cell table:number-columns-repeated="37"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6.158">
            <text:p>6.158</text:p>
          </table:table-cell>
          <table:table-cell office:value-type="float" office:value="6.108">
            <text:p>6.108</text:p>
          </table:table-cell>
          <table:table-cell office:value-type="float" office:value="5.996">
            <text:p>5.996</text:p>
          </table:table-cell>
          <table:table-cell office:value-type="float" office:value="6.08">
            <text:p>6.08</text:p>
          </table:table-cell>
          <table:table-cell office:value-type="float" office:value="6.032">
            <text:p>6.032</text:p>
          </table:table-cell>
          <table:table-cell office:value-type="float" office:value="6.41">
            <text:p>6.41</text:p>
          </table:table-cell>
          <table:table-cell office:value-type="float" office:value="6.71">
            <text:p>6.71</text:p>
          </table:table-cell>
          <table:table-cell office:value-type="float" office:value="6.984">
            <text:p>6.984</text:p>
          </table:table-cell>
          <table:table-cell office:value-type="float" office:value="7.398">
            <text:p>7.398</text:p>
          </table:table-cell>
          <table:table-cell office:value-type="float" office:value="7.78">
            <text:p>7.78</text:p>
          </table:table-cell>
          <table:table-cell office:value-type="float" office:value="8.16">
            <text:p>8.16</text:p>
          </table:table-cell>
          <table:table-cell office:value-type="float" office:value="8.666">
            <text:p>8.666</text:p>
          </table:table-cell>
          <table:table-cell office:value-type="float" office:value="9.756">
            <text:p>9.756</text:p>
          </table:table-cell>
          <table:table-cell office:value-type="float" office:value="10.912">
            <text:p>10.912</text:p>
          </table:table-cell>
          <table:table-cell office:value-type="float" office:value="11.608">
            <text:p>11.608</text:p>
          </table:table-cell>
          <table:table-cell table:number-columns-repeated="3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7664321">
            <text:p>0.17664321</text:p>
          </table:table-cell>
          <table:table-cell office:value-type="float" office:value="0.1968353">
            <text:p>0.1968353</text:p>
          </table:table-cell>
          <table:table-cell table:number-columns-repeated="4" office:value-type="float" office:value="0.20399307">
            <text:p>0.20399307</text:p>
          </table:table-cell>
          <table:table-cell table:number-columns-repeated="5" office:value-type="float" office:value="0.20950076">
            <text:p>0.20950076</text:p>
          </table:table-cell>
          <table:table-cell table:number-columns-repeated="2" office:value-type="float" office:value="0.30568606">
            <text:p>0.30568606</text:p>
          </table:table-cell>
          <table:table-cell office:value-type="float" office:value="0.3595211">
            <text:p>0.3595211</text:p>
          </table:table-cell>
          <table:table-cell table:number-columns-repeated="3" office:value-type="float" office:value="0.38105145">
            <text:p>0.38105145</text:p>
          </table:table-cell>
          <table:table-cell table:number-columns-repeated="5" office:value-type="float" office:value="0.4739695">
            <text:p>0.4739695</text:p>
          </table:table-cell>
          <table:table-cell office:value-type="float" office:value="0.5287611">
            <text:p>0.5287611</text:p>
          </table:table-cell>
          <table:table-cell table:number-columns-repeated="3" office:value-type="float" office:value="0.6656432">
            <text:p>0.6656432</text:p>
          </table:table-cell>
          <table:table-cell table:number-columns-repeated="25" office:value-type="float" office:value="0.73172766">
            <text:p>0.73172766</text:p>
          </table:table-cell>
          <table:table-cell/>
          <table:table-cell office:value-type="float" office:value="12">
            <text:p>12</text:p>
          </table:table-cell>
          <table:table-cell office:value-type="float" office:value="6.256">
            <text:p>6.256</text:p>
          </table:table-cell>
          <table:table-cell office:value-type="float" office:value="6.19">
            <text:p>6.19</text:p>
          </table:table-cell>
          <table:table-cell office:value-type="float" office:value="6.12">
            <text:p>6.12</text:p>
          </table:table-cell>
          <table:table-cell office:value-type="float" office:value="5.828">
            <text:p>5.828</text:p>
          </table:table-cell>
          <table:table-cell office:value-type="float" office:value="5.832">
            <text:p>5.832</text:p>
          </table:table-cell>
          <table:table-cell office:value-type="float" office:value="5.464">
            <text:p>5.464</text:p>
          </table:table-cell>
          <table:table-cell office:value-type="float" office:value="5.672">
            <text:p>5.672</text:p>
          </table:table-cell>
          <table:table-cell office:value-type="float" office:value="5.596">
            <text:p>5.596</text:p>
          </table:table-cell>
          <table:table-cell office:value-type="float" office:value="5.59">
            <text:p>5.59</text:p>
          </table:table-cell>
          <table:table-cell office:value-type="float" office:value="5.706">
            <text:p>5.706</text:p>
          </table:table-cell>
          <table:table-cell office:value-type="float" office:value="5.832">
            <text:p>5.832</text:p>
          </table:table-cell>
          <table:table-cell office:value-type="float" office:value="5.994">
            <text:p>5.994</text:p>
          </table:table-cell>
          <table:table-cell office:value-type="float" office:value="6.28">
            <text:p>6.28</text:p>
          </table:table-cell>
          <table:table-cell office:value-type="float" office:value="6.444">
            <text:p>6.444</text:p>
          </table:table-cell>
          <table:table-cell office:value-type="float" office:value="6.63">
            <text:p>6.63</text:p>
          </table:table-cell>
          <table:table-cell office:value-type="float" office:value="6.784">
            <text:p>6.784</text:p>
          </table:table-cell>
          <table:table-cell office:value-type="float" office:value="7.004">
            <text:p>7.004</text:p>
          </table:table-cell>
          <table:table-cell office:value-type="float" office:value="7.104">
            <text:p>7.104</text:p>
          </table:table-cell>
          <table:table-cell office:value-type="float" office:value="7.504">
            <text:p>7.504</text:p>
          </table:table-cell>
          <table:table-cell office:value-type="float" office:value="7.384">
            <text:p>7.384</text:p>
          </table:table-cell>
          <table:table-cell office:value-type="float" office:value="8.028">
            <text:p>8.028</text:p>
          </table:table-cell>
          <table:table-cell office:value-type="float" office:value="9.076">
            <text:p>9.076</text:p>
          </table:table-cell>
          <table:table-cell office:value-type="float" office:value="10.372">
            <text:p>10.372</text:p>
          </table:table-cell>
          <table:table-cell office:value-type="float" office:value="11.71">
            <text:p>11.71</text:p>
          </table:table-cell>
          <table:table-cell office:value-type="float" office:value="13.158">
            <text:p>13.158</text:p>
          </table:table-cell>
          <table:table-cell office:value-type="float" office:value="16.584">
            <text:p>16.584</text:p>
          </table:table-cell>
          <table:table-cell office:value-type="float" office:value="19.432">
            <text:p>19.432</text:p>
          </table:table-cell>
          <table:table-cell office:value-type="float" office:value="21.054">
            <text:p>21.054</text:p>
          </table:table-cell>
          <table:table-cell office:value-type="float" office:value="22.992">
            <text:p>22.992</text:p>
          </table:table-cell>
          <table:table-cell office:value-type="float" office:value="23.704">
            <text:p>23.704</text:p>
          </table:table-cell>
          <table:table-cell office:value-type="float" office:value="24.084">
            <text:p>24.084</text:p>
          </table:table-cell>
          <table:table-cell office:value-type="float" office:value="25.8">
            <text:p>25.8</text:p>
          </table:table-cell>
          <table:table-cell office:value-type="float" office:value="25.99">
            <text:p>25.99</text:p>
          </table:table-cell>
          <table:table-cell office:value-type="float" office:value="26.986">
            <text:p>26.986</text:p>
          </table:table-cell>
          <table:table-cell office:value-type="float" office:value="29.928">
            <text:p>29.928</text:p>
          </table:table-cell>
          <table:table-cell office:value-type="float" office:value="30.014">
            <text:p>30.014</text:p>
          </table:table-cell>
          <table:table-cell office:value-type="float" office:value="30.502">
            <text:p>30.502</text:p>
          </table:table-cell>
          <table:table-cell office:value-type="float" office:value="30.524">
            <text:p>30.524</text:p>
          </table:table-cell>
          <table:table-cell office:value-type="float" office:value="31.648">
            <text:p>31.648</text:p>
          </table:table-cell>
          <table:table-cell office:value-type="float" office:value="31.804">
            <text:p>31.804</text:p>
          </table:table-cell>
          <table:table-cell office:value-type="float" office:value="33.532">
            <text:p>33.532</text:p>
          </table:table-cell>
          <table:table-cell office:value-type="float" office:value="34.642">
            <text:p>34.642</text:p>
          </table:table-cell>
          <table:table-cell office:value-type="float" office:value="34.018">
            <text:p>34.018</text:p>
          </table:table-cell>
          <table:table-cell office:value-type="float" office:value="33.908">
            <text:p>33.908</text:p>
          </table:table-cell>
          <table:table-cell office:value-type="float" office:value="34.81">
            <text:p>34.81</text:p>
          </table:table-cell>
          <table:table-cell office:value-type="float" office:value="34.078">
            <text:p>34.078</text:p>
          </table:table-cell>
          <table:table-cell office:value-type="float" office:value="35.79">
            <text:p>35.79</text:p>
          </table:table-cell>
          <table:table-cell office:value-type="float" office:value="35.3">
            <text:p>35.3</text:p>
          </table:table-cell>
          <table:table-cell office:value-type="float" office:value="36.39">
            <text:p>36.39</text:p>
          </table:table-cell>
          <table:table-cell office:value-type="float" office:value="35.386">
            <text:p>35.386</text:p>
          </table:table-cell>
          <table:table-cell office:value-type="float" office:value="35.73">
            <text:p>35.7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4" office:value-type="float" office:value="0.23307648">
            <text:p>0.23307648</text:p>
          </table:table-cell>
          <table:table-cell table:number-columns-repeated="5" office:value-type="float" office:value="0.3055402">
            <text:p>0.3055402</text:p>
          </table:table-cell>
          <table:table-cell table:number-columns-repeated="5" office:value-type="float" office:value="0.36096483">
            <text:p>0.36096483</text:p>
          </table:table-cell>
          <table:table-cell table:number-columns-repeated="2" office:value-type="float" office:value="0.36487043">
            <text:p>0.36487043</text:p>
          </table:table-cell>
          <table:table-cell table:number-columns-repeated="3" office:value-type="float" office:value="0.443367">
            <text:p>0.443367</text:p>
          </table:table-cell>
          <table:table-cell table:number-columns-repeated="5" office:value-type="float" office:value="0.68972385">
            <text:p>0.68972385</text:p>
          </table:table-cell>
          <table:table-cell table:number-columns-repeated="7" office:value-type="float" office:value="0.761326">
            <text:p>0.761326</text:p>
          </table:table-cell>
          <table:table-cell table:number-columns-repeated="20"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office:value-type="float" office:value="6.2">
            <text:p>6.2</text:p>
          </table:table-cell>
          <table:table-cell office:value-type="float" office:value="6.296">
            <text:p>6.296</text:p>
          </table:table-cell>
          <table:table-cell office:value-type="float" office:value="6.18">
            <text:p>6.18</text:p>
          </table:table-cell>
          <table:table-cell office:value-type="float" office:value="6.122">
            <text:p>6.122</text:p>
          </table:table-cell>
          <table:table-cell office:value-type="float" office:value="6.164">
            <text:p>6.164</text:p>
          </table:table-cell>
          <table:table-cell office:value-type="float" office:value="6.278">
            <text:p>6.278</text:p>
          </table:table-cell>
          <table:table-cell office:value-type="float" office:value="6.138">
            <text:p>6.138</text:p>
          </table:table-cell>
          <table:table-cell office:value-type="float" office:value="6.098">
            <text:p>6.098</text:p>
          </table:table-cell>
          <table:table-cell office:value-type="float" office:value="6.112">
            <text:p>6.112</text:p>
          </table:table-cell>
          <table:table-cell office:value-type="float" office:value="6.452">
            <text:p>6.452</text:p>
          </table:table-cell>
          <table:table-cell office:value-type="float" office:value="6.516">
            <text:p>6.516</text:p>
          </table:table-cell>
          <table:table-cell office:value-type="float" office:value="7.14">
            <text:p>7.14</text:p>
          </table:table-cell>
          <table:table-cell office:value-type="float" office:value="7.868">
            <text:p>7.868</text:p>
          </table:table-cell>
          <table:table-cell office:value-type="float" office:value="8.658">
            <text:p>8.658</text:p>
          </table:table-cell>
          <table:table-cell office:value-type="float" office:value="8.832">
            <text:p>8.832</text:p>
          </table:table-cell>
          <table:table-cell office:value-type="float" office:value="8.944">
            <text:p>8.944</text:p>
          </table:table-cell>
          <table:table-cell office:value-type="float" office:value="9.316">
            <text:p>9.316</text:p>
          </table:table-cell>
          <table:table-cell office:value-type="float" office:value="10.346">
            <text:p>10.346</text:p>
          </table:table-cell>
          <table:table-cell office:value-type="float" office:value="11.016">
            <text:p>11.016</text:p>
          </table:table-cell>
          <table:table-cell office:value-type="float" office:value="12.798">
            <text:p>12.798</text:p>
          </table:table-cell>
          <table:table-cell office:value-type="float" office:value="13.64">
            <text:p>13.64</text:p>
          </table:table-cell>
          <table:table-cell office:value-type="float" office:value="14.558">
            <text:p>14.558</text:p>
          </table:table-cell>
          <table:table-cell office:value-type="float" office:value="15.502">
            <text:p>15.502</text:p>
          </table:table-cell>
          <table:table-cell office:value-type="float" office:value="17.858">
            <text:p>17.858</text:p>
          </table:table-cell>
          <table:table-cell office:value-type="float" office:value="18.808">
            <text:p>18.808</text:p>
          </table:table-cell>
          <table:table-cell office:value-type="float" office:value="20.614">
            <text:p>20.614</text:p>
          </table:table-cell>
          <table:table-cell office:value-type="float" office:value="21.258">
            <text:p>21.258</text:p>
          </table:table-cell>
          <table:table-cell office:value-type="float" office:value="22.646">
            <text:p>22.646</text:p>
          </table:table-cell>
          <table:table-cell office:value-type="float" office:value="24.056">
            <text:p>24.056</text:p>
          </table:table-cell>
          <table:table-cell office:value-type="float" office:value="25.122">
            <text:p>25.122</text:p>
          </table:table-cell>
          <table:table-cell office:value-type="float" office:value="27.432">
            <text:p>27.432</text:p>
          </table:table-cell>
          <table:table-cell office:value-type="float" office:value="29.708">
            <text:p>29.708</text:p>
          </table:table-cell>
          <table:table-cell table:number-columns-repeated="1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1655163">
            <text:p>0.1655163</text:p>
          </table:table-cell>
          <table:table-cell table:number-columns-repeated="2" office:value-type="float" office:value="0.1968353">
            <text:p>0.1968353</text:p>
          </table:table-cell>
          <table:table-cell table:number-columns-repeated="2" office:value-type="float" office:value="0.2820341">
            <text:p>0.2820341</text:p>
          </table:table-cell>
          <table:table-cell table:number-columns-repeated="8" office:value-type="float" office:value="0.34152696">
            <text:p>0.34152696</text:p>
          </table:table-cell>
          <table:table-cell table:number-columns-repeated="2" office:value-type="float" office:value="0.35277468">
            <text:p>0.35277468</text:p>
          </table:table-cell>
          <table:table-cell office:value-type="float" office:value="0.43296528">
            <text:p>0.43296528</text:p>
          </table:table-cell>
          <table:table-cell table:number-columns-repeated="12" office:value-type="float" office:value="0.43445405">
            <text:p>0.43445405</text:p>
          </table:table-cell>
          <table:table-cell table:number-columns-repeated="19" office:value-type="float" office:value="0.45266473">
            <text:p>0.45266473</text:p>
          </table:table-cell>
          <table:table-cell office:value-type="float" office:value="0.45852107">
            <text:p>0.45852107</text:p>
          </table:table-cell>
          <table:table-cell table:number-columns-repeated="2" office:value-type="float" office:value="0.4640369">
            <text:p>0.4640369</text:p>
          </table:table-cell>
          <table:table-cell office:value-type="float" office:value="0.50792766">
            <text:p>0.50792766</text:p>
          </table:table-cell>
          <table:table-cell/>
          <table:table-cell office:value-type="float" office:value="14">
            <text:p>14</text:p>
          </table:table-cell>
          <table:table-cell table:number-columns-repeated="2" office:value-type="float" office:value="6.14">
            <text:p>6.14</text:p>
          </table:table-cell>
          <table:table-cell office:value-type="float" office:value="6.076">
            <text:p>6.076</text:p>
          </table:table-cell>
          <table:table-cell office:value-type="float" office:value="6.002">
            <text:p>6.002</text:p>
          </table:table-cell>
          <table:table-cell office:value-type="float" office:value="5.846">
            <text:p>5.846</text:p>
          </table:table-cell>
          <table:table-cell office:value-type="float" office:value="6.14">
            <text:p>6.14</text:p>
          </table:table-cell>
          <table:table-cell office:value-type="float" office:value="6.442">
            <text:p>6.442</text:p>
          </table:table-cell>
          <table:table-cell office:value-type="float" office:value="7.018">
            <text:p>7.018</text:p>
          </table:table-cell>
          <table:table-cell office:value-type="float" office:value="7.804">
            <text:p>7.804</text:p>
          </table:table-cell>
          <table:table-cell office:value-type="float" office:value="7.922">
            <text:p>7.922</text:p>
          </table:table-cell>
          <table:table-cell office:value-type="float" office:value="8.802">
            <text:p>8.802</text:p>
          </table:table-cell>
          <table:table-cell office:value-type="float" office:value="9.846">
            <text:p>9.846</text:p>
          </table:table-cell>
          <table:table-cell office:value-type="float" office:value="11.184">
            <text:p>11.184</text:p>
          </table:table-cell>
          <table:table-cell office:value-type="float" office:value="12.908">
            <text:p>12.908</text:p>
          </table:table-cell>
          <table:table-cell office:value-type="float" office:value="14.198">
            <text:p>14.198</text:p>
          </table:table-cell>
          <table:table-cell office:value-type="float" office:value="16.396">
            <text:p>16.396</text:p>
          </table:table-cell>
          <table:table-cell office:value-type="float" office:value="18.16">
            <text:p>18.16</text:p>
          </table:table-cell>
          <table:table-cell office:value-type="float" office:value="20.064">
            <text:p>20.064</text:p>
          </table:table-cell>
          <table:table-cell office:value-type="float" office:value="21.65">
            <text:p>21.65</text:p>
          </table:table-cell>
          <table:table-cell office:value-type="float" office:value="24.62">
            <text:p>24.62</text:p>
          </table:table-cell>
          <table:table-cell office:value-type="float" office:value="27.282">
            <text:p>27.282</text:p>
          </table:table-cell>
          <table:table-cell office:value-type="float" office:value="27.7">
            <text:p>27.7</text:p>
          </table:table-cell>
          <table:table-cell office:value-type="float" office:value="27.276">
            <text:p>27.276</text:p>
          </table:table-cell>
          <table:table-cell office:value-type="float" office:value="27.27">
            <text:p>27.27</text:p>
          </table:table-cell>
          <table:table-cell office:value-type="float" office:value="27.708">
            <text:p>27.708</text:p>
          </table:table-cell>
          <table:table-cell office:value-type="float" office:value="28.644">
            <text:p>28.644</text:p>
          </table:table-cell>
          <table:table-cell office:value-type="float" office:value="30.488">
            <text:p>30.488</text:p>
          </table:table-cell>
          <table:table-cell office:value-type="float" office:value="30.73">
            <text:p>30.73</text:p>
          </table:table-cell>
          <table:table-cell office:value-type="float" office:value="31.702">
            <text:p>31.702</text:p>
          </table:table-cell>
          <table:table-cell office:value-type="float" office:value="31.882">
            <text:p>31.882</text:p>
          </table:table-cell>
          <table:table-cell office:value-type="float" office:value="32.648">
            <text:p>32.648</text:p>
          </table:table-cell>
          <table:table-cell office:value-type="float" office:value="32.952">
            <text:p>32.952</text:p>
          </table:table-cell>
          <table:table-cell office:value-type="float" office:value="32.752">
            <text:p>32.752</text:p>
          </table:table-cell>
          <table:table-cell office:value-type="float" office:value="33.92">
            <text:p>33.92</text:p>
          </table:table-cell>
          <table:table-cell office:value-type="float" office:value="34.98">
            <text:p>34.98</text:p>
          </table:table-cell>
          <table:table-cell office:value-type="float" office:value="34.958">
            <text:p>34.958</text:p>
          </table:table-cell>
          <table:table-cell office:value-type="float" office:value="34.978">
            <text:p>34.978</text:p>
          </table:table-cell>
          <table:table-cell office:value-type="float" office:value="36.774">
            <text:p>36.774</text:p>
          </table:table-cell>
          <table:table-cell office:value-type="float" office:value="37.23">
            <text:p>37.23</text:p>
          </table:table-cell>
          <table:table-cell office:value-type="float" office:value="37.152">
            <text:p>37.152</text:p>
          </table:table-cell>
          <table:table-cell office:value-type="float" office:value="37.378">
            <text:p>37.378</text:p>
          </table:table-cell>
          <table:table-cell office:value-type="float" office:value="39.712">
            <text:p>39.712</text:p>
          </table:table-cell>
          <table:table-cell office:value-type="float" office:value="39.354">
            <text:p>39.354</text:p>
          </table:table-cell>
          <table:table-cell office:value-type="float" office:value="39.94">
            <text:p>39.94</text:p>
          </table:table-cell>
          <table:table-cell office:value-type="float" office:value="41.358">
            <text:p>41.358</text:p>
          </table:table-cell>
          <table:table-cell office:value-type="float" office:value="42.366">
            <text:p>42.366</text:p>
          </table:table-cell>
          <table:table-cell office:value-type="float" office:value="42.14">
            <text:p>42.14</text:p>
          </table:table-cell>
          <table:table-cell office:value-type="float" office:value="42.188">
            <text:p>42.188</text:p>
          </table:table-cell>
          <table:table-cell office:value-type="float" office:value="41.7">
            <text:p>41.7</text:p>
          </table:table-cell>
          <table:table-cell office:value-type="float" office:value="41.414">
            <text:p>41.414</text:p>
          </table:table-cell>
          <table:table-cell office:value-type="float" office:value="41.38">
            <text:p>41.3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968353">
            <text:p>0.1968353</text:p>
          </table:table-cell>
          <table:table-cell table:number-columns-repeated="6" office:value-type="float" office:value="0.19874991">
            <text:p>0.19874991</text:p>
          </table:table-cell>
          <table:table-cell table:number-columns-repeated="9" office:value-type="float" office:value="0.30568606">
            <text:p>0.30568606</text:p>
          </table:table-cell>
          <table:table-cell table:number-columns-repeated="3" office:value-type="float" office:value="0.38040456">
            <text:p>0.38040456</text:p>
          </table:table-cell>
          <table:table-cell table:number-columns-repeated="5" office:value-type="float" office:value="0.46580172">
            <text:p>0.46580172</text:p>
          </table:table-cell>
          <table:table-cell office:value-type="float" office:value="0.57253176">
            <text:p>0.57253176</text:p>
          </table:table-cell>
          <table:table-cell table:number-columns-repeated="4" office:value-type="float" office:value="0.60637236">
            <text:p>0.60637236</text:p>
          </table:table-cell>
          <table:table-cell office:value-type="float" office:value="0.68842655">
            <text:p>0.68842655</text:p>
          </table:table-cell>
          <table:table-cell table:number-columns-repeated="21" office:value-type="float" office:value="0.73172766">
            <text:p>0.73172766</text:p>
          </table:table-cell>
          <table:table-cell/>
          <table:table-cell office:value-type="float" office:value="15">
            <text:p>15</text:p>
          </table:table-cell>
          <table:table-cell office:value-type="float" office:value="6.028">
            <text:p>6.028</text:p>
          </table:table-cell>
          <table:table-cell office:value-type="float" office:value="5.922">
            <text:p>5.922</text:p>
          </table:table-cell>
          <table:table-cell office:value-type="float" office:value="5.734">
            <text:p>5.734</text:p>
          </table:table-cell>
          <table:table-cell office:value-type="float" office:value="5.25">
            <text:p>5.25</text:p>
          </table:table-cell>
          <table:table-cell office:value-type="float" office:value="5.038">
            <text:p>5.038</text:p>
          </table:table-cell>
          <table:table-cell office:value-type="float" office:value="5.194">
            <text:p>5.194</text:p>
          </table:table-cell>
          <table:table-cell office:value-type="float" office:value="4.896">
            <text:p>4.896</text:p>
          </table:table-cell>
          <table:table-cell office:value-type="float" office:value="5.032">
            <text:p>5.032</text:p>
          </table:table-cell>
          <table:table-cell office:value-type="float" office:value="5.372">
            <text:p>5.372</text:p>
          </table:table-cell>
          <table:table-cell office:value-type="float" office:value="5.648">
            <text:p>5.648</text:p>
          </table:table-cell>
          <table:table-cell office:value-type="float" office:value="5.58">
            <text:p>5.58</text:p>
          </table:table-cell>
          <table:table-cell office:value-type="float" office:value="5.524">
            <text:p>5.524</text:p>
          </table:table-cell>
          <table:table-cell office:value-type="float" office:value="5.686">
            <text:p>5.686</text:p>
          </table:table-cell>
          <table:table-cell office:value-type="float" office:value="5.832">
            <text:p>5.832</text:p>
          </table:table-cell>
          <table:table-cell office:value-type="float" office:value="5.614">
            <text:p>5.614</text:p>
          </table:table-cell>
          <table:table-cell office:value-type="float" office:value="5.988">
            <text:p>5.988</text:p>
          </table:table-cell>
          <table:table-cell office:value-type="float" office:value="6.216">
            <text:p>6.216</text:p>
          </table:table-cell>
          <table:table-cell office:value-type="float" office:value="6.252">
            <text:p>6.252</text:p>
          </table:table-cell>
          <table:table-cell office:value-type="float" office:value="6.202">
            <text:p>6.202</text:p>
          </table:table-cell>
          <table:table-cell office:value-type="float" office:value="6.556">
            <text:p>6.556</text:p>
          </table:table-cell>
          <table:table-cell office:value-type="float" office:value="6.756">
            <text:p>6.756</text:p>
          </table:table-cell>
          <table:table-cell office:value-type="float" office:value="6.562">
            <text:p>6.562</text:p>
          </table:table-cell>
          <table:table-cell office:value-type="float" office:value="7.16">
            <text:p>7.16</text:p>
          </table:table-cell>
          <table:table-cell office:value-type="float" office:value="7.72">
            <text:p>7.72</text:p>
          </table:table-cell>
          <table:table-cell office:value-type="float" office:value="8.468">
            <text:p>8.468</text:p>
          </table:table-cell>
          <table:table-cell office:value-type="float" office:value="9.804">
            <text:p>9.804</text:p>
          </table:table-cell>
          <table:table-cell office:value-type="float" office:value="10.822">
            <text:p>10.822</text:p>
          </table:table-cell>
          <table:table-cell office:value-type="float" office:value="12.14">
            <text:p>12.14</text:p>
          </table:table-cell>
          <table:table-cell office:value-type="float" office:value="14.566">
            <text:p>14.566</text:p>
          </table:table-cell>
          <table:table-cell office:value-type="float" office:value="17.116">
            <text:p>17.116</text:p>
          </table:table-cell>
          <table:table-cell office:value-type="float" office:value="18.166">
            <text:p>18.166</text:p>
          </table:table-cell>
          <table:table-cell office:value-type="float" office:value="20.122">
            <text:p>20.122</text:p>
          </table:table-cell>
          <table:table-cell office:value-type="float" office:value="22.298">
            <text:p>22.298</text:p>
          </table:table-cell>
          <table:table-cell office:value-type="float" office:value="24.652">
            <text:p>24.652</text:p>
          </table:table-cell>
          <table:table-cell office:value-type="float" office:value="25.34">
            <text:p>25.34</text:p>
          </table:table-cell>
          <table:table-cell office:value-type="float" office:value="26.866">
            <text:p>26.866</text:p>
          </table:table-cell>
          <table:table-cell office:value-type="float" office:value="28.128">
            <text:p>28.128</text:p>
          </table:table-cell>
          <table:table-cell office:value-type="float" office:value="29.096">
            <text:p>29.096</text:p>
          </table:table-cell>
          <table:table-cell office:value-type="float" office:value="30.192">
            <text:p>30.192</text:p>
          </table:table-cell>
          <table:table-cell office:value-type="float" office:value="30.408">
            <text:p>30.408</text:p>
          </table:table-cell>
          <table:table-cell office:value-type="float" office:value="29.82">
            <text:p>29.82</text:p>
          </table:table-cell>
          <table:table-cell office:value-type="float" office:value="29.404">
            <text:p>29.404</text:p>
          </table:table-cell>
          <table:table-cell office:value-type="float" office:value="30.748">
            <text:p>30.748</text:p>
          </table:table-cell>
          <table:table-cell office:value-type="float" office:value="31.044">
            <text:p>31.044</text:p>
          </table:table-cell>
          <table:table-cell office:value-type="float" office:value="30.37">
            <text:p>30.37</text:p>
          </table:table-cell>
          <table:table-cell office:value-type="float" office:value="30.308">
            <text:p>30.308</text:p>
          </table:table-cell>
          <table:table-cell office:value-type="float" office:value="32.062">
            <text:p>32.062</text:p>
          </table:table-cell>
          <table:table-cell office:value-type="float" office:value="31.832">
            <text:p>31.832</text:p>
          </table:table-cell>
          <table:table-cell office:value-type="float" office:value="33.31">
            <text:p>33.31</text:p>
          </table:table-cell>
          <table:table-cell office:value-type="float" office:value="32.348">
            <text:p>32.348</text:p>
          </table:table-cell>
          <table:table-cell office:value-type="float" office:value="32.95">
            <text:p>32.9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968353">
            <text:p>0.1968353</text:p>
          </table:table-cell>
          <table:table-cell office:value-type="float" office:value="0.20950076">
            <text:p>0.20950076</text:p>
          </table:table-cell>
          <table:table-cell table:number-columns-repeated="2" office:value-type="float" office:value="0.21860532">
            <text:p>0.21860532</text:p>
          </table:table-cell>
          <table:table-cell table:number-columns-repeated="3" office:value-type="float" office:value="0.22328046">
            <text:p>0.22328046</text:p>
          </table:table-cell>
          <table:table-cell office:value-type="float" office:value="0.23552056">
            <text:p>0.23552056</text:p>
          </table:table-cell>
          <table:table-cell office:value-type="float" office:value="0.25082552">
            <text:p>0.25082552</text:p>
          </table:table-cell>
          <table:table-cell table:number-columns-repeated="2" office:value-type="float" office:value="0.37738523">
            <text:p>0.37738523</text:p>
          </table:table-cell>
          <table:table-cell table:number-columns-repeated="6" office:value-type="float" office:value="0.4071799">
            <text:p>0.4071799</text:p>
          </table:table-cell>
          <table:table-cell office:value-type="float" office:value="0.4154156">
            <text:p>0.4154156</text:p>
          </table:table-cell>
          <table:table-cell office:value-type="float" office:value="0.5053738">
            <text:p>0.5053738</text:p>
          </table:table-cell>
          <table:table-cell table:number-columns-repeated="4" office:value-type="float" office:value="0.50581634">
            <text:p>0.50581634</text:p>
          </table:table-cell>
          <table:table-cell office:value-type="float" office:value="0.5268729">
            <text:p>0.5268729</text:p>
          </table:table-cell>
          <table:table-cell table:number-columns-repeated="2" office:value-type="float" office:value="0.61831313">
            <text:p>0.61831313</text:p>
          </table:table-cell>
          <table:table-cell table:number-columns-repeated="8" office:value-type="float" office:value="0.6786464">
            <text:p>0.6786464</text:p>
          </table:table-cell>
          <table:table-cell office:value-type="float" office:value="0.71204036">
            <text:p>0.71204036</text:p>
          </table:table-cell>
          <table:table-cell office:value-type="float" office:value="0.7123445">
            <text:p>0.7123445</text:p>
          </table:table-cell>
          <table:table-cell table:number-columns-repeated="5" office:value-type="float" office:value="0.73158395">
            <text:p>0.73158395</text:p>
          </table:table-cell>
          <table:table-cell office:value-type="float" office:value="0.7621035">
            <text:p>0.7621035</text:p>
          </table:table-cell>
          <table:table-cell office:value-type="float" office:value="0.7880173">
            <text:p>0.7880173</text:p>
          </table:table-cell>
          <table:table-cell table:number-columns-repeated="8" office:value-type="float" office:value="1">
            <text:p>1</text:p>
          </table:table-cell>
          <table:table-cell/>
          <table:table-cell office:value-type="float" office:value="16">
            <text:p>16</text:p>
          </table:table-cell>
          <table:table-cell office:value-type="float" office:value="6.128">
            <text:p>6.128</text:p>
          </table:table-cell>
          <table:table-cell office:value-type="float" office:value="6.08">
            <text:p>6.08</text:p>
          </table:table-cell>
          <table:table-cell office:value-type="float" office:value="5.946">
            <text:p>5.946</text:p>
          </table:table-cell>
          <table:table-cell office:value-type="float" office:value="5.872">
            <text:p>5.872</text:p>
          </table:table-cell>
          <table:table-cell office:value-type="float" office:value="5.746">
            <text:p>5.746</text:p>
          </table:table-cell>
          <table:table-cell office:value-type="float" office:value="5.766">
            <text:p>5.766</text:p>
          </table:table-cell>
          <table:table-cell office:value-type="float" office:value="5.664">
            <text:p>5.664</text:p>
          </table:table-cell>
          <table:table-cell office:value-type="float" office:value="5.84">
            <text:p>5.84</text:p>
          </table:table-cell>
          <table:table-cell office:value-type="float" office:value="5.772">
            <text:p>5.772</text:p>
          </table:table-cell>
          <table:table-cell office:value-type="float" office:value="6.1">
            <text:p>6.1</text:p>
          </table:table-cell>
          <table:table-cell office:value-type="float" office:value="6.742">
            <text:p>6.742</text:p>
          </table:table-cell>
          <table:table-cell office:value-type="float" office:value="6.874">
            <text:p>6.874</text:p>
          </table:table-cell>
          <table:table-cell office:value-type="float" office:value="7.068">
            <text:p>7.068</text:p>
          </table:table-cell>
          <table:table-cell office:value-type="float" office:value="7.224">
            <text:p>7.224</text:p>
          </table:table-cell>
          <table:table-cell office:value-type="float" office:value="7.284">
            <text:p>7.284</text:p>
          </table:table-cell>
          <table:table-cell office:value-type="float" office:value="7.884">
            <text:p>7.884</text:p>
          </table:table-cell>
          <table:table-cell office:value-type="float" office:value="8.31">
            <text:p>8.31</text:p>
          </table:table-cell>
          <table:table-cell office:value-type="float" office:value="8.684">
            <text:p>8.684</text:p>
          </table:table-cell>
          <table:table-cell office:value-type="float" office:value="9.726">
            <text:p>9.726</text:p>
          </table:table-cell>
          <table:table-cell office:value-type="float" office:value="10.628">
            <text:p>10.628</text:p>
          </table:table-cell>
          <table:table-cell office:value-type="float" office:value="11.26">
            <text:p>11.26</text:p>
          </table:table-cell>
          <table:table-cell office:value-type="float" office:value="11.932">
            <text:p>11.932</text:p>
          </table:table-cell>
          <table:table-cell office:value-type="float" office:value="13.998">
            <text:p>13.998</text:p>
          </table:table-cell>
          <table:table-cell office:value-type="float" office:value="14.854">
            <text:p>14.854</text:p>
          </table:table-cell>
          <table:table-cell office:value-type="float" office:value="16.598">
            <text:p>16.598</text:p>
          </table:table-cell>
          <table:table-cell office:value-type="float" office:value="18.606">
            <text:p>18.606</text:p>
          </table:table-cell>
          <table:table-cell office:value-type="float" office:value="20.478">
            <text:p>20.478</text:p>
          </table:table-cell>
          <table:table-cell office:value-type="float" office:value="22.286">
            <text:p>22.286</text:p>
          </table:table-cell>
          <table:table-cell office:value-type="float" office:value="24.654">
            <text:p>24.654</text:p>
          </table:table-cell>
          <table:table-cell office:value-type="float" office:value="25.444">
            <text:p>25.444</text:p>
          </table:table-cell>
          <table:table-cell office:value-type="float" office:value="28.198">
            <text:p>28.198</text:p>
          </table:table-cell>
          <table:table-cell office:value-type="float" office:value="29.428">
            <text:p>29.428</text:p>
          </table:table-cell>
          <table:table-cell office:value-type="float" office:value="31.556">
            <text:p>31.556</text:p>
          </table:table-cell>
          <table:table-cell office:value-type="float" office:value="32.804">
            <text:p>32.804</text:p>
          </table:table-cell>
          <table:table-cell office:value-type="float" office:value="33.774">
            <text:p>33.774</text:p>
          </table:table-cell>
          <table:table-cell office:value-type="float" office:value="35.398">
            <text:p>35.398</text:p>
          </table:table-cell>
          <table:table-cell office:value-type="float" office:value="36.322">
            <text:p>36.322</text:p>
          </table:table-cell>
          <table:table-cell office:value-type="float" office:value="39.65">
            <text:p>39.65</text:p>
          </table:table-cell>
          <table:table-cell office:value-type="float" office:value="43.19">
            <text:p>43.19</text:p>
          </table:table-cell>
          <table:table-cell office:value-type="float" office:value="46.988">
            <text:p>46.988</text:p>
          </table:table-cell>
          <table:table-cell office:value-type="float" office:value="47.81">
            <text:p>47.81</text:p>
          </table:table-cell>
          <table:table-cell office:value-type="float" office:value="50.672">
            <text:p>50.672</text:p>
          </table:table-cell>
          <table:table-cell office:value-type="float" office:value="51.714">
            <text:p>51.714</text:p>
          </table:table-cell>
          <table:table-cell office:value-type="float" office:value="51.004">
            <text:p>51.004</text:p>
          </table:table-cell>
          <table:table-cell table:number-columns-repeated="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23307648">
            <text:p>0.23307648</text:p>
          </table:table-cell>
          <table:table-cell table:number-columns-repeated="5" office:value-type="float" office:value="0.30386603">
            <text:p>0.30386603</text:p>
          </table:table-cell>
          <table:table-cell table:number-columns-repeated="4" office:value-type="float" office:value="0.3791179">
            <text:p>0.3791179</text:p>
          </table:table-cell>
          <table:table-cell table:number-columns-repeated="5" office:value-type="float" office:value="0.4542767">
            <text:p>0.4542767</text:p>
          </table:table-cell>
          <table:table-cell table:number-columns-repeated="20" office:value-type="float" office:value="0.5965456">
            <text:p>0.5965456</text:p>
          </table:table-cell>
          <table:table-cell table:number-columns-repeated="2" office:value-type="float" office:value="0.59752893">
            <text:p>0.59752893</text:p>
          </table:table-cell>
          <table:table-cell table:number-columns-repeated="2" office:value-type="float" office:value="0.60947156">
            <text:p>0.60947156</text:p>
          </table:table-cell>
          <table:table-cell office:value-type="float" office:value="0.6375603">
            <text:p>0.6375603</text:p>
          </table:table-cell>
          <table:table-cell table:number-columns-repeated="11" office:value-type="float" office:value="0.83131355">
            <text:p>0.83131355</text:p>
          </table:table-cell>
          <table:table-cell/>
          <table:table-cell office:value-type="float" office:value="17">
            <text:p>17</text:p>
          </table:table-cell>
          <table:table-cell office:value-type="float" office:value="6.204">
            <text:p>6.204</text:p>
          </table:table-cell>
          <table:table-cell office:value-type="float" office:value="6.11">
            <text:p>6.11</text:p>
          </table:table-cell>
          <table:table-cell office:value-type="float" office:value="5.904">
            <text:p>5.904</text:p>
          </table:table-cell>
          <table:table-cell office:value-type="float" office:value="6.04">
            <text:p>6.04</text:p>
          </table:table-cell>
          <table:table-cell office:value-type="float" office:value="6.092">
            <text:p>6.092</text:p>
          </table:table-cell>
          <table:table-cell office:value-type="float" office:value="5.976">
            <text:p>5.976</text:p>
          </table:table-cell>
          <table:table-cell office:value-type="float" office:value="5.97">
            <text:p>5.97</text:p>
          </table:table-cell>
          <table:table-cell office:value-type="float" office:value="5.99">
            <text:p>5.99</text:p>
          </table:table-cell>
          <table:table-cell office:value-type="float" office:value="6.32">
            <text:p>6.32</text:p>
          </table:table-cell>
          <table:table-cell office:value-type="float" office:value="6.402">
            <text:p>6.402</text:p>
          </table:table-cell>
          <table:table-cell office:value-type="float" office:value="6.702">
            <text:p>6.702</text:p>
          </table:table-cell>
          <table:table-cell office:value-type="float" office:value="7.252">
            <text:p>7.252</text:p>
          </table:table-cell>
          <table:table-cell office:value-type="float" office:value="8.042">
            <text:p>8.042</text:p>
          </table:table-cell>
          <table:table-cell office:value-type="float" office:value="8.75">
            <text:p>8.75</text:p>
          </table:table-cell>
          <table:table-cell office:value-type="float" office:value="9.924">
            <text:p>9.924</text:p>
          </table:table-cell>
          <table:table-cell office:value-type="float" office:value="11.694">
            <text:p>11.694</text:p>
          </table:table-cell>
          <table:table-cell office:value-type="float" office:value="13.55">
            <text:p>13.55</text:p>
          </table:table-cell>
          <table:table-cell office:value-type="float" office:value="15.596">
            <text:p>15.596</text:p>
          </table:table-cell>
          <table:table-cell office:value-type="float" office:value="16.85">
            <text:p>16.85</text:p>
          </table:table-cell>
          <table:table-cell office:value-type="float" office:value="18.256">
            <text:p>18.256</text:p>
          </table:table-cell>
          <table:table-cell office:value-type="float" office:value="20.068">
            <text:p>20.068</text:p>
          </table:table-cell>
          <table:table-cell office:value-type="float" office:value="21.616">
            <text:p>21.616</text:p>
          </table:table-cell>
          <table:table-cell office:value-type="float" office:value="21.636">
            <text:p>21.636</text:p>
          </table:table-cell>
          <table:table-cell office:value-type="float" office:value="23.022">
            <text:p>23.022</text:p>
          </table:table-cell>
          <table:table-cell office:value-type="float" office:value="24.158">
            <text:p>24.158</text:p>
          </table:table-cell>
          <table:table-cell office:value-type="float" office:value="25.168">
            <text:p>25.168</text:p>
          </table:table-cell>
          <table:table-cell office:value-type="float" office:value="25.848">
            <text:p>25.848</text:p>
          </table:table-cell>
          <table:table-cell office:value-type="float" office:value="27.238">
            <text:p>27.238</text:p>
          </table:table-cell>
          <table:table-cell office:value-type="float" office:value="27.83">
            <text:p>27.83</text:p>
          </table:table-cell>
          <table:table-cell office:value-type="float" office:value="28.488">
            <text:p>28.488</text:p>
          </table:table-cell>
          <table:table-cell office:value-type="float" office:value="28.848">
            <text:p>28.848</text:p>
          </table:table-cell>
          <table:table-cell office:value-type="float" office:value="29.244">
            <text:p>29.244</text:p>
          </table:table-cell>
          <table:table-cell office:value-type="float" office:value="31.312">
            <text:p>31.312</text:p>
          </table:table-cell>
          <table:table-cell office:value-type="float" office:value="33.966">
            <text:p>33.966</text:p>
          </table:table-cell>
          <table:table-cell office:value-type="float" office:value="33.24">
            <text:p>33.24</text:p>
          </table:table-cell>
          <table:table-cell office:value-type="float" office:value="33.18">
            <text:p>33.18</text:p>
          </table:table-cell>
          <table:table-cell office:value-type="float" office:value="33.776">
            <text:p>33.776</text:p>
          </table:table-cell>
          <table:table-cell office:value-type="float" office:value="33.608">
            <text:p>33.608</text:p>
          </table:table-cell>
          <table:table-cell office:value-type="float" office:value="34.442">
            <text:p>34.442</text:p>
          </table:table-cell>
          <table:table-cell office:value-type="float" office:value="34.606">
            <text:p>34.606</text:p>
          </table:table-cell>
          <table:table-cell office:value-type="float" office:value="35.086">
            <text:p>35.086</text:p>
          </table:table-cell>
          <table:table-cell office:value-type="float" office:value="35.466">
            <text:p>35.466</text:p>
          </table:table-cell>
          <table:table-cell office:value-type="float" office:value="36.508">
            <text:p>36.508</text:p>
          </table:table-cell>
          <table:table-cell office:value-type="float" office:value="37.946">
            <text:p>37.946</text:p>
          </table:table-cell>
          <table:table-cell office:value-type="float" office:value="38.2">
            <text:p>38.2</text:p>
          </table:table-cell>
          <table:table-cell office:value-type="float" office:value="38.92">
            <text:p>38.92</text:p>
          </table:table-cell>
          <table:table-cell office:value-type="float" office:value="40.86">
            <text:p>40.86</text:p>
          </table:table-cell>
          <table:table-cell office:value-type="float" office:value="41.516">
            <text:p>41.516</text:p>
          </table:table-cell>
          <table:table-cell office:value-type="float" office:value="42.474">
            <text:p>42.474</text:p>
          </table:table-cell>
          <table:table-cell office:value-type="float" office:value="41.558">
            <text:p>41.558</text:p>
          </table:table-cell>
          <table:table-cell office:value-type="float" office:value="42.19">
            <text:p>42.1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13309789">
            <text:p>0.13309789</text:p>
          </table:table-cell>
          <table:table-cell table:number-columns-repeated="5" office:value-type="float" office:value="0.1968353">
            <text:p>0.1968353</text:p>
          </table:table-cell>
          <table:table-cell table:number-columns-repeated="6" office:value-type="float" office:value="0.30568606">
            <text:p>0.30568606</text:p>
          </table:table-cell>
          <table:table-cell table:number-columns-repeated="3" office:value-type="float" office:value="0.4280477">
            <text:p>0.4280477</text:p>
          </table:table-cell>
          <table:table-cell table:number-columns-repeated="4" office:value-type="float" office:value="0.4347023">
            <text:p>0.4347023</text:p>
          </table:table-cell>
          <table:table-cell office:value-type="float" office:value="0.4353948">
            <text:p>0.4353948</text:p>
          </table:table-cell>
          <table:table-cell table:number-columns-repeated="2" office:value-type="float" office:value="0.48758203">
            <text:p>0.48758203</text:p>
          </table:table-cell>
          <table:table-cell table:number-columns-repeated="29" office:value-type="float" office:value="1">
            <text:p>1</text:p>
          </table:table-cell>
          <table:table-cell/>
          <table:table-cell office:value-type="float" office:value="18">
            <text:p>18</text:p>
          </table:table-cell>
          <table:table-cell office:value-type="float" office:value="5.94">
            <text:p>5.94</text:p>
          </table:table-cell>
          <table:table-cell office:value-type="float" office:value="5.882">
            <text:p>5.882</text:p>
          </table:table-cell>
          <table:table-cell office:value-type="float" office:value="5.736">
            <text:p>5.736</text:p>
          </table:table-cell>
          <table:table-cell office:value-type="float" office:value="5.624">
            <text:p>5.624</text:p>
          </table:table-cell>
          <table:table-cell office:value-type="float" office:value="5.542">
            <text:p>5.542</text:p>
          </table:table-cell>
          <table:table-cell office:value-type="float" office:value="5.752">
            <text:p>5.752</text:p>
          </table:table-cell>
          <table:table-cell office:value-type="float" office:value="5.674">
            <text:p>5.674</text:p>
          </table:table-cell>
          <table:table-cell office:value-type="float" office:value="5.81">
            <text:p>5.81</text:p>
          </table:table-cell>
          <table:table-cell office:value-type="float" office:value="5.894">
            <text:p>5.894</text:p>
          </table:table-cell>
          <table:table-cell office:value-type="float" office:value="5.946">
            <text:p>5.946</text:p>
          </table:table-cell>
          <table:table-cell office:value-type="float" office:value="5.892">
            <text:p>5.892</text:p>
          </table:table-cell>
          <table:table-cell office:value-type="float" office:value="6.418">
            <text:p>6.418</text:p>
          </table:table-cell>
          <table:table-cell office:value-type="float" office:value="6.262">
            <text:p>6.262</text:p>
          </table:table-cell>
          <table:table-cell office:value-type="float" office:value="6.246">
            <text:p>6.246</text:p>
          </table:table-cell>
          <table:table-cell office:value-type="float" office:value="6.296">
            <text:p>6.296</text:p>
          </table:table-cell>
          <table:table-cell office:value-type="float" office:value="6.388">
            <text:p>6.388</text:p>
          </table:table-cell>
          <table:table-cell office:value-type="float" office:value="6.558">
            <text:p>6.558</text:p>
          </table:table-cell>
          <table:table-cell office:value-type="float" office:value="6.86">
            <text:p>6.86</text:p>
          </table:table-cell>
          <table:table-cell office:value-type="float" office:value="7.164">
            <text:p>7.164</text:p>
          </table:table-cell>
          <table:table-cell office:value-type="float" office:value="7.132">
            <text:p>7.132</text:p>
          </table:table-cell>
          <table:table-cell office:value-type="float" office:value="7.114">
            <text:p>7.114</text:p>
          </table:table-cell>
          <table:table-cell office:value-type="float" office:value="7.328">
            <text:p>7.328</text:p>
          </table:table-cell>
          <table:table-cell office:value-type="float" office:value="7.81">
            <text:p>7.81</text:p>
          </table:table-cell>
          <table:table-cell table:number-columns-repeated="28"/>
        </table:table-row>
        <table:table-row table:style-name="ro1">
          <table:table-cell office:value-type="float" office:value="19">
            <text:p>19</text:p>
          </table:table-cell>
          <table:table-cell table:number-columns-repeated="3" office:value-type="float" office:value="0.23307648">
            <text:p>0.23307648</text:p>
          </table:table-cell>
          <table:table-cell table:number-columns-repeated="2" office:value-type="float" office:value="0.23446167">
            <text:p>0.23446167</text:p>
          </table:table-cell>
          <table:table-cell office:value-type="float" office:value="0.26160884">
            <text:p>0.26160884</text:p>
          </table:table-cell>
          <table:table-cell table:number-columns-repeated="2" office:value-type="float" office:value="0.281337">
            <text:p>0.281337</text:p>
          </table:table-cell>
          <table:table-cell table:number-columns-repeated="6" office:value-type="float" office:value="0.40990743">
            <text:p>0.40990743</text:p>
          </table:table-cell>
          <table:table-cell table:number-columns-repeated="4" office:value-type="float" office:value="0.4628738">
            <text:p>0.4628738</text:p>
          </table:table-cell>
          <table:table-cell table:number-columns-repeated="12" office:value-type="float" office:value="0.7338158">
            <text:p>0.7338158</text:p>
          </table:table-cell>
          <table:table-cell table:number-columns-repeated="21" office:value-type="float" office:value="0.7837351">
            <text:p>0.7837351</text:p>
          </table:table-cell>
          <table:table-cell/>
          <table:table-cell office:value-type="float" office:value="19">
            <text:p>19</text:p>
          </table:table-cell>
          <table:table-cell office:value-type="float" office:value="6.034">
            <text:p>6.034</text:p>
          </table:table-cell>
          <table:table-cell office:value-type="float" office:value="6.024">
            <text:p>6.024</text:p>
          </table:table-cell>
          <table:table-cell office:value-type="float" office:value="5.886">
            <text:p>5.886</text:p>
          </table:table-cell>
          <table:table-cell office:value-type="float" office:value="5.938">
            <text:p>5.938</text:p>
          </table:table-cell>
          <table:table-cell office:value-type="float" office:value="6.122">
            <text:p>6.122</text:p>
          </table:table-cell>
          <table:table-cell office:value-type="float" office:value="6.784">
            <text:p>6.784</text:p>
          </table:table-cell>
          <table:table-cell office:value-type="float" office:value="6.982">
            <text:p>6.982</text:p>
          </table:table-cell>
          <table:table-cell office:value-type="float" office:value="6.946">
            <text:p>6.946</text:p>
          </table:table-cell>
          <table:table-cell office:value-type="float" office:value="7.308">
            <text:p>7.308</text:p>
          </table:table-cell>
          <table:table-cell office:value-type="float" office:value="7.676">
            <text:p>7.676</text:p>
          </table:table-cell>
          <table:table-cell office:value-type="float" office:value="7.748">
            <text:p>7.748</text:p>
          </table:table-cell>
          <table:table-cell office:value-type="float" office:value="8.23">
            <text:p>8.23</text:p>
          </table:table-cell>
          <table:table-cell office:value-type="float" office:value="8.69">
            <text:p>8.69</text:p>
          </table:table-cell>
          <table:table-cell office:value-type="float" office:value="8.756">
            <text:p>8.756</text:p>
          </table:table-cell>
          <table:table-cell office:value-type="float" office:value="8.622">
            <text:p>8.622</text:p>
          </table:table-cell>
          <table:table-cell office:value-type="float" office:value="9.942">
            <text:p>9.942</text:p>
          </table:table-cell>
          <table:table-cell office:value-type="float" office:value="11.368">
            <text:p>11.368</text:p>
          </table:table-cell>
          <table:table-cell office:value-type="float" office:value="13.35">
            <text:p>13.35</text:p>
          </table:table-cell>
          <table:table-cell office:value-type="float" office:value="15.388">
            <text:p>15.388</text:p>
          </table:table-cell>
          <table:table-cell office:value-type="float" office:value="17.762">
            <text:p>17.762</text:p>
          </table:table-cell>
          <table:table-cell office:value-type="float" office:value="20.622">
            <text:p>20.622</text:p>
          </table:table-cell>
          <table:table-cell office:value-type="float" office:value="24.272">
            <text:p>24.272</text:p>
          </table:table-cell>
          <table:table-cell office:value-type="float" office:value="27.872">
            <text:p>27.872</text:p>
          </table:table-cell>
          <table:table-cell office:value-type="float" office:value="28.946">
            <text:p>28.946</text:p>
          </table:table-cell>
          <table:table-cell office:value-type="float" office:value="30.732">
            <text:p>30.732</text:p>
          </table:table-cell>
          <table:table-cell office:value-type="float" office:value="31.822">
            <text:p>31.822</text:p>
          </table:table-cell>
          <table:table-cell office:value-type="float" office:value="32.33">
            <text:p>32.33</text:p>
          </table:table-cell>
          <table:table-cell office:value-type="float" office:value="33.834">
            <text:p>33.834</text:p>
          </table:table-cell>
          <table:table-cell office:value-type="float" office:value="34.59">
            <text:p>34.59</text:p>
          </table:table-cell>
          <table:table-cell office:value-type="float" office:value="35.538">
            <text:p>35.538</text:p>
          </table:table-cell>
          <table:table-cell office:value-type="float" office:value="36.344">
            <text:p>36.344</text:p>
          </table:table-cell>
          <table:table-cell office:value-type="float" office:value="36.714">
            <text:p>36.714</text:p>
          </table:table-cell>
          <table:table-cell office:value-type="float" office:value="36.35">
            <text:p>36.35</text:p>
          </table:table-cell>
          <table:table-cell office:value-type="float" office:value="35.51">
            <text:p>35.51</text:p>
          </table:table-cell>
          <table:table-cell office:value-type="float" office:value="37.134">
            <text:p>37.134</text:p>
          </table:table-cell>
          <table:table-cell office:value-type="float" office:value="36.474">
            <text:p>36.474</text:p>
          </table:table-cell>
          <table:table-cell office:value-type="float" office:value="37.232">
            <text:p>37.232</text:p>
          </table:table-cell>
          <table:table-cell office:value-type="float" office:value="38.486">
            <text:p>38.486</text:p>
          </table:table-cell>
          <table:table-cell office:value-type="float" office:value="39.482">
            <text:p>39.482</text:p>
          </table:table-cell>
          <table:table-cell office:value-type="float" office:value="40.21">
            <text:p>40.21</text:p>
          </table:table-cell>
          <table:table-cell office:value-type="float" office:value="43.468">
            <text:p>43.468</text:p>
          </table:table-cell>
          <table:table-cell office:value-type="float" office:value="43.2">
            <text:p>43.2</text:p>
          </table:table-cell>
          <table:table-cell office:value-type="float" office:value="43.11">
            <text:p>43.11</text:p>
          </table:table-cell>
          <table:table-cell office:value-type="float" office:value="44.596">
            <text:p>44.596</text:p>
          </table:table-cell>
          <table:table-cell office:value-type="float" office:value="48.08">
            <text:p>48.08</text:p>
          </table:table-cell>
          <table:table-cell office:value-type="float" office:value="49.678">
            <text:p>49.678</text:p>
          </table:table-cell>
          <table:table-cell office:value-type="float" office:value="51.306">
            <text:p>51.306</text:p>
          </table:table-cell>
          <table:table-cell office:value-type="float" office:value="51.972">
            <text:p>51.972</text:p>
          </table:table-cell>
          <table:table-cell office:value-type="float" office:value="50.856">
            <text:p>50.856</text:p>
          </table:table-cell>
          <table:table-cell office:value-type="float" office:value="50.646">
            <text:p>50.646</text:p>
          </table:table-cell>
          <table:table-cell office:value-type="float" office:value="50.77">
            <text:p>50.7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4" office:value-type="float" office:value="0.19874991">
            <text:p>0.19874991</text:p>
          </table:table-cell>
          <table:table-cell table:number-columns-repeated="15" office:value-type="float" office:value="0.34927702">
            <text:p>0.34927702</text:p>
          </table:table-cell>
          <table:table-cell table:number-columns-repeated="11" office:value-type="float" office:value="0.3741464">
            <text:p>0.3741464</text:p>
          </table:table-cell>
          <table:table-cell office:value-type="float" office:value="0.3997846">
            <text:p>0.3997846</text:p>
          </table:table-cell>
          <table:table-cell table:number-columns-repeated="6" office:value-type="float" office:value="0.48758203">
            <text:p>0.48758203</text:p>
          </table:table-cell>
          <table:table-cell office:value-type="float" office:value="0.49741888">
            <text:p>0.49741888</text:p>
          </table:table-cell>
          <table:table-cell table:number-columns-repeated="2" office:value-type="float" office:value="0.5034997">
            <text:p>0.5034997</text:p>
          </table:table-cell>
          <table:table-cell table:number-columns-repeated="3" office:value-type="float" office:value="0.5260091">
            <text:p>0.5260091</text:p>
          </table:table-cell>
          <table:table-cell office:value-type="float" office:value="0.5845272">
            <text:p>0.5845272</text:p>
          </table:table-cell>
          <table:table-cell table:number-columns-repeated="3" office:value-type="float" office:value="0.59609365">
            <text:p>0.59609365</text:p>
          </table:table-cell>
          <table:table-cell table:number-columns-repeated="4" office:value-type="float" office:value="0.6473166">
            <text:p>0.6473166</text:p>
          </table:table-cell>
          <table:table-cell/>
          <table:table-cell office:value-type="float" office:value="20">
            <text:p>20</text:p>
          </table:table-cell>
          <table:table-cell office:value-type="float" office:value="6.03">
            <text:p>6.03</text:p>
          </table:table-cell>
          <table:table-cell office:value-type="float" office:value="6.008">
            <text:p>6.008</text:p>
          </table:table-cell>
          <table:table-cell office:value-type="float" office:value="5.866">
            <text:p>5.866</text:p>
          </table:table-cell>
          <table:table-cell office:value-type="float" office:value="5.744">
            <text:p>5.744</text:p>
          </table:table-cell>
          <table:table-cell office:value-type="float" office:value="5.642">
            <text:p>5.642</text:p>
          </table:table-cell>
          <table:table-cell office:value-type="float" office:value="5.24">
            <text:p>5.24</text:p>
          </table:table-cell>
          <table:table-cell office:value-type="float" office:value="5.32">
            <text:p>5.32</text:p>
          </table:table-cell>
          <table:table-cell office:value-type="float" office:value="5.354">
            <text:p>5.354</text:p>
          </table:table-cell>
          <table:table-cell office:value-type="float" office:value="5.458">
            <text:p>5.458</text:p>
          </table:table-cell>
          <table:table-cell office:value-type="float" office:value="5.274">
            <text:p>5.274</text:p>
          </table:table-cell>
          <table:table-cell office:value-type="float" office:value="5.194">
            <text:p>5.194</text:p>
          </table:table-cell>
          <table:table-cell office:value-type="float" office:value="5.4">
            <text:p>5.4</text:p>
          </table:table-cell>
          <table:table-cell office:value-type="float" office:value="5.67">
            <text:p>5.67</text:p>
          </table:table-cell>
          <table:table-cell office:value-type="float" office:value="6.016">
            <text:p>6.016</text:p>
          </table:table-cell>
          <table:table-cell office:value-type="float" office:value="5.878">
            <text:p>5.878</text:p>
          </table:table-cell>
          <table:table-cell office:value-type="float" office:value="5.856">
            <text:p>5.856</text:p>
          </table:table-cell>
          <table:table-cell office:value-type="float" office:value="5.978">
            <text:p>5.978</text:p>
          </table:table-cell>
          <table:table-cell office:value-type="float" office:value="6">
            <text:p>6</text:p>
          </table:table-cell>
          <table:table-cell office:value-type="float" office:value="6.634">
            <text:p>6.634</text:p>
          </table:table-cell>
          <table:table-cell office:value-type="float" office:value="6.682">
            <text:p>6.682</text:p>
          </table:table-cell>
          <table:table-cell office:value-type="float" office:value="7.046">
            <text:p>7.046</text:p>
          </table:table-cell>
          <table:table-cell office:value-type="float" office:value="7.526">
            <text:p>7.526</text:p>
          </table:table-cell>
          <table:table-cell office:value-type="float" office:value="7.676">
            <text:p>7.676</text:p>
          </table:table-cell>
          <table:table-cell office:value-type="float" office:value="7.906">
            <text:p>7.906</text:p>
          </table:table-cell>
          <table:table-cell office:value-type="float" office:value="8.184">
            <text:p>8.184</text:p>
          </table:table-cell>
          <table:table-cell office:value-type="float" office:value="8.816">
            <text:p>8.816</text:p>
          </table:table-cell>
          <table:table-cell office:value-type="float" office:value="9.214">
            <text:p>9.214</text:p>
          </table:table-cell>
          <table:table-cell office:value-type="float" office:value="9.132">
            <text:p>9.132</text:p>
          </table:table-cell>
          <table:table-cell office:value-type="float" office:value="8.622">
            <text:p>8.622</text:p>
          </table:table-cell>
          <table:table-cell office:value-type="float" office:value="9">
            <text:p>9</text:p>
          </table:table-cell>
          <table:table-cell office:value-type="float" office:value="9.404">
            <text:p>9.404</text:p>
          </table:table-cell>
          <table:table-cell office:value-type="float" office:value="9.912">
            <text:p>9.912</text:p>
          </table:table-cell>
          <table:table-cell office:value-type="float" office:value="10.352">
            <text:p>10.352</text:p>
          </table:table-cell>
          <table:table-cell office:value-type="float" office:value="10.952">
            <text:p>10.952</text:p>
          </table:table-cell>
          <table:table-cell office:value-type="float" office:value="11.946">
            <text:p>11.946</text:p>
          </table:table-cell>
          <table:table-cell office:value-type="float" office:value="12.832">
            <text:p>12.832</text:p>
          </table:table-cell>
          <table:table-cell office:value-type="float" office:value="13.29">
            <text:p>13.29</text:p>
          </table:table-cell>
          <table:table-cell office:value-type="float" office:value="14.438">
            <text:p>14.438</text:p>
          </table:table-cell>
          <table:table-cell office:value-type="float" office:value="15.726">
            <text:p>15.726</text:p>
          </table:table-cell>
          <table:table-cell office:value-type="float" office:value="16.248">
            <text:p>16.248</text:p>
          </table:table-cell>
          <table:table-cell office:value-type="float" office:value="17.356">
            <text:p>17.356</text:p>
          </table:table-cell>
          <table:table-cell office:value-type="float" office:value="18.782">
            <text:p>18.782</text:p>
          </table:table-cell>
          <table:table-cell office:value-type="float" office:value="21.024">
            <text:p>21.024</text:p>
          </table:table-cell>
          <table:table-cell office:value-type="float" office:value="23.128">
            <text:p>23.128</text:p>
          </table:table-cell>
          <table:table-cell office:value-type="float" office:value="25.324">
            <text:p>25.324</text:p>
          </table:table-cell>
          <table:table-cell office:value-type="float" office:value="27.57">
            <text:p>27.57</text:p>
          </table:table-cell>
          <table:table-cell office:value-type="float" office:value="27.268">
            <text:p>27.268</text:p>
          </table:table-cell>
          <table:table-cell office:value-type="float" office:value="27.09">
            <text:p>27.09</text:p>
          </table:table-cell>
          <table:table-cell office:value-type="float" office:value="27.81">
            <text:p>27.81</text:p>
          </table:table-cell>
          <table:table-cell office:value-type="float" office:value="29.254">
            <text:p>29.254</text:p>
          </table:table-cell>
          <table:table-cell office:value-type="float" office:value="28.362">
            <text:p>28.36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4" office:value-type="float" office:value="0.1968353">
            <text:p>0.1968353</text:p>
          </table:table-cell>
          <table:table-cell table:number-columns-repeated="7" office:value-type="float" office:value="0.30568606">
            <text:p>0.30568606</text:p>
          </table:table-cell>
          <table:table-cell table:number-columns-repeated="4" office:value-type="float" office:value="0.33302358">
            <text:p>0.33302358</text:p>
          </table:table-cell>
          <table:table-cell table:number-columns-repeated="6" office:value-type="float" office:value="0.3331671">
            <text:p>0.3331671</text:p>
          </table:table-cell>
          <table:table-cell table:number-columns-repeated="18" office:value-type="float" office:value="0.48097497">
            <text:p>0.48097497</text:p>
          </table:table-cell>
          <table:table-cell table:number-columns-repeated="3" office:value-type="float" office:value="0.4997125">
            <text:p>0.4997125</text:p>
          </table:table-cell>
          <table:table-cell table:number-columns-repeated="9" office:value-type="float" office:value="0.50412124">
            <text:p>0.50412124</text:p>
          </table:table-cell>
          <table:table-cell/>
          <table:table-cell office:value-type="float" office:value="21">
            <text:p>21</text:p>
          </table:table-cell>
          <table:table-cell office:value-type="float" office:value="6.078">
            <text:p>6.078</text:p>
          </table:table-cell>
          <table:table-cell office:value-type="float" office:value="6.044">
            <text:p>6.044</text:p>
          </table:table-cell>
          <table:table-cell office:value-type="float" office:value="5.84">
            <text:p>5.84</text:p>
          </table:table-cell>
          <table:table-cell office:value-type="float" office:value="5.64">
            <text:p>5.64</text:p>
          </table:table-cell>
          <table:table-cell table:number-columns-repeated="2" office:value-type="float" office:value="5.444">
            <text:p>5.444</text:p>
          </table:table-cell>
          <table:table-cell office:value-type="float" office:value="5.416">
            <text:p>5.416</text:p>
          </table:table-cell>
          <table:table-cell office:value-type="float" office:value="5.618">
            <text:p>5.618</text:p>
          </table:table-cell>
          <table:table-cell office:value-type="float" office:value="5.83">
            <text:p>5.83</text:p>
          </table:table-cell>
          <table:table-cell office:value-type="float" office:value="6.074">
            <text:p>6.074</text:p>
          </table:table-cell>
          <table:table-cell office:value-type="float" office:value="6.034">
            <text:p>6.034</text:p>
          </table:table-cell>
          <table:table-cell office:value-type="float" office:value="6.39">
            <text:p>6.39</text:p>
          </table:table-cell>
          <table:table-cell office:value-type="float" office:value="6.648">
            <text:p>6.648</text:p>
          </table:table-cell>
          <table:table-cell office:value-type="float" office:value="6.752">
            <text:p>6.752</text:p>
          </table:table-cell>
          <table:table-cell office:value-type="float" office:value="7">
            <text:p>7</text:p>
          </table:table-cell>
          <table:table-cell office:value-type="float" office:value="7.212">
            <text:p>7.212</text:p>
          </table:table-cell>
          <table:table-cell office:value-type="float" office:value="6.98">
            <text:p>6.98</text:p>
          </table:table-cell>
          <table:table-cell office:value-type="float" office:value="7.278">
            <text:p>7.278</text:p>
          </table:table-cell>
          <table:table-cell office:value-type="float" office:value="7.706">
            <text:p>7.706</text:p>
          </table:table-cell>
          <table:table-cell office:value-type="float" office:value="7.922">
            <text:p>7.922</text:p>
          </table:table-cell>
          <table:table-cell office:value-type="float" office:value="8.288">
            <text:p>8.288</text:p>
          </table:table-cell>
          <table:table-cell office:value-type="float" office:value="9.052">
            <text:p>9.052</text:p>
          </table:table-cell>
          <table:table-cell office:value-type="float" office:value="9.276">
            <text:p>9.276</text:p>
          </table:table-cell>
          <table:table-cell office:value-type="float" office:value="9.118">
            <text:p>9.118</text:p>
          </table:table-cell>
          <table:table-cell office:value-type="float" office:value="9.25">
            <text:p>9.25</text:p>
          </table:table-cell>
          <table:table-cell office:value-type="float" office:value="9.804">
            <text:p>9.804</text:p>
          </table:table-cell>
          <table:table-cell office:value-type="float" office:value="10.12">
            <text:p>10.12</text:p>
          </table:table-cell>
          <table:table-cell office:value-type="float" office:value="11.178">
            <text:p>11.178</text:p>
          </table:table-cell>
          <table:table-cell office:value-type="float" office:value="11.71">
            <text:p>11.71</text:p>
          </table:table-cell>
          <table:table-cell office:value-type="float" office:value="12.524">
            <text:p>12.524</text:p>
          </table:table-cell>
          <table:table-cell office:value-type="float" office:value="13.142">
            <text:p>13.142</text:p>
          </table:table-cell>
          <table:table-cell office:value-type="float" office:value="13.308">
            <text:p>13.308</text:p>
          </table:table-cell>
          <table:table-cell office:value-type="float" office:value="14.266">
            <text:p>14.266</text:p>
          </table:table-cell>
          <table:table-cell office:value-type="float" office:value="14.848">
            <text:p>14.848</text:p>
          </table:table-cell>
          <table:table-cell office:value-type="float" office:value="15.326">
            <text:p>15.326</text:p>
          </table:table-cell>
          <table:table-cell office:value-type="float" office:value="17.012">
            <text:p>17.012</text:p>
          </table:table-cell>
          <table:table-cell office:value-type="float" office:value="17.834">
            <text:p>17.834</text:p>
          </table:table-cell>
          <table:table-cell office:value-type="float" office:value="18.272">
            <text:p>18.272</text:p>
          </table:table-cell>
          <table:table-cell office:value-type="float" office:value="18.324">
            <text:p>18.324</text:p>
          </table:table-cell>
          <table:table-cell office:value-type="float" office:value="19.954">
            <text:p>19.954</text:p>
          </table:table-cell>
          <table:table-cell office:value-type="float" office:value="22.356">
            <text:p>22.356</text:p>
          </table:table-cell>
          <table:table-cell office:value-type="float" office:value="25.312">
            <text:p>25.312</text:p>
          </table:table-cell>
          <table:table-cell office:value-type="float" office:value="27.282">
            <text:p>27.282</text:p>
          </table:table-cell>
          <table:table-cell office:value-type="float" office:value="28.174">
            <text:p>28.174</text:p>
          </table:table-cell>
          <table:table-cell office:value-type="float" office:value="29.984">
            <text:p>29.984</text:p>
          </table:table-cell>
          <table:table-cell office:value-type="float" office:value="29.822">
            <text:p>29.822</text:p>
          </table:table-cell>
          <table:table-cell office:value-type="float" office:value="30.544">
            <text:p>30.544</text:p>
          </table:table-cell>
          <table:table-cell office:value-type="float" office:value="31.598">
            <text:p>31.598</text:p>
          </table:table-cell>
          <table:table-cell office:value-type="float" office:value="34.196">
            <text:p>34.196</text:p>
          </table:table-cell>
          <table:table-cell office:value-type="float" office:value="35.144">
            <text:p>35.144</text:p>
          </table:table-cell>
          <table:table-cell office:value-type="float" office:value="37.044">
            <text:p>37.04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4" office:value-type="float" office:value="0.23307648">
            <text:p>0.23307648</text:p>
          </table:table-cell>
          <table:table-cell table:number-columns-repeated="4" office:value-type="float" office:value="0.3644984">
            <text:p>0.3644984</text:p>
          </table:table-cell>
          <table:table-cell table:number-columns-repeated="7" office:value-type="float" office:value="0.40990743">
            <text:p>0.40990743</text:p>
          </table:table-cell>
          <table:table-cell table:number-columns-repeated="5" office:value-type="float" office:value="0.50393856">
            <text:p>0.50393856</text:p>
          </table:table-cell>
          <table:table-cell table:number-columns-repeated="4" office:value-type="float" office:value="0.5299096">
            <text:p>0.5299096</text:p>
          </table:table-cell>
          <table:table-cell office:value-type="float" office:value="0.56105655">
            <text:p>0.56105655</text:p>
          </table:table-cell>
          <table:table-cell office:value-type="float" office:value="0.5825807">
            <text:p>0.5825807</text:p>
          </table:table-cell>
          <table:table-cell table:number-columns-repeated="3" office:value-type="float" office:value="0.5913928">
            <text:p>0.5913928</text:p>
          </table:table-cell>
          <table:table-cell office:value-type="float" office:value="0.5984357">
            <text:p>0.5984357</text:p>
          </table:table-cell>
          <table:table-cell office:value-type="float" office:value="0.6084867">
            <text:p>0.6084867</text:p>
          </table:table-cell>
          <table:table-cell table:number-columns-repeated="3" office:value-type="float" office:value="0.60951334">
            <text:p>0.60951334</text:p>
          </table:table-cell>
          <table:table-cell table:number-columns-repeated="17" office:value-type="float" office:value="0.6890869">
            <text:p>0.6890869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6.138">
            <text:p>6.138</text:p>
          </table:table-cell>
          <table:table-cell office:value-type="float" office:value="6.016">
            <text:p>6.016</text:p>
          </table:table-cell>
          <table:table-cell office:value-type="float" office:value="5.926">
            <text:p>5.926</text:p>
          </table:table-cell>
          <table:table-cell office:value-type="float" office:value="6.024">
            <text:p>6.024</text:p>
          </table:table-cell>
          <table:table-cell office:value-type="float" office:value="6.05">
            <text:p>6.05</text:p>
          </table:table-cell>
          <table:table-cell office:value-type="float" office:value="5.836">
            <text:p>5.836</text:p>
          </table:table-cell>
          <table:table-cell office:value-type="float" office:value="5.954">
            <text:p>5.954</text:p>
          </table:table-cell>
          <table:table-cell office:value-type="float" office:value="6.564">
            <text:p>6.564</text:p>
          </table:table-cell>
          <table:table-cell office:value-type="float" office:value="6.522">
            <text:p>6.522</text:p>
          </table:table-cell>
          <table:table-cell office:value-type="float" office:value="6.668">
            <text:p>6.668</text:p>
          </table:table-cell>
          <table:table-cell office:value-type="float" office:value="7.21">
            <text:p>7.21</text:p>
          </table:table-cell>
          <table:table-cell office:value-type="float" office:value="7.574">
            <text:p>7.574</text:p>
          </table:table-cell>
          <table:table-cell office:value-type="float" office:value="7.874">
            <text:p>7.874</text:p>
          </table:table-cell>
          <table:table-cell office:value-type="float" office:value="8.268">
            <text:p>8.268</text:p>
          </table:table-cell>
          <table:table-cell office:value-type="float" office:value="8.9">
            <text:p>8.9</text:p>
          </table:table-cell>
          <table:table-cell office:value-type="float" office:value="10.296">
            <text:p>10.296</text:p>
          </table:table-cell>
          <table:table-cell office:value-type="float" office:value="11.462">
            <text:p>11.462</text:p>
          </table:table-cell>
          <table:table-cell office:value-type="float" office:value="12.656">
            <text:p>12.656</text:p>
          </table:table-cell>
          <table:table-cell office:value-type="float" office:value="14.916">
            <text:p>14.916</text:p>
          </table:table-cell>
          <table:table-cell office:value-type="float" office:value="17.35">
            <text:p>17.35</text:p>
          </table:table-cell>
          <table:table-cell office:value-type="float" office:value="19.508">
            <text:p>19.508</text:p>
          </table:table-cell>
          <table:table-cell office:value-type="float" office:value="22.576">
            <text:p>22.576</text:p>
          </table:table-cell>
          <table:table-cell office:value-type="float" office:value="24.74">
            <text:p>24.74</text:p>
          </table:table-cell>
          <table:table-cell office:value-type="float" office:value="25.276">
            <text:p>25.276</text:p>
          </table:table-cell>
          <table:table-cell office:value-type="float" office:value="27.714">
            <text:p>27.714</text:p>
          </table:table-cell>
          <table:table-cell office:value-type="float" office:value="30.412">
            <text:p>30.412</text:p>
          </table:table-cell>
          <table:table-cell office:value-type="float" office:value="32.162">
            <text:p>32.162</text:p>
          </table:table-cell>
          <table:table-cell office:value-type="float" office:value="33.87">
            <text:p>33.87</text:p>
          </table:table-cell>
          <table:table-cell office:value-type="float" office:value="36.226">
            <text:p>36.226</text:p>
          </table:table-cell>
          <table:table-cell office:value-type="float" office:value="36.932">
            <text:p>36.932</text:p>
          </table:table-cell>
          <table:table-cell office:value-type="float" office:value="37.754">
            <text:p>37.754</text:p>
          </table:table-cell>
          <table:table-cell office:value-type="float" office:value="38.666">
            <text:p>38.666</text:p>
          </table:table-cell>
          <table:table-cell office:value-type="float" office:value="40.568">
            <text:p>40.568</text:p>
          </table:table-cell>
          <table:table-cell office:value-type="float" office:value="41.634">
            <text:p>41.634</text:p>
          </table:table-cell>
          <table:table-cell office:value-type="float" office:value="43.092">
            <text:p>43.092</text:p>
          </table:table-cell>
          <table:table-cell office:value-type="float" office:value="42.872">
            <text:p>42.872</text:p>
          </table:table-cell>
          <table:table-cell office:value-type="float" office:value="43.656">
            <text:p>43.656</text:p>
          </table:table-cell>
          <table:table-cell office:value-type="float" office:value="44.988">
            <text:p>44.988</text:p>
          </table:table-cell>
          <table:table-cell office:value-type="float" office:value="45.82">
            <text:p>45.82</text:p>
          </table:table-cell>
          <table:table-cell office:value-type="float" office:value="46.632">
            <text:p>46.632</text:p>
          </table:table-cell>
          <table:table-cell office:value-type="float" office:value="46.768">
            <text:p>46.768</text:p>
          </table:table-cell>
          <table:table-cell office:value-type="float" office:value="48.184">
            <text:p>48.184</text:p>
          </table:table-cell>
          <table:table-cell office:value-type="float" office:value="47.198">
            <text:p>47.198</text:p>
          </table:table-cell>
          <table:table-cell office:value-type="float" office:value="46.15">
            <text:p>46.15</text:p>
          </table:table-cell>
          <table:table-cell office:value-type="float" office:value="45.712">
            <text:p>45.712</text:p>
          </table:table-cell>
          <table:table-cell office:value-type="float" office:value="46.356">
            <text:p>46.356</text:p>
          </table:table-cell>
          <table:table-cell office:value-type="float" office:value="46.892">
            <text:p>46.892</text:p>
          </table:table-cell>
          <table:table-cell office:value-type="float" office:value="47.334">
            <text:p>47.334</text:p>
          </table:table-cell>
          <table:table-cell office:value-type="float" office:value="46.21">
            <text:p>46.21</text:p>
          </table:table-cell>
          <table:table-cell office:value-type="float" office:value="45.812">
            <text:p>45.81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3" office:value-type="float" office:value="0.19874991">
            <text:p>0.19874991</text:p>
          </table:table-cell>
          <table:table-cell office:value-type="float" office:value="0.21686876">
            <text:p>0.21686876</text:p>
          </table:table-cell>
          <table:table-cell office:value-type="float" office:value="0.2635002">
            <text:p>0.2635002</text:p>
          </table:table-cell>
          <table:table-cell table:number-columns-repeated="2" office:value-type="float" office:value="0.41633442">
            <text:p>0.41633442</text:p>
          </table:table-cell>
          <table:table-cell table:number-columns-repeated="3" office:value-type="float" office:value="0.42148864">
            <text:p>0.42148864</text:p>
          </table:table-cell>
          <table:table-cell table:number-columns-repeated="4" office:value-type="float" office:value="0.4463458">
            <text:p>0.4463458</text:p>
          </table:table-cell>
          <table:table-cell office:value-type="float" office:value="0.45065022">
            <text:p>0.45065022</text:p>
          </table:table-cell>
          <table:table-cell table:number-columns-repeated="4" office:value-type="float" office:value="0.48740053">
            <text:p>0.48740053</text:p>
          </table:table-cell>
          <table:table-cell table:number-columns-repeated="4" office:value-type="float" office:value="0.5461961">
            <text:p>0.5461961</text:p>
          </table:table-cell>
          <table:table-cell table:number-columns-repeated="3" office:value-type="float" office:value="0.5674315">
            <text:p>0.5674315</text:p>
          </table:table-cell>
          <table:table-cell office:value-type="float" office:value="0.60018414">
            <text:p>0.60018414</text:p>
          </table:table-cell>
          <table:table-cell table:number-columns-repeated="4" office:value-type="float" office:value="0.60648483">
            <text:p>0.60648483</text:p>
          </table:table-cell>
          <table:table-cell table:number-columns-repeated="10" office:value-type="float" office:value="0.60842586">
            <text:p>0.60842586</text:p>
          </table:table-cell>
          <table:table-cell table:number-columns-repeated="10" office:value-type="float" office:value="0.6089205">
            <text:p>0.6089205</text:p>
          </table:table-cell>
          <table:table-cell/>
          <table:table-cell office:value-type="float" office:value="23">
            <text:p>23</text:p>
          </table:table-cell>
          <table:table-cell office:value-type="float" office:value="6.098">
            <text:p>6.098</text:p>
          </table:table-cell>
          <table:table-cell office:value-type="float" office:value="6.04">
            <text:p>6.04</text:p>
          </table:table-cell>
          <table:table-cell office:value-type="float" office:value="6.116">
            <text:p>6.116</text:p>
          </table:table-cell>
          <table:table-cell office:value-type="float" office:value="6">
            <text:p>6</text:p>
          </table:table-cell>
          <table:table-cell office:value-type="float" office:value="6.45">
            <text:p>6.45</text:p>
          </table:table-cell>
          <table:table-cell office:value-type="float" office:value="6.748">
            <text:p>6.748</text:p>
          </table:table-cell>
          <table:table-cell office:value-type="float" office:value="6.992">
            <text:p>6.992</text:p>
          </table:table-cell>
          <table:table-cell office:value-type="float" office:value="7.286">
            <text:p>7.286</text:p>
          </table:table-cell>
          <table:table-cell office:value-type="float" office:value="7.196">
            <text:p>7.196</text:p>
          </table:table-cell>
          <table:table-cell office:value-type="float" office:value="8.006">
            <text:p>8.006</text:p>
          </table:table-cell>
          <table:table-cell office:value-type="float" office:value="9.554">
            <text:p>9.554</text:p>
          </table:table-cell>
          <table:table-cell office:value-type="float" office:value="10.384">
            <text:p>10.384</text:p>
          </table:table-cell>
          <table:table-cell office:value-type="float" office:value="11.644">
            <text:p>11.644</text:p>
          </table:table-cell>
          <table:table-cell office:value-type="float" office:value="12.952">
            <text:p>12.952</text:p>
          </table:table-cell>
          <table:table-cell office:value-type="float" office:value="14.84">
            <text:p>14.84</text:p>
          </table:table-cell>
          <table:table-cell office:value-type="float" office:value="17.22">
            <text:p>17.22</text:p>
          </table:table-cell>
          <table:table-cell office:value-type="float" office:value="18.07">
            <text:p>18.07</text:p>
          </table:table-cell>
          <table:table-cell office:value-type="float" office:value="19.866">
            <text:p>19.866</text:p>
          </table:table-cell>
          <table:table-cell office:value-type="float" office:value="22.27">
            <text:p>22.27</text:p>
          </table:table-cell>
          <table:table-cell office:value-type="float" office:value="24.348">
            <text:p>24.348</text:p>
          </table:table-cell>
          <table:table-cell office:value-type="float" office:value="25.582">
            <text:p>25.582</text:p>
          </table:table-cell>
          <table:table-cell office:value-type="float" office:value="26.146">
            <text:p>26.146</text:p>
          </table:table-cell>
          <table:table-cell office:value-type="float" office:value="27.212">
            <text:p>27.212</text:p>
          </table:table-cell>
          <table:table-cell office:value-type="float" office:value="28.446">
            <text:p>28.446</text:p>
          </table:table-cell>
          <table:table-cell office:value-type="float" office:value="28.386">
            <text:p>28.386</text:p>
          </table:table-cell>
          <table:table-cell office:value-type="float" office:value="29.754">
            <text:p>29.754</text:p>
          </table:table-cell>
          <table:table-cell office:value-type="float" office:value="30.414">
            <text:p>30.414</text:p>
          </table:table-cell>
          <table:table-cell office:value-type="float" office:value="31.47">
            <text:p>31.47</text:p>
          </table:table-cell>
          <table:table-cell office:value-type="float" office:value="32.672">
            <text:p>32.672</text:p>
          </table:table-cell>
          <table:table-cell office:value-type="float" office:value="33.66">
            <text:p>33.66</text:p>
          </table:table-cell>
          <table:table-cell office:value-type="float" office:value="35.172">
            <text:p>35.172</text:p>
          </table:table-cell>
          <table:table-cell office:value-type="float" office:value="34.684">
            <text:p>34.684</text:p>
          </table:table-cell>
          <table:table-cell office:value-type="float" office:value="36.664">
            <text:p>36.664</text:p>
          </table:table-cell>
          <table:table-cell office:value-type="float" office:value="36.938">
            <text:p>36.938</text:p>
          </table:table-cell>
          <table:table-cell office:value-type="float" office:value="38.47">
            <text:p>38.47</text:p>
          </table:table-cell>
          <table:table-cell office:value-type="float" office:value="39.806">
            <text:p>39.806</text:p>
          </table:table-cell>
          <table:table-cell office:value-type="float" office:value="40.494">
            <text:p>40.494</text:p>
          </table:table-cell>
          <table:table-cell office:value-type="float" office:value="40.448">
            <text:p>40.448</text:p>
          </table:table-cell>
          <table:table-cell office:value-type="float" office:value="39.998">
            <text:p>39.998</text:p>
          </table:table-cell>
          <table:table-cell office:value-type="float" office:value="40.51">
            <text:p>40.51</text:p>
          </table:table-cell>
          <table:table-cell office:value-type="float" office:value="40.98">
            <text:p>40.98</text:p>
          </table:table-cell>
          <table:table-cell office:value-type="float" office:value="40.896">
            <text:p>40.896</text:p>
          </table:table-cell>
          <table:table-cell office:value-type="float" office:value="42.69">
            <text:p>42.69</text:p>
          </table:table-cell>
          <table:table-cell office:value-type="float" office:value="42.25">
            <text:p>42.25</text:p>
          </table:table-cell>
          <table:table-cell office:value-type="float" office:value="42.622">
            <text:p>42.622</text:p>
          </table:table-cell>
          <table:table-cell office:value-type="float" office:value="41.14">
            <text:p>41.14</text:p>
          </table:table-cell>
          <table:table-cell office:value-type="float" office:value="41.588">
            <text:p>41.588</text:p>
          </table:table-cell>
          <table:table-cell office:value-type="float" office:value="41.746">
            <text:p>41.746</text:p>
          </table:table-cell>
          <table:table-cell office:value-type="float" office:value="41.976">
            <text:p>41.976</text:p>
          </table:table-cell>
          <table:table-cell office:value-type="float" office:value="40.818">
            <text:p>40.818</text:p>
          </table:table-cell>
          <table:table-cell office:value-type="float" office:value="39.608">
            <text:p>39.60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23307648">
            <text:p>0.23307648</text:p>
          </table:table-cell>
          <table:table-cell table:number-columns-repeated="3" office:value-type="float" office:value="0.26723906">
            <text:p>0.26723906</text:p>
          </table:table-cell>
          <table:table-cell office:value-type="float" office:value="0.35056472">
            <text:p>0.35056472</text:p>
          </table:table-cell>
          <table:table-cell table:number-columns-repeated="16" office:value-type="float" office:value="0.46812117">
            <text:p>0.46812117</text:p>
          </table:table-cell>
          <table:table-cell table:number-columns-repeated="12" office:value-type="float" office:value="0.6188479">
            <text:p>0.6188479</text:p>
          </table:table-cell>
          <table:table-cell table:number-columns-repeated="3" office:value-type="float" office:value="0.62111473">
            <text:p>0.62111473</text:p>
          </table:table-cell>
          <table:table-cell table:number-columns-repeated="15" office:value-type="float" office:value="1">
            <text:p>1</text:p>
          </table:table-cell>
          <table:table-cell/>
          <table:table-cell office:value-type="float" office:value="24">
            <text:p>24</text:p>
          </table:table-cell>
          <table:table-cell office:value-type="float" office:value="6.116">
            <text:p>6.116</text:p>
          </table:table-cell>
          <table:table-cell office:value-type="float" office:value="6.06">
            <text:p>6.06</text:p>
          </table:table-cell>
          <table:table-cell office:value-type="float" office:value="5.83">
            <text:p>5.83</text:p>
          </table:table-cell>
          <table:table-cell office:value-type="float" office:value="5.588">
            <text:p>5.588</text:p>
          </table:table-cell>
          <table:table-cell office:value-type="float" office:value="5.71">
            <text:p>5.71</text:p>
          </table:table-cell>
          <table:table-cell office:value-type="float" office:value="5.956">
            <text:p>5.956</text:p>
          </table:table-cell>
          <table:table-cell office:value-type="float" office:value="5.912">
            <text:p>5.912</text:p>
          </table:table-cell>
          <table:table-cell office:value-type="float" office:value="6.25">
            <text:p>6.25</text:p>
          </table:table-cell>
          <table:table-cell office:value-type="float" office:value="6.366">
            <text:p>6.366</text:p>
          </table:table-cell>
          <table:table-cell office:value-type="float" office:value="6.36">
            <text:p>6.36</text:p>
          </table:table-cell>
          <table:table-cell office:value-type="float" office:value="6.26">
            <text:p>6.26</text:p>
          </table:table-cell>
          <table:table-cell office:value-type="float" office:value="6.138">
            <text:p>6.138</text:p>
          </table:table-cell>
          <table:table-cell office:value-type="float" office:value="6.264">
            <text:p>6.264</text:p>
          </table:table-cell>
          <table:table-cell office:value-type="float" office:value="6.32">
            <text:p>6.32</text:p>
          </table:table-cell>
          <table:table-cell office:value-type="float" office:value="6.418">
            <text:p>6.418</text:p>
          </table:table-cell>
          <table:table-cell office:value-type="float" office:value="6.17">
            <text:p>6.17</text:p>
          </table:table-cell>
          <table:table-cell office:value-type="float" office:value="6.348">
            <text:p>6.348</text:p>
          </table:table-cell>
          <table:table-cell office:value-type="float" office:value="6.52">
            <text:p>6.52</text:p>
          </table:table-cell>
          <table:table-cell office:value-type="float" office:value="6.25">
            <text:p>6.25</text:p>
          </table:table-cell>
          <table:table-cell office:value-type="float" office:value="6.906">
            <text:p>6.906</text:p>
          </table:table-cell>
          <table:table-cell office:value-type="float" office:value="7.422">
            <text:p>7.422</text:p>
          </table:table-cell>
          <table:table-cell office:value-type="float" office:value="7.644">
            <text:p>7.644</text:p>
          </table:table-cell>
          <table:table-cell office:value-type="float" office:value="7.946">
            <text:p>7.946</text:p>
          </table:table-cell>
          <table:table-cell office:value-type="float" office:value="7.834">
            <text:p>7.834</text:p>
          </table:table-cell>
          <table:table-cell office:value-type="float" office:value="7.84">
            <text:p>7.84</text:p>
          </table:table-cell>
          <table:table-cell office:value-type="float" office:value="7.714">
            <text:p>7.714</text:p>
          </table:table-cell>
          <table:table-cell office:value-type="float" office:value="7.774">
            <text:p>7.774</text:p>
          </table:table-cell>
          <table:table-cell office:value-type="float" office:value="8.21">
            <text:p>8.21</text:p>
          </table:table-cell>
          <table:table-cell office:value-type="float" office:value="8.686">
            <text:p>8.686</text:p>
          </table:table-cell>
          <table:table-cell office:value-type="float" office:value="9.72">
            <text:p>9.72</text:p>
          </table:table-cell>
          <table:table-cell office:value-type="float" office:value="9.708">
            <text:p>9.708</text:p>
          </table:table-cell>
          <table:table-cell office:value-type="float" office:value="9.972">
            <text:p>9.972</text:p>
          </table:table-cell>
          <table:table-cell office:value-type="float" office:value="10.12">
            <text:p>10.12</text:p>
          </table:table-cell>
          <table:table-cell office:value-type="float" office:value="10.832">
            <text:p>10.832</text:p>
          </table:table-cell>
          <table:table-cell office:value-type="float" office:value="11.252">
            <text:p>11.252</text:p>
          </table:table-cell>
          <table:table-cell office:value-type="float" office:value="12.204">
            <text:p>12.204</text:p>
          </table:table-cell>
          <table:table-cell office:value-type="float" office:value="13.598">
            <text:p>13.598</text:p>
          </table:table-cell>
          <table:table-cell table:number-columns-repeated="1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1968353">
            <text:p>0.1968353</text:p>
          </table:table-cell>
          <table:table-cell table:number-columns-repeated="6" office:value-type="float" office:value="0.19833028">
            <text:p>0.19833028</text:p>
          </table:table-cell>
          <table:table-cell office:value-type="float" office:value="0.2283321">
            <text:p>0.2283321</text:p>
          </table:table-cell>
          <table:table-cell table:number-columns-repeated="2" office:value-type="float" office:value="0.25713226">
            <text:p>0.25713226</text:p>
          </table:table-cell>
          <table:table-cell table:number-columns-repeated="2" office:value-type="float" office:value="0.30568606">
            <text:p>0.30568606</text:p>
          </table:table-cell>
          <table:table-cell office:value-type="float" office:value="0.30931124">
            <text:p>0.30931124</text:p>
          </table:table-cell>
          <table:table-cell office:value-type="float" office:value="0.32211095">
            <text:p>0.32211095</text:p>
          </table:table-cell>
          <table:table-cell table:number-columns-repeated="2" office:value-type="float" office:value="0.42197007">
            <text:p>0.42197007</text:p>
          </table:table-cell>
          <table:table-cell office:value-type="float" office:value="0.5316257">
            <text:p>0.5316257</text:p>
          </table:table-cell>
          <table:table-cell table:number-columns-repeated="11" office:value-type="float" office:value="0.753961">
            <text:p>0.753961</text:p>
          </table:table-cell>
          <table:table-cell table:number-columns-repeated="22" office:value-type="float" office:value="0.7694539">
            <text:p>0.7694539</text:p>
          </table:table-cell>
          <table:table-cell office:value-type="float" office:value="0.7734873">
            <text:p>0.7734873</text:p>
          </table:table-cell>
          <table:table-cell/>
          <table:table-cell office:value-type="float" office:value="25">
            <text:p>25</text:p>
          </table:table-cell>
          <table:table-cell office:value-type="float" office:value="6.148">
            <text:p>6.148</text:p>
          </table:table-cell>
          <table:table-cell office:value-type="float" office:value="6.038">
            <text:p>6.038</text:p>
          </table:table-cell>
          <table:table-cell office:value-type="float" office:value="5.772">
            <text:p>5.772</text:p>
          </table:table-cell>
          <table:table-cell office:value-type="float" office:value="5.744">
            <text:p>5.744</text:p>
          </table:table-cell>
          <table:table-cell office:value-type="float" office:value="5.43">
            <text:p>5.43</text:p>
          </table:table-cell>
          <table:table-cell office:value-type="float" office:value="5.626">
            <text:p>5.626</text:p>
          </table:table-cell>
          <table:table-cell office:value-type="float" office:value="5.612">
            <text:p>5.612</text:p>
          </table:table-cell>
          <table:table-cell office:value-type="float" office:value="5.524">
            <text:p>5.524</text:p>
          </table:table-cell>
          <table:table-cell office:value-type="float" office:value="5.316">
            <text:p>5.316</text:p>
          </table:table-cell>
          <table:table-cell office:value-type="float" office:value="5.818">
            <text:p>5.818</text:p>
          </table:table-cell>
          <table:table-cell office:value-type="float" office:value="6.33">
            <text:p>6.33</text:p>
          </table:table-cell>
          <table:table-cell office:value-type="float" office:value="6.7">
            <text:p>6.7</text:p>
          </table:table-cell>
          <table:table-cell office:value-type="float" office:value="7.226">
            <text:p>7.226</text:p>
          </table:table-cell>
          <table:table-cell office:value-type="float" office:value="7.97">
            <text:p>7.97</text:p>
          </table:table-cell>
          <table:table-cell office:value-type="float" office:value="8.122">
            <text:p>8.122</text:p>
          </table:table-cell>
          <table:table-cell office:value-type="float" office:value="8.5">
            <text:p>8.5</text:p>
          </table:table-cell>
          <table:table-cell office:value-type="float" office:value="9.858">
            <text:p>9.858</text:p>
          </table:table-cell>
          <table:table-cell office:value-type="float" office:value="10.494">
            <text:p>10.494</text:p>
          </table:table-cell>
          <table:table-cell office:value-type="float" office:value="11.968">
            <text:p>11.968</text:p>
          </table:table-cell>
          <table:table-cell office:value-type="float" office:value="13.908">
            <text:p>13.908</text:p>
          </table:table-cell>
          <table:table-cell office:value-type="float" office:value="15.586">
            <text:p>15.586</text:p>
          </table:table-cell>
          <table:table-cell office:value-type="float" office:value="15.972">
            <text:p>15.972</text:p>
          </table:table-cell>
          <table:table-cell office:value-type="float" office:value="18.352">
            <text:p>18.352</text:p>
          </table:table-cell>
          <table:table-cell office:value-type="float" office:value="20.504">
            <text:p>20.504</text:p>
          </table:table-cell>
          <table:table-cell office:value-type="float" office:value="23.496">
            <text:p>23.496</text:p>
          </table:table-cell>
          <table:table-cell office:value-type="float" office:value="25.312">
            <text:p>25.312</text:p>
          </table:table-cell>
          <table:table-cell office:value-type="float" office:value="27.994">
            <text:p>27.994</text:p>
          </table:table-cell>
          <table:table-cell office:value-type="float" office:value="30.46">
            <text:p>30.46</text:p>
          </table:table-cell>
          <table:table-cell office:value-type="float" office:value="33.746">
            <text:p>33.746</text:p>
          </table:table-cell>
          <table:table-cell office:value-type="float" office:value="33.616">
            <text:p>33.616</text:p>
          </table:table-cell>
          <table:table-cell office:value-type="float" office:value="36.714">
            <text:p>36.714</text:p>
          </table:table-cell>
          <table:table-cell office:value-type="float" office:value="39.144">
            <text:p>39.144</text:p>
          </table:table-cell>
          <table:table-cell office:value-type="float" office:value="41.222">
            <text:p>41.222</text:p>
          </table:table-cell>
          <table:table-cell office:value-type="float" office:value="41.486">
            <text:p>41.486</text:p>
          </table:table-cell>
          <table:table-cell office:value-type="float" office:value="43.754">
            <text:p>43.754</text:p>
          </table:table-cell>
          <table:table-cell office:value-type="float" office:value="44.992">
            <text:p>44.992</text:p>
          </table:table-cell>
          <table:table-cell office:value-type="float" office:value="47.052">
            <text:p>47.052</text:p>
          </table:table-cell>
          <table:table-cell office:value-type="float" office:value="47.952">
            <text:p>47.952</text:p>
          </table:table-cell>
          <table:table-cell office:value-type="float" office:value="46.748">
            <text:p>46.748</text:p>
          </table:table-cell>
          <table:table-cell office:value-type="float" office:value="46.868">
            <text:p>46.868</text:p>
          </table:table-cell>
          <table:table-cell office:value-type="float" office:value="47.892">
            <text:p>47.892</text:p>
          </table:table-cell>
          <table:table-cell office:value-type="float" office:value="48.134">
            <text:p>48.134</text:p>
          </table:table-cell>
          <table:table-cell office:value-type="float" office:value="47.98">
            <text:p>47.98</text:p>
          </table:table-cell>
          <table:table-cell office:value-type="float" office:value="49.126">
            <text:p>49.126</text:p>
          </table:table-cell>
          <table:table-cell office:value-type="float" office:value="49.084">
            <text:p>49.084</text:p>
          </table:table-cell>
          <table:table-cell office:value-type="float" office:value="48.154">
            <text:p>48.154</text:p>
          </table:table-cell>
          <table:table-cell office:value-type="float" office:value="46.674">
            <text:p>46.674</text:p>
          </table:table-cell>
          <table:table-cell office:value-type="float" office:value="46.472">
            <text:p>46.472</text:p>
          </table:table-cell>
          <table:table-cell office:value-type="float" office:value="49.158">
            <text:p>49.158</text:p>
          </table:table-cell>
          <table:table-cell office:value-type="float" office:value="49.562">
            <text:p>49.562</text:p>
          </table:table-cell>
          <table:table-cell office:value-type="float" office:value="51.572">
            <text:p>51.57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0.1968353">
            <text:p>0.1968353</text:p>
          </table:table-cell>
          <table:table-cell table:number-columns-repeated="5" office:value-type="float" office:value="0.25713226">
            <text:p>0.25713226</text:p>
          </table:table-cell>
          <table:table-cell office:value-type="float" office:value="0.3055402">
            <text:p>0.3055402</text:p>
          </table:table-cell>
          <table:table-cell office:value-type="float" office:value="0.30568606">
            <text:p>0.30568606</text:p>
          </table:table-cell>
          <table:table-cell table:number-columns-repeated="4" office:value-type="float" office:value="0.4297789">
            <text:p>0.4297789</text:p>
          </table:table-cell>
          <table:table-cell table:number-columns-repeated="5" office:value-type="float" office:value="0.4353948">
            <text:p>0.4353948</text:p>
          </table:table-cell>
          <table:table-cell table:number-columns-repeated="5" office:value-type="float" office:value="0.5440673">
            <text:p>0.5440673</text:p>
          </table:table-cell>
          <table:table-cell table:number-columns-repeated="2" office:value-type="float" office:value="0.58144575">
            <text:p>0.58144575</text:p>
          </table:table-cell>
          <table:table-cell table:number-columns-repeated="26" office:value-type="float" office:value="0.65156823">
            <text:p>0.65156823</text:p>
          </table:table-cell>
          <table:table-cell/>
          <table:table-cell office:value-type="float" office:value="26">
            <text:p>26</text:p>
          </table:table-cell>
          <table:table-cell office:value-type="float" office:value="6.106">
            <text:p>6.106</text:p>
          </table:table-cell>
          <table:table-cell office:value-type="float" office:value="6.054">
            <text:p>6.054</text:p>
          </table:table-cell>
          <table:table-cell office:value-type="float" office:value="5.894">
            <text:p>5.894</text:p>
          </table:table-cell>
          <table:table-cell office:value-type="float" office:value="5.698">
            <text:p>5.698</text:p>
          </table:table-cell>
          <table:table-cell office:value-type="float" office:value="5.684">
            <text:p>5.684</text:p>
          </table:table-cell>
          <table:table-cell office:value-type="float" office:value="5.73">
            <text:p>5.73</text:p>
          </table:table-cell>
          <table:table-cell office:value-type="float" office:value="5.91">
            <text:p>5.91</text:p>
          </table:table-cell>
          <table:table-cell office:value-type="float" office:value="6.262">
            <text:p>6.262</text:p>
          </table:table-cell>
          <table:table-cell office:value-type="float" office:value="6.608">
            <text:p>6.608</text:p>
          </table:table-cell>
          <table:table-cell office:value-type="float" office:value="6.662">
            <text:p>6.662</text:p>
          </table:table-cell>
          <table:table-cell office:value-type="float" office:value="6.758">
            <text:p>6.758</text:p>
          </table:table-cell>
          <table:table-cell office:value-type="float" office:value="7.118">
            <text:p>7.118</text:p>
          </table:table-cell>
          <table:table-cell office:value-type="float" office:value="7.312">
            <text:p>7.312</text:p>
          </table:table-cell>
          <table:table-cell office:value-type="float" office:value="7.904">
            <text:p>7.904</text:p>
          </table:table-cell>
          <table:table-cell office:value-type="float" office:value="7.612">
            <text:p>7.612</text:p>
          </table:table-cell>
          <table:table-cell office:value-type="float" office:value="8.108">
            <text:p>8.108</text:p>
          </table:table-cell>
          <table:table-cell office:value-type="float" office:value="8.246">
            <text:p>8.246</text:p>
          </table:table-cell>
          <table:table-cell office:value-type="float" office:value="8.794">
            <text:p>8.794</text:p>
          </table:table-cell>
          <table:table-cell office:value-type="float" office:value="9.608">
            <text:p>9.608</text:p>
          </table:table-cell>
          <table:table-cell office:value-type="float" office:value="11.064">
            <text:p>11.064</text:p>
          </table:table-cell>
          <table:table-cell office:value-type="float" office:value="12.578">
            <text:p>12.578</text:p>
          </table:table-cell>
          <table:table-cell office:value-type="float" office:value="14.352">
            <text:p>14.352</text:p>
          </table:table-cell>
          <table:table-cell office:value-type="float" office:value="15.726">
            <text:p>15.726</text:p>
          </table:table-cell>
          <table:table-cell office:value-type="float" office:value="18.024">
            <text:p>18.024</text:p>
          </table:table-cell>
          <table:table-cell office:value-type="float" office:value="20.292">
            <text:p>20.292</text:p>
          </table:table-cell>
          <table:table-cell office:value-type="float" office:value="21.456">
            <text:p>21.456</text:p>
          </table:table-cell>
          <table:table-cell office:value-type="float" office:value="23.438">
            <text:p>23.438</text:p>
          </table:table-cell>
          <table:table-cell office:value-type="float" office:value="25.306">
            <text:p>25.306</text:p>
          </table:table-cell>
          <table:table-cell office:value-type="float" office:value="25.818">
            <text:p>25.818</text:p>
          </table:table-cell>
          <table:table-cell office:value-type="float" office:value="26.668">
            <text:p>26.668</text:p>
          </table:table-cell>
          <table:table-cell office:value-type="float" office:value="28.868">
            <text:p>28.868</text:p>
          </table:table-cell>
          <table:table-cell office:value-type="float" office:value="29.304">
            <text:p>29.304</text:p>
          </table:table-cell>
          <table:table-cell office:value-type="float" office:value="31.514">
            <text:p>31.514</text:p>
          </table:table-cell>
          <table:table-cell office:value-type="float" office:value="32.452">
            <text:p>32.452</text:p>
          </table:table-cell>
          <table:table-cell office:value-type="float" office:value="34.954">
            <text:p>34.954</text:p>
          </table:table-cell>
          <table:table-cell office:value-type="float" office:value="36.14">
            <text:p>36.14</text:p>
          </table:table-cell>
          <table:table-cell office:value-type="float" office:value="37.728">
            <text:p>37.728</text:p>
          </table:table-cell>
          <table:table-cell office:value-type="float" office:value="38.32">
            <text:p>38.32</text:p>
          </table:table-cell>
          <table:table-cell office:value-type="float" office:value="40.71">
            <text:p>40.71</text:p>
          </table:table-cell>
          <table:table-cell office:value-type="float" office:value="42.79">
            <text:p>42.79</text:p>
          </table:table-cell>
          <table:table-cell office:value-type="float" office:value="43.072">
            <text:p>43.072</text:p>
          </table:table-cell>
          <table:table-cell office:value-type="float" office:value="43.912">
            <text:p>43.912</text:p>
          </table:table-cell>
          <table:table-cell office:value-type="float" office:value="43.68">
            <text:p>43.68</text:p>
          </table:table-cell>
          <table:table-cell office:value-type="float" office:value="43.368">
            <text:p>43.368</text:p>
          </table:table-cell>
          <table:table-cell office:value-type="float" office:value="42.466">
            <text:p>42.466</text:p>
          </table:table-cell>
          <table:table-cell office:value-type="float" office:value="43.898">
            <text:p>43.898</text:p>
          </table:table-cell>
          <table:table-cell office:value-type="float" office:value="43.758">
            <text:p>43.758</text:p>
          </table:table-cell>
          <table:table-cell office:value-type="float" office:value="43.724">
            <text:p>43.724</text:p>
          </table:table-cell>
          <table:table-cell office:value-type="float" office:value="43.28">
            <text:p>43.28</text:p>
          </table:table-cell>
          <table:table-cell office:value-type="float" office:value="43.012">
            <text:p>43.012</text:p>
          </table:table-cell>
          <table:table-cell office:value-type="float" office:value="43.724">
            <text:p>43.72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3" office:value-type="float" office:value="0.23307648">
            <text:p>0.23307648</text:p>
          </table:table-cell>
          <table:table-cell table:number-columns-repeated="5" office:value-type="float" office:value="0.40990743">
            <text:p>0.40990743</text:p>
          </table:table-cell>
          <table:table-cell table:number-columns-repeated="3" office:value-type="float" office:value="0.4148782">
            <text:p>0.4148782</text:p>
          </table:table-cell>
          <table:table-cell table:number-columns-repeated="10" office:value-type="float" office:value="0.5476301">
            <text:p>0.5476301</text:p>
          </table:table-cell>
          <table:table-cell table:number-columns-repeated="9" office:value-type="float" office:value="0.5548929">
            <text:p>0.5548929</text:p>
          </table:table-cell>
          <table:table-cell table:number-columns-repeated="14" office:value-type="float" office:value="0.55630606">
            <text:p>0.55630606</text:p>
          </table:table-cell>
          <table:table-cell table:number-columns-repeated="3" office:value-type="float" office:value="0.56629217">
            <text:p>0.56629217</text:p>
          </table:table-cell>
          <table:table-cell table:number-columns-repeated="4" office:value-type="float" office:value="0.566829">
            <text:p>0.566829</text:p>
          </table:table-cell>
          <table:table-cell/>
          <table:table-cell office:value-type="float" office:value="27">
            <text:p>27</text:p>
          </table:table-cell>
          <table:table-cell office:value-type="float" office:value="6.176">
            <text:p>6.176</text:p>
          </table:table-cell>
          <table:table-cell office:value-type="float" office:value="6.076">
            <text:p>6.076</text:p>
          </table:table-cell>
          <table:table-cell office:value-type="float" office:value="5.848">
            <text:p>5.848</text:p>
          </table:table-cell>
          <table:table-cell office:value-type="float" office:value="5.788">
            <text:p>5.788</text:p>
          </table:table-cell>
          <table:table-cell office:value-type="float" office:value="5.604">
            <text:p>5.604</text:p>
          </table:table-cell>
          <table:table-cell office:value-type="float" office:value="5.93">
            <text:p>5.93</text:p>
          </table:table-cell>
          <table:table-cell office:value-type="float" office:value="6.022">
            <text:p>6.022</text:p>
          </table:table-cell>
          <table:table-cell office:value-type="float" office:value="6.502">
            <text:p>6.502</text:p>
          </table:table-cell>
          <table:table-cell office:value-type="float" office:value="7.446">
            <text:p>7.446</text:p>
          </table:table-cell>
          <table:table-cell office:value-type="float" office:value="9.028">
            <text:p>9.028</text:p>
          </table:table-cell>
          <table:table-cell office:value-type="float" office:value="10.322">
            <text:p>10.322</text:p>
          </table:table-cell>
          <table:table-cell office:value-type="float" office:value="11.698">
            <text:p>11.698</text:p>
          </table:table-cell>
          <table:table-cell office:value-type="float" office:value="13.362">
            <text:p>13.362</text:p>
          </table:table-cell>
          <table:table-cell office:value-type="float" office:value="14.504">
            <text:p>14.504</text:p>
          </table:table-cell>
          <table:table-cell office:value-type="float" office:value="16.336">
            <text:p>16.336</text:p>
          </table:table-cell>
          <table:table-cell office:value-type="float" office:value="18.284">
            <text:p>18.284</text:p>
          </table:table-cell>
          <table:table-cell office:value-type="float" office:value="19.712">
            <text:p>19.712</text:p>
          </table:table-cell>
          <table:table-cell office:value-type="float" office:value="21.024">
            <text:p>21.024</text:p>
          </table:table-cell>
          <table:table-cell office:value-type="float" office:value="21.692">
            <text:p>21.692</text:p>
          </table:table-cell>
          <table:table-cell office:value-type="float" office:value="23.714">
            <text:p>23.714</text:p>
          </table:table-cell>
          <table:table-cell office:value-type="float" office:value="25.008">
            <text:p>25.008</text:p>
          </table:table-cell>
          <table:table-cell office:value-type="float" office:value="25.56">
            <text:p>25.56</text:p>
          </table:table-cell>
          <table:table-cell office:value-type="float" office:value="27.036">
            <text:p>27.036</text:p>
          </table:table-cell>
          <table:table-cell office:value-type="float" office:value="26.876">
            <text:p>26.876</text:p>
          </table:table-cell>
          <table:table-cell office:value-type="float" office:value="27.36">
            <text:p>27.36</text:p>
          </table:table-cell>
          <table:table-cell office:value-type="float" office:value="27.916">
            <text:p>27.916</text:p>
          </table:table-cell>
          <table:table-cell office:value-type="float" office:value="28.63">
            <text:p>28.63</text:p>
          </table:table-cell>
          <table:table-cell office:value-type="float" office:value="28.762">
            <text:p>28.762</text:p>
          </table:table-cell>
          <table:table-cell office:value-type="float" office:value="28.318">
            <text:p>28.318</text:p>
          </table:table-cell>
          <table:table-cell office:value-type="float" office:value="30.022">
            <text:p>30.022</text:p>
          </table:table-cell>
          <table:table-cell office:value-type="float" office:value="31.094">
            <text:p>31.094</text:p>
          </table:table-cell>
          <table:table-cell office:value-type="float" office:value="31.904">
            <text:p>31.904</text:p>
          </table:table-cell>
          <table:table-cell office:value-type="float" office:value="33.224">
            <text:p>33.224</text:p>
          </table:table-cell>
          <table:table-cell office:value-type="float" office:value="32.994">
            <text:p>32.994</text:p>
          </table:table-cell>
          <table:table-cell office:value-type="float" office:value="33.026">
            <text:p>33.026</text:p>
          </table:table-cell>
          <table:table-cell office:value-type="float" office:value="34.85">
            <text:p>34.85</text:p>
          </table:table-cell>
          <table:table-cell office:value-type="float" office:value="37.506">
            <text:p>37.506</text:p>
          </table:table-cell>
          <table:table-cell office:value-type="float" office:value="39.03">
            <text:p>39.03</text:p>
          </table:table-cell>
          <table:table-cell office:value-type="float" office:value="39.758">
            <text:p>39.758</text:p>
          </table:table-cell>
          <table:table-cell office:value-type="float" office:value="37.99">
            <text:p>37.99</text:p>
          </table:table-cell>
          <table:table-cell office:value-type="float" office:value="38.668">
            <text:p>38.668</text:p>
          </table:table-cell>
          <table:table-cell office:value-type="float" office:value="38.75">
            <text:p>38.75</text:p>
          </table:table-cell>
          <table:table-cell office:value-type="float" office:value="39.35">
            <text:p>39.35</text:p>
          </table:table-cell>
          <table:table-cell office:value-type="float" office:value="40.446">
            <text:p>40.446</text:p>
          </table:table-cell>
          <table:table-cell office:value-type="float" office:value="38.46">
            <text:p>38.46</text:p>
          </table:table-cell>
          <table:table-cell office:value-type="float" office:value="37.934">
            <text:p>37.934</text:p>
          </table:table-cell>
          <table:table-cell office:value-type="float" office:value="39.596">
            <text:p>39.596</text:p>
          </table:table-cell>
          <table:table-cell office:value-type="float" office:value="40.67">
            <text:p>40.67</text:p>
          </table:table-cell>
          <table:table-cell office:value-type="float" office:value="40.898">
            <text:p>40.898</text:p>
          </table:table-cell>
          <table:table-cell office:value-type="float" office:value="42.684">
            <text:p>42.684</text:p>
          </table:table-cell>
          <table:table-cell office:value-type="float" office:value="45.17">
            <text:p>45.1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10911085">
            <text:p>0.10911085</text:p>
          </table:table-cell>
          <table:table-cell office:value-type="float" office:value="0.1968353">
            <text:p>0.1968353</text:p>
          </table:table-cell>
          <table:table-cell office:value-type="float" office:value="0.23307648">
            <text:p>0.23307648</text:p>
          </table:table-cell>
          <table:table-cell office:value-type="float" office:value="0.30568606">
            <text:p>0.30568606</text:p>
          </table:table-cell>
          <table:table-cell table:number-columns-repeated="11" office:value-type="float" office:value="0.40990743">
            <text:p>0.40990743</text:p>
          </table:table-cell>
          <table:table-cell office:value-type="float" office:value="0.87250644">
            <text:p>0.87250644</text:p>
          </table:table-cell>
          <table:table-cell table:number-columns-repeated="35" office:value-type="float" office:value="1">
            <text:p>1</text:p>
          </table:table-cell>
          <table:table-cell/>
          <table:table-cell office:value-type="float" office:value="28">
            <text:p>28</text:p>
          </table:table-cell>
          <table:table-cell office:value-type="float" office:value="6.124">
            <text:p>6.124</text:p>
          </table:table-cell>
          <table:table-cell office:value-type="float" office:value="6.014">
            <text:p>6.014</text:p>
          </table:table-cell>
          <table:table-cell office:value-type="float" office:value="5.738">
            <text:p>5.738</text:p>
          </table:table-cell>
          <table:table-cell office:value-type="float" office:value="5.436">
            <text:p>5.436</text:p>
          </table:table-cell>
          <table:table-cell office:value-type="float" office:value="5.258">
            <text:p>5.258</text:p>
          </table:table-cell>
          <table:table-cell office:value-type="float" office:value="5.276">
            <text:p>5.276</text:p>
          </table:table-cell>
          <table:table-cell office:value-type="float" office:value="5.252">
            <text:p>5.252</text:p>
          </table:table-cell>
          <table:table-cell office:value-type="float" office:value="5.41">
            <text:p>5.41</text:p>
          </table:table-cell>
          <table:table-cell office:value-type="float" office:value="5.412">
            <text:p>5.412</text:p>
          </table:table-cell>
          <table:table-cell office:value-type="float" office:value="5.172">
            <text:p>5.172</text:p>
          </table:table-cell>
          <table:table-cell office:value-type="float" office:value="5.188">
            <text:p>5.188</text:p>
          </table:table-cell>
          <table:table-cell office:value-type="float" office:value="5.234">
            <text:p>5.234</text:p>
          </table:table-cell>
          <table:table-cell office:value-type="float" office:value="5.322">
            <text:p>5.322</text:p>
          </table:table-cell>
          <table:table-cell office:value-type="float" office:value="5.724">
            <text:p>5.724</text:p>
          </table:table-cell>
          <table:table-cell office:value-type="float" office:value="6.318">
            <text:p>6.318</text:p>
          </table:table-cell>
          <table:table-cell office:value-type="float" office:value="6.764">
            <text:p>6.764</text:p>
          </table:table-cell>
          <table:table-cell office:value-type="float" office:value="7.77">
            <text:p>7.77</text:p>
          </table:table-cell>
          <table:table-cell table:number-columns-repeated="34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0.20950076">
            <text:p>0.20950076</text:p>
          </table:table-cell>
          <table:table-cell office:value-type="float" office:value="0.21487848">
            <text:p>0.21487848</text:p>
          </table:table-cell>
          <table:table-cell table:number-columns-repeated="2" office:value-type="float" office:value="0.24997705">
            <text:p>0.24997705</text:p>
          </table:table-cell>
          <table:table-cell table:number-columns-repeated="4" office:value-type="float" office:value="0.30568606">
            <text:p>0.30568606</text:p>
          </table:table-cell>
          <table:table-cell office:value-type="float" office:value="0.3745443">
            <text:p>0.3745443</text:p>
          </table:table-cell>
          <table:table-cell table:number-columns-repeated="2" office:value-type="float" office:value="0.41989678">
            <text:p>0.41989678</text:p>
          </table:table-cell>
          <table:table-cell table:number-columns-repeated="2" office:value-type="float" office:value="0.42668563">
            <text:p>0.42668563</text:p>
          </table:table-cell>
          <table:table-cell office:value-type="float" office:value="0.4276705">
            <text:p>0.4276705</text:p>
          </table:table-cell>
          <table:table-cell office:value-type="float" office:value="0.44701913">
            <text:p>0.44701913</text:p>
          </table:table-cell>
          <table:table-cell office:value-type="float" office:value="0.47446015">
            <text:p>0.47446015</text:p>
          </table:table-cell>
          <table:table-cell office:value-type="float" office:value="0.49966964">
            <text:p>0.49966964</text:p>
          </table:table-cell>
          <table:table-cell table:number-columns-repeated="2" office:value-type="float" office:value="0.59506524">
            <text:p>0.59506524</text:p>
          </table:table-cell>
          <table:table-cell table:number-columns-repeated="10" office:value-type="float" office:value="0.64404637">
            <text:p>0.64404637</text:p>
          </table:table-cell>
          <table:table-cell table:number-columns-repeated="11" office:value-type="float" office:value="0.73614055">
            <text:p>0.73614055</text:p>
          </table:table-cell>
          <table:table-cell office:value-type="float" office:value="0.7844379">
            <text:p>0.7844379</text:p>
          </table:table-cell>
          <table:table-cell table:number-columns-repeated="4" office:value-type="float" office:value="0.8420302">
            <text:p>0.8420302</text:p>
          </table:table-cell>
          <table:table-cell table:number-columns-repeated="3" office:value-type="float" office:value="0.843441">
            <text:p>0.843441</text:p>
          </table:table-cell>
          <table:table-cell office:value-type="float" office:value="0.85971296">
            <text:p>0.85971296</text:p>
          </table:table-cell>
          <table:table-cell office:value-type="float" office:value="0.9116321">
            <text:p>0.9116321</text:p>
          </table:table-cell>
          <table:table-cell/>
          <table:table-cell office:value-type="float" office:value="29">
            <text:p>29</text:p>
          </table:table-cell>
          <table:table-cell office:value-type="float" office:value="6.112">
            <text:p>6.112</text:p>
          </table:table-cell>
          <table:table-cell office:value-type="float" office:value="6.036">
            <text:p>6.036</text:p>
          </table:table-cell>
          <table:table-cell office:value-type="float" office:value="6.062">
            <text:p>6.062</text:p>
          </table:table-cell>
          <table:table-cell office:value-type="float" office:value="5.938">
            <text:p>5.938</text:p>
          </table:table-cell>
          <table:table-cell office:value-type="float" office:value="5.986">
            <text:p>5.986</text:p>
          </table:table-cell>
          <table:table-cell office:value-type="float" office:value="6.156">
            <text:p>6.156</text:p>
          </table:table-cell>
          <table:table-cell office:value-type="float" office:value="6.246">
            <text:p>6.246</text:p>
          </table:table-cell>
          <table:table-cell office:value-type="float" office:value="6.458">
            <text:p>6.458</text:p>
          </table:table-cell>
          <table:table-cell office:value-type="float" office:value="7.264">
            <text:p>7.264</text:p>
          </table:table-cell>
          <table:table-cell office:value-type="float" office:value="7.648">
            <text:p>7.648</text:p>
          </table:table-cell>
          <table:table-cell office:value-type="float" office:value="8.16">
            <text:p>8.16</text:p>
          </table:table-cell>
          <table:table-cell office:value-type="float" office:value="8.438">
            <text:p>8.438</text:p>
          </table:table-cell>
          <table:table-cell office:value-type="float" office:value="8.954">
            <text:p>8.954</text:p>
          </table:table-cell>
          <table:table-cell office:value-type="float" office:value="9.784">
            <text:p>9.784</text:p>
          </table:table-cell>
          <table:table-cell office:value-type="float" office:value="11.15">
            <text:p>11.15</text:p>
          </table:table-cell>
          <table:table-cell office:value-type="float" office:value="11.682">
            <text:p>11.682</text:p>
          </table:table-cell>
          <table:table-cell office:value-type="float" office:value="12.856">
            <text:p>12.856</text:p>
          </table:table-cell>
          <table:table-cell office:value-type="float" office:value="13.176">
            <text:p>13.176</text:p>
          </table:table-cell>
          <table:table-cell office:value-type="float" office:value="13.6">
            <text:p>13.6</text:p>
          </table:table-cell>
          <table:table-cell office:value-type="float" office:value="16.51">
            <text:p>16.51</text:p>
          </table:table-cell>
          <table:table-cell office:value-type="float" office:value="17.736">
            <text:p>17.736</text:p>
          </table:table-cell>
          <table:table-cell office:value-type="float" office:value="20.136">
            <text:p>20.136</text:p>
          </table:table-cell>
          <table:table-cell office:value-type="float" office:value="22.874">
            <text:p>22.874</text:p>
          </table:table-cell>
          <table:table-cell office:value-type="float" office:value="24.26">
            <text:p>24.26</text:p>
          </table:table-cell>
          <table:table-cell office:value-type="float" office:value="26.634">
            <text:p>26.634</text:p>
          </table:table-cell>
          <table:table-cell office:value-type="float" office:value="29.092">
            <text:p>29.092</text:p>
          </table:table-cell>
          <table:table-cell office:value-type="float" office:value="31.032">
            <text:p>31.032</text:p>
          </table:table-cell>
          <table:table-cell office:value-type="float" office:value="31.842">
            <text:p>31.842</text:p>
          </table:table-cell>
          <table:table-cell office:value-type="float" office:value="32.594">
            <text:p>32.594</text:p>
          </table:table-cell>
          <table:table-cell office:value-type="float" office:value="34.514">
            <text:p>34.514</text:p>
          </table:table-cell>
          <table:table-cell office:value-type="float" office:value="36.228">
            <text:p>36.228</text:p>
          </table:table-cell>
          <table:table-cell office:value-type="float" office:value="36.004">
            <text:p>36.004</text:p>
          </table:table-cell>
          <table:table-cell office:value-type="float" office:value="38.624">
            <text:p>38.624</text:p>
          </table:table-cell>
          <table:table-cell office:value-type="float" office:value="37.396">
            <text:p>37.396</text:p>
          </table:table-cell>
          <table:table-cell office:value-type="float" office:value="39.022">
            <text:p>39.022</text:p>
          </table:table-cell>
          <table:table-cell office:value-type="float" office:value="39.39">
            <text:p>39.39</text:p>
          </table:table-cell>
          <table:table-cell office:value-type="float" office:value="40.952">
            <text:p>40.952</text:p>
          </table:table-cell>
          <table:table-cell office:value-type="float" office:value="42.212">
            <text:p>42.212</text:p>
          </table:table-cell>
          <table:table-cell office:value-type="float" office:value="43.926">
            <text:p>43.926</text:p>
          </table:table-cell>
          <table:table-cell office:value-type="float" office:value="43.89">
            <text:p>43.89</text:p>
          </table:table-cell>
          <table:table-cell office:value-type="float" office:value="44.132">
            <text:p>44.132</text:p>
          </table:table-cell>
          <table:table-cell office:value-type="float" office:value="43.306">
            <text:p>43.306</text:p>
          </table:table-cell>
          <table:table-cell office:value-type="float" office:value="44.742">
            <text:p>44.742</text:p>
          </table:table-cell>
          <table:table-cell office:value-type="float" office:value="45.516">
            <text:p>45.516</text:p>
          </table:table-cell>
          <table:table-cell office:value-type="float" office:value="44.646">
            <text:p>44.646</text:p>
          </table:table-cell>
          <table:table-cell office:value-type="float" office:value="43.602">
            <text:p>43.602</text:p>
          </table:table-cell>
          <table:table-cell office:value-type="float" office:value="42.366">
            <text:p>42.366</text:p>
          </table:table-cell>
          <table:table-cell office:value-type="float" office:value="44.382">
            <text:p>44.382</text:p>
          </table:table-cell>
          <table:table-cell office:value-type="float" office:value="44.992">
            <text:p>44.992</text:p>
          </table:table-cell>
          <table:table-cell office:value-type="float" office:value="45.804">
            <text:p>45.804</text:p>
          </table:table-cell>
          <table:table-cell office:value-type="float" office:value="47.606">
            <text:p>47.60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19874991">
            <text:p>0.19874991</text:p>
          </table:table-cell>
          <table:table-cell table:number-columns-repeated="2" office:value-type="float" office:value="0.30568606">
            <text:p>0.30568606</text:p>
          </table:table-cell>
          <table:table-cell table:number-columns-repeated="9" office:value-type="float" office:value="0.45019907">
            <text:p>0.45019907</text:p>
          </table:table-cell>
          <table:table-cell office:value-type="float" office:value="0.45870438">
            <text:p>0.45870438</text:p>
          </table:table-cell>
          <table:table-cell office:value-type="float" office:value="0.47963083">
            <text:p>0.47963083</text:p>
          </table:table-cell>
          <table:table-cell office:value-type="float" office:value="0.5595212">
            <text:p>0.5595212</text:p>
          </table:table-cell>
          <table:table-cell table:number-columns-repeated="3" office:value-type="float" office:value="0.6216434">
            <text:p>0.6216434</text:p>
          </table:table-cell>
          <table:table-cell table:number-columns-repeated="8" office:value-type="float" office:value="0.64962566">
            <text:p>0.64962566</text:p>
          </table:table-cell>
          <table:table-cell table:number-columns-repeated="6" office:value-type="float" office:value="0.6628271">
            <text:p>0.6628271</text:p>
          </table:table-cell>
          <table:table-cell table:number-columns-repeated="19" office:value-type="float" office:value="0.6805012">
            <text:p>0.6805012</text:p>
          </table:table-cell>
          <table:table-cell/>
          <table:table-cell office:value-type="float" office:value="30">
            <text:p>30</text:p>
          </table:table-cell>
          <table:table-cell office:value-type="float" office:value="6.038">
            <text:p>6.038</text:p>
          </table:table-cell>
          <table:table-cell office:value-type="float" office:value="6.03">
            <text:p>6.03</text:p>
          </table:table-cell>
          <table:table-cell office:value-type="float" office:value="5.852">
            <text:p>5.852</text:p>
          </table:table-cell>
          <table:table-cell office:value-type="float" office:value="5.846">
            <text:p>5.846</text:p>
          </table:table-cell>
          <table:table-cell office:value-type="float" office:value="5.82">
            <text:p>5.82</text:p>
          </table:table-cell>
          <table:table-cell office:value-type="float" office:value="6.012">
            <text:p>6.012</text:p>
          </table:table-cell>
          <table:table-cell office:value-type="float" office:value="6.516">
            <text:p>6.516</text:p>
          </table:table-cell>
          <table:table-cell office:value-type="float" office:value="6.942">
            <text:p>6.942</text:p>
          </table:table-cell>
          <table:table-cell office:value-type="float" office:value="7.198">
            <text:p>7.198</text:p>
          </table:table-cell>
          <table:table-cell office:value-type="float" office:value="8.216">
            <text:p>8.216</text:p>
          </table:table-cell>
          <table:table-cell office:value-type="float" office:value="8.946">
            <text:p>8.946</text:p>
          </table:table-cell>
          <table:table-cell office:value-type="float" office:value="9.682">
            <text:p>9.682</text:p>
          </table:table-cell>
          <table:table-cell office:value-type="float" office:value="10.372">
            <text:p>10.372</text:p>
          </table:table-cell>
          <table:table-cell office:value-type="float" office:value="10.932">
            <text:p>10.932</text:p>
          </table:table-cell>
          <table:table-cell office:value-type="float" office:value="11.642">
            <text:p>11.642</text:p>
          </table:table-cell>
          <table:table-cell office:value-type="float" office:value="13.55">
            <text:p>13.55</text:p>
          </table:table-cell>
          <table:table-cell office:value-type="float" office:value="14.442">
            <text:p>14.442</text:p>
          </table:table-cell>
          <table:table-cell office:value-type="float" office:value="16.72">
            <text:p>16.72</text:p>
          </table:table-cell>
          <table:table-cell office:value-type="float" office:value="19.122">
            <text:p>19.122</text:p>
          </table:table-cell>
          <table:table-cell office:value-type="float" office:value="22.87">
            <text:p>22.87</text:p>
          </table:table-cell>
          <table:table-cell office:value-type="float" office:value="25.632">
            <text:p>25.632</text:p>
          </table:table-cell>
          <table:table-cell office:value-type="float" office:value="27.204">
            <text:p>27.204</text:p>
          </table:table-cell>
          <table:table-cell office:value-type="float" office:value="28.054">
            <text:p>28.054</text:p>
          </table:table-cell>
          <table:table-cell office:value-type="float" office:value="29.252">
            <text:p>29.252</text:p>
          </table:table-cell>
          <table:table-cell office:value-type="float" office:value="31.052">
            <text:p>31.052</text:p>
          </table:table-cell>
          <table:table-cell office:value-type="float" office:value="32.758">
            <text:p>32.758</text:p>
          </table:table-cell>
          <table:table-cell office:value-type="float" office:value="32.696">
            <text:p>32.696</text:p>
          </table:table-cell>
          <table:table-cell office:value-type="float" office:value="33.098">
            <text:p>33.098</text:p>
          </table:table-cell>
          <table:table-cell office:value-type="float" office:value="32.292">
            <text:p>32.292</text:p>
          </table:table-cell>
          <table:table-cell office:value-type="float" office:value="34.74">
            <text:p>34.74</text:p>
          </table:table-cell>
          <table:table-cell office:value-type="float" office:value="36.172">
            <text:p>36.172</text:p>
          </table:table-cell>
          <table:table-cell office:value-type="float" office:value="36.684">
            <text:p>36.684</text:p>
          </table:table-cell>
          <table:table-cell office:value-type="float" office:value="37.864">
            <text:p>37.864</text:p>
          </table:table-cell>
          <table:table-cell office:value-type="float" office:value="38.222">
            <text:p>38.222</text:p>
          </table:table-cell>
          <table:table-cell office:value-type="float" office:value="39.69">
            <text:p>39.69</text:p>
          </table:table-cell>
          <table:table-cell office:value-type="float" office:value="40.736">
            <text:p>40.736</text:p>
          </table:table-cell>
          <table:table-cell office:value-type="float" office:value="43.684">
            <text:p>43.684</text:p>
          </table:table-cell>
          <table:table-cell office:value-type="float" office:value="43.524">
            <text:p>43.524</text:p>
          </table:table-cell>
          <table:table-cell office:value-type="float" office:value="43.782">
            <text:p>43.782</text:p>
          </table:table-cell>
          <table:table-cell office:value-type="float" office:value="44.364">
            <text:p>44.364</text:p>
          </table:table-cell>
          <table:table-cell office:value-type="float" office:value="46.274">
            <text:p>46.274</text:p>
          </table:table-cell>
          <table:table-cell office:value-type="float" office:value="46.18">
            <text:p>46.18</text:p>
          </table:table-cell>
          <table:table-cell office:value-type="float" office:value="46.654">
            <text:p>46.654</text:p>
          </table:table-cell>
          <table:table-cell office:value-type="float" office:value="47.432">
            <text:p>47.432</text:p>
          </table:table-cell>
          <table:table-cell office:value-type="float" office:value="47.024">
            <text:p>47.024</text:p>
          </table:table-cell>
          <table:table-cell office:value-type="float" office:value="46.648">
            <text:p>46.648</text:p>
          </table:table-cell>
          <table:table-cell office:value-type="float" office:value="44.744">
            <text:p>44.744</text:p>
          </table:table-cell>
          <table:table-cell office:value-type="float" office:value="44.792">
            <text:p>44.792</text:p>
          </table:table-cell>
          <table:table-cell office:value-type="float" office:value="43.258">
            <text:p>43.258</text:p>
          </table:table-cell>
          <table:table-cell office:value-type="float" office:value="42.422">
            <text:p>42.422</text:p>
          </table:table-cell>
          <table:table-cell office:value-type="float" office:value="43.614">
            <text:p>43.61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14422393">
            <text:p>0.14422393</text:p>
          </table:table-cell>
          <table:table-cell office:value-type="float" office:value="0.1655163">
            <text:p>0.1655163</text:p>
          </table:table-cell>
          <table:table-cell table:number-columns-repeated="3" office:value-type="float" office:value="0.1968353">
            <text:p>0.1968353</text:p>
          </table:table-cell>
          <table:table-cell table:number-columns-repeated="28" office:value-type="float" office:value="0.43481493">
            <text:p>0.43481493</text:p>
          </table:table-cell>
          <table:table-cell table:number-columns-repeated="18" office:value-type="float" office:value="0.5002096">
            <text:p>0.5002096</text:p>
          </table:table-cell>
          <table:table-cell/>
          <table:table-cell office:value-type="float" office:value="31">
            <text:p>31</text:p>
          </table:table-cell>
          <table:table-cell office:value-type="float" office:value="6.116">
            <text:p>6.116</text:p>
          </table:table-cell>
          <table:table-cell office:value-type="float" office:value="6.122">
            <text:p>6.122</text:p>
          </table:table-cell>
          <table:table-cell office:value-type="float" office:value="5.858">
            <text:p>5.858</text:p>
          </table:table-cell>
          <table:table-cell office:value-type="float" office:value="5.79">
            <text:p>5.79</text:p>
          </table:table-cell>
          <table:table-cell office:value-type="float" office:value="5.662">
            <text:p>5.662</text:p>
          </table:table-cell>
          <table:table-cell office:value-type="float" office:value="5.784">
            <text:p>5.784</text:p>
          </table:table-cell>
          <table:table-cell office:value-type="float" office:value="5.562">
            <text:p>5.562</text:p>
          </table:table-cell>
          <table:table-cell office:value-type="float" office:value="5.642">
            <text:p>5.642</text:p>
          </table:table-cell>
          <table:table-cell office:value-type="float" office:value="5.874">
            <text:p>5.874</text:p>
          </table:table-cell>
          <table:table-cell office:value-type="float" office:value="5.828">
            <text:p>5.828</text:p>
          </table:table-cell>
          <table:table-cell office:value-type="float" office:value="6.26">
            <text:p>6.26</text:p>
          </table:table-cell>
          <table:table-cell office:value-type="float" office:value="6.482">
            <text:p>6.482</text:p>
          </table:table-cell>
          <table:table-cell office:value-type="float" office:value="6.872">
            <text:p>6.872</text:p>
          </table:table-cell>
          <table:table-cell office:value-type="float" office:value="7.118">
            <text:p>7.118</text:p>
          </table:table-cell>
          <table:table-cell office:value-type="float" office:value="7.036">
            <text:p>7.036</text:p>
          </table:table-cell>
          <table:table-cell office:value-type="float" office:value="7.516">
            <text:p>7.516</text:p>
          </table:table-cell>
          <table:table-cell office:value-type="float" office:value="7.904">
            <text:p>7.904</text:p>
          </table:table-cell>
          <table:table-cell office:value-type="float" office:value="8.422">
            <text:p>8.422</text:p>
          </table:table-cell>
          <table:table-cell office:value-type="float" office:value="8.346">
            <text:p>8.346</text:p>
          </table:table-cell>
          <table:table-cell office:value-type="float" office:value="8.392">
            <text:p>8.392</text:p>
          </table:table-cell>
          <table:table-cell office:value-type="float" office:value="8.968">
            <text:p>8.968</text:p>
          </table:table-cell>
          <table:table-cell office:value-type="float" office:value="9.84">
            <text:p>9.84</text:p>
          </table:table-cell>
          <table:table-cell office:value-type="float" office:value="10.88">
            <text:p>10.88</text:p>
          </table:table-cell>
          <table:table-cell office:value-type="float" office:value="11.57">
            <text:p>11.57</text:p>
          </table:table-cell>
          <table:table-cell office:value-type="float" office:value="12.502">
            <text:p>12.502</text:p>
          </table:table-cell>
          <table:table-cell office:value-type="float" office:value="13.852">
            <text:p>13.852</text:p>
          </table:table-cell>
          <table:table-cell office:value-type="float" office:value="14.358">
            <text:p>14.358</text:p>
          </table:table-cell>
          <table:table-cell office:value-type="float" office:value="15.61">
            <text:p>15.61</text:p>
          </table:table-cell>
          <table:table-cell office:value-type="float" office:value="17.632">
            <text:p>17.632</text:p>
          </table:table-cell>
          <table:table-cell office:value-type="float" office:value="19.42">
            <text:p>19.42</text:p>
          </table:table-cell>
          <table:table-cell office:value-type="float" office:value="20.846">
            <text:p>20.846</text:p>
          </table:table-cell>
          <table:table-cell office:value-type="float" office:value="22.276">
            <text:p>22.276</text:p>
          </table:table-cell>
          <table:table-cell office:value-type="float" office:value="22.922">
            <text:p>22.922</text:p>
          </table:table-cell>
          <table:table-cell office:value-type="float" office:value="23.634">
            <text:p>23.634</text:p>
          </table:table-cell>
          <table:table-cell office:value-type="float" office:value="24.102">
            <text:p>24.102</text:p>
          </table:table-cell>
          <table:table-cell office:value-type="float" office:value="23.598">
            <text:p>23.598</text:p>
          </table:table-cell>
          <table:table-cell office:value-type="float" office:value="25.764">
            <text:p>25.764</text:p>
          </table:table-cell>
          <table:table-cell office:value-type="float" office:value="26.964">
            <text:p>26.964</text:p>
          </table:table-cell>
          <table:table-cell office:value-type="float" office:value="27.68">
            <text:p>27.68</text:p>
          </table:table-cell>
          <table:table-cell office:value-type="float" office:value="28.642">
            <text:p>28.642</text:p>
          </table:table-cell>
          <table:table-cell office:value-type="float" office:value="30.68">
            <text:p>30.68</text:p>
          </table:table-cell>
          <table:table-cell office:value-type="float" office:value="31.118">
            <text:p>31.118</text:p>
          </table:table-cell>
          <table:table-cell office:value-type="float" office:value="31.25">
            <text:p>31.25</text:p>
          </table:table-cell>
          <table:table-cell office:value-type="float" office:value="32.078">
            <text:p>32.078</text:p>
          </table:table-cell>
          <table:table-cell office:value-type="float" office:value="32.538">
            <text:p>32.538</text:p>
          </table:table-cell>
          <table:table-cell office:value-type="float" office:value="33.712">
            <text:p>33.712</text:p>
          </table:table-cell>
          <table:table-cell office:value-type="float" office:value="32.968">
            <text:p>32.968</text:p>
          </table:table-cell>
          <table:table-cell office:value-type="float" office:value="33.536">
            <text:p>33.536</text:p>
          </table:table-cell>
          <table:table-cell office:value-type="float" office:value="33.654">
            <text:p>33.654</text:p>
          </table:table-cell>
          <table:table-cell office:value-type="float" office:value="32.844">
            <text:p>32.844</text:p>
          </table:table-cell>
          <table:table-cell office:value-type="float" office:value="33.758">
            <text:p>33.75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19874991">
            <text:p>0.19874991</text:p>
          </table:table-cell>
          <table:table-cell table:number-columns-repeated="5" office:value-type="float" office:value="0.30568606">
            <text:p>0.30568606</text:p>
          </table:table-cell>
          <table:table-cell office:value-type="float" office:value="0.31478146">
            <text:p>0.31478146</text:p>
          </table:table-cell>
          <table:table-cell office:value-type="float" office:value="0.33513936">
            <text:p>0.33513936</text:p>
          </table:table-cell>
          <table:table-cell table:number-columns-repeated="3" office:value-type="float" office:value="0.36540902">
            <text:p>0.36540902</text:p>
          </table:table-cell>
          <table:table-cell office:value-type="float" office:value="0.37874097">
            <text:p>0.37874097</text:p>
          </table:table-cell>
          <table:table-cell table:number-columns-repeated="3" office:value-type="float" office:value="0.42890072">
            <text:p>0.42890072</text:p>
          </table:table-cell>
          <table:table-cell table:number-columns-repeated="36" office:value-type="float" office:value="1">
            <text:p>1</text:p>
          </table:table-cell>
          <table:table-cell/>
          <table:table-cell office:value-type="float" office:value="32">
            <text:p>32</text:p>
          </table:table-cell>
          <table:table-cell office:value-type="float" office:value="6.348">
            <text:p>6.348</text:p>
          </table:table-cell>
          <table:table-cell office:value-type="float" office:value="6.276">
            <text:p>6.276</text:p>
          </table:table-cell>
          <table:table-cell office:value-type="float" office:value="6.264">
            <text:p>6.264</text:p>
          </table:table-cell>
          <table:table-cell office:value-type="float" office:value="6.15">
            <text:p>6.15</text:p>
          </table:table-cell>
          <table:table-cell office:value-type="float" office:value="6.296">
            <text:p>6.296</text:p>
          </table:table-cell>
          <table:table-cell office:value-type="float" office:value="6.402">
            <text:p>6.402</text:p>
          </table:table-cell>
          <table:table-cell office:value-type="float" office:value="6.584">
            <text:p>6.584</text:p>
          </table:table-cell>
          <table:table-cell office:value-type="float" office:value="6.872">
            <text:p>6.872</text:p>
          </table:table-cell>
          <table:table-cell office:value-type="float" office:value="7.19">
            <text:p>7.19</text:p>
          </table:table-cell>
          <table:table-cell office:value-type="float" office:value="7.29">
            <text:p>7.29</text:p>
          </table:table-cell>
          <table:table-cell office:value-type="float" office:value="7.644">
            <text:p>7.644</text:p>
          </table:table-cell>
          <table:table-cell office:value-type="float" office:value="7.678">
            <text:p>7.678</text:p>
          </table:table-cell>
          <table:table-cell office:value-type="float" office:value="8.058">
            <text:p>8.058</text:p>
          </table:table-cell>
          <table:table-cell office:value-type="float" office:value="7.806">
            <text:p>7.806</text:p>
          </table:table-cell>
          <table:table-cell office:value-type="float" office:value="8.266">
            <text:p>8.266</text:p>
          </table:table-cell>
          <table:table-cell office:value-type="float" office:value="9.118">
            <text:p>9.118</text:p>
          </table:table-cell>
          <table:table-cell table:number-columns-repeated="35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1968353">
            <text:p>0.1968353</text:p>
          </table:table-cell>
          <table:table-cell table:number-columns-repeated="2" office:value-type="float" office:value="0.19874991">
            <text:p>0.19874991</text:p>
          </table:table-cell>
          <table:table-cell table:number-columns-repeated="12" office:value-type="float" office:value="0.3490903">
            <text:p>0.3490903</text:p>
          </table:table-cell>
          <table:table-cell table:number-columns-repeated="3" office:value-type="float" office:value="0.35639134">
            <text:p>0.35639134</text:p>
          </table:table-cell>
          <table:table-cell table:number-columns-repeated="3" office:value-type="float" office:value="0.36539954">
            <text:p>0.36539954</text:p>
          </table:table-cell>
          <table:table-cell office:value-type="float" office:value="0.3717326">
            <text:p>0.3717326</text:p>
          </table:table-cell>
          <table:table-cell table:number-columns-repeated="2" office:value-type="float" office:value="0.4024393">
            <text:p>0.4024393</text:p>
          </table:table-cell>
          <table:table-cell table:number-columns-repeated="2" office:value-type="float" office:value="0.4221072">
            <text:p>0.4221072</text:p>
          </table:table-cell>
          <table:table-cell table:number-columns-repeated="3" office:value-type="float" office:value="0.4923615">
            <text:p>0.4923615</text:p>
          </table:table-cell>
          <table:table-cell table:number-columns-repeated="2" office:value-type="float" office:value="0.50370425">
            <text:p>0.50370425</text:p>
          </table:table-cell>
          <table:table-cell table:number-columns-repeated="3" office:value-type="float" office:value="0.569876">
            <text:p>0.569876</text:p>
          </table:table-cell>
          <table:table-cell table:number-columns-repeated="9" office:value-type="float" office:value="0.60658115">
            <text:p>0.60658115</text:p>
          </table:table-cell>
          <table:table-cell table:number-columns-repeated="5" office:value-type="float" office:value="0.61415505">
            <text:p>0.61415505</text:p>
          </table:table-cell>
          <table:table-cell table:number-columns-repeated="3" office:value-type="float" office:value="0.6447206">
            <text:p>0.6447206</text:p>
          </table:table-cell>
          <table:table-cell/>
          <table:table-cell office:value-type="float" office:value="33">
            <text:p>33</text:p>
          </table:table-cell>
          <table:table-cell office:value-type="float" office:value="6.226">
            <text:p>6.226</text:p>
          </table:table-cell>
          <table:table-cell office:value-type="float" office:value="6.164">
            <text:p>6.164</text:p>
          </table:table-cell>
          <table:table-cell office:value-type="float" office:value="6.122">
            <text:p>6.122</text:p>
          </table:table-cell>
          <table:table-cell office:value-type="float" office:value="6.024">
            <text:p>6.024</text:p>
          </table:table-cell>
          <table:table-cell office:value-type="float" office:value="5.84">
            <text:p>5.84</text:p>
          </table:table-cell>
          <table:table-cell office:value-type="float" office:value="5.696">
            <text:p>5.696</text:p>
          </table:table-cell>
          <table:table-cell office:value-type="float" office:value="5.678">
            <text:p>5.678</text:p>
          </table:table-cell>
          <table:table-cell office:value-type="float" office:value="5.396">
            <text:p>5.396</text:p>
          </table:table-cell>
          <table:table-cell office:value-type="float" office:value="4.978">
            <text:p>4.978</text:p>
          </table:table-cell>
          <table:table-cell office:value-type="float" office:value="5.126">
            <text:p>5.126</text:p>
          </table:table-cell>
          <table:table-cell office:value-type="float" office:value="5.144">
            <text:p>5.144</text:p>
          </table:table-cell>
          <table:table-cell office:value-type="float" office:value="5.318">
            <text:p>5.318</text:p>
          </table:table-cell>
          <table:table-cell office:value-type="float" office:value="5.24">
            <text:p>5.24</text:p>
          </table:table-cell>
          <table:table-cell office:value-type="float" office:value="5.664">
            <text:p>5.664</text:p>
          </table:table-cell>
          <table:table-cell office:value-type="float" office:value="5.732">
            <text:p>5.732</text:p>
          </table:table-cell>
          <table:table-cell office:value-type="float" office:value="5.73">
            <text:p>5.73</text:p>
          </table:table-cell>
          <table:table-cell office:value-type="float" office:value="5.996">
            <text:p>5.996</text:p>
          </table:table-cell>
          <table:table-cell office:value-type="float" office:value="6.622">
            <text:p>6.622</text:p>
          </table:table-cell>
          <table:table-cell office:value-type="float" office:value="7.03">
            <text:p>7.03</text:p>
          </table:table-cell>
          <table:table-cell office:value-type="float" office:value="7.124">
            <text:p>7.124</text:p>
          </table:table-cell>
          <table:table-cell office:value-type="float" office:value="7.672">
            <text:p>7.672</text:p>
          </table:table-cell>
          <table:table-cell office:value-type="float" office:value="8.074">
            <text:p>8.074</text:p>
          </table:table-cell>
          <table:table-cell office:value-type="float" office:value="8.374">
            <text:p>8.374</text:p>
          </table:table-cell>
          <table:table-cell office:value-type="float" office:value="8.464">
            <text:p>8.464</text:p>
          </table:table-cell>
          <table:table-cell office:value-type="float" office:value="8.678">
            <text:p>8.678</text:p>
          </table:table-cell>
          <table:table-cell office:value-type="float" office:value="9.672">
            <text:p>9.672</text:p>
          </table:table-cell>
          <table:table-cell office:value-type="float" office:value="10.422">
            <text:p>10.422</text:p>
          </table:table-cell>
          <table:table-cell office:value-type="float" office:value="11.838">
            <text:p>11.838</text:p>
          </table:table-cell>
          <table:table-cell office:value-type="float" office:value="13.36">
            <text:p>13.36</text:p>
          </table:table-cell>
          <table:table-cell office:value-type="float" office:value="14.778">
            <text:p>14.778</text:p>
          </table:table-cell>
          <table:table-cell office:value-type="float" office:value="16.492">
            <text:p>16.492</text:p>
          </table:table-cell>
          <table:table-cell office:value-type="float" office:value="17.878">
            <text:p>17.878</text:p>
          </table:table-cell>
          <table:table-cell office:value-type="float" office:value="19.622">
            <text:p>19.622</text:p>
          </table:table-cell>
          <table:table-cell office:value-type="float" office:value="21.24">
            <text:p>21.24</text:p>
          </table:table-cell>
          <table:table-cell office:value-type="float" office:value="23.572">
            <text:p>23.572</text:p>
          </table:table-cell>
          <table:table-cell office:value-type="float" office:value="24.672">
            <text:p>24.672</text:p>
          </table:table-cell>
          <table:table-cell office:value-type="float" office:value="25.672">
            <text:p>25.672</text:p>
          </table:table-cell>
          <table:table-cell office:value-type="float" office:value="26.152">
            <text:p>26.152</text:p>
          </table:table-cell>
          <table:table-cell office:value-type="float" office:value="27.978">
            <text:p>27.978</text:p>
          </table:table-cell>
          <table:table-cell office:value-type="float" office:value="28.004">
            <text:p>28.004</text:p>
          </table:table-cell>
          <table:table-cell office:value-type="float" office:value="30.506">
            <text:p>30.506</text:p>
          </table:table-cell>
          <table:table-cell office:value-type="float" office:value="32.774">
            <text:p>32.774</text:p>
          </table:table-cell>
          <table:table-cell office:value-type="float" office:value="33.816">
            <text:p>33.816</text:p>
          </table:table-cell>
          <table:table-cell office:value-type="float" office:value="33.854">
            <text:p>33.854</text:p>
          </table:table-cell>
          <table:table-cell office:value-type="float" office:value="35.46">
            <text:p>35.46</text:p>
          </table:table-cell>
          <table:table-cell office:value-type="float" office:value="35.602">
            <text:p>35.602</text:p>
          </table:table-cell>
          <table:table-cell office:value-type="float" office:value="35.868">
            <text:p>35.868</text:p>
          </table:table-cell>
          <table:table-cell office:value-type="float" office:value="37.816">
            <text:p>37.816</text:p>
          </table:table-cell>
          <table:table-cell office:value-type="float" office:value="38.696">
            <text:p>38.696</text:p>
          </table:table-cell>
          <table:table-cell office:value-type="float" office:value="37.572">
            <text:p>37.572</text:p>
          </table:table-cell>
          <table:table-cell office:value-type="float" office:value="38.024">
            <text:p>38.02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number-columns-repeated="6" office:value-type="float" office:value="0.23307648">
            <text:p>0.23307648</text:p>
          </table:table-cell>
          <table:table-cell office:value-type="float" office:value="0.26583865">
            <text:p>0.26583865</text:p>
          </table:table-cell>
          <table:table-cell table:number-columns-repeated="3" office:value-type="float" office:value="0.40399036">
            <text:p>0.40399036</text:p>
          </table:table-cell>
          <table:table-cell office:value-type="float" office:value="0.62111473">
            <text:p>0.62111473</text:p>
          </table:table-cell>
          <table:table-cell table:number-columns-repeated="40" office:value-type="float" office:value="1">
            <text:p>1</text:p>
          </table:table-cell>
          <table:table-cell/>
          <table:table-cell office:value-type="float" office:value="34">
            <text:p>34</text:p>
          </table:table-cell>
          <table:table-cell office:value-type="float" office:value="6.206">
            <text:p>6.206</text:p>
          </table:table-cell>
          <table:table-cell office:value-type="float" office:value="6.24">
            <text:p>6.24</text:p>
          </table:table-cell>
          <table:table-cell office:value-type="float" office:value="5.898">
            <text:p>5.898</text:p>
          </table:table-cell>
          <table:table-cell office:value-type="float" office:value="5.672">
            <text:p>5.672</text:p>
          </table:table-cell>
          <table:table-cell office:value-type="float" office:value="5.954">
            <text:p>5.954</text:p>
          </table:table-cell>
          <table:table-cell office:value-type="float" office:value="6.294">
            <text:p>6.294</text:p>
          </table:table-cell>
          <table:table-cell office:value-type="float" office:value="6.624">
            <text:p>6.624</text:p>
          </table:table-cell>
          <table:table-cell office:value-type="float" office:value="6.73">
            <text:p>6.73</text:p>
          </table:table-cell>
          <table:table-cell office:value-type="float" office:value="7.568">
            <text:p>7.568</text:p>
          </table:table-cell>
          <table:table-cell office:value-type="float" office:value="8.088">
            <text:p>8.088</text:p>
          </table:table-cell>
          <table:table-cell office:value-type="float" office:value="8.99">
            <text:p>8.99</text:p>
          </table:table-cell>
          <table:table-cell office:value-type="float" office:value="10.348">
            <text:p>10.348</text:p>
          </table:table-cell>
          <table:table-cell table:number-columns-repeated="3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1968353">
            <text:p>0.1968353</text:p>
          </table:table-cell>
          <table:table-cell table:number-columns-repeated="4" office:value-type="float" office:value="0.30386603">
            <text:p>0.30386603</text:p>
          </table:table-cell>
          <table:table-cell table:number-columns-repeated="3" office:value-type="float" office:value="0.30568606">
            <text:p>0.30568606</text:p>
          </table:table-cell>
          <table:table-cell table:number-columns-repeated="10" office:value-type="float" office:value="0.40990743">
            <text:p>0.40990743</text:p>
          </table:table-cell>
          <table:table-cell table:number-columns-repeated="8" office:value-type="float" office:value="0.4297789">
            <text:p>0.4297789</text:p>
          </table:table-cell>
          <table:table-cell table:number-columns-repeated="2" office:value-type="float" office:value="0.45163083">
            <text:p>0.45163083</text:p>
          </table:table-cell>
          <table:table-cell office:value-type="float" office:value="0.46761644">
            <text:p>0.46761644</text:p>
          </table:table-cell>
          <table:table-cell table:number-columns-repeated="6" office:value-type="float" office:value="0.54528886">
            <text:p>0.54528886</text:p>
          </table:table-cell>
          <table:table-cell office:value-type="float" office:value="0.5659735">
            <text:p>0.5659735</text:p>
          </table:table-cell>
          <table:table-cell table:number-columns-repeated="3" office:value-type="float" office:value="0.578713">
            <text:p>0.578713</text:p>
          </table:table-cell>
          <table:table-cell table:number-columns-repeated="8" office:value-type="float" office:value="0.59465295">
            <text:p>0.59465295</text:p>
          </table:table-cell>
          <table:table-cell table:number-columns-repeated="4" office:value-type="float" office:value="0.60316443">
            <text:p>0.60316443</text:p>
          </table:table-cell>
          <table:table-cell/>
          <table:table-cell office:value-type="float" office:value="35">
            <text:p>35</text:p>
          </table:table-cell>
          <table:table-cell office:value-type="float" office:value="6.188">
            <text:p>6.188</text:p>
          </table:table-cell>
          <table:table-cell office:value-type="float" office:value="6.074">
            <text:p>6.074</text:p>
          </table:table-cell>
          <table:table-cell office:value-type="float" office:value="5.782">
            <text:p>5.782</text:p>
          </table:table-cell>
          <table:table-cell office:value-type="float" office:value="5.656">
            <text:p>5.656</text:p>
          </table:table-cell>
          <table:table-cell office:value-type="float" office:value="5.568">
            <text:p>5.568</text:p>
          </table:table-cell>
          <table:table-cell office:value-type="float" office:value="5.76">
            <text:p>5.76</text:p>
          </table:table-cell>
          <table:table-cell office:value-type="float" office:value="6.226">
            <text:p>6.226</text:p>
          </table:table-cell>
          <table:table-cell office:value-type="float" office:value="6.05">
            <text:p>6.05</text:p>
          </table:table-cell>
          <table:table-cell office:value-type="float" office:value="5.898">
            <text:p>5.898</text:p>
          </table:table-cell>
          <table:table-cell office:value-type="float" office:value="6.33">
            <text:p>6.33</text:p>
          </table:table-cell>
          <table:table-cell office:value-type="float" office:value="6.606">
            <text:p>6.606</text:p>
          </table:table-cell>
          <table:table-cell office:value-type="float" office:value="6.738">
            <text:p>6.738</text:p>
          </table:table-cell>
          <table:table-cell office:value-type="float" office:value="6.776">
            <text:p>6.776</text:p>
          </table:table-cell>
          <table:table-cell office:value-type="float" office:value="6.948">
            <text:p>6.948</text:p>
          </table:table-cell>
          <table:table-cell office:value-type="float" office:value="7.128">
            <text:p>7.128</text:p>
          </table:table-cell>
          <table:table-cell office:value-type="float" office:value="7.14">
            <text:p>7.14</text:p>
          </table:table-cell>
          <table:table-cell office:value-type="float" office:value="7.544">
            <text:p>7.544</text:p>
          </table:table-cell>
          <table:table-cell office:value-type="float" office:value="7.792">
            <text:p>7.792</text:p>
          </table:table-cell>
          <table:table-cell office:value-type="float" office:value="7.988">
            <text:p>7.988</text:p>
          </table:table-cell>
          <table:table-cell office:value-type="float" office:value="8.86">
            <text:p>8.86</text:p>
          </table:table-cell>
          <table:table-cell office:value-type="float" office:value="9.536">
            <text:p>9.536</text:p>
          </table:table-cell>
          <table:table-cell office:value-type="float" office:value="10.296">
            <text:p>10.296</text:p>
          </table:table-cell>
          <table:table-cell office:value-type="float" office:value="11.262">
            <text:p>11.262</text:p>
          </table:table-cell>
          <table:table-cell office:value-type="float" office:value="12.406">
            <text:p>12.406</text:p>
          </table:table-cell>
          <table:table-cell office:value-type="float" office:value="12.956">
            <text:p>12.956</text:p>
          </table:table-cell>
          <table:table-cell office:value-type="float" office:value="14.596">
            <text:p>14.596</text:p>
          </table:table-cell>
          <table:table-cell office:value-type="float" office:value="17.03">
            <text:p>17.03</text:p>
          </table:table-cell>
          <table:table-cell office:value-type="float" office:value="18.742">
            <text:p>18.742</text:p>
          </table:table-cell>
          <table:table-cell office:value-type="float" office:value="20.582">
            <text:p>20.582</text:p>
          </table:table-cell>
          <table:table-cell office:value-type="float" office:value="20.24">
            <text:p>20.24</text:p>
          </table:table-cell>
          <table:table-cell office:value-type="float" office:value="21.53">
            <text:p>21.53</text:p>
          </table:table-cell>
          <table:table-cell office:value-type="float" office:value="22.258">
            <text:p>22.258</text:p>
          </table:table-cell>
          <table:table-cell office:value-type="float" office:value="22.812">
            <text:p>22.812</text:p>
          </table:table-cell>
          <table:table-cell office:value-type="float" office:value="23.798">
            <text:p>23.798</text:p>
          </table:table-cell>
          <table:table-cell office:value-type="float" office:value="23.774">
            <text:p>23.774</text:p>
          </table:table-cell>
          <table:table-cell office:value-type="float" office:value="24.57">
            <text:p>24.57</text:p>
          </table:table-cell>
          <table:table-cell office:value-type="float" office:value="25.106">
            <text:p>25.106</text:p>
          </table:table-cell>
          <table:table-cell office:value-type="float" office:value="26.046">
            <text:p>26.046</text:p>
          </table:table-cell>
          <table:table-cell office:value-type="float" office:value="26.23">
            <text:p>26.23</text:p>
          </table:table-cell>
          <table:table-cell office:value-type="float" office:value="26.94">
            <text:p>26.94</text:p>
          </table:table-cell>
          <table:table-cell office:value-type="float" office:value="28.324">
            <text:p>28.324</text:p>
          </table:table-cell>
          <table:table-cell office:value-type="float" office:value="28.696">
            <text:p>28.696</text:p>
          </table:table-cell>
          <table:table-cell office:value-type="float" office:value="30.446">
            <text:p>30.446</text:p>
          </table:table-cell>
          <table:table-cell office:value-type="float" office:value="30.204">
            <text:p>30.204</text:p>
          </table:table-cell>
          <table:table-cell office:value-type="float" office:value="31.506">
            <text:p>31.506</text:p>
          </table:table-cell>
          <table:table-cell office:value-type="float" office:value="31.896">
            <text:p>31.896</text:p>
          </table:table-cell>
          <table:table-cell office:value-type="float" office:value="31.314">
            <text:p>31.314</text:p>
          </table:table-cell>
          <table:table-cell office:value-type="float" office:value="31.954">
            <text:p>31.954</text:p>
          </table:table-cell>
          <table:table-cell office:value-type="float" office:value="30.596">
            <text:p>30.596</text:p>
          </table:table-cell>
          <table:table-cell office:value-type="float" office:value="31.096">
            <text:p>31.096</text:p>
          </table:table-cell>
          <table:table-cell office:value-type="float" office:value="30.872">
            <text:p>30.87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19874991">
            <text:p>0.19874991</text:p>
          </table:table-cell>
          <table:table-cell office:value-type="float" office:value="0.22835918">
            <text:p>0.22835918</text:p>
          </table:table-cell>
          <table:table-cell table:number-columns-repeated="3" office:value-type="float" office:value="0.27934688">
            <text:p>0.27934688</text:p>
          </table:table-cell>
          <table:table-cell office:value-type="float" office:value="0.30568606">
            <text:p>0.30568606</text:p>
          </table:table-cell>
          <table:table-cell table:number-columns-repeated="6" office:value-type="float" office:value="0.33939025">
            <text:p>0.33939025</text:p>
          </table:table-cell>
          <table:table-cell table:number-columns-repeated="13" office:value-type="float" office:value="0.61207694">
            <text:p>0.61207694</text:p>
          </table:table-cell>
          <table:table-cell table:number-columns-repeated="11" office:value-type="float" office:value="0.73172766">
            <text:p>0.73172766</text:p>
          </table:table-cell>
          <table:table-cell table:number-columns-repeated="15" office:value-type="float" office:value="1">
            <text:p>1</text:p>
          </table:table-cell>
          <table:table-cell/>
          <table:table-cell office:value-type="float" office:value="36">
            <text:p>36</text:p>
          </table:table-cell>
          <table:table-cell office:value-type="float" office:value="6.276">
            <text:p>6.276</text:p>
          </table:table-cell>
          <table:table-cell office:value-type="float" office:value="6.25">
            <text:p>6.25</text:p>
          </table:table-cell>
          <table:table-cell office:value-type="float" office:value="5.872">
            <text:p>5.872</text:p>
          </table:table-cell>
          <table:table-cell office:value-type="float" office:value="6.054">
            <text:p>6.054</text:p>
          </table:table-cell>
          <table:table-cell office:value-type="float" office:value="6.146">
            <text:p>6.146</text:p>
          </table:table-cell>
          <table:table-cell office:value-type="float" office:value="6.058">
            <text:p>6.058</text:p>
          </table:table-cell>
          <table:table-cell office:value-type="float" office:value="6.168">
            <text:p>6.168</text:p>
          </table:table-cell>
          <table:table-cell office:value-type="float" office:value="6.234">
            <text:p>6.234</text:p>
          </table:table-cell>
          <table:table-cell office:value-type="float" office:value="6.374">
            <text:p>6.374</text:p>
          </table:table-cell>
          <table:table-cell office:value-type="float" office:value="6.42">
            <text:p>6.42</text:p>
          </table:table-cell>
          <table:table-cell office:value-type="float" office:value="6.758">
            <text:p>6.758</text:p>
          </table:table-cell>
          <table:table-cell office:value-type="float" office:value="6.56">
            <text:p>6.56</text:p>
          </table:table-cell>
          <table:table-cell office:value-type="float" office:value="6.868">
            <text:p>6.868</text:p>
          </table:table-cell>
          <table:table-cell office:value-type="float" office:value="7.39">
            <text:p>7.39</text:p>
          </table:table-cell>
          <table:table-cell office:value-type="float" office:value="8.106">
            <text:p>8.106</text:p>
          </table:table-cell>
          <table:table-cell office:value-type="float" office:value="7.986">
            <text:p>7.986</text:p>
          </table:table-cell>
          <table:table-cell office:value-type="float" office:value="8.088">
            <text:p>8.088</text:p>
          </table:table-cell>
          <table:table-cell office:value-type="float" office:value="8.038">
            <text:p>8.038</text:p>
          </table:table-cell>
          <table:table-cell office:value-type="float" office:value="8.964">
            <text:p>8.964</text:p>
          </table:table-cell>
          <table:table-cell office:value-type="float" office:value="9.006">
            <text:p>9.006</text:p>
          </table:table-cell>
          <table:table-cell office:value-type="float" office:value="8.83">
            <text:p>8.83</text:p>
          </table:table-cell>
          <table:table-cell office:value-type="float" office:value="9.466">
            <text:p>9.466</text:p>
          </table:table-cell>
          <table:table-cell office:value-type="float" office:value="9.282">
            <text:p>9.282</text:p>
          </table:table-cell>
          <table:table-cell office:value-type="float" office:value="9.63">
            <text:p>9.63</text:p>
          </table:table-cell>
          <table:table-cell office:value-type="float" office:value="9.472">
            <text:p>9.472</text:p>
          </table:table-cell>
          <table:table-cell office:value-type="float" office:value="9.61">
            <text:p>9.61</text:p>
          </table:table-cell>
          <table:table-cell office:value-type="float" office:value="9.794">
            <text:p>9.794</text:p>
          </table:table-cell>
          <table:table-cell office:value-type="float" office:value="9.626">
            <text:p>9.626</text:p>
          </table:table-cell>
          <table:table-cell office:value-type="float" office:value="10.006">
            <text:p>10.006</text:p>
          </table:table-cell>
          <table:table-cell office:value-type="float" office:value="10.32">
            <text:p>10.32</text:p>
          </table:table-cell>
          <table:table-cell office:value-type="float" office:value="10.722">
            <text:p>10.722</text:p>
          </table:table-cell>
          <table:table-cell office:value-type="float" office:value="10.802">
            <text:p>10.802</text:p>
          </table:table-cell>
          <table:table-cell office:value-type="float" office:value="11.082">
            <text:p>11.082</text:p>
          </table:table-cell>
          <table:table-cell office:value-type="float" office:value="11.272">
            <text:p>11.272</text:p>
          </table:table-cell>
          <table:table-cell office:value-type="float" office:value="11.702">
            <text:p>11.702</text:p>
          </table:table-cell>
          <table:table-cell office:value-type="float" office:value="12.384">
            <text:p>12.384</text:p>
          </table:table-cell>
          <table:table-cell office:value-type="float" office:value="13.498">
            <text:p>13.498</text:p>
          </table:table-cell>
          <table:table-cell table:number-columns-repeated="1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1968353">
            <text:p>0.1968353</text:p>
          </table:table-cell>
          <table:table-cell table:number-columns-repeated="3" office:value-type="float" office:value="0.21888082">
            <text:p>0.21888082</text:p>
          </table:table-cell>
          <table:table-cell office:value-type="float" office:value="0.2865385">
            <text:p>0.2865385</text:p>
          </table:table-cell>
          <table:table-cell table:number-columns-repeated="10" office:value-type="float" office:value="0.30568606">
            <text:p>0.30568606</text:p>
          </table:table-cell>
          <table:table-cell table:number-columns-repeated="5" office:value-type="float" office:value="0.4347023">
            <text:p>0.4347023</text:p>
          </table:table-cell>
          <table:table-cell table:number-columns-repeated="31" office:value-type="float" office:value="1">
            <text:p>1</text:p>
          </table:table-cell>
          <table:table-cell/>
          <table:table-cell office:value-type="float" office:value="37">
            <text:p>37</text:p>
          </table:table-cell>
          <table:table-cell office:value-type="float" office:value="6.144">
            <text:p>6.144</text:p>
          </table:table-cell>
          <table:table-cell office:value-type="float" office:value="6.114">
            <text:p>6.114</text:p>
          </table:table-cell>
          <table:table-cell office:value-type="float" office:value="5.838">
            <text:p>5.838</text:p>
          </table:table-cell>
          <table:table-cell office:value-type="float" office:value="5.446">
            <text:p>5.446</text:p>
          </table:table-cell>
          <table:table-cell office:value-type="float" office:value="5.13">
            <text:p>5.13</text:p>
          </table:table-cell>
          <table:table-cell office:value-type="float" office:value="5.022">
            <text:p>5.022</text:p>
          </table:table-cell>
          <table:table-cell office:value-type="float" office:value="4.818">
            <text:p>4.818</text:p>
          </table:table-cell>
          <table:table-cell office:value-type="float" office:value="5.012">
            <text:p>5.012</text:p>
          </table:table-cell>
          <table:table-cell office:value-type="float" office:value="5.05">
            <text:p>5.05</text:p>
          </table:table-cell>
          <table:table-cell office:value-type="float" office:value="4.94">
            <text:p>4.94</text:p>
          </table:table-cell>
          <table:table-cell office:value-type="float" office:value="4.992">
            <text:p>4.992</text:p>
          </table:table-cell>
          <table:table-cell office:value-type="float" office:value="5.422">
            <text:p>5.422</text:p>
          </table:table-cell>
          <table:table-cell office:value-type="float" office:value="6.09">
            <text:p>6.09</text:p>
          </table:table-cell>
          <table:table-cell office:value-type="float" office:value="6.426">
            <text:p>6.426</text:p>
          </table:table-cell>
          <table:table-cell office:value-type="float" office:value="6.566">
            <text:p>6.566</text:p>
          </table:table-cell>
          <table:table-cell office:value-type="float" office:value="7.008">
            <text:p>7.008</text:p>
          </table:table-cell>
          <table:table-cell office:value-type="float" office:value="7.744">
            <text:p>7.744</text:p>
          </table:table-cell>
          <table:table-cell office:value-type="float" office:value="8.132">
            <text:p>8.132</text:p>
          </table:table-cell>
          <table:table-cell office:value-type="float" office:value="8.396">
            <text:p>8.396</text:p>
          </table:table-cell>
          <table:table-cell office:value-type="float" office:value="8.562">
            <text:p>8.562</text:p>
          </table:table-cell>
          <table:table-cell office:value-type="float" office:value="8.062">
            <text:p>8.062</text:p>
          </table:table-cell>
          <table:table-cell table:number-columns-repeated="30"/>
        </table:table-row>
        <table:table-row table:style-name="ro1">
          <table:table-cell office:value-type="float" office:value="38">
            <text:p>38</text:p>
          </table:table-cell>
          <table:table-cell table:number-columns-repeated="3" office:value-type="float" office:value="0.1968353">
            <text:p>0.1968353</text:p>
          </table:table-cell>
          <table:table-cell table:number-columns-repeated="6" office:value-type="float" office:value="0.30568606">
            <text:p>0.30568606</text:p>
          </table:table-cell>
          <table:table-cell office:value-type="float" office:value="0.33287263">
            <text:p>0.33287263</text:p>
          </table:table-cell>
          <table:table-cell table:number-columns-repeated="3" office:value-type="float" office:value="0.3369501">
            <text:p>0.3369501</text:p>
          </table:table-cell>
          <table:table-cell table:number-columns-repeated="11" office:value-type="float" office:value="0.575113">
            <text:p>0.575113</text:p>
          </table:table-cell>
          <table:table-cell table:number-columns-repeated="27" office:value-type="float" office:value="1">
            <text:p>1</text:p>
          </table:table-cell>
          <table:table-cell/>
          <table:table-cell office:value-type="float" office:value="38">
            <text:p>38</text:p>
          </table:table-cell>
          <table:table-cell office:value-type="float" office:value="6.09">
            <text:p>6.09</text:p>
          </table:table-cell>
          <table:table-cell office:value-type="float" office:value="6.038">
            <text:p>6.038</text:p>
          </table:table-cell>
          <table:table-cell office:value-type="float" office:value="6.098">
            <text:p>6.098</text:p>
          </table:table-cell>
          <table:table-cell office:value-type="float" office:value="5.8">
            <text:p>5.8</text:p>
          </table:table-cell>
          <table:table-cell office:value-type="float" office:value="5.51">
            <text:p>5.51</text:p>
          </table:table-cell>
          <table:table-cell office:value-type="float" office:value="5.614">
            <text:p>5.614</text:p>
          </table:table-cell>
          <table:table-cell office:value-type="float" office:value="5.588">
            <text:p>5.588</text:p>
          </table:table-cell>
          <table:table-cell office:value-type="float" office:value="5.798">
            <text:p>5.798</text:p>
          </table:table-cell>
          <table:table-cell office:value-type="float" office:value="5.962">
            <text:p>5.962</text:p>
          </table:table-cell>
          <table:table-cell office:value-type="float" office:value="5.514">
            <text:p>5.514</text:p>
          </table:table-cell>
          <table:table-cell office:value-type="float" office:value="5.596">
            <text:p>5.596</text:p>
          </table:table-cell>
          <table:table-cell office:value-type="float" office:value="6.024">
            <text:p>6.024</text:p>
          </table:table-cell>
          <table:table-cell office:value-type="float" office:value="6.246">
            <text:p>6.246</text:p>
          </table:table-cell>
          <table:table-cell office:value-type="float" office:value="6.504">
            <text:p>6.504</text:p>
          </table:table-cell>
          <table:table-cell office:value-type="float" office:value="6.9">
            <text:p>6.9</text:p>
          </table:table-cell>
          <table:table-cell office:value-type="float" office:value="7.302">
            <text:p>7.302</text:p>
          </table:table-cell>
          <table:table-cell office:value-type="float" office:value="7.288">
            <text:p>7.288</text:p>
          </table:table-cell>
          <table:table-cell office:value-type="float" office:value="7.956">
            <text:p>7.956</text:p>
          </table:table-cell>
          <table:table-cell office:value-type="float" office:value="8.324">
            <text:p>8.324</text:p>
          </table:table-cell>
          <table:table-cell office:value-type="float" office:value="8.402">
            <text:p>8.402</text:p>
          </table:table-cell>
          <table:table-cell office:value-type="float" office:value="8.408">
            <text:p>8.408</text:p>
          </table:table-cell>
          <table:table-cell office:value-type="float" office:value="8.128">
            <text:p>8.128</text:p>
          </table:table-cell>
          <table:table-cell office:value-type="float" office:value="8.476">
            <text:p>8.476</text:p>
          </table:table-cell>
          <table:table-cell office:value-type="float" office:value="8.49">
            <text:p>8.49</text:p>
          </table:table-cell>
          <table:table-cell office:value-type="float" office:value="9.054">
            <text:p>9.054</text:p>
          </table:table-cell>
          <table:table-cell table:number-columns-repeated="26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0.1968353">
            <text:p>0.1968353</text:p>
          </table:table-cell>
          <table:table-cell office:value-type="float" office:value="0.2211369">
            <text:p>0.2211369</text:p>
          </table:table-cell>
          <table:table-cell office:value-type="float" office:value="0.23748794">
            <text:p>0.23748794</text:p>
          </table:table-cell>
          <table:table-cell table:number-columns-repeated="8" office:value-type="float" office:value="0.3399805">
            <text:p>0.3399805</text:p>
          </table:table-cell>
          <table:table-cell office:value-type="float" office:value="0.34872553">
            <text:p>0.34872553</text:p>
          </table:table-cell>
          <table:table-cell table:number-columns-repeated="3" office:value-type="float" office:value="0.45999333">
            <text:p>0.45999333</text:p>
          </table:table-cell>
          <table:table-cell table:number-columns-repeated="4" office:value-type="float" office:value="0.49122494">
            <text:p>0.49122494</text:p>
          </table:table-cell>
          <table:table-cell table:number-columns-repeated="3" office:value-type="float" office:value="0.5497039">
            <text:p>0.5497039</text:p>
          </table:table-cell>
          <table:table-cell office:value-type="float" office:value="0.5847702">
            <text:p>0.5847702</text:p>
          </table:table-cell>
          <table:table-cell table:number-columns-repeated="4" office:value-type="float" office:value="0.6059766">
            <text:p>0.6059766</text:p>
          </table:table-cell>
          <table:table-cell office:value-type="float" office:value="0.6394963">
            <text:p>0.6394963</text:p>
          </table:table-cell>
          <table:table-cell table:number-columns-repeated="22" office:value-type="float" office:value="0.6772592">
            <text:p>0.6772592</text:p>
          </table:table-cell>
          <table:table-cell/>
          <table:table-cell office:value-type="float" office:value="39">
            <text:p>39</text:p>
          </table:table-cell>
          <table:table-cell office:value-type="float" office:value="6.004">
            <text:p>6.004</text:p>
          </table:table-cell>
          <table:table-cell office:value-type="float" office:value="5.998">
            <text:p>5.998</text:p>
          </table:table-cell>
          <table:table-cell office:value-type="float" office:value="5.892">
            <text:p>5.892</text:p>
          </table:table-cell>
          <table:table-cell office:value-type="float" office:value="6.048">
            <text:p>6.048</text:p>
          </table:table-cell>
          <table:table-cell office:value-type="float" office:value="5.876">
            <text:p>5.876</text:p>
          </table:table-cell>
          <table:table-cell office:value-type="float" office:value="6.432">
            <text:p>6.432</text:p>
          </table:table-cell>
          <table:table-cell office:value-type="float" office:value="6.912">
            <text:p>6.912</text:p>
          </table:table-cell>
          <table:table-cell office:value-type="float" office:value="7.256">
            <text:p>7.256</text:p>
          </table:table-cell>
          <table:table-cell office:value-type="float" office:value="7.482">
            <text:p>7.482</text:p>
          </table:table-cell>
          <table:table-cell office:value-type="float" office:value="8.22">
            <text:p>8.22</text:p>
          </table:table-cell>
          <table:table-cell office:value-type="float" office:value="8.98">
            <text:p>8.98</text:p>
          </table:table-cell>
          <table:table-cell office:value-type="float" office:value="9.92">
            <text:p>9.92</text:p>
          </table:table-cell>
          <table:table-cell office:value-type="float" office:value="11.034">
            <text:p>11.034</text:p>
          </table:table-cell>
          <table:table-cell office:value-type="float" office:value="11.902">
            <text:p>11.902</text:p>
          </table:table-cell>
          <table:table-cell office:value-type="float" office:value="12.758">
            <text:p>12.758</text:p>
          </table:table-cell>
          <table:table-cell office:value-type="float" office:value="14.126">
            <text:p>14.126</text:p>
          </table:table-cell>
          <table:table-cell office:value-type="float" office:value="15.654">
            <text:p>15.654</text:p>
          </table:table-cell>
          <table:table-cell office:value-type="float" office:value="16.302">
            <text:p>16.302</text:p>
          </table:table-cell>
          <table:table-cell office:value-type="float" office:value="17.796">
            <text:p>17.796</text:p>
          </table:table-cell>
          <table:table-cell office:value-type="float" office:value="18.464">
            <text:p>18.464</text:p>
          </table:table-cell>
          <table:table-cell office:value-type="float" office:value="19.128">
            <text:p>19.128</text:p>
          </table:table-cell>
          <table:table-cell office:value-type="float" office:value="20.634">
            <text:p>20.634</text:p>
          </table:table-cell>
          <table:table-cell office:value-type="float" office:value="21.444">
            <text:p>21.444</text:p>
          </table:table-cell>
          <table:table-cell office:value-type="float" office:value="23.284">
            <text:p>23.284</text:p>
          </table:table-cell>
          <table:table-cell office:value-type="float" office:value="23.564">
            <text:p>23.564</text:p>
          </table:table-cell>
          <table:table-cell office:value-type="float" office:value="23.532">
            <text:p>23.532</text:p>
          </table:table-cell>
          <table:table-cell office:value-type="float" office:value="24.106">
            <text:p>24.106</text:p>
          </table:table-cell>
          <table:table-cell office:value-type="float" office:value="24.662">
            <text:p>24.662</text:p>
          </table:table-cell>
          <table:table-cell office:value-type="float" office:value="25.346">
            <text:p>25.346</text:p>
          </table:table-cell>
          <table:table-cell office:value-type="float" office:value="26.03">
            <text:p>26.03</text:p>
          </table:table-cell>
          <table:table-cell office:value-type="float" office:value="26.512">
            <text:p>26.512</text:p>
          </table:table-cell>
          <table:table-cell office:value-type="float" office:value="26.186">
            <text:p>26.186</text:p>
          </table:table-cell>
          <table:table-cell office:value-type="float" office:value="27.598">
            <text:p>27.598</text:p>
          </table:table-cell>
          <table:table-cell office:value-type="float" office:value="29.142">
            <text:p>29.142</text:p>
          </table:table-cell>
          <table:table-cell office:value-type="float" office:value="31.248">
            <text:p>31.248</text:p>
          </table:table-cell>
          <table:table-cell office:value-type="float" office:value="31.574">
            <text:p>31.574</text:p>
          </table:table-cell>
          <table:table-cell office:value-type="float" office:value="30.898">
            <text:p>30.898</text:p>
          </table:table-cell>
          <table:table-cell office:value-type="float" office:value="31.046">
            <text:p>31.046</text:p>
          </table:table-cell>
          <table:table-cell office:value-type="float" office:value="33.178">
            <text:p>33.178</text:p>
          </table:table-cell>
          <table:table-cell office:value-type="float" office:value="33.562">
            <text:p>33.562</text:p>
          </table:table-cell>
          <table:table-cell office:value-type="float" office:value="33.852">
            <text:p>33.852</text:p>
          </table:table-cell>
          <table:table-cell office:value-type="float" office:value="34.346">
            <text:p>34.346</text:p>
          </table:table-cell>
          <table:table-cell office:value-type="float" office:value="36.396">
            <text:p>36.396</text:p>
          </table:table-cell>
          <table:table-cell office:value-type="float" office:value="36.75">
            <text:p>36.75</text:p>
          </table:table-cell>
          <table:table-cell office:value-type="float" office:value="36.942">
            <text:p>36.942</text:p>
          </table:table-cell>
          <table:table-cell office:value-type="float" office:value="35.908">
            <text:p>35.908</text:p>
          </table:table-cell>
          <table:table-cell office:value-type="float" office:value="37.06">
            <text:p>37.06</text:p>
          </table:table-cell>
          <table:table-cell office:value-type="float" office:value="37.606">
            <text:p>37.606</text:p>
          </table:table-cell>
          <table:table-cell office:value-type="float" office:value="37.028">
            <text:p>37.028</text:p>
          </table:table-cell>
          <table:table-cell office:value-type="float" office:value="38.884">
            <text:p>38.884</text:p>
          </table:table-cell>
          <table:table-cell office:value-type="float" office:value="38.87">
            <text:p>38.8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0.19874991">
            <text:p>0.19874991</text:p>
          </table:table-cell>
          <table:table-cell office:value-type="float" office:value="0.23307648">
            <text:p>0.23307648</text:p>
          </table:table-cell>
          <table:table-cell office:value-type="float" office:value="0.25671214">
            <text:p>0.25671214</text:p>
          </table:table-cell>
          <table:table-cell table:number-columns-repeated="2" office:value-type="float" office:value="0.2593721">
            <text:p>0.2593721</text:p>
          </table:table-cell>
          <table:table-cell office:value-type="float" office:value="0.30568606">
            <text:p>0.30568606</text:p>
          </table:table-cell>
          <table:table-cell office:value-type="float" office:value="0.30815294">
            <text:p>0.30815294</text:p>
          </table:table-cell>
          <table:table-cell office:value-type="float" office:value="0.36409503">
            <text:p>0.36409503</text:p>
          </table:table-cell>
          <table:table-cell table:number-columns-repeated="4" office:value-type="float" office:value="0.4321864">
            <text:p>0.4321864</text:p>
          </table:table-cell>
          <table:table-cell table:number-columns-repeated="2" office:value-type="float" office:value="0.4353948">
            <text:p>0.4353948</text:p>
          </table:table-cell>
          <table:table-cell office:value-type="float" office:value="0.5316257">
            <text:p>0.5316257</text:p>
          </table:table-cell>
          <table:table-cell table:number-columns-repeated="35" office:value-type="float" office:value="1">
            <text:p>1</text:p>
          </table:table-cell>
          <table:table-cell/>
          <table:table-cell office:value-type="float" office:value="40">
            <text:p>40</text:p>
          </table:table-cell>
          <table:table-cell office:value-type="float" office:value="6.062">
            <text:p>6.062</text:p>
          </table:table-cell>
          <table:table-cell office:value-type="float" office:value="5.996">
            <text:p>5.996</text:p>
          </table:table-cell>
          <table:table-cell office:value-type="float" office:value="5.836">
            <text:p>5.836</text:p>
          </table:table-cell>
          <table:table-cell office:value-type="float" office:value="5.794">
            <text:p>5.794</text:p>
          </table:table-cell>
          <table:table-cell office:value-type="float" office:value="5.786">
            <text:p>5.786</text:p>
          </table:table-cell>
          <table:table-cell office:value-type="float" office:value="5.722">
            <text:p>5.722</text:p>
          </table:table-cell>
          <table:table-cell office:value-type="float" office:value="5.802">
            <text:p>5.802</text:p>
          </table:table-cell>
          <table:table-cell office:value-type="float" office:value="6.302">
            <text:p>6.302</text:p>
          </table:table-cell>
          <table:table-cell office:value-type="float" office:value="6.58">
            <text:p>6.58</text:p>
          </table:table-cell>
          <table:table-cell office:value-type="float" office:value="7.116">
            <text:p>7.116</text:p>
          </table:table-cell>
          <table:table-cell office:value-type="float" office:value="7.058">
            <text:p>7.058</text:p>
          </table:table-cell>
          <table:table-cell office:value-type="float" office:value="7.272">
            <text:p>7.272</text:p>
          </table:table-cell>
          <table:table-cell office:value-type="float" office:value="7.382">
            <text:p>7.382</text:p>
          </table:table-cell>
          <table:table-cell office:value-type="float" office:value="7.674">
            <text:p>7.674</text:p>
          </table:table-cell>
          <table:table-cell office:value-type="float" office:value="8.09">
            <text:p>8.09</text:p>
          </table:table-cell>
          <table:table-cell office:value-type="float" office:value="8.066">
            <text:p>8.066</text:p>
          </table:table-cell>
          <table:table-cell office:value-type="float" office:value="8.878">
            <text:p>8.878</text:p>
          </table:table-cell>
          <table:table-cell table:number-columns-repeated="3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20950076">
            <text:p>0.20950076</text:p>
          </table:table-cell>
          <table:table-cell office:value-type="float" office:value="0.22216253">
            <text:p>0.22216253</text:p>
          </table:table-cell>
          <table:table-cell office:value-type="float" office:value="0.23307648">
            <text:p>0.23307648</text:p>
          </table:table-cell>
          <table:table-cell office:value-type="float" office:value="0.28840572">
            <text:p>0.28840572</text:p>
          </table:table-cell>
          <table:table-cell table:number-columns-repeated="2" office:value-type="float" office:value="0.3055402">
            <text:p>0.3055402</text:p>
          </table:table-cell>
          <table:table-cell table:number-columns-repeated="3" office:value-type="float" office:value="0.34539956">
            <text:p>0.34539956</text:p>
          </table:table-cell>
          <table:table-cell office:value-type="float" office:value="0.3735174">
            <text:p>0.3735174</text:p>
          </table:table-cell>
          <table:table-cell table:number-columns-repeated="2" office:value-type="float" office:value="0.38003448">
            <text:p>0.38003448</text:p>
          </table:table-cell>
          <table:table-cell table:number-columns-repeated="3" office:value-type="float" office:value="0.51204485">
            <text:p>0.51204485</text:p>
          </table:table-cell>
          <table:table-cell table:number-columns-repeated="8" office:value-type="float" office:value="0.5222698">
            <text:p>0.5222698</text:p>
          </table:table-cell>
          <table:table-cell table:number-columns-repeated="2" office:value-type="float" office:value="0.5259416">
            <text:p>0.5259416</text:p>
          </table:table-cell>
          <table:table-cell office:value-type="float" office:value="0.550336">
            <text:p>0.550336</text:p>
          </table:table-cell>
          <table:table-cell office:value-type="float" office:value="0.55172795">
            <text:p>0.55172795</text:p>
          </table:table-cell>
          <table:table-cell table:number-columns-repeated="7" office:value-type="float" office:value="0.5948598">
            <text:p>0.5948598</text:p>
          </table:table-cell>
          <table:table-cell office:value-type="float" office:value="0.59805757">
            <text:p>0.59805757</text:p>
          </table:table-cell>
          <table:table-cell table:number-columns-repeated="14" office:value-type="float" office:value="0.6946138">
            <text:p>0.6946138</text:p>
          </table:table-cell>
          <table:table-cell table:number-columns-repeated="2" office:value-type="float" office:value="0.74103975">
            <text:p>0.74103975</text:p>
          </table:table-cell>
          <table:table-cell/>
          <table:table-cell office:value-type="float" office:value="41">
            <text:p>41</text:p>
          </table:table-cell>
          <table:table-cell office:value-type="float" office:value="6.164">
            <text:p>6.164</text:p>
          </table:table-cell>
          <table:table-cell office:value-type="float" office:value="6.062">
            <text:p>6.062</text:p>
          </table:table-cell>
          <table:table-cell office:value-type="float" office:value="5.886">
            <text:p>5.886</text:p>
          </table:table-cell>
          <table:table-cell office:value-type="float" office:value="5.988">
            <text:p>5.988</text:p>
          </table:table-cell>
          <table:table-cell office:value-type="float" office:value="6.172">
            <text:p>6.172</text:p>
          </table:table-cell>
          <table:table-cell office:value-type="float" office:value="6.276">
            <text:p>6.276</text:p>
          </table:table-cell>
          <table:table-cell office:value-type="float" office:value="6.42">
            <text:p>6.42</text:p>
          </table:table-cell>
          <table:table-cell office:value-type="float" office:value="6.806">
            <text:p>6.806</text:p>
          </table:table-cell>
          <table:table-cell office:value-type="float" office:value="6.812">
            <text:p>6.812</text:p>
          </table:table-cell>
          <table:table-cell office:value-type="float" office:value="7.526">
            <text:p>7.526</text:p>
          </table:table-cell>
          <table:table-cell office:value-type="float" office:value="8.428">
            <text:p>8.428</text:p>
          </table:table-cell>
          <table:table-cell office:value-type="float" office:value="8.812">
            <text:p>8.812</text:p>
          </table:table-cell>
          <table:table-cell office:value-type="float" office:value="9.46">
            <text:p>9.46</text:p>
          </table:table-cell>
          <table:table-cell office:value-type="float" office:value="10.146">
            <text:p>10.146</text:p>
          </table:table-cell>
          <table:table-cell office:value-type="float" office:value="10.754">
            <text:p>10.754</text:p>
          </table:table-cell>
          <table:table-cell office:value-type="float" office:value="11.216">
            <text:p>11.216</text:p>
          </table:table-cell>
          <table:table-cell office:value-type="float" office:value="12.978">
            <text:p>12.978</text:p>
          </table:table-cell>
          <table:table-cell office:value-type="float" office:value="14.152">
            <text:p>14.152</text:p>
          </table:table-cell>
          <table:table-cell office:value-type="float" office:value="15.046">
            <text:p>15.046</text:p>
          </table:table-cell>
          <table:table-cell office:value-type="float" office:value="15.854">
            <text:p>15.854</text:p>
          </table:table-cell>
          <table:table-cell office:value-type="float" office:value="17.434">
            <text:p>17.434</text:p>
          </table:table-cell>
          <table:table-cell office:value-type="float" office:value="18.998">
            <text:p>18.998</text:p>
          </table:table-cell>
          <table:table-cell office:value-type="float" office:value="20.37">
            <text:p>20.37</text:p>
          </table:table-cell>
          <table:table-cell office:value-type="float" office:value="23.088">
            <text:p>23.088</text:p>
          </table:table-cell>
          <table:table-cell office:value-type="float" office:value="24.946">
            <text:p>24.946</text:p>
          </table:table-cell>
          <table:table-cell office:value-type="float" office:value="26.354">
            <text:p>26.354</text:p>
          </table:table-cell>
          <table:table-cell office:value-type="float" office:value="28.026">
            <text:p>28.026</text:p>
          </table:table-cell>
          <table:table-cell office:value-type="float" office:value="29.446">
            <text:p>29.446</text:p>
          </table:table-cell>
          <table:table-cell office:value-type="float" office:value="29.866">
            <text:p>29.866</text:p>
          </table:table-cell>
          <table:table-cell office:value-type="float" office:value="31.024">
            <text:p>31.024</text:p>
          </table:table-cell>
          <table:table-cell office:value-type="float" office:value="31.46">
            <text:p>31.46</text:p>
          </table:table-cell>
          <table:table-cell office:value-type="float" office:value="33.086">
            <text:p>33.086</text:p>
          </table:table-cell>
          <table:table-cell office:value-type="float" office:value="34.218">
            <text:p>34.218</text:p>
          </table:table-cell>
          <table:table-cell office:value-type="float" office:value="33.546">
            <text:p>33.546</text:p>
          </table:table-cell>
          <table:table-cell office:value-type="float" office:value="34.85">
            <text:p>34.85</text:p>
          </table:table-cell>
          <table:table-cell office:value-type="float" office:value="35.358">
            <text:p>35.358</text:p>
          </table:table-cell>
          <table:table-cell office:value-type="float" office:value="37.366">
            <text:p>37.366</text:p>
          </table:table-cell>
          <table:table-cell office:value-type="float" office:value="40.106">
            <text:p>40.106</text:p>
          </table:table-cell>
          <table:table-cell office:value-type="float" office:value="40.248">
            <text:p>40.248</text:p>
          </table:table-cell>
          <table:table-cell office:value-type="float" office:value="40.252">
            <text:p>40.252</text:p>
          </table:table-cell>
          <table:table-cell office:value-type="float" office:value="42.774">
            <text:p>42.774</text:p>
          </table:table-cell>
          <table:table-cell office:value-type="float" office:value="43.048">
            <text:p>43.048</text:p>
          </table:table-cell>
          <table:table-cell office:value-type="float" office:value="43.272">
            <text:p>43.272</text:p>
          </table:table-cell>
          <table:table-cell office:value-type="float" office:value="43.838">
            <text:p>43.838</text:p>
          </table:table-cell>
          <table:table-cell office:value-type="float" office:value="42.798">
            <text:p>42.798</text:p>
          </table:table-cell>
          <table:table-cell office:value-type="float" office:value="42.878">
            <text:p>42.878</text:p>
          </table:table-cell>
          <table:table-cell office:value-type="float" office:value="43.3">
            <text:p>43.3</text:p>
          </table:table-cell>
          <table:table-cell office:value-type="float" office:value="44.164">
            <text:p>44.164</text:p>
          </table:table-cell>
          <table:table-cell office:value-type="float" office:value="45.824">
            <text:p>45.824</text:p>
          </table:table-cell>
          <table:table-cell office:value-type="float" office:value="45.738">
            <text:p>45.738</text:p>
          </table:table-cell>
          <table:table-cell office:value-type="float" office:value="46.696">
            <text:p>46.69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23307648">
            <text:p>0.23307648</text:p>
          </table:table-cell>
          <table:table-cell office:value-type="float" office:value="0.30300996">
            <text:p>0.30300996</text:p>
          </table:table-cell>
          <table:table-cell table:number-columns-repeated="2" office:value-type="float" office:value="0.4388197">
            <text:p>0.4388197</text:p>
          </table:table-cell>
          <table:table-cell table:number-columns-repeated="8" office:value-type="float" office:value="0.5582759">
            <text:p>0.5582759</text:p>
          </table:table-cell>
          <table:table-cell table:number-columns-repeated="4" office:value-type="float" office:value="0.55947095">
            <text:p>0.55947095</text:p>
          </table:table-cell>
          <table:table-cell table:number-columns-repeated="2" office:value-type="float" office:value="0.57112277">
            <text:p>0.57112277</text:p>
          </table:table-cell>
          <table:table-cell office:value-type="float" office:value="0.5713937">
            <text:p>0.5713937</text:p>
          </table:table-cell>
          <table:table-cell table:number-columns-repeated="3" office:value-type="float" office:value="0.62174463">
            <text:p>0.62174463</text:p>
          </table:table-cell>
          <table:table-cell office:value-type="float" office:value="0.6225526">
            <text:p>0.6225526</text:p>
          </table:table-cell>
          <table:table-cell office:value-type="float" office:value="0.68253106">
            <text:p>0.68253106</text:p>
          </table:table-cell>
          <table:table-cell table:number-columns-repeated="3" office:value-type="float" office:value="0.6927257">
            <text:p>0.6927257</text:p>
          </table:table-cell>
          <table:table-cell table:number-columns-repeated="24" office:value-type="float" office:value="0.7485224">
            <text:p>0.7485224</text:p>
          </table:table-cell>
          <table:table-cell/>
          <table:table-cell office:value-type="float" office:value="42">
            <text:p>42</text:p>
          </table:table-cell>
          <table:table-cell office:value-type="float" office:value="6.16">
            <text:p>6.16</text:p>
          </table:table-cell>
          <table:table-cell office:value-type="float" office:value="6.214">
            <text:p>6.214</text:p>
          </table:table-cell>
          <table:table-cell office:value-type="float" office:value="5.942">
            <text:p>5.942</text:p>
          </table:table-cell>
          <table:table-cell office:value-type="float" office:value="5.872">
            <text:p>5.872</text:p>
          </table:table-cell>
          <table:table-cell office:value-type="float" office:value="6.022">
            <text:p>6.022</text:p>
          </table:table-cell>
          <table:table-cell office:value-type="float" office:value="5.864">
            <text:p>5.864</text:p>
          </table:table-cell>
          <table:table-cell office:value-type="float" office:value="6.048">
            <text:p>6.048</text:p>
          </table:table-cell>
          <table:table-cell office:value-type="float" office:value="6.86">
            <text:p>6.86</text:p>
          </table:table-cell>
          <table:table-cell office:value-type="float" office:value="7.262">
            <text:p>7.262</text:p>
          </table:table-cell>
          <table:table-cell office:value-type="float" office:value="7.728">
            <text:p>7.728</text:p>
          </table:table-cell>
          <table:table-cell office:value-type="float" office:value="8.076">
            <text:p>8.076</text:p>
          </table:table-cell>
          <table:table-cell office:value-type="float" office:value="8.932">
            <text:p>8.932</text:p>
          </table:table-cell>
          <table:table-cell office:value-type="float" office:value="9.68">
            <text:p>9.68</text:p>
          </table:table-cell>
          <table:table-cell office:value-type="float" office:value="10.866">
            <text:p>10.866</text:p>
          </table:table-cell>
          <table:table-cell office:value-type="float" office:value="11.93">
            <text:p>11.93</text:p>
          </table:table-cell>
          <table:table-cell office:value-type="float" office:value="13.098">
            <text:p>13.098</text:p>
          </table:table-cell>
          <table:table-cell office:value-type="float" office:value="14.546">
            <text:p>14.546</text:p>
          </table:table-cell>
          <table:table-cell office:value-type="float" office:value="16.932">
            <text:p>16.932</text:p>
          </table:table-cell>
          <table:table-cell office:value-type="float" office:value="19.01">
            <text:p>19.01</text:p>
          </table:table-cell>
          <table:table-cell office:value-type="float" office:value="21.19">
            <text:p>21.19</text:p>
          </table:table-cell>
          <table:table-cell office:value-type="float" office:value="22.146">
            <text:p>22.146</text:p>
          </table:table-cell>
          <table:table-cell office:value-type="float" office:value="23.862">
            <text:p>23.862</text:p>
          </table:table-cell>
          <table:table-cell office:value-type="float" office:value="25.832">
            <text:p>25.832</text:p>
          </table:table-cell>
          <table:table-cell office:value-type="float" office:value="27.394">
            <text:p>27.394</text:p>
          </table:table-cell>
          <table:table-cell office:value-type="float" office:value="29.952">
            <text:p>29.952</text:p>
          </table:table-cell>
          <table:table-cell office:value-type="float" office:value="29.9">
            <text:p>29.9</text:p>
          </table:table-cell>
          <table:table-cell office:value-type="float" office:value="30.51">
            <text:p>30.51</text:p>
          </table:table-cell>
          <table:table-cell office:value-type="float" office:value="30.752">
            <text:p>30.752</text:p>
          </table:table-cell>
          <table:table-cell office:value-type="float" office:value="32.358">
            <text:p>32.358</text:p>
          </table:table-cell>
          <table:table-cell office:value-type="float" office:value="32.604">
            <text:p>32.604</text:p>
          </table:table-cell>
          <table:table-cell office:value-type="float" office:value="32.536">
            <text:p>32.536</text:p>
          </table:table-cell>
          <table:table-cell office:value-type="float" office:value="33.738">
            <text:p>33.738</text:p>
          </table:table-cell>
          <table:table-cell office:value-type="float" office:value="33.548">
            <text:p>33.548</text:p>
          </table:table-cell>
          <table:table-cell office:value-type="float" office:value="34.734">
            <text:p>34.734</text:p>
          </table:table-cell>
          <table:table-cell office:value-type="float" office:value="35.318">
            <text:p>35.318</text:p>
          </table:table-cell>
          <table:table-cell office:value-type="float" office:value="35.706">
            <text:p>35.706</text:p>
          </table:table-cell>
          <table:table-cell office:value-type="float" office:value="35.288">
            <text:p>35.288</text:p>
          </table:table-cell>
          <table:table-cell office:value-type="float" office:value="35.856">
            <text:p>35.856</text:p>
          </table:table-cell>
          <table:table-cell office:value-type="float" office:value="35.582">
            <text:p>35.582</text:p>
          </table:table-cell>
          <table:table-cell office:value-type="float" office:value="35.322">
            <text:p>35.322</text:p>
          </table:table-cell>
          <table:table-cell office:value-type="float" office:value="38.148">
            <text:p>38.148</text:p>
          </table:table-cell>
          <table:table-cell office:value-type="float" office:value="37.614">
            <text:p>37.614</text:p>
          </table:table-cell>
          <table:table-cell office:value-type="float" office:value="38.57">
            <text:p>38.57</text:p>
          </table:table-cell>
          <table:table-cell office:value-type="float" office:value="40.372">
            <text:p>40.372</text:p>
          </table:table-cell>
          <table:table-cell office:value-type="float" office:value="40.2">
            <text:p>40.2</text:p>
          </table:table-cell>
          <table:table-cell office:value-type="float" office:value="40.9">
            <text:p>40.9</text:p>
          </table:table-cell>
          <table:table-cell office:value-type="float" office:value="41.134">
            <text:p>41.134</text:p>
          </table:table-cell>
          <table:table-cell office:value-type="float" office:value="39.682">
            <text:p>39.682</text:p>
          </table:table-cell>
          <table:table-cell office:value-type="float" office:value="41.402">
            <text:p>41.402</text:p>
          </table:table-cell>
          <table:table-cell office:value-type="float" office:value="42.844">
            <text:p>42.844</text:p>
          </table:table-cell>
          <table:table-cell office:value-type="float" office:value="44.314">
            <text:p>44.31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number-columns-repeated="4" office:value-type="float" office:value="0.23307648">
            <text:p>0.23307648</text:p>
          </table:table-cell>
          <table:table-cell table:number-columns-repeated="3" office:value-type="float" office:value="0.28860316">
            <text:p>0.28860316</text:p>
          </table:table-cell>
          <table:table-cell table:number-columns-repeated="2" office:value-type="float" office:value="0.33302358">
            <text:p>0.33302358</text:p>
          </table:table-cell>
          <table:table-cell table:number-columns-repeated="5" office:value-type="float" office:value="0.49022064">
            <text:p>0.49022064</text:p>
          </table:table-cell>
          <table:table-cell table:number-columns-repeated="15" office:value-type="float" office:value="0.5440673">
            <text:p>0.5440673</text:p>
          </table:table-cell>
          <table:table-cell table:number-columns-repeated="13" office:value-type="float" office:value="0.62189716">
            <text:p>0.62189716</text:p>
          </table:table-cell>
          <table:table-cell table:number-columns-repeated="9" office:value-type="float" office:value="0.63676447">
            <text:p>0.63676447</text:p>
          </table:table-cell>
          <table:table-cell/>
          <table:table-cell office:value-type="float" office:value="43">
            <text:p>43</text:p>
          </table:table-cell>
          <table:table-cell office:value-type="float" office:value="6.016">
            <text:p>6.016</text:p>
          </table:table-cell>
          <table:table-cell office:value-type="float" office:value="5.946">
            <text:p>5.946</text:p>
          </table:table-cell>
          <table:table-cell office:value-type="float" office:value="5.878">
            <text:p>5.878</text:p>
          </table:table-cell>
          <table:table-cell office:value-type="float" office:value="5.932">
            <text:p>5.932</text:p>
          </table:table-cell>
          <table:table-cell office:value-type="float" office:value="6.248">
            <text:p>6.248</text:p>
          </table:table-cell>
          <table:table-cell office:value-type="float" office:value="6.376">
            <text:p>6.376</text:p>
          </table:table-cell>
          <table:table-cell office:value-type="float" office:value="6.538">
            <text:p>6.538</text:p>
          </table:table-cell>
          <table:table-cell office:value-type="float" office:value="6.544">
            <text:p>6.544</text:p>
          </table:table-cell>
          <table:table-cell office:value-type="float" office:value="6.806">
            <text:p>6.806</text:p>
          </table:table-cell>
          <table:table-cell office:value-type="float" office:value="7.408">
            <text:p>7.408</text:p>
          </table:table-cell>
          <table:table-cell office:value-type="float" office:value="7.582">
            <text:p>7.582</text:p>
          </table:table-cell>
          <table:table-cell office:value-type="float" office:value="8.078">
            <text:p>8.078</text:p>
          </table:table-cell>
          <table:table-cell office:value-type="float" office:value="9.216">
            <text:p>9.216</text:p>
          </table:table-cell>
          <table:table-cell office:value-type="float" office:value="9.664">
            <text:p>9.664</text:p>
          </table:table-cell>
          <table:table-cell office:value-type="float" office:value="10.39">
            <text:p>10.39</text:p>
          </table:table-cell>
          <table:table-cell office:value-type="float" office:value="11.31">
            <text:p>11.31</text:p>
          </table:table-cell>
          <table:table-cell office:value-type="float" office:value="12.42">
            <text:p>12.42</text:p>
          </table:table-cell>
          <table:table-cell office:value-type="float" office:value="12.842">
            <text:p>12.842</text:p>
          </table:table-cell>
          <table:table-cell office:value-type="float" office:value="14.168">
            <text:p>14.168</text:p>
          </table:table-cell>
          <table:table-cell office:value-type="float" office:value="15.608">
            <text:p>15.608</text:p>
          </table:table-cell>
          <table:table-cell office:value-type="float" office:value="17.292">
            <text:p>17.292</text:p>
          </table:table-cell>
          <table:table-cell office:value-type="float" office:value="18.838">
            <text:p>18.838</text:p>
          </table:table-cell>
          <table:table-cell office:value-type="float" office:value="19.818">
            <text:p>19.818</text:p>
          </table:table-cell>
          <table:table-cell office:value-type="float" office:value="20.754">
            <text:p>20.754</text:p>
          </table:table-cell>
          <table:table-cell office:value-type="float" office:value="21.386">
            <text:p>21.386</text:p>
          </table:table-cell>
          <table:table-cell office:value-type="float" office:value="22.364">
            <text:p>22.364</text:p>
          </table:table-cell>
          <table:table-cell office:value-type="float" office:value="23.928">
            <text:p>23.928</text:p>
          </table:table-cell>
          <table:table-cell office:value-type="float" office:value="24.978">
            <text:p>24.978</text:p>
          </table:table-cell>
          <table:table-cell office:value-type="float" office:value="26.45">
            <text:p>26.45</text:p>
          </table:table-cell>
          <table:table-cell office:value-type="float" office:value="28.264">
            <text:p>28.264</text:p>
          </table:table-cell>
          <table:table-cell office:value-type="float" office:value="29.23">
            <text:p>29.23</text:p>
          </table:table-cell>
          <table:table-cell office:value-type="float" office:value="29.684">
            <text:p>29.684</text:p>
          </table:table-cell>
          <table:table-cell office:value-type="float" office:value="29.446">
            <text:p>29.446</text:p>
          </table:table-cell>
          <table:table-cell office:value-type="float" office:value="29.578">
            <text:p>29.578</text:p>
          </table:table-cell>
          <table:table-cell office:value-type="float" office:value="31.002">
            <text:p>31.002</text:p>
          </table:table-cell>
          <table:table-cell office:value-type="float" office:value="32.982">
            <text:p>32.982</text:p>
          </table:table-cell>
          <table:table-cell office:value-type="float" office:value="33.964">
            <text:p>33.964</text:p>
          </table:table-cell>
          <table:table-cell office:value-type="float" office:value="37.04">
            <text:p>37.04</text:p>
          </table:table-cell>
          <table:table-cell office:value-type="float" office:value="38.446">
            <text:p>38.446</text:p>
          </table:table-cell>
          <table:table-cell office:value-type="float" office:value="38.726">
            <text:p>38.726</text:p>
          </table:table-cell>
          <table:table-cell office:value-type="float" office:value="39.042">
            <text:p>39.042</text:p>
          </table:table-cell>
          <table:table-cell office:value-type="float" office:value="40.102">
            <text:p>40.102</text:p>
          </table:table-cell>
          <table:table-cell office:value-type="float" office:value="42.64">
            <text:p>42.64</text:p>
          </table:table-cell>
          <table:table-cell office:value-type="float" office:value="43.47">
            <text:p>43.47</text:p>
          </table:table-cell>
          <table:table-cell office:value-type="float" office:value="43.012">
            <text:p>43.012</text:p>
          </table:table-cell>
          <table:table-cell office:value-type="float" office:value="41.272">
            <text:p>41.272</text:p>
          </table:table-cell>
          <table:table-cell office:value-type="float" office:value="41.464">
            <text:p>41.464</text:p>
          </table:table-cell>
          <table:table-cell office:value-type="float" office:value="40.754">
            <text:p>40.754</text:p>
          </table:table-cell>
          <table:table-cell office:value-type="float" office:value="38.486">
            <text:p>38.486</text:p>
          </table:table-cell>
          <table:table-cell office:value-type="float" office:value="40.35">
            <text:p>40.35</text:p>
          </table:table-cell>
          <table:table-cell office:value-type="float" office:value="40.364">
            <text:p>40.36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4" office:value-type="float" office:value="0.1968353">
            <text:p>0.1968353</text:p>
          </table:table-cell>
          <table:table-cell office:value-type="float" office:value="0.19874991">
            <text:p>0.19874991</text:p>
          </table:table-cell>
          <table:table-cell office:value-type="float" office:value="0.2543714">
            <text:p>0.2543714</text:p>
          </table:table-cell>
          <table:table-cell table:number-columns-repeated="3" office:value-type="float" office:value="0.30568606">
            <text:p>0.30568606</text:p>
          </table:table-cell>
          <table:table-cell table:number-columns-repeated="5" office:value-type="float" office:value="0.35200584">
            <text:p>0.35200584</text:p>
          </table:table-cell>
          <table:table-cell table:number-columns-repeated="11" office:value-type="float" office:value="0.5709955">
            <text:p>0.5709955</text:p>
          </table:table-cell>
          <table:table-cell table:number-columns-repeated="26" office:value-type="float" office:value="1">
            <text:p>1</text:p>
          </table:table-cell>
          <table:table-cell/>
          <table:table-cell office:value-type="float" office:value="44">
            <text:p>44</text:p>
          </table:table-cell>
          <table:table-cell office:value-type="float" office:value="6.12">
            <text:p>6.12</text:p>
          </table:table-cell>
          <table:table-cell office:value-type="float" office:value="6.034">
            <text:p>6.034</text:p>
          </table:table-cell>
          <table:table-cell office:value-type="float" office:value="6.198">
            <text:p>6.198</text:p>
          </table:table-cell>
          <table:table-cell office:value-type="float" office:value="6.15">
            <text:p>6.15</text:p>
          </table:table-cell>
          <table:table-cell office:value-type="float" office:value="5.954">
            <text:p>5.954</text:p>
          </table:table-cell>
          <table:table-cell office:value-type="float" office:value="5.716">
            <text:p>5.716</text:p>
          </table:table-cell>
          <table:table-cell office:value-type="float" office:value="5.762">
            <text:p>5.762</text:p>
          </table:table-cell>
          <table:table-cell office:value-type="float" office:value="5.956">
            <text:p>5.956</text:p>
          </table:table-cell>
          <table:table-cell office:value-type="float" office:value="5.896">
            <text:p>5.896</text:p>
          </table:table-cell>
          <table:table-cell office:value-type="float" office:value="5.954">
            <text:p>5.954</text:p>
          </table:table-cell>
          <table:table-cell office:value-type="float" office:value="6.096">
            <text:p>6.096</text:p>
          </table:table-cell>
          <table:table-cell office:value-type="float" office:value="6.038">
            <text:p>6.038</text:p>
          </table:table-cell>
          <table:table-cell office:value-type="float" office:value="6.122">
            <text:p>6.122</text:p>
          </table:table-cell>
          <table:table-cell office:value-type="float" office:value="6.234">
            <text:p>6.234</text:p>
          </table:table-cell>
          <table:table-cell office:value-type="float" office:value="6.462">
            <text:p>6.462</text:p>
          </table:table-cell>
          <table:table-cell office:value-type="float" office:value="6.694">
            <text:p>6.694</text:p>
          </table:table-cell>
          <table:table-cell office:value-type="float" office:value="6.752">
            <text:p>6.752</text:p>
          </table:table-cell>
          <table:table-cell office:value-type="float" office:value="7.358">
            <text:p>7.358</text:p>
          </table:table-cell>
          <table:table-cell office:value-type="float" office:value="7.394">
            <text:p>7.394</text:p>
          </table:table-cell>
          <table:table-cell office:value-type="float" office:value="7.206">
            <text:p>7.206</text:p>
          </table:table-cell>
          <table:table-cell office:value-type="float" office:value="7.38">
            <text:p>7.38</text:p>
          </table:table-cell>
          <table:table-cell office:value-type="float" office:value="7.906">
            <text:p>7.906</text:p>
          </table:table-cell>
          <table:table-cell office:value-type="float" office:value="7.976">
            <text:p>7.976</text:p>
          </table:table-cell>
          <table:table-cell office:value-type="float" office:value="8.512">
            <text:p>8.512</text:p>
          </table:table-cell>
          <table:table-cell office:value-type="float" office:value="8.694">
            <text:p>8.694</text:p>
          </table:table-cell>
          <table:table-cell office:value-type="float" office:value="9.808">
            <text:p>9.808</text:p>
          </table:table-cell>
          <table:table-cell table:number-columns-repeated="25"/>
        </table:table-row>
        <table:table-row table:style-name="ro1">
          <table:table-cell office:value-type="float" office:value="45">
            <text:p>45</text:p>
          </table:table-cell>
          <table:table-cell table:number-columns-repeated="5" office:value-type="float" office:value="0.1968353">
            <text:p>0.1968353</text:p>
          </table:table-cell>
          <table:table-cell table:number-columns-repeated="14" office:value-type="float" office:value="0.33302358">
            <text:p>0.33302358</text:p>
          </table:table-cell>
          <table:table-cell table:number-columns-repeated="3" office:value-type="float" office:value="0.46092516">
            <text:p>0.46092516</text:p>
          </table:table-cell>
          <table:table-cell table:number-columns-repeated="29" office:value-type="float" office:value="1">
            <text:p>1</text:p>
          </table:table-cell>
          <table:table-cell/>
          <table:table-cell office:value-type="float" office:value="45">
            <text:p>45</text:p>
          </table:table-cell>
          <table:table-cell office:value-type="float" office:value="6.118">
            <text:p>6.118</text:p>
          </table:table-cell>
          <table:table-cell office:value-type="float" office:value="6.116">
            <text:p>6.116</text:p>
          </table:table-cell>
          <table:table-cell office:value-type="float" office:value="6.252">
            <text:p>6.252</text:p>
          </table:table-cell>
          <table:table-cell office:value-type="float" office:value="5.918">
            <text:p>5.918</text:p>
          </table:table-cell>
          <table:table-cell office:value-type="float" office:value="5.836">
            <text:p>5.836</text:p>
          </table:table-cell>
          <table:table-cell office:value-type="float" office:value="5.872">
            <text:p>5.872</text:p>
          </table:table-cell>
          <table:table-cell office:value-type="float" office:value="5.632">
            <text:p>5.632</text:p>
          </table:table-cell>
          <table:table-cell office:value-type="float" office:value="5.39">
            <text:p>5.39</text:p>
          </table:table-cell>
          <table:table-cell office:value-type="float" office:value="5.138">
            <text:p>5.138</text:p>
          </table:table-cell>
          <table:table-cell office:value-type="float" office:value="4.928">
            <text:p>4.928</text:p>
          </table:table-cell>
          <table:table-cell office:value-type="float" office:value="4.988">
            <text:p>4.988</text:p>
          </table:table-cell>
          <table:table-cell office:value-type="float" office:value="4.952">
            <text:p>4.952</text:p>
          </table:table-cell>
          <table:table-cell office:value-type="float" office:value="5.014">
            <text:p>5.014</text:p>
          </table:table-cell>
          <table:table-cell office:value-type="float" office:value="5.518">
            <text:p>5.518</text:p>
          </table:table-cell>
          <table:table-cell office:value-type="float" office:value="5.812">
            <text:p>5.812</text:p>
          </table:table-cell>
          <table:table-cell office:value-type="float" office:value="6.102">
            <text:p>6.102</text:p>
          </table:table-cell>
          <table:table-cell office:value-type="float" office:value="6.116">
            <text:p>6.116</text:p>
          </table:table-cell>
          <table:table-cell office:value-type="float" office:value="6.446">
            <text:p>6.446</text:p>
          </table:table-cell>
          <table:table-cell office:value-type="float" office:value="6.844">
            <text:p>6.844</text:p>
          </table:table-cell>
          <table:table-cell office:value-type="float" office:value="7.55">
            <text:p>7.55</text:p>
          </table:table-cell>
          <table:table-cell office:value-type="float" office:value="8.294">
            <text:p>8.294</text:p>
          </table:table-cell>
          <table:table-cell office:value-type="float" office:value="8.648">
            <text:p>8.648</text:p>
          </table:table-cell>
          <table:table-cell office:value-type="float" office:value="8.566">
            <text:p>8.566</text:p>
          </table:table-cell>
          <table:table-cell table:number-columns-repeated="28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0.19874991">
            <text:p>0.19874991</text:p>
          </table:table-cell>
          <table:table-cell table:number-columns-repeated="2" office:value-type="float" office:value="0.24286921">
            <text:p>0.24286921</text:p>
          </table:table-cell>
          <table:table-cell table:number-columns-repeated="5" office:value-type="float" office:value="0.33302358">
            <text:p>0.33302358</text:p>
          </table:table-cell>
          <table:table-cell table:number-columns-repeated="3" office:value-type="float" office:value="0.38111526">
            <text:p>0.38111526</text:p>
          </table:table-cell>
          <table:table-cell table:number-columns-repeated="3" office:value-type="float" office:value="0.41790524">
            <text:p>0.41790524</text:p>
          </table:table-cell>
          <table:table-cell table:number-columns-repeated="11" office:value-type="float" office:value="0.48136732">
            <text:p>0.48136732</text:p>
          </table:table-cell>
          <table:table-cell table:number-columns-repeated="7" office:value-type="float" office:value="0.51497513">
            <text:p>0.51497513</text:p>
          </table:table-cell>
          <table:table-cell table:number-columns-repeated="8" office:value-type="float" office:value="0.5179764">
            <text:p>0.5179764</text:p>
          </table:table-cell>
          <table:table-cell table:number-columns-repeated="10" office:value-type="float" office:value="0.5437423">
            <text:p>0.5437423</text:p>
          </table:table-cell>
          <table:table-cell/>
          <table:table-cell office:value-type="float" office:value="46">
            <text:p>46</text:p>
          </table:table-cell>
          <table:table-cell office:value-type="float" office:value="6.17">
            <text:p>6.17</text:p>
          </table:table-cell>
          <table:table-cell office:value-type="float" office:value="6.152">
            <text:p>6.152</text:p>
          </table:table-cell>
          <table:table-cell office:value-type="float" office:value="5.996">
            <text:p>5.996</text:p>
          </table:table-cell>
          <table:table-cell office:value-type="float" office:value="5.91">
            <text:p>5.91</text:p>
          </table:table-cell>
          <table:table-cell office:value-type="float" office:value="5.74">
            <text:p>5.74</text:p>
          </table:table-cell>
          <table:table-cell office:value-type="float" office:value="5.564">
            <text:p>5.564</text:p>
          </table:table-cell>
          <table:table-cell office:value-type="float" office:value="5.808">
            <text:p>5.808</text:p>
          </table:table-cell>
          <table:table-cell office:value-type="float" office:value="6.224">
            <text:p>6.224</text:p>
          </table:table-cell>
          <table:table-cell office:value-type="float" office:value="6.4">
            <text:p>6.4</text:p>
          </table:table-cell>
          <table:table-cell office:value-type="float" office:value="6.796">
            <text:p>6.796</text:p>
          </table:table-cell>
          <table:table-cell office:value-type="float" office:value="6.994">
            <text:p>6.994</text:p>
          </table:table-cell>
          <table:table-cell office:value-type="float" office:value="7.372">
            <text:p>7.372</text:p>
          </table:table-cell>
          <table:table-cell office:value-type="float" office:value="7.926">
            <text:p>7.926</text:p>
          </table:table-cell>
          <table:table-cell office:value-type="float" office:value="8.398">
            <text:p>8.398</text:p>
          </table:table-cell>
          <table:table-cell office:value-type="float" office:value="9.028">
            <text:p>9.028</text:p>
          </table:table-cell>
          <table:table-cell office:value-type="float" office:value="9.888">
            <text:p>9.888</text:p>
          </table:table-cell>
          <table:table-cell office:value-type="float" office:value="10.76">
            <text:p>10.76</text:p>
          </table:table-cell>
          <table:table-cell office:value-type="float" office:value="11.366">
            <text:p>11.366</text:p>
          </table:table-cell>
          <table:table-cell office:value-type="float" office:value="12.958">
            <text:p>12.958</text:p>
          </table:table-cell>
          <table:table-cell office:value-type="float" office:value="14.596">
            <text:p>14.596</text:p>
          </table:table-cell>
          <table:table-cell office:value-type="float" office:value="16.646">
            <text:p>16.646</text:p>
          </table:table-cell>
          <table:table-cell office:value-type="float" office:value="18.954">
            <text:p>18.954</text:p>
          </table:table-cell>
          <table:table-cell office:value-type="float" office:value="20.824">
            <text:p>20.824</text:p>
          </table:table-cell>
          <table:table-cell office:value-type="float" office:value="22.432">
            <text:p>22.432</text:p>
          </table:table-cell>
          <table:table-cell office:value-type="float" office:value="22.788">
            <text:p>22.788</text:p>
          </table:table-cell>
          <table:table-cell office:value-type="float" office:value="23.84">
            <text:p>23.84</text:p>
          </table:table-cell>
          <table:table-cell office:value-type="float" office:value="25.23">
            <text:p>25.23</text:p>
          </table:table-cell>
          <table:table-cell office:value-type="float" office:value="26.022">
            <text:p>26.022</text:p>
          </table:table-cell>
          <table:table-cell office:value-type="float" office:value="26.644">
            <text:p>26.644</text:p>
          </table:table-cell>
          <table:table-cell office:value-type="float" office:value="27.18">
            <text:p>27.18</text:p>
          </table:table-cell>
          <table:table-cell office:value-type="float" office:value="29.414">
            <text:p>29.414</text:p>
          </table:table-cell>
          <table:table-cell office:value-type="float" office:value="28.574">
            <text:p>28.574</text:p>
          </table:table-cell>
          <table:table-cell office:value-type="float" office:value="29.94">
            <text:p>29.94</text:p>
          </table:table-cell>
          <table:table-cell office:value-type="float" office:value="30.21">
            <text:p>30.21</text:p>
          </table:table-cell>
          <table:table-cell office:value-type="float" office:value="31.95">
            <text:p>31.95</text:p>
          </table:table-cell>
          <table:table-cell office:value-type="float" office:value="32.838">
            <text:p>32.838</text:p>
          </table:table-cell>
          <table:table-cell office:value-type="float" office:value="34.326">
            <text:p>34.326</text:p>
          </table:table-cell>
          <table:table-cell office:value-type="float" office:value="34.63">
            <text:p>34.63</text:p>
          </table:table-cell>
          <table:table-cell office:value-type="float" office:value="34.212">
            <text:p>34.212</text:p>
          </table:table-cell>
          <table:table-cell office:value-type="float" office:value="34.09">
            <text:p>34.09</text:p>
          </table:table-cell>
          <table:table-cell office:value-type="float" office:value="35.076">
            <text:p>35.076</text:p>
          </table:table-cell>
          <table:table-cell office:value-type="float" office:value="36.77">
            <text:p>36.77</text:p>
          </table:table-cell>
          <table:table-cell office:value-type="float" office:value="36.54">
            <text:p>36.54</text:p>
          </table:table-cell>
          <table:table-cell office:value-type="float" office:value="34.94">
            <text:p>34.94</text:p>
          </table:table-cell>
          <table:table-cell office:value-type="float" office:value="35.784">
            <text:p>35.784</text:p>
          </table:table-cell>
          <table:table-cell office:value-type="float" office:value="37.128">
            <text:p>37.128</text:p>
          </table:table-cell>
          <table:table-cell office:value-type="float" office:value="38.09">
            <text:p>38.09</text:p>
          </table:table-cell>
          <table:table-cell office:value-type="float" office:value="38.986">
            <text:p>38.986</text:p>
          </table:table-cell>
          <table:table-cell office:value-type="float" office:value="37.606">
            <text:p>37.606</text:p>
          </table:table-cell>
          <table:table-cell office:value-type="float" office:value="37.46">
            <text:p>37.46</text:p>
          </table:table-cell>
          <table:table-cell office:value-type="float" office:value="39.612">
            <text:p>39.61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1968353">
            <text:p>0.1968353</text:p>
          </table:table-cell>
          <table:table-cell table:number-columns-repeated="4" office:value-type="float" office:value="0.3055402">
            <text:p>0.3055402</text:p>
          </table:table-cell>
          <table:table-cell office:value-type="float" office:value="0.30640888">
            <text:p>0.30640888</text:p>
          </table:table-cell>
          <table:table-cell table:number-columns-repeated="6" office:value-type="float" office:value="0.40990743">
            <text:p>0.40990743</text:p>
          </table:table-cell>
          <table:table-cell table:number-columns-repeated="11" office:value-type="float" office:value="0.4489183">
            <text:p>0.4489183</text:p>
          </table:table-cell>
          <table:table-cell table:number-columns-repeated="2" office:value-type="float" office:value="0.51883835">
            <text:p>0.51883835</text:p>
          </table:table-cell>
          <table:table-cell table:number-columns-repeated="2" office:value-type="float" office:value="0.8916046">
            <text:p>0.8916046</text:p>
          </table:table-cell>
          <table:table-cell office:value-type="float" office:value="0.96645385">
            <text:p>0.96645385</text:p>
          </table:table-cell>
          <table:table-cell office:value-type="float" office:value="0.97634256">
            <text:p>0.97634256</text:p>
          </table:table-cell>
          <table:table-cell table:number-columns-repeated="22" office:value-type="float" office:value="1">
            <text:p>1</text:p>
          </table:table-cell>
          <table:table-cell/>
          <table:table-cell office:value-type="float" office:value="47">
            <text:p>47</text:p>
          </table:table-cell>
          <table:table-cell office:value-type="float" office:value="6.096">
            <text:p>6.096</text:p>
          </table:table-cell>
          <table:table-cell office:value-type="float" office:value="5.974">
            <text:p>5.974</text:p>
          </table:table-cell>
          <table:table-cell office:value-type="float" office:value="5.73">
            <text:p>5.73</text:p>
          </table:table-cell>
          <table:table-cell office:value-type="float" office:value="6.196">
            <text:p>6.196</text:p>
          </table:table-cell>
          <table:table-cell office:value-type="float" office:value="6.178">
            <text:p>6.178</text:p>
          </table:table-cell>
          <table:table-cell office:value-type="float" office:value="6.542">
            <text:p>6.542</text:p>
          </table:table-cell>
          <table:table-cell office:value-type="float" office:value="6.996">
            <text:p>6.996</text:p>
          </table:table-cell>
          <table:table-cell office:value-type="float" office:value="7.604">
            <text:p>7.604</text:p>
          </table:table-cell>
          <table:table-cell office:value-type="float" office:value="7.986">
            <text:p>7.986</text:p>
          </table:table-cell>
          <table:table-cell office:value-type="float" office:value="8.932">
            <text:p>8.932</text:p>
          </table:table-cell>
          <table:table-cell office:value-type="float" office:value="9.934">
            <text:p>9.934</text:p>
          </table:table-cell>
          <table:table-cell office:value-type="float" office:value="10.4">
            <text:p>10.4</text:p>
          </table:table-cell>
          <table:table-cell office:value-type="float" office:value="11.428">
            <text:p>11.428</text:p>
          </table:table-cell>
          <table:table-cell office:value-type="float" office:value="12.09">
            <text:p>12.09</text:p>
          </table:table-cell>
          <table:table-cell office:value-type="float" office:value="13.028">
            <text:p>13.028</text:p>
          </table:table-cell>
          <table:table-cell office:value-type="float" office:value="13.938">
            <text:p>13.938</text:p>
          </table:table-cell>
          <table:table-cell office:value-type="float" office:value="14.774">
            <text:p>14.774</text:p>
          </table:table-cell>
          <table:table-cell office:value-type="float" office:value="15.834">
            <text:p>15.834</text:p>
          </table:table-cell>
          <table:table-cell office:value-type="float" office:value="17.164">
            <text:p>17.164</text:p>
          </table:table-cell>
          <table:table-cell office:value-type="float" office:value="18.154">
            <text:p>18.154</text:p>
          </table:table-cell>
          <table:table-cell office:value-type="float" office:value="19.504">
            <text:p>19.504</text:p>
          </table:table-cell>
          <table:table-cell office:value-type="float" office:value="20.394">
            <text:p>20.394</text:p>
          </table:table-cell>
          <table:table-cell office:value-type="float" office:value="21.682">
            <text:p>21.682</text:p>
          </table:table-cell>
          <table:table-cell office:value-type="float" office:value="22.29">
            <text:p>22.29</text:p>
          </table:table-cell>
          <table:table-cell office:value-type="float" office:value="23.452">
            <text:p>23.452</text:p>
          </table:table-cell>
          <table:table-cell office:value-type="float" office:value="24.796">
            <text:p>24.796</text:p>
          </table:table-cell>
          <table:table-cell office:value-type="float" office:value="25.028">
            <text:p>25.028</text:p>
          </table:table-cell>
          <table:table-cell office:value-type="float" office:value="24.86">
            <text:p>24.86</text:p>
          </table:table-cell>
          <table:table-cell office:value-type="float" office:value="26.902">
            <text:p>26.902</text:p>
          </table:table-cell>
          <table:table-cell table:number-columns-repeated="2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14823143">
            <text:p>0.14823143</text:p>
          </table:table-cell>
          <table:table-cell table:number-columns-repeated="2" office:value-type="float" office:value="0.24942046">
            <text:p>0.24942046</text:p>
          </table:table-cell>
          <table:table-cell office:value-type="float" office:value="0.3531359">
            <text:p>0.3531359</text:p>
          </table:table-cell>
          <table:table-cell table:number-columns-repeated="3" office:value-type="float" office:value="0.40990743">
            <text:p>0.40990743</text:p>
          </table:table-cell>
          <table:table-cell office:value-type="float" office:value="0.476794">
            <text:p>0.476794</text:p>
          </table:table-cell>
          <table:table-cell table:number-columns-repeated="4" office:value-type="float" office:value="0.4818172">
            <text:p>0.4818172</text:p>
          </table:table-cell>
          <table:table-cell table:number-columns-repeated="3" office:value-type="float" office:value="0.4962615">
            <text:p>0.4962615</text:p>
          </table:table-cell>
          <table:table-cell table:number-columns-repeated="3" office:value-type="float" office:value="0.5088104">
            <text:p>0.5088104</text:p>
          </table:table-cell>
          <table:table-cell office:value-type="float" office:value="0.61831313">
            <text:p>0.61831313</text:p>
          </table:table-cell>
          <table:table-cell table:number-columns-repeated="11" office:value-type="float" office:value="0.6372018">
            <text:p>0.6372018</text:p>
          </table:table-cell>
          <table:table-cell table:number-columns-repeated="3" office:value-type="float" office:value="0.64767617">
            <text:p>0.64767617</text:p>
          </table:table-cell>
          <table:table-cell table:number-columns-repeated="2" office:value-type="float" office:value="0.6760927">
            <text:p>0.6760927</text:p>
          </table:table-cell>
          <table:table-cell table:number-columns-repeated="16" office:value-type="float" office:value="0.68881947">
            <text:p>0.68881947</text:p>
          </table:table-cell>
          <table:table-cell/>
          <table:table-cell office:value-type="float" office:value="48">
            <text:p>48</text:p>
          </table:table-cell>
          <table:table-cell office:value-type="float" office:value="6.014">
            <text:p>6.014</text:p>
          </table:table-cell>
          <table:table-cell office:value-type="float" office:value="6.008">
            <text:p>6.008</text:p>
          </table:table-cell>
          <table:table-cell office:value-type="float" office:value="5.834">
            <text:p>5.834</text:p>
          </table:table-cell>
          <table:table-cell office:value-type="float" office:value="5.762">
            <text:p>5.762</text:p>
          </table:table-cell>
          <table:table-cell office:value-type="float" office:value="5.64">
            <text:p>5.64</text:p>
          </table:table-cell>
          <table:table-cell office:value-type="float" office:value="5.894">
            <text:p>5.894</text:p>
          </table:table-cell>
          <table:table-cell office:value-type="float" office:value="6.266">
            <text:p>6.266</text:p>
          </table:table-cell>
          <table:table-cell office:value-type="float" office:value="6.938">
            <text:p>6.938</text:p>
          </table:table-cell>
          <table:table-cell office:value-type="float" office:value="7.732">
            <text:p>7.732</text:p>
          </table:table-cell>
          <table:table-cell office:value-type="float" office:value="9.348">
            <text:p>9.348</text:p>
          </table:table-cell>
          <table:table-cell office:value-type="float" office:value="10.646">
            <text:p>10.646</text:p>
          </table:table-cell>
          <table:table-cell office:value-type="float" office:value="12.294">
            <text:p>12.294</text:p>
          </table:table-cell>
          <table:table-cell office:value-type="float" office:value="13.994">
            <text:p>13.994</text:p>
          </table:table-cell>
          <table:table-cell office:value-type="float" office:value="16.536">
            <text:p>16.536</text:p>
          </table:table-cell>
          <table:table-cell office:value-type="float" office:value="17.892">
            <text:p>17.892</text:p>
          </table:table-cell>
          <table:table-cell office:value-type="float" office:value="20.058">
            <text:p>20.058</text:p>
          </table:table-cell>
          <table:table-cell office:value-type="float" office:value="21.854">
            <text:p>21.854</text:p>
          </table:table-cell>
          <table:table-cell office:value-type="float" office:value="22.834">
            <text:p>22.834</text:p>
          </table:table-cell>
          <table:table-cell office:value-type="float" office:value="24.476">
            <text:p>24.476</text:p>
          </table:table-cell>
          <table:table-cell office:value-type="float" office:value="25.13">
            <text:p>25.13</text:p>
          </table:table-cell>
          <table:table-cell office:value-type="float" office:value="25.384">
            <text:p>25.384</text:p>
          </table:table-cell>
          <table:table-cell office:value-type="float" office:value="27.506">
            <text:p>27.506</text:p>
          </table:table-cell>
          <table:table-cell office:value-type="float" office:value="27.718">
            <text:p>27.718</text:p>
          </table:table-cell>
          <table:table-cell office:value-type="float" office:value="28.738">
            <text:p>28.738</text:p>
          </table:table-cell>
          <table:table-cell office:value-type="float" office:value="29.95">
            <text:p>29.95</text:p>
          </table:table-cell>
          <table:table-cell office:value-type="float" office:value="31.538">
            <text:p>31.538</text:p>
          </table:table-cell>
          <table:table-cell office:value-type="float" office:value="33.25">
            <text:p>33.25</text:p>
          </table:table-cell>
          <table:table-cell office:value-type="float" office:value="35.822">
            <text:p>35.822</text:p>
          </table:table-cell>
          <table:table-cell office:value-type="float" office:value="37.42">
            <text:p>37.42</text:p>
          </table:table-cell>
          <table:table-cell office:value-type="float" office:value="37.872">
            <text:p>37.872</text:p>
          </table:table-cell>
          <table:table-cell office:value-type="float" office:value="39.43">
            <text:p>39.43</text:p>
          </table:table-cell>
          <table:table-cell office:value-type="float" office:value="40.136">
            <text:p>40.136</text:p>
          </table:table-cell>
          <table:table-cell office:value-type="float" office:value="41.692">
            <text:p>41.692</text:p>
          </table:table-cell>
          <table:table-cell office:value-type="float" office:value="41.584">
            <text:p>41.584</text:p>
          </table:table-cell>
          <table:table-cell office:value-type="float" office:value="39.954">
            <text:p>39.954</text:p>
          </table:table-cell>
          <table:table-cell office:value-type="float" office:value="41.45">
            <text:p>41.45</text:p>
          </table:table-cell>
          <table:table-cell office:value-type="float" office:value="42.962">
            <text:p>42.962</text:p>
          </table:table-cell>
          <table:table-cell office:value-type="float" office:value="41.492">
            <text:p>41.492</text:p>
          </table:table-cell>
          <table:table-cell office:value-type="float" office:value="41.942">
            <text:p>41.942</text:p>
          </table:table-cell>
          <table:table-cell office:value-type="float" office:value="43.042">
            <text:p>43.042</text:p>
          </table:table-cell>
          <table:table-cell office:value-type="float" office:value="43.912">
            <text:p>43.912</text:p>
          </table:table-cell>
          <table:table-cell office:value-type="float" office:value="44.576">
            <text:p>44.576</text:p>
          </table:table-cell>
          <table:table-cell office:value-type="float" office:value="46.798">
            <text:p>46.798</text:p>
          </table:table-cell>
          <table:table-cell office:value-type="float" office:value="46.232">
            <text:p>46.232</text:p>
          </table:table-cell>
          <table:table-cell office:value-type="float" office:value="46.982">
            <text:p>46.982</text:p>
          </table:table-cell>
          <table:table-cell office:value-type="float" office:value="48.68">
            <text:p>48.68</text:p>
          </table:table-cell>
          <table:table-cell office:value-type="float" office:value="47.926">
            <text:p>47.926</text:p>
          </table:table-cell>
          <table:table-cell office:value-type="float" office:value="48.346">
            <text:p>48.346</text:p>
          </table:table-cell>
          <table:table-cell office:value-type="float" office:value="48.14">
            <text:p>48.14</text:p>
          </table:table-cell>
          <table:table-cell office:value-type="float" office:value="47.826">
            <text:p>47.826</text:p>
          </table:table-cell>
          <table:table-cell office:value-type="float" office:value="48.538">
            <text:p>48.53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number-columns-repeated="3" office:value-type="float" office:value="0.23307648">
            <text:p>0.23307648</text:p>
          </table:table-cell>
          <table:table-cell table:number-columns-repeated="5" office:value-type="float" office:value="0.3055402">
            <text:p>0.3055402</text:p>
          </table:table-cell>
          <table:table-cell office:value-type="float" office:value="0.36149204">
            <text:p>0.36149204</text:p>
          </table:table-cell>
          <table:table-cell table:number-columns-repeated="4" office:value-type="float" office:value="0.44483805">
            <text:p>0.44483805</text:p>
          </table:table-cell>
          <table:table-cell table:number-columns-repeated="2" office:value-type="float" office:value="0.52011734">
            <text:p>0.52011734</text:p>
          </table:table-cell>
          <table:table-cell table:number-columns-repeated="11" office:value-type="float" office:value="0.56008524">
            <text:p>0.56008524</text:p>
          </table:table-cell>
          <table:table-cell office:value-type="float" office:value="0.5793694">
            <text:p>0.5793694</text:p>
          </table:table-cell>
          <table:table-cell table:number-columns-repeated="24" office:value-type="float" office:value="1">
            <text:p>1</text:p>
          </table:table-cell>
          <table:table-cell/>
          <table:table-cell office:value-type="float" office:value="49">
            <text:p>49</text:p>
          </table:table-cell>
          <table:table-cell office:value-type="float" office:value="6.4">
            <text:p>6.4</text:p>
          </table:table-cell>
          <table:table-cell office:value-type="float" office:value="6.37">
            <text:p>6.37</text:p>
          </table:table-cell>
          <table:table-cell office:value-type="float" office:value="6.026">
            <text:p>6.026</text:p>
          </table:table-cell>
          <table:table-cell office:value-type="float" office:value="5.944">
            <text:p>5.944</text:p>
          </table:table-cell>
          <table:table-cell office:value-type="float" office:value="5.9">
            <text:p>5.9</text:p>
          </table:table-cell>
          <table:table-cell office:value-type="float" office:value="6.052">
            <text:p>6.052</text:p>
          </table:table-cell>
          <table:table-cell office:value-type="float" office:value="5.898">
            <text:p>5.898</text:p>
          </table:table-cell>
          <table:table-cell office:value-type="float" office:value="5.926">
            <text:p>5.926</text:p>
          </table:table-cell>
          <table:table-cell office:value-type="float" office:value="6.462">
            <text:p>6.462</text:p>
          </table:table-cell>
          <table:table-cell office:value-type="float" office:value="6.786">
            <text:p>6.786</text:p>
          </table:table-cell>
          <table:table-cell office:value-type="float" office:value="6.664">
            <text:p>6.664</text:p>
          </table:table-cell>
          <table:table-cell office:value-type="float" office:value="6.692">
            <text:p>6.692</text:p>
          </table:table-cell>
          <table:table-cell office:value-type="float" office:value="7.122">
            <text:p>7.122</text:p>
          </table:table-cell>
          <table:table-cell office:value-type="float" office:value="7.516">
            <text:p>7.516</text:p>
          </table:table-cell>
          <table:table-cell office:value-type="float" office:value="7.372">
            <text:p>7.372</text:p>
          </table:table-cell>
          <table:table-cell office:value-type="float" office:value="7.888">
            <text:p>7.888</text:p>
          </table:table-cell>
          <table:table-cell office:value-type="float" office:value="8.21">
            <text:p>8.21</text:p>
          </table:table-cell>
          <table:table-cell office:value-type="float" office:value="8.624">
            <text:p>8.624</text:p>
          </table:table-cell>
          <table:table-cell office:value-type="float" office:value="9.206">
            <text:p>9.206</text:p>
          </table:table-cell>
          <table:table-cell office:value-type="float" office:value="10.606">
            <text:p>10.606</text:p>
          </table:table-cell>
          <table:table-cell office:value-type="float" office:value="12.062">
            <text:p>12.062</text:p>
          </table:table-cell>
          <table:table-cell office:value-type="float" office:value="12.998">
            <text:p>12.998</text:p>
          </table:table-cell>
          <table:table-cell office:value-type="float" office:value="12.78">
            <text:p>12.78</text:p>
          </table:table-cell>
          <table:table-cell office:value-type="float" office:value="12.662">
            <text:p>12.662</text:p>
          </table:table-cell>
          <table:table-cell office:value-type="float" office:value="13.058">
            <text:p>13.058</text:p>
          </table:table-cell>
          <table:table-cell office:value-type="float" office:value="13.844">
            <text:p>13.844</text:p>
          </table:table-cell>
          <table:table-cell office:value-type="float" office:value="13.792">
            <text:p>13.792</text:p>
          </table:table-cell>
          <table:table-cell office:value-type="float" office:value="13.684">
            <text:p>13.684</text:p>
          </table:table-cell>
          <table:table-cell table:number-columns-repeated="23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.1968353">
            <text:p>0.1968353</text:p>
          </table:table-cell>
          <table:table-cell table:number-columns-repeated="2" office:value-type="float" office:value="0.21288428">
            <text:p>0.21288428</text:p>
          </table:table-cell>
          <table:table-cell table:number-columns-repeated="2" office:value-type="float" office:value="0.25713226">
            <text:p>0.25713226</text:p>
          </table:table-cell>
          <table:table-cell table:number-columns-repeated="5" office:value-type="float" office:value="0.3314314">
            <text:p>0.3314314</text:p>
          </table:table-cell>
          <table:table-cell table:number-columns-repeated="2" office:value-type="float" office:value="0.47545594">
            <text:p>0.47545594</text:p>
          </table:table-cell>
          <table:table-cell table:number-columns-repeated="16" office:value-type="float" office:value="0.575113">
            <text:p>0.575113</text:p>
          </table:table-cell>
          <table:table-cell office:value-type="float" office:value="0.58071476">
            <text:p>0.58071476</text:p>
          </table:table-cell>
          <table:table-cell table:number-columns-repeated="2" office:value-type="float" office:value="0.61430466">
            <text:p>0.61430466</text:p>
          </table:table-cell>
          <table:table-cell table:number-columns-repeated="2" office:value-type="float" office:value="0.6307296">
            <text:p>0.6307296</text:p>
          </table:table-cell>
          <table:table-cell office:value-type="float" office:value="0.698942">
            <text:p>0.698942</text:p>
          </table:table-cell>
          <table:table-cell office:value-type="float" office:value="0.7052078">
            <text:p>0.7052078</text:p>
          </table:table-cell>
          <table:table-cell office:value-type="float" office:value="0.70790774">
            <text:p>0.70790774</text:p>
          </table:table-cell>
          <table:table-cell office:value-type="float" office:value="0.7129193">
            <text:p>0.7129193</text:p>
          </table:table-cell>
          <table:table-cell table:number-columns-repeated="2" office:value-type="float" office:value="0.74895483">
            <text:p>0.74895483</text:p>
          </table:table-cell>
          <table:table-cell table:number-columns-repeated="2" office:value-type="float" office:value="0.7547622">
            <text:p>0.7547622</text:p>
          </table:table-cell>
          <table:table-cell table:number-columns-repeated="4" office:value-type="float" office:value="0.7622617">
            <text:p>0.7622617</text:p>
          </table:table-cell>
          <table:table-cell office:value-type="float" office:value="0.7643004">
            <text:p>0.7643004</text:p>
          </table:table-cell>
          <table:table-cell office:value-type="float" office:value="0.77093965">
            <text:p>0.77093965</text:p>
          </table:table-cell>
          <table:table-cell office:value-type="float" office:value="0.7788345">
            <text:p>0.7788345</text:p>
          </table:table-cell>
          <table:table-cell office:value-type="float" office:value="0.77964836">
            <text:p>0.77964836</text:p>
          </table:table-cell>
          <table:table-cell/>
          <table:table-cell office:value-type="float" office:value="50">
            <text:p>50</text:p>
          </table:table-cell>
          <table:table-cell office:value-type="float" office:value="5.986">
            <text:p>5.986</text:p>
          </table:table-cell>
          <table:table-cell office:value-type="float" office:value="5.966">
            <text:p>5.966</text:p>
          </table:table-cell>
          <table:table-cell office:value-type="float" office:value="5.91">
            <text:p>5.91</text:p>
          </table:table-cell>
          <table:table-cell office:value-type="float" office:value="5.596">
            <text:p>5.596</text:p>
          </table:table-cell>
          <table:table-cell office:value-type="float" office:value="5.552">
            <text:p>5.552</text:p>
          </table:table-cell>
          <table:table-cell office:value-type="float" office:value="5.288">
            <text:p>5.288</text:p>
          </table:table-cell>
          <table:table-cell office:value-type="float" office:value="5.03">
            <text:p>5.03</text:p>
          </table:table-cell>
          <table:table-cell office:value-type="float" office:value="4.818">
            <text:p>4.818</text:p>
          </table:table-cell>
          <table:table-cell office:value-type="float" office:value="5.028">
            <text:p>5.028</text:p>
          </table:table-cell>
          <table:table-cell office:value-type="float" office:value="5.092">
            <text:p>5.092</text:p>
          </table:table-cell>
          <table:table-cell office:value-type="float" office:value="4.886">
            <text:p>4.886</text:p>
          </table:table-cell>
          <table:table-cell office:value-type="float" office:value="4.954">
            <text:p>4.954</text:p>
          </table:table-cell>
          <table:table-cell office:value-type="float" office:value="5.116">
            <text:p>5.116</text:p>
          </table:table-cell>
          <table:table-cell office:value-type="float" office:value="5.244">
            <text:p>5.244</text:p>
          </table:table-cell>
          <table:table-cell office:value-type="float" office:value="5.814">
            <text:p>5.814</text:p>
          </table:table-cell>
          <table:table-cell office:value-type="float" office:value="6.422">
            <text:p>6.422</text:p>
          </table:table-cell>
          <table:table-cell office:value-type="float" office:value="6.43">
            <text:p>6.43</text:p>
          </table:table-cell>
          <table:table-cell office:value-type="float" office:value="6.778">
            <text:p>6.778</text:p>
          </table:table-cell>
          <table:table-cell office:value-type="float" office:value="7.53">
            <text:p>7.53</text:p>
          </table:table-cell>
          <table:table-cell office:value-type="float" office:value="7.998">
            <text:p>7.998</text:p>
          </table:table-cell>
          <table:table-cell office:value-type="float" office:value="8.826">
            <text:p>8.826</text:p>
          </table:table-cell>
          <table:table-cell office:value-type="float" office:value="9.208">
            <text:p>9.208</text:p>
          </table:table-cell>
          <table:table-cell office:value-type="float" office:value="9.894">
            <text:p>9.894</text:p>
          </table:table-cell>
          <table:table-cell office:value-type="float" office:value="10.612">
            <text:p>10.612</text:p>
          </table:table-cell>
          <table:table-cell office:value-type="float" office:value="11.544">
            <text:p>11.544</text:p>
          </table:table-cell>
          <table:table-cell office:value-type="float" office:value="12.188">
            <text:p>12.188</text:p>
          </table:table-cell>
          <table:table-cell office:value-type="float" office:value="12.644">
            <text:p>12.644</text:p>
          </table:table-cell>
          <table:table-cell office:value-type="float" office:value="14.396">
            <text:p>14.396</text:p>
          </table:table-cell>
          <table:table-cell office:value-type="float" office:value="16.532">
            <text:p>16.532</text:p>
          </table:table-cell>
          <table:table-cell office:value-type="float" office:value="19.458">
            <text:p>19.458</text:p>
          </table:table-cell>
          <table:table-cell office:value-type="float" office:value="21.648">
            <text:p>21.648</text:p>
          </table:table-cell>
          <table:table-cell office:value-type="float" office:value="25.528">
            <text:p>25.528</text:p>
          </table:table-cell>
          <table:table-cell office:value-type="float" office:value="28.81">
            <text:p>28.81</text:p>
          </table:table-cell>
          <table:table-cell office:value-type="float" office:value="32.306">
            <text:p>32.306</text:p>
          </table:table-cell>
          <table:table-cell office:value-type="float" office:value="34.804">
            <text:p>34.804</text:p>
          </table:table-cell>
          <table:table-cell office:value-type="float" office:value="38.564">
            <text:p>38.564</text:p>
          </table:table-cell>
          <table:table-cell office:value-type="float" office:value="41.708">
            <text:p>41.708</text:p>
          </table:table-cell>
          <table:table-cell office:value-type="float" office:value="45.042">
            <text:p>45.042</text:p>
          </table:table-cell>
          <table:table-cell office:value-type="float" office:value="50.14">
            <text:p>50.14</text:p>
          </table:table-cell>
          <table:table-cell office:value-type="float" office:value="53.82">
            <text:p>53.82</text:p>
          </table:table-cell>
          <table:table-cell office:value-type="float" office:value="55.586">
            <text:p>55.586</text:p>
          </table:table-cell>
          <table:table-cell office:value-type="float" office:value="56.342">
            <text:p>56.342</text:p>
          </table:table-cell>
          <table:table-cell office:value-type="float" office:value="60.442">
            <text:p>60.442</text:p>
          </table:table-cell>
          <table:table-cell office:value-type="float" office:value="65.264">
            <text:p>65.264</text:p>
          </table:table-cell>
          <table:table-cell office:value-type="float" office:value="68.354">
            <text:p>68.354</text:p>
          </table:table-cell>
          <table:table-cell office:value-type="float" office:value="72.906">
            <text:p>72.906</text:p>
          </table:table-cell>
          <table:table-cell office:value-type="float" office:value="75.34">
            <text:p>75.34</text:p>
          </table:table-cell>
          <table:table-cell office:value-type="float" office:value="77.738">
            <text:p>77.738</text:p>
          </table:table-cell>
          <table:table-cell office:value-type="float" office:value="81.85">
            <text:p>81.85</text:p>
          </table:table-cell>
          <table:table-cell office:value-type="float" office:value="84.782">
            <text:p>84.782</text:p>
          </table:table-cell>
          <table:table-cell office:value-type="float" office:value="83.804">
            <text:p>83.804</text:p>
          </table:table-cell>
        </table:table-row>
        <table:table-row table:style-name="ro1">
          <table:table-cell table:style-name="ce1" office:value-type="string">
            <text:p>mean</text:p>
          </table:table-cell>
          <table:table-cell table:style-name="ce1" table:formula="of:=AVERAGE([.B57:.B106])" office:value-type="float" office:value="0.1997393752">
            <text:p>0.1997393752</text:p>
          </table:table-cell>
          <table:table-cell table:style-name="ce1" table:formula="of:=AVERAGE([.C57:.C106])" office:value-type="float" office:value="0.2272028654">
            <text:p>0.2272028654</text:p>
          </table:table-cell>
          <table:table-cell table:style-name="ce1" table:formula="of:=AVERAGE([.D57:.D106])" office:value-type="float" office:value="0.2432297578">
            <text:p>0.2432297578</text:p>
          </table:table-cell>
          <table:table-cell table:style-name="ce1" table:formula="of:=AVERAGE([.E57:.E106])" office:value-type="float" office:value="0.266249931">
            <text:p>0.266249931</text:p>
          </table:table-cell>
          <table:table-cell table:style-name="ce1" table:formula="of:=AVERAGE([.F57:.F106])" office:value-type="float" office:value="0.2938446344">
            <text:p>0.2938446344</text:p>
          </table:table-cell>
          <table:table-cell table:style-name="ce1" table:formula="of:=AVERAGE([.G57:.G106])" office:value-type="float" office:value="0.3142529054">
            <text:p>0.3142529054</text:p>
          </table:table-cell>
          <table:table-cell table:style-name="ce1" table:formula="of:=AVERAGE([.H57:.H106])" office:value-type="float" office:value="0.326372334">
            <text:p>0.326372334</text:p>
          </table:table-cell>
          <table:table-cell table:style-name="ce1" table:formula="of:=AVERAGE([.I57:.I106])" office:value-type="float" office:value="0.3450314014">
            <text:p>0.3450314014</text:p>
          </table:table-cell>
          <table:table-cell table:style-name="ce1" table:formula="of:=AVERAGE([.J57:.J106])" office:value-type="float" office:value="0.362884966">
            <text:p>0.362884966</text:p>
          </table:table-cell>
          <table:table-cell table:style-name="ce1" table:formula="of:=AVERAGE([.K57:.K106])" office:value-type="float" office:value="0.38741562">
            <text:p>0.38741562</text:p>
          </table:table-cell>
          <table:table-cell table:style-name="ce1" table:formula="of:=AVERAGE([.L57:.L106])" office:value-type="float" office:value="0.3966579482">
            <text:p>0.3966579482</text:p>
          </table:table-cell>
          <table:table-cell table:style-name="ce1" table:formula="of:=AVERAGE([.M57:.M106])" office:value-type="float" office:value="0.4133470072">
            <text:p>0.4133470072</text:p>
          </table:table-cell>
          <table:table-cell table:style-name="ce1" table:formula="of:=AVERAGE([.N57:.N106])" office:value-type="float" office:value="0.4317074066">
            <text:p>0.4317074066</text:p>
          </table:table-cell>
          <table:table-cell table:style-name="ce1" table:formula="of:=AVERAGE([.O57:.O106])" office:value-type="float" office:value="0.4551135964">
            <text:p>0.4551135964</text:p>
          </table:table-cell>
          <table:table-cell table:style-name="ce1" table:formula="of:=AVERAGE([.P57:.P106])" office:value-type="float" office:value="0.4802546596">
            <text:p>0.4802546596</text:p>
          </table:table-cell>
          <table:table-cell table:style-name="ce1" table:formula="of:=AVERAGE([.Q57:.Q106])" office:value-type="float" office:value="0.518521675">
            <text:p>0.518521675</text:p>
          </table:table-cell>
          <table:table-cell table:style-name="ce1" table:formula="of:=AVERAGE([.R57:.R106])" office:value-type="float" office:value="0.5374732126">
            <text:p>0.5374732126</text:p>
          </table:table-cell>
          <table:table-cell table:style-name="ce1" table:formula="of:=AVERAGE([.S57:.S106])" office:value-type="float" office:value="0.5492510342">
            <text:p>0.5492510342</text:p>
          </table:table-cell>
          <table:table-cell table:style-name="ce1" table:formula="of:=AVERAGE([.T57:.T106])" office:value-type="float" office:value="0.563883112">
            <text:p>0.563883112</text:p>
          </table:table-cell>
          <table:table-cell table:style-name="ce1" table:formula="of:=AVERAGE([.U57:.U106])" office:value-type="float" office:value="0.5779635768">
            <text:p>0.5779635768</text:p>
          </table:table-cell>
          <table:table-cell table:style-name="ce1" table:formula="of:=AVERAGE([.V57:.V106])" office:value-type="float" office:value="0.6045520462">
            <text:p>0.6045520462</text:p>
          </table:table-cell>
          <table:table-cell table:style-name="ce1" table:formula="of:=AVERAGE([.W57:.W106])" office:value-type="float" office:value="0.618920727">
            <text:p>0.618920727</text:p>
          </table:table-cell>
          <table:table-cell table:style-name="ce1" table:formula="of:=AVERAGE([.X57:.X106])" office:value-type="float" office:value="0.6426694312">
            <text:p>0.6426694312</text:p>
          </table:table-cell>
          <table:table-cell table:style-name="ce1" table:formula="of:=AVERAGE([.Y57:.Y106])" office:value-type="float" office:value="0.6521595516">
            <text:p>0.6521595516</text:p>
          </table:table-cell>
          <table:table-cell table:style-name="ce1" table:formula="of:=AVERAGE([.Z57:.Z106])" office:value-type="float" office:value="0.6690822548">
            <text:p>0.6690822548</text:p>
          </table:table-cell>
          <table:table-cell table:style-name="ce1" table:formula="of:=AVERAGE([.AA57:.AA106])" office:value-type="float" office:value="0.6919047614">
            <text:p>0.6919047614</text:p>
          </table:table-cell>
          <table:table-cell table:style-name="ce1" table:formula="of:=AVERAGE([.AB57:.AB106])" office:value-type="float" office:value="0.7091786472">
            <text:p>0.7091786472</text:p>
          </table:table-cell>
          <table:table-cell table:style-name="ce1" table:formula="of:=AVERAGE([.AC57:.AC106])" office:value-type="float" office:value="0.722141633">
            <text:p>0.722141633</text:p>
          </table:table-cell>
          <table:table-cell table:style-name="ce1" table:formula="of:=AVERAGE([.AD57:.AD106])" office:value-type="float" office:value="0.7259506218">
            <text:p>0.7259506218</text:p>
          </table:table-cell>
          <table:table-cell table:style-name="ce1" table:formula="of:=AVERAGE([.AE57:.AE106])" office:value-type="float" office:value="0.732297871">
            <text:p>0.732297871</text:p>
          </table:table-cell>
          <table:table-cell table:style-name="ce1" table:formula="of:=AVERAGE([.AF57:.AF106])" office:value-type="float" office:value="0.7376817166">
            <text:p>0.7376817166</text:p>
          </table:table-cell>
          <table:table-cell table:style-name="ce1" table:formula="of:=AVERAGE([.AG57:.AG106])" office:value-type="float" office:value="0.7587650652">
            <text:p>0.7587650652</text:p>
          </table:table-cell>
          <table:table-cell table:style-name="ce1" table:formula="of:=AVERAGE([.AH57:.AH106])" office:value-type="float" office:value="0.7591185472">
            <text:p>0.7591185472</text:p>
          </table:table-cell>
          <table:table-cell table:style-name="ce1" table:formula="of:=AVERAGE([.AI57:.AI106])" office:value-type="float" office:value="0.762189759">
            <text:p>0.762189759</text:p>
          </table:table-cell>
          <table:table-cell table:style-name="ce1" table:formula="of:=AVERAGE([.AJ57:.AJ106])" office:value-type="float" office:value="0.7652471678">
            <text:p>0.7652471678</text:p>
          </table:table-cell>
          <table:table-cell table:style-name="ce1" table:formula="of:=AVERAGE([.AK57:.AK106])" office:value-type="float" office:value="0.780528622">
            <text:p>0.780528622</text:p>
          </table:table-cell>
          <table:table-cell table:style-name="ce1" table:formula="of:=AVERAGE([.AL57:.AL106])" office:value-type="float" office:value="0.7942366692">
            <text:p>0.7942366692</text:p>
          </table:table-cell>
          <table:table-cell table:style-name="ce1" table:formula="of:=AVERAGE([.AM57:.AM106])" office:value-type="float" office:value="0.7947262576">
            <text:p>0.7947262576</text:p>
          </table:table-cell>
          <table:table-cell table:style-name="ce1" table:formula="of:=AVERAGE([.AN57:.AN106])" office:value-type="float" office:value="0.7949481052">
            <text:p>0.7949481052</text:p>
          </table:table-cell>
          <table:table-cell table:style-name="ce1" table:formula="of:=AVERAGE([.AO57:.AO106])" office:value-type="float" office:value="0.7969241402">
            <text:p>0.7969241402</text:p>
          </table:table-cell>
          <table:table-cell table:style-name="ce1" table:formula="of:=AVERAGE([.AP57:.AP106])" office:value-type="float" office:value="0.8012493932">
            <text:p>0.8012493932</text:p>
          </table:table-cell>
          <table:table-cell table:style-name="ce1" table:formula="of:=AVERAGE([.AQ57:.AQ106])" office:value-type="float" office:value="0.8034670894">
            <text:p>0.8034670894</text:p>
          </table:table-cell>
          <table:table-cell table:style-name="ce1" table:formula="of:=AVERAGE([.AR57:.AR106])" office:value-type="float" office:value="0.8055227324">
            <text:p>0.8055227324</text:p>
          </table:table-cell>
          <table:table-cell table:style-name="ce1" table:formula="of:=AVERAGE([.AS57:.AS106])" office:value-type="float" office:value="0.8112342164">
            <text:p>0.8112342164</text:p>
          </table:table-cell>
          <table:table-cell table:style-name="ce1" table:formula="of:=AVERAGE([.AT57:.AT106])" office:value-type="float" office:value="0.8116652676">
            <text:p>0.8116652676</text:p>
          </table:table-cell>
          <table:table-cell table:style-name="ce1" table:formula="of:=AVERAGE([.AU57:.AU106])" office:value-type="float" office:value="0.8116652676">
            <text:p>0.8116652676</text:p>
          </table:table-cell>
          <table:table-cell table:style-name="ce1" table:formula="of:=AVERAGE([.AV57:.AV106])" office:value-type="float" office:value="0.8116934836">
            <text:p>0.8116934836</text:p>
          </table:table-cell>
          <table:table-cell table:style-name="ce1" table:formula="of:=AVERAGE([.AW57:.AW106])" office:value-type="float" office:value="0.8130568096">
            <text:p>0.8130568096</text:p>
          </table:table-cell>
          <table:table-cell table:style-name="ce1" table:formula="of:=AVERAGE([.AX57:.AX106])" office:value-type="float" office:value="0.8139112222">
            <text:p>0.8139112222</text:p>
          </table:table-cell>
          <table:table-cell table:style-name="ce1" table:formula="of:=AVERAGE([.AY57:.AY106])" office:value-type="float" office:value="0.8158667568">
            <text:p>0.8158667568</text:p>
          </table:table-cell>
          <table:table-cell table:style-name="ce1" table:formula="of:=AVERAGE([.AZ57:.AZ106])" office:value-type="float" office:value="0.8178799">
            <text:p>0.8178799</text:p>
          </table:table-cell>
          <table:table-cell/>
          <table:table-cell table:style-name="ce1" office:value-type="string">
            <text:p>mean</text:p>
          </table:table-cell>
          <table:table-cell table:style-name="ce1" table:formula="of:=AVERAGE([.BC57:.BC106])" office:value-type="float" office:value="6.14572">
            <text:p>6.14572</text:p>
          </table:table-cell>
          <table:table-cell table:style-name="ce1" table:formula="of:=AVERAGE([.BD57:.BD106])" office:value-type="float" office:value="6.09996">
            <text:p>6.09996</text:p>
          </table:table-cell>
          <table:table-cell table:style-name="ce1" table:formula="of:=AVERAGE([.BE57:.BE106])" office:value-type="float" office:value="5.95268">
            <text:p>5.95268</text:p>
          </table:table-cell>
          <table:table-cell table:style-name="ce1" table:formula="of:=AVERAGE([.BF57:.BF106])" office:value-type="float" office:value="5.86352">
            <text:p>5.86352</text:p>
          </table:table-cell>
          <table:table-cell table:style-name="ce1" table:formula="of:=AVERAGE([.BG57:.BG106])" office:value-type="float" office:value="5.8248">
            <text:p>5.8248</text:p>
          </table:table-cell>
          <table:table-cell table:style-name="ce1" table:formula="of:=AVERAGE([.BH57:.BH106])" office:value-type="float" office:value="5.92308">
            <text:p>5.92308</text:p>
          </table:table-cell>
          <table:table-cell table:style-name="ce1" table:formula="of:=AVERAGE([.BI57:.BI106])" office:value-type="float" office:value="6.00972">
            <text:p>6.00972</text:p>
          </table:table-cell>
          <table:table-cell table:style-name="ce1" table:formula="of:=AVERAGE([.BJ57:.BJ106])" office:value-type="float" office:value="6.18048">
            <text:p>6.18048</text:p>
          </table:table-cell>
          <table:table-cell table:style-name="ce1" table:formula="of:=AVERAGE([.BK57:.BK106])" office:value-type="float" office:value="6.40572">
            <text:p>6.40572</text:p>
          </table:table-cell>
          <table:table-cell table:style-name="ce1" table:formula="of:=AVERAGE([.BL57:.BL106])" office:value-type="float" office:value="6.7018">
            <text:p>6.7018</text:p>
          </table:table-cell>
          <table:table-cell table:style-name="ce1" table:formula="of:=AVERAGE([.BM57:.BM106])" office:value-type="float" office:value="7.04444">
            <text:p>7.04444</text:p>
          </table:table-cell>
          <table:table-cell table:style-name="ce1" table:formula="of:=AVERAGE([.BN57:.BN106])" office:value-type="float" office:value="7.48468">
            <text:p>7.48468</text:p>
          </table:table-cell>
          <table:table-cell table:style-name="ce1" table:formula="of:=AVERAGE([.BO57:.BO106])" office:value-type="float" office:value="7.92326530612245">
            <text:p>7.9232653061</text:p>
          </table:table-cell>
          <table:table-cell table:style-name="ce1" table:formula="of:=AVERAGE([.BP57:.BP106])" office:value-type="float" office:value="8.45620408163265">
            <text:p>8.4562040816</text:p>
          </table:table-cell>
          <table:table-cell table:style-name="ce1" table:formula="of:=AVERAGE([.BQ57:.BQ106])" office:value-type="float" office:value="8.95879166666667">
            <text:p>8.9587916667</text:p>
          </table:table-cell>
          <table:table-cell table:style-name="ce1" table:formula="of:=AVERAGE([.BR57:.BR106])" office:value-type="float" office:value="9.60055319148936">
            <text:p>9.6005531915</text:p>
          </table:table-cell>
          <table:table-cell table:style-name="ce1" table:formula="of:=AVERAGE([.BS57:.BS106])" office:value-type="float" office:value="10.3646956521739">
            <text:p>10.3646956522</text:p>
          </table:table-cell>
          <table:table-cell table:style-name="ce1" table:formula="of:=AVERAGE([.BT57:.BT106])" office:value-type="float" office:value="11.2996363636364">
            <text:p>11.2996363636</text:p>
          </table:table-cell>
          <table:table-cell table:style-name="ce1" table:formula="of:=AVERAGE([.BU57:.BU106])" office:value-type="float" office:value="12.2004090909091">
            <text:p>12.2004090909</text:p>
          </table:table-cell>
          <table:table-cell table:style-name="ce1" table:formula="of:=AVERAGE([.BV57:.BV106])" office:value-type="float" office:value="13.2557272727273">
            <text:p>13.2557272727</text:p>
          </table:table-cell>
          <table:table-cell table:style-name="ce1" table:formula="of:=AVERAGE([.BW57:.BW106])" office:value-type="float" office:value="14.2413636363636">
            <text:p>14.2413636364</text:p>
          </table:table-cell>
          <table:table-cell table:style-name="ce1" table:formula="of:=AVERAGE([.BX57:.BX106])" office:value-type="float" office:value="15.6046666666667">
            <text:p>15.6046666667</text:p>
          </table:table-cell>
          <table:table-cell table:style-name="ce1" table:formula="of:=AVERAGE([.BY57:.BY106])" office:value-type="float" office:value="16.693756097561">
            <text:p>16.6937560976</text:p>
          </table:table-cell>
          <table:table-cell table:style-name="ce1" table:formula="of:=AVERAGE([.BZ57:.BZ106])" office:value-type="float" office:value="18.187641025641">
            <text:p>18.1876410256</text:p>
          </table:table-cell>
          <table:table-cell table:style-name="ce1" table:formula="of:=AVERAGE([.CA57:.CA106])" office:value-type="float" office:value="19.1531794871795">
            <text:p>19.1531794872</text:p>
          </table:table-cell>
          <table:table-cell table:style-name="ce1" table:formula="of:=AVERAGE([.CB57:.CB106])" office:value-type="float" office:value="20.5547894736842">
            <text:p>20.5547894737</text:p>
          </table:table-cell>
          <table:table-cell table:style-name="ce1" table:formula="of:=AVERAGE([.CC57:.CC106])" office:value-type="float" office:value="21.9097837837838">
            <text:p>21.9097837838</text:p>
          </table:table-cell>
          <table:table-cell table:style-name="ce1" table:formula="of:=AVERAGE([.CD57:.CD106])" office:value-type="float" office:value="23.2095555555555">
            <text:p>23.2095555556</text:p>
          </table:table-cell>
          <table:table-cell table:style-name="ce1" table:formula="of:=AVERAGE([.CE57:.CE106])" office:value-type="float" office:value="24.4957714285714">
            <text:p>24.4957714286</text:p>
          </table:table-cell>
          <table:table-cell table:style-name="ce1" table:formula="of:=AVERAGE([.CF57:.CF106])" office:value-type="float" office:value="25.4998823529412">
            <text:p>25.4998823529</text:p>
          </table:table-cell>
          <table:table-cell table:style-name="ce1" table:formula="of:=AVERAGE([.CG57:.CG106])" office:value-type="float" office:value="26.6877647058824">
            <text:p>26.6877647059</text:p>
          </table:table-cell>
          <table:table-cell table:style-name="ce1" table:formula="of:=AVERAGE([.CH57:.CH106])" office:value-type="float" office:value="27.4945882352941">
            <text:p>27.4945882353</text:p>
          </table:table-cell>
          <table:table-cell table:style-name="ce1" table:formula="of:=AVERAGE([.CI57:.CI106])" office:value-type="float" office:value="29.2313125">
            <text:p>29.2313125</text:p>
          </table:table-cell>
          <table:table-cell table:style-name="ce1" table:formula="of:=AVERAGE([.CJ57:.CJ106])" office:value-type="float" office:value="30.0091875">
            <text:p>30.0091875</text:p>
          </table:table-cell>
          <table:table-cell table:style-name="ce1" table:formula="of:=AVERAGE([.CK57:.CK106])" office:value-type="float" office:value="31.153875">
            <text:p>31.153875</text:p>
          </table:table-cell>
          <table:table-cell table:style-name="ce1" table:formula="of:=AVERAGE([.CL57:.CL106])" office:value-type="float" office:value="32.2016875">
            <text:p>32.2016875</text:p>
          </table:table-cell>
          <table:table-cell table:style-name="ce1" table:formula="of:=AVERAGE([.CM57:.CM106])" office:value-type="float" office:value="33.7474193548387">
            <text:p>33.7474193548</text:p>
          </table:table-cell>
          <table:table-cell table:style-name="ce1" table:formula="of:=AVERAGE([.CN57:.CN106])" office:value-type="float" office:value="36.0574482758621">
            <text:p>36.0574482759</text:p>
          </table:table-cell>
          <table:table-cell table:style-name="ce1" table:formula="of:=AVERAGE([.CO57:.CO106])" office:value-type="float" office:value="37.0603448275862">
            <text:p>37.0603448276</text:p>
          </table:table-cell>
          <table:table-cell table:style-name="ce1" table:formula="of:=AVERAGE([.CP57:.CP106])" office:value-type="float" office:value="37.7309655172414">
            <text:p>37.7309655172</text:p>
          </table:table-cell>
          <table:table-cell table:style-name="ce1" table:formula="of:=AVERAGE([.CQ57:.CQ106])" office:value-type="float" office:value="38.7708275862069">
            <text:p>38.7708275862</text:p>
          </table:table-cell>
          <table:table-cell table:style-name="ce1" table:formula="of:=AVERAGE([.CR57:.CR106])" office:value-type="float" office:value="39.4959310344828">
            <text:p>39.4959310345</text:p>
          </table:table-cell>
          <table:table-cell table:style-name="ce1" table:formula="of:=AVERAGE([.CS57:.CS106])" office:value-type="float" office:value="40.629724137931">
            <text:p>40.6297241379</text:p>
          </table:table-cell>
          <table:table-cell table:style-name="ce1" table:formula="of:=AVERAGE([.CT57:.CT106])" office:value-type="float" office:value="41.1514482758621">
            <text:p>41.1514482759</text:p>
          </table:table-cell>
          <table:table-cell table:style-name="ce1" table:formula="of:=AVERAGE([.CU57:.CU106])" office:value-type="float" office:value="41.4029285714286">
            <text:p>41.4029285714</text:p>
          </table:table-cell>
          <table:table-cell table:style-name="ce1" table:formula="of:=AVERAGE([.CV57:.CV106])" office:value-type="float" office:value="41.7697857142857">
            <text:p>41.7697857143</text:p>
          </table:table-cell>
          <table:table-cell table:style-name="ce1" table:formula="of:=AVERAGE([.CW57:.CW106])" office:value-type="float" office:value="42.2044285714286">
            <text:p>42.2044285714</text:p>
          </table:table-cell>
          <table:table-cell table:style-name="ce1" table:formula="of:=AVERAGE([.CX57:.CX106])" office:value-type="float" office:value="42.7295">
            <text:p>42.7295</text:p>
          </table:table-cell>
          <table:table-cell table:style-name="ce1" table:formula="of:=AVERAGE([.CY57:.CY106])" office:value-type="float" office:value="43.2312857142857">
            <text:p>43.2312857143</text:p>
          </table:table-cell>
          <table:table-cell table:style-name="ce1" table:formula="of:=AVERAGE([.CZ57:.CZ106])" office:value-type="float" office:value="43.5325">
            <text:p>43.5325</text:p>
          </table:table-cell>
          <table:table-cell table:style-name="ce1" table:formula="of:=AVERAGE([.DA57:.DA106])" office:value-type="float" office:value="44.0507142857143">
            <text:p>44.0507142857</text:p>
          </table:table-cell>
        </table:table-row>
        <table:table-row table:style-name="ro1">
          <table:table-cell table:style-name="ce1" office:value-type="string">
            <text:p>n</text:p>
          </table:table-cell>
          <table:table-cell table:style-name="ce1" table:formula="of:=COUNT([.B57:.B106])" office:value-type="float" office:value="50">
            <text:p>50</text:p>
          </table:table-cell>
          <table:table-cell table:style-name="ce1" table:formula="of:=COUNT([.C57:.C106])" office:value-type="float" office:value="50">
            <text:p>50</text:p>
          </table:table-cell>
          <table:table-cell table:style-name="ce1" table:formula="of:=COUNT([.D57:.D106])" office:value-type="float" office:value="50">
            <text:p>50</text:p>
          </table:table-cell>
          <table:table-cell table:style-name="ce1" table:formula="of:=COUNT([.E57:.E106])" office:value-type="float" office:value="50">
            <text:p>50</text:p>
          </table:table-cell>
          <table:table-cell table:style-name="ce1" table:formula="of:=COUNT([.F57:.F106])" office:value-type="float" office:value="50">
            <text:p>50</text:p>
          </table:table-cell>
          <table:table-cell table:style-name="ce1" table:formula="of:=COUNT([.G57:.G106])" office:value-type="float" office:value="50">
            <text:p>50</text:p>
          </table:table-cell>
          <table:table-cell table:style-name="ce1" table:formula="of:=COUNT([.H57:.H106])" office:value-type="float" office:value="50">
            <text:p>50</text:p>
          </table:table-cell>
          <table:table-cell table:style-name="ce1" table:formula="of:=COUNT([.I57:.I106])" office:value-type="float" office:value="50">
            <text:p>50</text:p>
          </table:table-cell>
          <table:table-cell table:style-name="ce1" table:formula="of:=COUNT([.J57:.J106])" office:value-type="float" office:value="50">
            <text:p>50</text:p>
          </table:table-cell>
          <table:table-cell table:style-name="ce1" table:formula="of:=COUNT([.K57:.K106])" office:value-type="float" office:value="50">
            <text:p>50</text:p>
          </table:table-cell>
          <table:table-cell table:style-name="ce1" table:formula="of:=COUNT([.L57:.L106])" office:value-type="float" office:value="50">
            <text:p>50</text:p>
          </table:table-cell>
          <table:table-cell table:style-name="ce1" table:formula="of:=COUNT([.M57:.M106])" office:value-type="float" office:value="50">
            <text:p>50</text:p>
          </table:table-cell>
          <table:table-cell table:style-name="ce1" table:formula="of:=COUNT([.N57:.N106])" office:value-type="float" office:value="50">
            <text:p>50</text:p>
          </table:table-cell>
          <table:table-cell table:style-name="ce1" table:formula="of:=COUNT([.O57:.O106])" office:value-type="float" office:value="50">
            <text:p>50</text:p>
          </table:table-cell>
          <table:table-cell table:style-name="ce1" table:formula="of:=COUNT([.P57:.P106])" office:value-type="float" office:value="50">
            <text:p>50</text:p>
          </table:table-cell>
          <table:table-cell table:style-name="ce1" table:formula="of:=COUNT([.Q57:.Q106])" office:value-type="float" office:value="50">
            <text:p>50</text:p>
          </table:table-cell>
          <table:table-cell table:style-name="ce1" table:formula="of:=COUNT([.R57:.R106])" office:value-type="float" office:value="50">
            <text:p>50</text:p>
          </table:table-cell>
          <table:table-cell table:style-name="ce1" table:formula="of:=COUNT([.S57:.S106])" office:value-type="float" office:value="50">
            <text:p>50</text:p>
          </table:table-cell>
          <table:table-cell table:style-name="ce1" table:formula="of:=COUNT([.T57:.T106])" office:value-type="float" office:value="50">
            <text:p>50</text:p>
          </table:table-cell>
          <table:table-cell table:style-name="ce1" table:formula="of:=COUNT([.U57:.U106])" office:value-type="float" office:value="50">
            <text:p>50</text:p>
          </table:table-cell>
          <table:table-cell table:style-name="ce1" table:formula="of:=COUNT([.V57:.V106])" office:value-type="float" office:value="50">
            <text:p>50</text:p>
          </table:table-cell>
          <table:table-cell table:style-name="ce1" table:formula="of:=COUNT([.W57:.W106])" office:value-type="float" office:value="50">
            <text:p>50</text:p>
          </table:table-cell>
          <table:table-cell table:style-name="ce1" table:formula="of:=COUNT([.X57:.X106])" office:value-type="float" office:value="50">
            <text:p>50</text:p>
          </table:table-cell>
          <table:table-cell table:style-name="ce1" table:formula="of:=COUNT([.Y57:.Y106])" office:value-type="float" office:value="50">
            <text:p>50</text:p>
          </table:table-cell>
          <table:table-cell table:style-name="ce1" table:formula="of:=COUNT([.Z57:.Z106])" office:value-type="float" office:value="50">
            <text:p>50</text:p>
          </table:table-cell>
          <table:table-cell table:style-name="ce1" table:formula="of:=COUNT([.AA57:.AA106])" office:value-type="float" office:value="50">
            <text:p>50</text:p>
          </table:table-cell>
          <table:table-cell table:style-name="ce1" table:formula="of:=COUNT([.AB57:.AB106])" office:value-type="float" office:value="50">
            <text:p>50</text:p>
          </table:table-cell>
          <table:table-cell table:style-name="ce1" table:formula="of:=COUNT([.AC57:.AC106])" office:value-type="float" office:value="50">
            <text:p>50</text:p>
          </table:table-cell>
          <table:table-cell table:style-name="ce1" table:formula="of:=COUNT([.AD57:.AD106])" office:value-type="float" office:value="50">
            <text:p>50</text:p>
          </table:table-cell>
          <table:table-cell table:style-name="ce1" table:formula="of:=COUNT([.AE57:.AE106])" office:value-type="float" office:value="50">
            <text:p>50</text:p>
          </table:table-cell>
          <table:table-cell table:style-name="ce1" table:formula="of:=COUNT([.AF57:.AF106])" office:value-type="float" office:value="50">
            <text:p>50</text:p>
          </table:table-cell>
          <table:table-cell table:style-name="ce1" table:formula="of:=COUNT([.AG57:.AG106])" office:value-type="float" office:value="50">
            <text:p>50</text:p>
          </table:table-cell>
          <table:table-cell table:style-name="ce1" table:formula="of:=COUNT([.AH57:.AH106])" office:value-type="float" office:value="50">
            <text:p>50</text:p>
          </table:table-cell>
          <table:table-cell table:style-name="ce1" table:formula="of:=COUNT([.AI57:.AI106])" office:value-type="float" office:value="50">
            <text:p>50</text:p>
          </table:table-cell>
          <table:table-cell table:style-name="ce1" table:formula="of:=COUNT([.AJ57:.AJ106])" office:value-type="float" office:value="50">
            <text:p>50</text:p>
          </table:table-cell>
          <table:table-cell table:style-name="ce1" table:formula="of:=COUNT([.AK57:.AK106])" office:value-type="float" office:value="50">
            <text:p>50</text:p>
          </table:table-cell>
          <table:table-cell table:style-name="ce1" table:formula="of:=COUNT([.AL57:.AL106])" office:value-type="float" office:value="50">
            <text:p>50</text:p>
          </table:table-cell>
          <table:table-cell table:style-name="ce1" table:formula="of:=COUNT([.AM57:.AM106])" office:value-type="float" office:value="50">
            <text:p>50</text:p>
          </table:table-cell>
          <table:table-cell table:style-name="ce1" table:formula="of:=COUNT([.AN57:.AN106])" office:value-type="float" office:value="50">
            <text:p>50</text:p>
          </table:table-cell>
          <table:table-cell table:style-name="ce1" table:formula="of:=COUNT([.AO57:.AO106])" office:value-type="float" office:value="50">
            <text:p>50</text:p>
          </table:table-cell>
          <table:table-cell table:style-name="ce1" table:formula="of:=COUNT([.AP57:.AP106])" office:value-type="float" office:value="50">
            <text:p>50</text:p>
          </table:table-cell>
          <table:table-cell table:style-name="ce1" table:formula="of:=COUNT([.AQ57:.AQ106])" office:value-type="float" office:value="50">
            <text:p>50</text:p>
          </table:table-cell>
          <table:table-cell table:style-name="ce1" table:formula="of:=COUNT([.AR57:.AR106])" office:value-type="float" office:value="50">
            <text:p>50</text:p>
          </table:table-cell>
          <table:table-cell table:style-name="ce1" table:formula="of:=COUNT([.AS57:.AS106])" office:value-type="float" office:value="50">
            <text:p>50</text:p>
          </table:table-cell>
          <table:table-cell table:style-name="ce1" table:formula="of:=COUNT([.AT57:.AT106])" office:value-type="float" office:value="50">
            <text:p>50</text:p>
          </table:table-cell>
          <table:table-cell table:style-name="ce1" table:formula="of:=COUNT([.AU57:.AU106])" office:value-type="float" office:value="50">
            <text:p>50</text:p>
          </table:table-cell>
          <table:table-cell table:style-name="ce1" table:formula="of:=COUNT([.AV57:.AV106])" office:value-type="float" office:value="50">
            <text:p>50</text:p>
          </table:table-cell>
          <table:table-cell table:style-name="ce1" table:formula="of:=COUNT([.AW57:.AW106])" office:value-type="float" office:value="50">
            <text:p>50</text:p>
          </table:table-cell>
          <table:table-cell table:style-name="ce1" table:formula="of:=COUNT([.AX57:.AX106])" office:value-type="float" office:value="50">
            <text:p>50</text:p>
          </table:table-cell>
          <table:table-cell table:style-name="ce1" table:formula="of:=COUNT([.AY57:.AY106])" office:value-type="float" office:value="50">
            <text:p>50</text:p>
          </table:table-cell>
          <table:table-cell table:style-name="ce1" table:formula="of:=COUNT([.AZ57:.AZ106])" office:value-type="float" office:value="50">
            <text:p>50</text:p>
          </table:table-cell>
          <table:table-cell/>
          <table:table-cell table:style-name="ce1" office:value-type="string">
            <text:p>n</text:p>
          </table:table-cell>
          <table:table-cell table:style-name="ce1" table:formula="of:=COUNT([.BC57:.BC106])" office:value-type="float" office:value="50">
            <text:p>50</text:p>
          </table:table-cell>
          <table:table-cell table:style-name="ce1" table:formula="of:=COUNT([.BD57:.BD106])" office:value-type="float" office:value="50">
            <text:p>50</text:p>
          </table:table-cell>
          <table:table-cell table:style-name="ce1" table:formula="of:=COUNT([.BE57:.BE106])" office:value-type="float" office:value="50">
            <text:p>50</text:p>
          </table:table-cell>
          <table:table-cell table:style-name="ce1" table:formula="of:=COUNT([.BF57:.BF106])" office:value-type="float" office:value="50">
            <text:p>50</text:p>
          </table:table-cell>
          <table:table-cell table:style-name="ce1" table:formula="of:=COUNT([.BG57:.BG106])" office:value-type="float" office:value="50">
            <text:p>50</text:p>
          </table:table-cell>
          <table:table-cell table:style-name="ce1" table:formula="of:=COUNT([.BH57:.BH106])" office:value-type="float" office:value="50">
            <text:p>50</text:p>
          </table:table-cell>
          <table:table-cell table:style-name="ce1" table:formula="of:=COUNT([.BI57:.BI106])" office:value-type="float" office:value="50">
            <text:p>50</text:p>
          </table:table-cell>
          <table:table-cell table:style-name="ce1" table:formula="of:=COUNT([.BJ57:.BJ106])" office:value-type="float" office:value="50">
            <text:p>50</text:p>
          </table:table-cell>
          <table:table-cell table:style-name="ce1" table:formula="of:=COUNT([.BK57:.BK106])" office:value-type="float" office:value="50">
            <text:p>50</text:p>
          </table:table-cell>
          <table:table-cell table:style-name="ce1" table:formula="of:=COUNT([.BL57:.BL106])" office:value-type="float" office:value="50">
            <text:p>50</text:p>
          </table:table-cell>
          <table:table-cell table:style-name="ce1" table:formula="of:=COUNT([.BM57:.BM106])" office:value-type="float" office:value="50">
            <text:p>50</text:p>
          </table:table-cell>
          <table:table-cell table:style-name="ce1" table:formula="of:=COUNT([.BN57:.BN106])" office:value-type="float" office:value="50">
            <text:p>50</text:p>
          </table:table-cell>
          <table:table-cell table:style-name="ce1" table:formula="of:=COUNT([.BO57:.BO106])" office:value-type="float" office:value="49">
            <text:p>49</text:p>
          </table:table-cell>
          <table:table-cell table:style-name="ce1" table:formula="of:=COUNT([.BP57:.BP106])" office:value-type="float" office:value="49">
            <text:p>49</text:p>
          </table:table-cell>
          <table:table-cell table:style-name="ce1" table:formula="of:=COUNT([.BQ57:.BQ106])" office:value-type="float" office:value="48">
            <text:p>48</text:p>
          </table:table-cell>
          <table:table-cell table:style-name="ce1" table:formula="of:=COUNT([.BR57:.BR106])" office:value-type="float" office:value="47">
            <text:p>47</text:p>
          </table:table-cell>
          <table:table-cell table:style-name="ce1" table:formula="of:=COUNT([.BS57:.BS106])" office:value-type="float" office:value="46">
            <text:p>46</text:p>
          </table:table-cell>
          <table:table-cell table:style-name="ce1" table:formula="of:=COUNT([.BT57:.BT106])" office:value-type="float" office:value="44">
            <text:p>44</text:p>
          </table:table-cell>
          <table:table-cell table:style-name="ce1" table:formula="of:=COUNT([.BU57:.BU106])" office:value-type="float" office:value="44">
            <text:p>44</text:p>
          </table:table-cell>
          <table:table-cell table:style-name="ce1" table:formula="of:=COUNT([.BV57:.BV106])" office:value-type="float" office:value="44">
            <text:p>44</text:p>
          </table:table-cell>
          <table:table-cell table:style-name="ce1" table:formula="of:=COUNT([.BW57:.BW106])" office:value-type="float" office:value="44">
            <text:p>44</text:p>
          </table:table-cell>
          <table:table-cell table:style-name="ce1" table:formula="of:=COUNT([.BX57:.BX106])" office:value-type="float" office:value="42">
            <text:p>42</text:p>
          </table:table-cell>
          <table:table-cell table:style-name="ce1" table:formula="of:=COUNT([.BY57:.BY106])" office:value-type="float" office:value="41">
            <text:p>41</text:p>
          </table:table-cell>
          <table:table-cell table:style-name="ce1" table:formula="of:=COUNT([.BZ57:.BZ106])" office:value-type="float" office:value="39">
            <text:p>39</text:p>
          </table:table-cell>
          <table:table-cell table:style-name="ce1" table:formula="of:=COUNT([.CA57:.CA106])" office:value-type="float" office:value="39">
            <text:p>39</text:p>
          </table:table-cell>
          <table:table-cell table:style-name="ce1" table:formula="of:=COUNT([.CB57:.CB106])" office:value-type="float" office:value="38">
            <text:p>38</text:p>
          </table:table-cell>
          <table:table-cell table:style-name="ce1" table:formula="of:=COUNT([.CC57:.CC106])" office:value-type="float" office:value="37">
            <text:p>37</text:p>
          </table:table-cell>
          <table:table-cell table:style-name="ce1" table:formula="of:=COUNT([.CD57:.CD106])" office:value-type="float" office:value="36">
            <text:p>36</text:p>
          </table:table-cell>
          <table:table-cell table:style-name="ce1" table:formula="of:=COUNT([.CE57:.CE106])" office:value-type="float" office:value="35">
            <text:p>35</text:p>
          </table:table-cell>
          <table:table-cell table:style-name="ce1" table:formula="of:=COUNT([.CF57:.CF106])" office:value-type="float" office:value="34">
            <text:p>34</text:p>
          </table:table-cell>
          <table:table-cell table:style-name="ce1" table:formula="of:=COUNT([.CG57:.CG106])" office:value-type="float" office:value="34">
            <text:p>34</text:p>
          </table:table-cell>
          <table:table-cell table:style-name="ce1" table:formula="of:=COUNT([.CH57:.CH106])" office:value-type="float" office:value="34">
            <text:p>34</text:p>
          </table:table-cell>
          <table:table-cell table:style-name="ce1" table:formula="of:=COUNT([.CI57:.CI106])" office:value-type="float" office:value="32">
            <text:p>32</text:p>
          </table:table-cell>
          <table:table-cell table:style-name="ce1" table:formula="of:=COUNT([.CJ57:.CJ106])" office:value-type="float" office:value="32">
            <text:p>32</text:p>
          </table:table-cell>
          <table:table-cell table:style-name="ce1" table:formula="of:=COUNT([.CK57:.CK106])" office:value-type="float" office:value="32">
            <text:p>32</text:p>
          </table:table-cell>
          <table:table-cell table:style-name="ce1" table:formula="of:=COUNT([.CL57:.CL106])" office:value-type="float" office:value="32">
            <text:p>32</text:p>
          </table:table-cell>
          <table:table-cell table:style-name="ce1" table:formula="of:=COUNT([.CM57:.CM106])" office:value-type="float" office:value="31">
            <text:p>31</text:p>
          </table:table-cell>
          <table:table-cell table:style-name="ce1" table:formula="of:=COUNT([.CN57:.CN106])" office:value-type="float" office:value="29">
            <text:p>29</text:p>
          </table:table-cell>
          <table:table-cell table:style-name="ce1" table:formula="of:=COUNT([.CO57:.CO106])" office:value-type="float" office:value="29">
            <text:p>29</text:p>
          </table:table-cell>
          <table:table-cell table:style-name="ce1" table:formula="of:=COUNT([.CP57:.CP106])" office:value-type="float" office:value="29">
            <text:p>29</text:p>
          </table:table-cell>
          <table:table-cell table:style-name="ce1" table:formula="of:=COUNT([.CQ57:.CQ106])" office:value-type="float" office:value="29">
            <text:p>29</text:p>
          </table:table-cell>
          <table:table-cell table:style-name="ce1" table:formula="of:=COUNT([.CR57:.CR106])" office:value-type="float" office:value="29">
            <text:p>29</text:p>
          </table:table-cell>
          <table:table-cell table:style-name="ce1" table:formula="of:=COUNT([.CS57:.CS106])" office:value-type="float" office:value="29">
            <text:p>29</text:p>
          </table:table-cell>
          <table:table-cell table:style-name="ce1" table:formula="of:=COUNT([.CT57:.CT106])" office:value-type="float" office:value="29">
            <text:p>29</text:p>
          </table:table-cell>
          <table:table-cell table:style-name="ce1" table:formula="of:=COUNT([.CU57:.CU106])" office:value-type="float" office:value="28">
            <text:p>28</text:p>
          </table:table-cell>
          <table:table-cell table:style-name="ce1" table:formula="of:=COUNT([.CV57:.CV106])" office:value-type="float" office:value="28">
            <text:p>28</text:p>
          </table:table-cell>
          <table:table-cell table:style-name="ce1" table:formula="of:=COUNT([.CW57:.CW106])" office:value-type="float" office:value="28">
            <text:p>28</text:p>
          </table:table-cell>
          <table:table-cell table:style-name="ce1" table:formula="of:=COUNT([.CX57:.CX106])" office:value-type="float" office:value="28">
            <text:p>28</text:p>
          </table:table-cell>
          <table:table-cell table:style-name="ce1" table:formula="of:=COUNT([.CY57:.CY106])" office:value-type="float" office:value="28">
            <text:p>28</text:p>
          </table:table-cell>
          <table:table-cell table:style-name="ce1" table:formula="of:=COUNT([.CZ57:.CZ106])" office:value-type="float" office:value="28">
            <text:p>28</text:p>
          </table:table-cell>
          <table:table-cell table:style-name="ce1" table:formula="of:=COUNT([.DA57:.DA106])" office:value-type="float" office:value="28">
            <text:p>28</text:p>
          </table:table-cell>
        </table:table-row>
        <table:table-row table:style-name="ro1">
          <table:table-cell table:style-name="ce1" office:value-type="string">
            <text:p>se</text:p>
          </table:table-cell>
          <table:table-cell table:style-name="ce1" table:formula="of:=STDEV([.B57:.B106])/SQRT(COUNT([.B57:.B106]))" office:value-type="float" office:value="0.00427799697404671">
            <text:p>0.004277997</text:p>
          </table:table-cell>
          <table:table-cell table:style-name="ce1" table:formula="of:=STDEV([.C57:.C106])/SQRT(COUNT([.C57:.C106]))" office:value-type="float" office:value="0.00584136571265305">
            <text:p>0.0058413657</text:p>
          </table:table-cell>
          <table:table-cell table:style-name="ce1" table:formula="of:=STDEV([.D57:.D106])/SQRT(COUNT([.D57:.D106]))" office:value-type="float" office:value="0.00716191937851869">
            <text:p>0.0071619194</text:p>
          </table:table-cell>
          <table:table-cell table:style-name="ce1" table:formula="of:=STDEV([.E57:.E106])/SQRT(COUNT([.E57:.E106]))" office:value-type="float" office:value="0.00894686946309973">
            <text:p>0.0089468695</text:p>
          </table:table-cell>
          <table:table-cell table:style-name="ce1" table:formula="of:=STDEV([.F57:.F106])/SQRT(COUNT([.F57:.F106]))" office:value-type="float" office:value="0.0103369532710257">
            <text:p>0.0103369533</text:p>
          </table:table-cell>
          <table:table-cell table:style-name="ce1" table:formula="of:=STDEV([.G57:.G106])/SQRT(COUNT([.G57:.G106]))" office:value-type="float" office:value="0.0105107740609544">
            <text:p>0.0105107741</text:p>
          </table:table-cell>
          <table:table-cell table:style-name="ce1" table:formula="of:=STDEV([.H57:.H106])/SQRT(COUNT([.H57:.H106]))" office:value-type="float" office:value="0.01018707052638">
            <text:p>0.0101870705</text:p>
          </table:table-cell>
          <table:table-cell table:style-name="ce1" table:formula="of:=STDEV([.I57:.I106])/SQRT(COUNT([.I57:.I106]))" office:value-type="float" office:value="0.00918602813248478">
            <text:p>0.0091860281</text:p>
          </table:table-cell>
          <table:table-cell table:style-name="ce1" table:formula="of:=STDEV([.J57:.J106])/SQRT(COUNT([.J57:.J106]))" office:value-type="float" office:value="0.010356110426224">
            <text:p>0.0103561104</text:p>
          </table:table-cell>
          <table:table-cell table:style-name="ce1" table:formula="of:=STDEV([.K57:.K106])/SQRT(COUNT([.K57:.K106]))" office:value-type="float" office:value="0.0106993715253111">
            <text:p>0.0106993715</text:p>
          </table:table-cell>
          <table:table-cell table:style-name="ce1" table:formula="of:=STDEV([.L57:.L106])/SQRT(COUNT([.L57:.L106]))" office:value-type="float" office:value="0.0115948314410105">
            <text:p>0.0115948314</text:p>
          </table:table-cell>
          <table:table-cell table:style-name="ce1" table:formula="of:=STDEV([.M57:.M106])/SQRT(COUNT([.M57:.M106]))" office:value-type="float" office:value="0.0157831971780494">
            <text:p>0.0157831972</text:p>
          </table:table-cell>
          <table:table-cell table:style-name="ce1" table:formula="of:=STDEV([.N57:.N106])/SQRT(COUNT([.N57:.N106]))" office:value-type="float" office:value="0.0159835742591167">
            <text:p>0.0159835743</text:p>
          </table:table-cell>
          <table:table-cell table:style-name="ce1" table:formula="of:=STDEV([.O57:.O106])/SQRT(COUNT([.O57:.O106]))" office:value-type="float" office:value="0.0193066272029341">
            <text:p>0.0193066272</text:p>
          </table:table-cell>
          <table:table-cell table:style-name="ce1" table:formula="of:=STDEV([.P57:.P106])/SQRT(COUNT([.P57:.P106]))" office:value-type="float" office:value="0.0221165175775739">
            <text:p>0.0221165176</text:p>
          </table:table-cell>
          <table:table-cell table:style-name="ce1" table:formula="of:=STDEV([.Q57:.Q106])/SQRT(COUNT([.Q57:.Q106]))" office:value-type="float" office:value="0.0250394732583847">
            <text:p>0.0250394733</text:p>
          </table:table-cell>
          <table:table-cell table:style-name="ce1" table:formula="of:=STDEV([.R57:.R106])/SQRT(COUNT([.R57:.R106]))" office:value-type="float" office:value="0.0270853270568844">
            <text:p>0.0270853271</text:p>
          </table:table-cell>
          <table:table-cell table:style-name="ce1" table:formula="of:=STDEV([.S57:.S106])/SQRT(COUNT([.S57:.S106]))" office:value-type="float" office:value="0.0273979035442347">
            <text:p>0.0273979035</text:p>
          </table:table-cell>
          <table:table-cell table:style-name="ce1" table:formula="of:=STDEV([.T57:.T106])/SQRT(COUNT([.T57:.T106]))" office:value-type="float" office:value="0.0272938675238998">
            <text:p>0.0272938675</text:p>
          </table:table-cell>
          <table:table-cell table:style-name="ce1" table:formula="of:=STDEV([.U57:.U106])/SQRT(COUNT([.U57:.U106]))" office:value-type="float" office:value="0.0266261779097561">
            <text:p>0.0266261779</text:p>
          </table:table-cell>
          <table:table-cell table:style-name="ce1" table:formula="of:=STDEV([.V57:.V106])/SQRT(COUNT([.V57:.V106]))" office:value-type="float" office:value="0.028528929723639">
            <text:p>0.0285289297</text:p>
          </table:table-cell>
          <table:table-cell table:style-name="ce1" table:formula="of:=STDEV([.W57:.W106])/SQRT(COUNT([.W57:.W106]))" office:value-type="float" office:value="0.0289427813320319">
            <text:p>0.0289427813</text:p>
          </table:table-cell>
          <table:table-cell table:style-name="ce1" table:formula="of:=STDEV([.X57:.X106])/SQRT(COUNT([.X57:.X106]))" office:value-type="float" office:value="0.0301212875491106">
            <text:p>0.0301212875</text:p>
          </table:table-cell>
          <table:table-cell table:style-name="ce1" table:formula="of:=STDEV([.Y57:.Y106])/SQRT(COUNT([.Y57:.Y106]))" office:value-type="float" office:value="0.0297465224298081">
            <text:p>0.0297465224</text:p>
          </table:table-cell>
          <table:table-cell table:style-name="ce1" table:formula="of:=STDEV([.Z57:.Z106])/SQRT(COUNT([.Z57:.Z106]))" office:value-type="float" office:value="0.0299035162433344">
            <text:p>0.0299035162</text:p>
          </table:table-cell>
          <table:table-cell table:style-name="ce1" table:formula="of:=STDEV([.AA57:.AA106])/SQRT(COUNT([.AA57:.AA106]))" office:value-type="float" office:value="0.0303422144054348">
            <text:p>0.0303422144</text:p>
          </table:table-cell>
          <table:table-cell table:style-name="ce1" table:formula="of:=STDEV([.AB57:.AB106])/SQRT(COUNT([.AB57:.AB106]))" office:value-type="float" office:value="0.0300456684177809">
            <text:p>0.0300456684</text:p>
          </table:table-cell>
          <table:table-cell table:style-name="ce1" table:formula="of:=STDEV([.AC57:.AC106])/SQRT(COUNT([.AC57:.AC106]))" office:value-type="float" office:value="0.0305649109274613">
            <text:p>0.0305649109</text:p>
          </table:table-cell>
          <table:table-cell table:style-name="ce1" table:formula="of:=STDEV([.AD57:.AD106])/SQRT(COUNT([.AD57:.AD106]))" office:value-type="float" office:value="0.0301910454323301">
            <text:p>0.0301910454</text:p>
          </table:table-cell>
          <table:table-cell table:style-name="ce1" table:formula="of:=STDEV([.AE57:.AE106])/SQRT(COUNT([.AE57:.AE106]))" office:value-type="float" office:value="0.0297074359044042">
            <text:p>0.0297074359</text:p>
          </table:table-cell>
          <table:table-cell table:style-name="ce1" table:formula="of:=STDEV([.AF57:.AF106])/SQRT(COUNT([.AF57:.AF106]))" office:value-type="float" office:value="0.0293474504525451">
            <text:p>0.0293474505</text:p>
          </table:table-cell>
          <table:table-cell table:style-name="ce1" table:formula="of:=STDEV([.AG57:.AG106])/SQRT(COUNT([.AG57:.AG106]))" office:value-type="float" office:value="0.0286074355414553">
            <text:p>0.0286074355</text:p>
          </table:table-cell>
          <table:table-cell table:style-name="ce1" table:formula="of:=STDEV([.AH57:.AH106])/SQRT(COUNT([.AH57:.AH106]))" office:value-type="float" office:value="0.0285854183192109">
            <text:p>0.0285854183</text:p>
          </table:table-cell>
          <table:table-cell table:style-name="ce1" table:formula="of:=STDEV([.AI57:.AI106])/SQRT(COUNT([.AI57:.AI106]))" office:value-type="float" office:value="0.0280985467785624">
            <text:p>0.0280985468</text:p>
          </table:table-cell>
          <table:table-cell table:style-name="ce1" table:formula="of:=STDEV([.AJ57:.AJ106])/SQRT(COUNT([.AJ57:.AJ106]))" office:value-type="float" office:value="0.0278305070442223">
            <text:p>0.027830507</text:p>
          </table:table-cell>
          <table:table-cell table:style-name="ce1" table:formula="of:=STDEV([.AK57:.AK106])/SQRT(COUNT([.AK57:.AK106]))" office:value-type="float" office:value="0.02698784422586">
            <text:p>0.0269878442</text:p>
          </table:table-cell>
          <table:table-cell table:style-name="ce1" table:formula="of:=STDEV([.AL57:.AL106])/SQRT(COUNT([.AL57:.AL106]))" office:value-type="float" office:value="0.0273678395688657">
            <text:p>0.0273678396</text:p>
          </table:table-cell>
          <table:table-cell table:style-name="ce1" table:formula="of:=STDEV([.AM57:.AM106])/SQRT(COUNT([.AM57:.AM106]))" office:value-type="float" office:value="0.027285857720786">
            <text:p>0.0272858577</text:p>
          </table:table-cell>
          <table:table-cell table:style-name="ce1" table:formula="of:=STDEV([.AN57:.AN106])/SQRT(COUNT([.AN57:.AN106]))" office:value-type="float" office:value="0.0272527315305088">
            <text:p>0.0272527315</text:p>
          </table:table-cell>
          <table:table-cell table:style-name="ce1" table:formula="of:=STDEV([.AO57:.AO106])/SQRT(COUNT([.AO57:.AO106]))" office:value-type="float" office:value="0.0270083065490697">
            <text:p>0.0270083065</text:p>
          </table:table-cell>
          <table:table-cell table:style-name="ce1" table:formula="of:=STDEV([.AP57:.AP106])/SQRT(COUNT([.AP57:.AP106]))" office:value-type="float" office:value="0.0267207523850456">
            <text:p>0.0267207524</text:p>
          </table:table-cell>
          <table:table-cell table:style-name="ce1" table:formula="of:=STDEV([.AQ57:.AQ106])/SQRT(COUNT([.AQ57:.AQ106]))" office:value-type="float" office:value="0.0265504941575159">
            <text:p>0.0265504942</text:p>
          </table:table-cell>
          <table:table-cell table:style-name="ce1" table:formula="of:=STDEV([.AR57:.AR106])/SQRT(COUNT([.AR57:.AR106]))" office:value-type="float" office:value="0.0264858845236589">
            <text:p>0.0264858845</text:p>
          </table:table-cell>
          <table:table-cell table:style-name="ce1" table:formula="of:=STDEV([.AS57:.AS106])/SQRT(COUNT([.AS57:.AS106]))" office:value-type="float" office:value="0.0265084806230116">
            <text:p>0.0265084806</text:p>
          </table:table-cell>
          <table:table-cell table:style-name="ce1" table:formula="of:=STDEV([.AT57:.AT106])/SQRT(COUNT([.AT57:.AT106]))" office:value-type="float" office:value="0.0264305190636993">
            <text:p>0.0264305191</text:p>
          </table:table-cell>
          <table:table-cell table:style-name="ce1" table:formula="of:=STDEV([.AU57:.AU106])/SQRT(COUNT([.AU57:.AU106]))" office:value-type="float" office:value="0.0264305190636993">
            <text:p>0.0264305191</text:p>
          </table:table-cell>
          <table:table-cell table:style-name="ce1" table:formula="of:=STDEV([.AV57:.AV106])/SQRT(COUNT([.AV57:.AV106]))" office:value-type="float" office:value="0.0264311956711435">
            <text:p>0.0264311957</text:p>
          </table:table-cell>
          <table:table-cell table:style-name="ce1" table:formula="of:=STDEV([.AW57:.AW106])/SQRT(COUNT([.AW57:.AW106]))" office:value-type="float" office:value="0.0262155872744357">
            <text:p>0.0262155873</text:p>
          </table:table-cell>
          <table:table-cell table:style-name="ce1" table:formula="of:=STDEV([.AX57:.AX106])/SQRT(COUNT([.AX57:.AX106]))" office:value-type="float" office:value="0.0260927258007475">
            <text:p>0.0260927258</text:p>
          </table:table-cell>
          <table:table-cell table:style-name="ce1" table:formula="of:=STDEV([.AY57:.AY106])/SQRT(COUNT([.AY57:.AY106]))" office:value-type="float" office:value="0.0260642054791063">
            <text:p>0.0260642055</text:p>
          </table:table-cell>
          <table:table-cell table:style-name="ce1" table:formula="of:=STDEV([.AZ57:.AZ106])/SQRT(COUNT([.AZ57:.AZ106]))" office:value-type="float" office:value="0.0258887749722656">
            <text:p>0.025888775</text:p>
          </table:table-cell>
          <table:table-cell/>
          <table:table-cell table:style-name="ce1" office:value-type="string">
            <text:p>se</text:p>
          </table:table-cell>
          <table:table-cell table:style-name="ce1" table:formula="of:=STDEV([.BC57:.BC106])/SQRT(COUNT([.BC57:.BC106]))" office:value-type="float" office:value="0.0139504674780863">
            <text:p>0.0139504675</text:p>
          </table:table-cell>
          <table:table-cell table:style-name="ce1" table:formula="of:=STDEV([.BD57:.BD106])/SQRT(COUNT([.BD57:.BD106]))" office:value-type="float" office:value="0.0158755866997483">
            <text:p>0.0158755867</text:p>
          </table:table-cell>
          <table:table-cell table:style-name="ce1" table:formula="of:=STDEV([.BE57:.BE106])/SQRT(COUNT([.BE57:.BE106]))" office:value-type="float" office:value="0.0236742250266454">
            <text:p>0.023674225</text:p>
          </table:table-cell>
          <table:table-cell table:style-name="ce1" table:formula="of:=STDEV([.BF57:.BF106])/SQRT(COUNT([.BF57:.BF106]))" office:value-type="float" office:value="0.029388908639492">
            <text:p>0.0293889086</text:p>
          </table:table-cell>
          <table:table-cell table:style-name="ce1" table:formula="of:=STDEV([.BG57:.BG106])/SQRT(COUNT([.BG57:.BG106]))" office:value-type="float" office:value="0.0467523567014847">
            <text:p>0.0467523567</text:p>
          </table:table-cell>
          <table:table-cell table:style-name="ce1" table:formula="of:=STDEV([.BH57:.BH106])/SQRT(COUNT([.BH57:.BH106]))" office:value-type="float" office:value="0.0609045076579823">
            <text:p>0.0609045077</text:p>
          </table:table-cell>
          <table:table-cell table:style-name="ce1" table:formula="of:=STDEV([.BI57:.BI106])/SQRT(COUNT([.BI57:.BI106]))" office:value-type="float" office:value="0.080396040312687">
            <text:p>0.0803960403</text:p>
          </table:table-cell>
          <table:table-cell table:style-name="ce1" table:formula="of:=STDEV([.BJ57:.BJ106])/SQRT(COUNT([.BJ57:.BJ106]))" office:value-type="float" office:value="0.0974108665940933">
            <text:p>0.0974108666</text:p>
          </table:table-cell>
          <table:table-cell table:style-name="ce1" table:formula="of:=STDEV([.BK57:.BK106])/SQRT(COUNT([.BK57:.BK106]))" office:value-type="float" office:value="0.119740099637609">
            <text:p>0.1197400996</text:p>
          </table:table-cell>
          <table:table-cell table:style-name="ce1" table:formula="of:=STDEV([.BL57:.BL106])/SQRT(COUNT([.BL57:.BL106]))" office:value-type="float" office:value="0.161512162933663">
            <text:p>0.1615121629</text:p>
          </table:table-cell>
          <table:table-cell table:style-name="ce1" table:formula="of:=STDEV([.BM57:.BM106])/SQRT(COUNT([.BM57:.BM106]))" office:value-type="float" office:value="0.207234961119508">
            <text:p>0.2072349611</text:p>
          </table:table-cell>
          <table:table-cell table:style-name="ce1" table:formula="of:=STDEV([.BN57:.BN106])/SQRT(COUNT([.BN57:.BN106]))" office:value-type="float" office:value="0.252628930816948">
            <text:p>0.2526289308</text:p>
          </table:table-cell>
          <table:table-cell table:style-name="ce1" table:formula="of:=STDEV([.BO57:.BO106])/SQRT(COUNT([.BO57:.BO106]))" office:value-type="float" office:value="0.308514962282163">
            <text:p>0.3085149623</text:p>
          </table:table-cell>
          <table:table-cell table:style-name="ce1" table:formula="of:=STDEV([.BP57:.BP106])/SQRT(COUNT([.BP57:.BP106]))" office:value-type="float" office:value="0.369567844907331">
            <text:p>0.3695678449</text:p>
          </table:table-cell>
          <table:table-cell table:style-name="ce1" table:formula="of:=STDEV([.BQ57:.BQ106])/SQRT(COUNT([.BQ57:.BQ106]))" office:value-type="float" office:value="0.440100616073218">
            <text:p>0.4401006161</text:p>
          </table:table-cell>
          <table:table-cell table:style-name="ce1" table:formula="of:=STDEV([.BR57:.BR106])/SQRT(COUNT([.BR57:.BR106]))" office:value-type="float" office:value="0.537267605513181">
            <text:p>0.5372676055</text:p>
          </table:table-cell>
          <table:table-cell table:style-name="ce1" table:formula="of:=STDEV([.BS57:.BS106])/SQRT(COUNT([.BS57:.BS106]))" office:value-type="float" office:value="0.627617851103468">
            <text:p>0.6276178511</text:p>
          </table:table-cell>
          <table:table-cell table:style-name="ce1" table:formula="of:=STDEV([.BT57:.BT106])/SQRT(COUNT([.BT57:.BT106]))" office:value-type="float" office:value="0.740810253722226">
            <text:p>0.7408102537</text:p>
          </table:table-cell>
          <table:table-cell table:style-name="ce1" table:formula="of:=STDEV([.BU57:.BU106])/SQRT(COUNT([.BU57:.BU106]))" office:value-type="float" office:value="0.831874623571778">
            <text:p>0.8318746236</text:p>
          </table:table-cell>
          <table:table-cell table:style-name="ce1" table:formula="of:=STDEV([.BV57:.BV106])/SQRT(COUNT([.BV57:.BV106]))" office:value-type="float" office:value="0.935582265682757">
            <text:p>0.9355822657</text:p>
          </table:table-cell>
          <table:table-cell table:style-name="ce1" table:formula="of:=STDEV([.BW57:.BW106])/SQRT(COUNT([.BW57:.BW106]))" office:value-type="float" office:value="1.02653798557359">
            <text:p>1.0265379856</text:p>
          </table:table-cell>
          <table:table-cell table:style-name="ce1" table:formula="of:=STDEV([.BX57:.BX106])/SQRT(COUNT([.BX57:.BX106]))" office:value-type="float" office:value="1.12393368573348">
            <text:p>1.1239336857</text:p>
          </table:table-cell>
          <table:table-cell table:style-name="ce1" table:formula="of:=STDEV([.BY57:.BY106])/SQRT(COUNT([.BY57:.BY106]))" office:value-type="float" office:value="1.21623500456025">
            <text:p>1.2162350046</text:p>
          </table:table-cell>
          <table:table-cell table:style-name="ce1" table:formula="of:=STDEV([.BZ57:.BZ106])/SQRT(COUNT([.BZ57:.BZ106]))" office:value-type="float" office:value="1.30558594943907">
            <text:p>1.3055859494</text:p>
          </table:table-cell>
          <table:table-cell table:style-name="ce1" table:formula="of:=STDEV([.CA57:.CA106])/SQRT(COUNT([.CA57:.CA106]))" office:value-type="float" office:value="1.3711362560867">
            <text:p>1.3711362561</text:p>
          </table:table-cell>
          <table:table-cell table:style-name="ce1" table:formula="of:=STDEV([.CB57:.CB106])/SQRT(COUNT([.CB57:.CB106]))" office:value-type="float" office:value="1.40848519568189">
            <text:p>1.4084851957</text:p>
          </table:table-cell>
          <table:table-cell table:style-name="ce1" table:formula="of:=STDEV([.CC57:.CC106])/SQRT(COUNT([.CC57:.CC106]))" office:value-type="float" office:value="1.46183316520922">
            <text:p>1.4618331652</text:p>
          </table:table-cell>
          <table:table-cell table:style-name="ce1" table:formula="of:=STDEV([.CD57:.CD106])/SQRT(COUNT([.CD57:.CD106]))" office:value-type="float" office:value="1.53840736469671">
            <text:p>1.5384073647</text:p>
          </table:table-cell>
          <table:table-cell table:style-name="ce1" table:formula="of:=STDEV([.CE57:.CE106])/SQRT(COUNT([.CE57:.CE106]))" office:value-type="float" office:value="1.56586421977319">
            <text:p>1.5658642198</text:p>
          </table:table-cell>
          <table:table-cell table:style-name="ce1" table:formula="of:=STDEV([.CF57:.CF106])/SQRT(COUNT([.CF57:.CF106]))" office:value-type="float" office:value="1.63982028479511">
            <text:p>1.6398202848</text:p>
          </table:table-cell>
          <table:table-cell table:style-name="ce1" table:formula="of:=STDEV([.CG57:.CG106])/SQRT(COUNT([.CG57:.CG106]))" office:value-type="float" office:value="1.69323276491547">
            <text:p>1.6932327649</text:p>
          </table:table-cell>
          <table:table-cell table:style-name="ce1" table:formula="of:=STDEV([.CH57:.CH106])/SQRT(COUNT([.CH57:.CH106]))" office:value-type="float" office:value="1.6934634268582">
            <text:p>1.6934634269</text:p>
          </table:table-cell>
          <table:table-cell table:style-name="ce1" table:formula="of:=STDEV([.CI57:.CI106])/SQRT(COUNT([.CI57:.CI106]))" office:value-type="float" office:value="1.70702987343083">
            <text:p>1.7070298734</text:p>
          </table:table-cell>
          <table:table-cell table:style-name="ce1" table:formula="of:=STDEV([.CJ57:.CJ106])/SQRT(COUNT([.CJ57:.CJ106]))" office:value-type="float" office:value="1.68423740965807">
            <text:p>1.6842374097</text:p>
          </table:table-cell>
          <table:table-cell table:style-name="ce1" table:formula="of:=STDEV([.CK57:.CK106])/SQRT(COUNT([.CK57:.CK106]))" office:value-type="float" office:value="1.69766668367227">
            <text:p>1.6976666837</text:p>
          </table:table-cell>
          <table:table-cell table:style-name="ce1" table:formula="of:=STDEV([.CL57:.CL106])/SQRT(COUNT([.CL57:.CL106]))" office:value-type="float" office:value="1.72632880588935">
            <text:p>1.7263288059</text:p>
          </table:table-cell>
          <table:table-cell table:style-name="ce1" table:formula="of:=STDEV([.CM57:.CM106])/SQRT(COUNT([.CM57:.CM106]))" office:value-type="float" office:value="1.74486530075934">
            <text:p>1.7448653008</text:p>
          </table:table-cell>
          <table:table-cell table:style-name="ce1" table:formula="of:=STDEV([.CN57:.CN106])/SQRT(COUNT([.CN57:.CN106]))" office:value-type="float" office:value="1.54243857817863">
            <text:p>1.5424385782</text:p>
          </table:table-cell>
          <table:table-cell table:style-name="ce1" table:formula="of:=STDEV([.CO57:.CO106])/SQRT(COUNT([.CO57:.CO106]))" office:value-type="float" office:value="1.57326081337023">
            <text:p>1.5732608134</text:p>
          </table:table-cell>
          <table:table-cell table:style-name="ce1" table:formula="of:=STDEV([.CP57:.CP106])/SQRT(COUNT([.CP57:.CP106]))" office:value-type="float" office:value="1.6243533267898">
            <text:p>1.6243533268</text:p>
          </table:table-cell>
          <table:table-cell table:style-name="ce1" table:formula="of:=STDEV([.CQ57:.CQ106])/SQRT(COUNT([.CQ57:.CQ106]))" office:value-type="float" office:value="1.57204777349173">
            <text:p>1.5720477735</text:p>
          </table:table-cell>
          <table:table-cell table:style-name="ce1" table:formula="of:=STDEV([.CR57:.CR106])/SQRT(COUNT([.CR57:.CR106]))" office:value-type="float" office:value="1.54847831704299">
            <text:p>1.548478317</text:p>
          </table:table-cell>
          <table:table-cell table:style-name="ce1" table:formula="of:=STDEV([.CS57:.CS106])/SQRT(COUNT([.CS57:.CS106]))" office:value-type="float" office:value="1.58344595451762">
            <text:p>1.5834459545</text:p>
          </table:table-cell>
          <table:table-cell table:style-name="ce1" table:formula="of:=STDEV([.CT57:.CT106])/SQRT(COUNT([.CT57:.CT106]))" office:value-type="float" office:value="1.64359115077381">
            <text:p>1.6435911508</text:p>
          </table:table-cell>
          <table:table-cell table:style-name="ce1" table:formula="of:=STDEV([.CU57:.CU106])/SQRT(COUNT([.CU57:.CU106]))" office:value-type="float" office:value="1.68600154236858">
            <text:p>1.6860015424</text:p>
          </table:table-cell>
          <table:table-cell table:style-name="ce1" table:formula="of:=STDEV([.CV57:.CV106])/SQRT(COUNT([.CV57:.CV106]))" office:value-type="float" office:value="1.74664725646335">
            <text:p>1.7466472565</text:p>
          </table:table-cell>
          <table:table-cell table:style-name="ce1" table:formula="of:=STDEV([.CW57:.CW106])/SQRT(COUNT([.CW57:.CW106]))" office:value-type="float" office:value="1.78576505430477">
            <text:p>1.7857650543</text:p>
          </table:table-cell>
          <table:table-cell table:style-name="ce1" table:formula="of:=STDEV([.CX57:.CX106])/SQRT(COUNT([.CX57:.CX106]))" office:value-type="float" office:value="1.84286601219104">
            <text:p>1.8428660122</text:p>
          </table:table-cell>
          <table:table-cell table:style-name="ce1" table:formula="of:=STDEV([.CY57:.CY106])/SQRT(COUNT([.CY57:.CY106]))" office:value-type="float" office:value="1.94135253461169">
            <text:p>1.9413525346</text:p>
          </table:table-cell>
          <table:table-cell table:style-name="ce1" table:formula="of:=STDEV([.CZ57:.CZ106])/SQRT(COUNT([.CZ57:.CZ106]))" office:value-type="float" office:value="2.03438454904333">
            <text:p>2.034384549</text:p>
          </table:table-cell>
          <table:table-cell table:style-name="ce1" table:formula="of:=STDEV([.DA57:.DA106])/SQRT(COUNT([.DA57:.DA106]))" office:value-type="float" office:value="2.00844092371832">
            <text:p>2.00844092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9">00/00/0000</text:date>, <text:time style:data-style-name="N2" text:time-value="0000-00-00T16:46:01.74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9T11:47:05.03</meta:creation-date>
    <dc:date>2014-01-19T17:39:52.43</dc:date>
    <meta:editing-duration>PT49M19S</meta:editing-duration>
    <meta:editing-cycles>6</meta:editing-cycles>
    <meta:generator>LibreOffice/3.6$Windows_x86 LibreOffice_project/2ef5aff-a6fb0ff-166bdff-cf087ad-0f1389</meta:generator>
    <meta:document-statistic meta:table-count="1" meta:cell-count="1023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error-upper-indicator="true" chart:error-lower-indicator="true" chart:error-category="cell-rang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28pt" style:font-size-asian="10pt" style:font-size-complex="10pt"/>
    </style:style>
    <style:style style:name="ch5" style:family="chart" style:data-style-name="N0">
      <style:chart-properties chart:symbol-type="none" chart:error-upper-indicator="true" chart:error-lower-indicator="true" chart:error-category="cell-range" chart:error-upper-range="List1.B54:List1.AZ54" chart:error-lower-range="List1.B54:List1.AZ54"/>
      <style:graphic-properties svg:stroke-width="0.08cm" svg:stroke-color="#c0c0c0" draw:fill-color="#c0c0c0"/>
      <style:text-properties fo:font-size="10pt" style:font-size-asian="10pt" style:font-size-complex="10pt"/>
    </style:style>
    <style:style style:name="ch6" style:family="chart">
      <style:chart-properties chart:error-category="cell-range"/>
    </style:style>
    <style:style style:name="ch7" style:family="chart" style:data-style-name="N0">
      <style:chart-properties chart:symbol-type="none" chart:error-upper-indicator="true" chart:error-lower-indicator="true" chart:error-category="cell-range" chart:error-upper-range="List1.B109:List1.AZ109" chart:error-lower-range="List1.B109:List1.AZ109"/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962cm" svg:height="22.6cm" xlink:href=".." xlink:type="simple" chart:class="chart:line" chart:style-name="ch1">
        <chart:plot-area chart:style-name="ch2" table:cell-range-address="List1.B52:List1.AZ52 List1.B107:List1.AZ107" svg:x="1.169cm" svg:y="1.943cm" svg:width="33.355cm" svg:height="19.785cm">
          <chartooo:coordinate-region svg:x="2.796cm" svg:y="2.5cm" svg:width="31.541cm" svg:height="18.555cm"/>
          <chart:axis chart:dimension="x" chart:name="primary-x" chart:style-name="ch3"/>
          <chart:axis chart:dimension="y" chart:name="primary-y" chart:style-name="ch4"/>
          <chart:series chart:style-name="ch5" chart:values-cell-range-address="List1.B52:List1.AZ52" chart:class="chart:line">
            <chart:error-indicator chart:error-upper-range="List1.B54:List1.AZ54" chart:error-lower-range="List1.B54:List1.AZ54" chart:style-name="ch6" chart:dimension="y"/>
            <chart:data-point chart:repeated="51"/>
          </chart:series>
          <chart:series chart:style-name="ch7" chart:values-cell-range-address="List1.B107:List1.AZ107" chart:class="chart:line">
            <chart:error-indicator chart:error-upper-range="List1.B109:List1.AZ109" chart:error-lower-range="List1.B109:List1.AZ109" chart:style-name="ch6" chart:dimension="y"/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</table:table-row>
          </table:table-header-rows>
          <table:table-rows>
            <table:table-row>
              <table:table-cell office:value-type="string">
                <text:p>Řádek 52</text:p>
                <draw:g>
                  <svg:desc/>
                </draw:g>
              </table:table-cell>
              <table:table-cell office:value-type="float" office:value="0.18287698016">
                <text:p>0.18287698016</text:p>
                <draw:g>
                  <svg:desc>List1.B52:List1.AZ52</svg:desc>
                </draw:g>
              </table:table-cell>
              <table:table-cell office:value-type="float" office:value="0.206984606">
                <text:p>0.206984606</text:p>
              </table:table-cell>
              <table:table-cell office:value-type="float" office:value="0.2215111138">
                <text:p>0.2215111138</text:p>
              </table:table-cell>
              <table:table-cell office:value-type="float" office:value="0.2446046774">
                <text:p>0.2446046774</text:p>
              </table:table-cell>
              <table:table-cell office:value-type="float" office:value="0.261295423">
                <text:p>0.261295423</text:p>
              </table:table-cell>
              <table:table-cell office:value-type="float" office:value="0.2862951466">
                <text:p>0.2862951466</text:p>
              </table:table-cell>
              <table:table-cell office:value-type="float" office:value="0.3066923362">
                <text:p>0.3066923362</text:p>
              </table:table-cell>
              <table:table-cell office:value-type="float" office:value="0.3317015258">
                <text:p>0.3317015258</text:p>
              </table:table-cell>
              <table:table-cell office:value-type="float" office:value="0.357504664">
                <text:p>0.357504664</text:p>
              </table:table-cell>
              <table:table-cell office:value-type="float" office:value="0.376998978">
                <text:p>0.376998978</text:p>
              </table:table-cell>
              <table:table-cell office:value-type="float" office:value="0.3988813726">
                <text:p>0.3988813726</text:p>
              </table:table-cell>
              <table:table-cell office:value-type="float" office:value="0.4317504384">
                <text:p>0.4317504384</text:p>
              </table:table-cell>
              <table:table-cell office:value-type="float" office:value="0.462474404">
                <text:p>0.462474404</text:p>
              </table:table-cell>
              <table:table-cell office:value-type="float" office:value="0.5020594586">
                <text:p>0.5020594586</text:p>
              </table:table-cell>
              <table:table-cell office:value-type="float" office:value="0.5515666408">
                <text:p>0.5515666408</text:p>
              </table:table-cell>
              <table:table-cell office:value-type="float" office:value="0.5827496496">
                <text:p>0.5827496496</text:p>
              </table:table-cell>
              <table:table-cell office:value-type="float" office:value="0.6112375388">
                <text:p>0.6112375388</text:p>
              </table:table-cell>
              <table:table-cell office:value-type="float" office:value="0.6437143866">
                <text:p>0.6437143866</text:p>
              </table:table-cell>
              <table:table-cell office:value-type="float" office:value="0.6536565466">
                <text:p>0.6536565466</text:p>
              </table:table-cell>
              <table:table-cell office:value-type="float" office:value="0.6654955024">
                <text:p>0.6654955024</text:p>
              </table:table-cell>
              <table:table-cell office:value-type="float" office:value="0.6851041188">
                <text:p>0.6851041188</text:p>
              </table:table-cell>
              <table:table-cell office:value-type="float" office:value="0.694323479">
                <text:p>0.694323479</text:p>
              </table:table-cell>
              <table:table-cell office:value-type="float" office:value="0.6973726496">
                <text:p>0.6973726496</text:p>
              </table:table-cell>
              <table:table-cell office:value-type="float" office:value="0.702020784">
                <text:p>0.702020784</text:p>
              </table:table-cell>
              <table:table-cell office:value-type="float" office:value="0.7062434344">
                <text:p>0.7062434344</text:p>
              </table:table-cell>
              <table:table-cell office:value-type="float" office:value="0.7170897928">
                <text:p>0.7170897928</text:p>
              </table:table-cell>
              <table:table-cell office:value-type="float" office:value="0.7209154594">
                <text:p>0.7209154594</text:p>
              </table:table-cell>
              <table:table-cell office:value-type="float" office:value="0.7231510508">
                <text:p>0.7231510508</text:p>
              </table:table-cell>
              <table:table-cell office:value-type="float" office:value="0.7275860592">
                <text:p>0.7275860592</text:p>
              </table:table-cell>
              <table:table-cell office:value-type="float" office:value="0.7419683232">
                <text:p>0.7419683232</text:p>
              </table:table-cell>
              <table:table-cell office:value-type="float" office:value="0.7444061832">
                <text:p>0.7444061832</text:p>
              </table:table-cell>
              <table:table-cell office:value-type="float" office:value="0.7539417112">
                <text:p>0.7539417112</text:p>
              </table:table-cell>
              <table:table-cell office:value-type="float" office:value="0.75665795">
                <text:p>0.75665795</text:p>
              </table:table-cell>
              <table:table-cell office:value-type="float" office:value="0.7581085944">
                <text:p>0.7581085944</text:p>
              </table:table-cell>
              <table:table-cell office:value-type="float" office:value="0.7590316092">
                <text:p>0.7590316092</text:p>
              </table:table-cell>
              <table:table-cell office:value-type="float" office:value="0.7619773298">
                <text:p>0.7619773298</text:p>
              </table:table-cell>
              <table:table-cell office:value-type="float" office:value="0.769623432">
                <text:p>0.769623432</text:p>
              </table:table-cell>
              <table:table-cell office:value-type="float" office:value="0.7712305124">
                <text:p>0.7712305124</text:p>
              </table:table-cell>
              <table:table-cell office:value-type="float" office:value="0.7740991566">
                <text:p>0.7740991566</text:p>
              </table:table-cell>
              <table:table-cell office:value-type="float" office:value="0.7743800406">
                <text:p>0.7743800406</text:p>
              </table:table-cell>
              <table:table-cell office:value-type="float" office:value="0.7757732164">
                <text:p>0.7757732164</text:p>
              </table:table-cell>
              <table:table-cell office:value-type="float" office:value="0.7770785562">
                <text:p>0.7770785562</text:p>
              </table:table-cell>
              <table:table-cell office:value-type="float" office:value="0.7796782398">
                <text:p>0.7796782398</text:p>
              </table:table-cell>
              <table:table-cell office:value-type="float" office:value="0.780116079">
                <text:p>0.780116079</text:p>
              </table:table-cell>
              <table:table-cell office:value-type="float" office:value="0.7806558496">
                <text:p>0.7806558496</text:p>
              </table:table-cell>
              <table:table-cell office:value-type="float" office:value="0.7863359676">
                <text:p>0.7863359676</text:p>
              </table:table-cell>
              <table:table-cell office:value-type="float" office:value="0.7964139758">
                <text:p>0.7964139758</text:p>
              </table:table-cell>
              <table:table-cell office:value-type="float" office:value="0.7969397792">
                <text:p>0.7969397792</text:p>
              </table:table-cell>
              <table:table-cell office:value-type="float" office:value="0.7981331668">
                <text:p>0.7981331668</text:p>
              </table:table-cell>
              <table:table-cell office:value-type="float" office:value="0.79876063">
                <text:p>0.79876063</text:p>
              </table:table-cell>
              <table:table-cell office:value-type="float" office:value="0.7999030182">
                <text:p>0.7999030182</text:p>
              </table:table-cell>
            </table:table-row>
            <table:table-row>
              <table:table-cell office:value-type="string">
                <text:p>Řádek 54</text:p>
                <draw:g>
                  <svg:desc/>
                </draw:g>
              </table:table-cell>
              <table:table-cell office:value-type="float" office:value="0.00676464358015153">
                <text:p>0.00676464358015153</text:p>
                <draw:g>
                  <svg:desc>List1.B54:List1.AZ54</svg:desc>
                </draw:g>
              </table:table-cell>
              <table:table-cell office:value-type="float" office:value="0.00753121717244938">
                <text:p>0.00753121717244938</text:p>
              </table:table-cell>
              <table:table-cell office:value-type="float" office:value="0.00752298276448014">
                <text:p>0.00752298276448014</text:p>
              </table:table-cell>
              <table:table-cell office:value-type="float" office:value="0.0126580802487084">
                <text:p>0.0126580802487084</text:p>
              </table:table-cell>
              <table:table-cell office:value-type="float" office:value="0.0129308070124892">
                <text:p>0.0129308070124892</text:p>
              </table:table-cell>
              <table:table-cell office:value-type="float" office:value="0.0148638681615815">
                <text:p>0.0148638681615815</text:p>
              </table:table-cell>
              <table:table-cell office:value-type="float" office:value="0.0144089322975511">
                <text:p>0.0144089322975511</text:p>
              </table:table-cell>
              <table:table-cell office:value-type="float" office:value="0.014293628454687">
                <text:p>0.014293628454687</text:p>
              </table:table-cell>
              <table:table-cell office:value-type="float" office:value="0.013025021026792">
                <text:p>0.013025021026792</text:p>
              </table:table-cell>
              <table:table-cell office:value-type="float" office:value="0.0136613306179175">
                <text:p>0.0136613306179175</text:p>
              </table:table-cell>
              <table:table-cell office:value-type="float" office:value="0.0147532287634811">
                <text:p>0.0147532287634811</text:p>
              </table:table-cell>
              <table:table-cell office:value-type="float" office:value="0.0187893248105233">
                <text:p>0.0187893248105233</text:p>
              </table:table-cell>
              <table:table-cell office:value-type="float" office:value="0.0193341884204836">
                <text:p>0.0193341884204836</text:p>
              </table:table-cell>
              <table:table-cell office:value-type="float" office:value="0.0213271673129101">
                <text:p>0.0213271673129101</text:p>
              </table:table-cell>
              <table:table-cell office:value-type="float" office:value="0.0260452357949041">
                <text:p>0.0260452357949041</text:p>
              </table:table-cell>
              <table:table-cell office:value-type="float" office:value="0.0263405492873074">
                <text:p>0.0263405492873074</text:p>
              </table:table-cell>
              <table:table-cell office:value-type="float" office:value="0.0261331716377278">
                <text:p>0.0261331716377278</text:p>
              </table:table-cell>
              <table:table-cell office:value-type="float" office:value="0.0266098714965804">
                <text:p>0.0266098714965804</text:p>
              </table:table-cell>
              <table:table-cell office:value-type="float" office:value="0.0258250427686348">
                <text:p>0.0258250427686348</text:p>
              </table:table-cell>
              <table:table-cell office:value-type="float" office:value="0.0262966686931402">
                <text:p>0.0262966686931402</text:p>
              </table:table-cell>
              <table:table-cell office:value-type="float" office:value="0.0266044532436506">
                <text:p>0.0266044532436506</text:p>
              </table:table-cell>
              <table:table-cell office:value-type="float" office:value="0.0255848516236651">
                <text:p>0.0255848516236651</text:p>
              </table:table-cell>
              <table:table-cell office:value-type="float" office:value="0.0256839822459019">
                <text:p>0.0256839822459019</text:p>
              </table:table-cell>
              <table:table-cell office:value-type="float" office:value="0.0253301585857948">
                <text:p>0.0253301585857948</text:p>
              </table:table-cell>
              <table:table-cell office:value-type="float" office:value="0.0251536113351377">
                <text:p>0.0251536113351377</text:p>
              </table:table-cell>
              <table:table-cell office:value-type="float" office:value="0.0254057057699298">
                <text:p>0.0254057057699298</text:p>
              </table:table-cell>
              <table:table-cell office:value-type="float" office:value="0.0252035631047892">
                <text:p>0.0252035631047892</text:p>
              </table:table-cell>
              <table:table-cell office:value-type="float" office:value="0.0250395529032265">
                <text:p>0.0250395529032265</text:p>
              </table:table-cell>
              <table:table-cell office:value-type="float" office:value="0.0245685831952884">
                <text:p>0.0245685831952884</text:p>
              </table:table-cell>
              <table:table-cell office:value-type="float" office:value="0.0247628679013187">
                <text:p>0.0247628679013187</text:p>
              </table:table-cell>
              <table:table-cell office:value-type="float" office:value="0.0244129498575164">
                <text:p>0.0244129498575164</text:p>
              </table:table-cell>
              <table:table-cell office:value-type="float" office:value="0.0237098414272272">
                <text:p>0.0237098414272272</text:p>
              </table:table-cell>
              <table:table-cell office:value-type="float" office:value="0.0235640752723906">
                <text:p>0.0235640752723906</text:p>
              </table:table-cell>
              <table:table-cell office:value-type="float" office:value="0.0233891572931094">
                <text:p>0.0233891572931094</text:p>
              </table:table-cell>
              <table:table-cell office:value-type="float" office:value="0.023368691970381">
                <text:p>0.023368691970381</text:p>
              </table:table-cell>
              <table:table-cell office:value-type="float" office:value="0.0230904667492854">
                <text:p>0.0230904667492854</text:p>
              </table:table-cell>
              <table:table-cell office:value-type="float" office:value="0.0226100268248467">
                <text:p>0.0226100268248467</text:p>
              </table:table-cell>
              <table:table-cell office:value-type="float" office:value="0.0225417825105701">
                <text:p>0.0225417825105701</text:p>
              </table:table-cell>
              <table:table-cell office:value-type="float" office:value="0.0224601996649531">
                <text:p>0.0224601996649531</text:p>
              </table:table-cell>
              <table:table-cell office:value-type="float" office:value="0.0224423348631489">
                <text:p>0.0224423348631489</text:p>
              </table:table-cell>
              <table:table-cell office:value-type="float" office:value="0.0223039710232449">
                <text:p>0.0223039710232449</text:p>
              </table:table-cell>
              <table:table-cell office:value-type="float" office:value="0.022187194657799">
                <text:p>0.022187194657799</text:p>
              </table:table-cell>
              <table:table-cell office:value-type="float" office:value="0.0221101236706701">
                <text:p>0.0221101236706701</text:p>
              </table:table-cell>
              <table:table-cell office:value-type="float" office:value="0.0221502153923092">
                <text:p>0.0221502153923092</text:p>
              </table:table-cell>
              <table:table-cell office:value-type="float" office:value="0.0221475780195505">
                <text:p>0.0221475780195505</text:p>
              </table:table-cell>
              <table:table-cell office:value-type="float" office:value="0.0216685543502607">
                <text:p>0.0216685543502607</text:p>
              </table:table-cell>
              <table:table-cell office:value-type="float" office:value="0.0216909623299281">
                <text:p>0.0216909623299281</text:p>
              </table:table-cell>
              <table:table-cell office:value-type="float" office:value="0.0216556521109527">
                <text:p>0.0216556521109527</text:p>
              </table:table-cell>
              <table:table-cell office:value-type="float" office:value="0.02152320994023">
                <text:p>0.02152320994023</text:p>
              </table:table-cell>
              <table:table-cell office:value-type="float" office:value="0.0215293110972434">
                <text:p>0.0215293110972434</text:p>
              </table:table-cell>
              <table:table-cell office:value-type="float" office:value="0.0215154107916707">
                <text:p>0.0215154107916707</text:p>
              </table:table-cell>
            </table:table-row>
            <table:table-row>
              <table:table-cell office:value-type="string">
                <text:p>Řádek 54</text:p>
                <draw:g>
                  <svg:desc/>
                </draw:g>
              </table:table-cell>
              <table:table-cell office:value-type="float" office:value="0.00676464358015153">
                <text:p>0.00676464358015153</text:p>
                <draw:g>
                  <svg:desc>List1.B54:List1.AZ54</svg:desc>
                </draw:g>
              </table:table-cell>
              <table:table-cell office:value-type="float" office:value="0.00753121717244938">
                <text:p>0.00753121717244938</text:p>
              </table:table-cell>
              <table:table-cell office:value-type="float" office:value="0.00752298276448014">
                <text:p>0.00752298276448014</text:p>
              </table:table-cell>
              <table:table-cell office:value-type="float" office:value="0.0126580802487084">
                <text:p>0.0126580802487084</text:p>
              </table:table-cell>
              <table:table-cell office:value-type="float" office:value="0.0129308070124892">
                <text:p>0.0129308070124892</text:p>
              </table:table-cell>
              <table:table-cell office:value-type="float" office:value="0.0148638681615815">
                <text:p>0.0148638681615815</text:p>
              </table:table-cell>
              <table:table-cell office:value-type="float" office:value="0.0144089322975511">
                <text:p>0.0144089322975511</text:p>
              </table:table-cell>
              <table:table-cell office:value-type="float" office:value="0.014293628454687">
                <text:p>0.014293628454687</text:p>
              </table:table-cell>
              <table:table-cell office:value-type="float" office:value="0.013025021026792">
                <text:p>0.013025021026792</text:p>
              </table:table-cell>
              <table:table-cell office:value-type="float" office:value="0.0136613306179175">
                <text:p>0.0136613306179175</text:p>
              </table:table-cell>
              <table:table-cell office:value-type="float" office:value="0.0147532287634811">
                <text:p>0.0147532287634811</text:p>
              </table:table-cell>
              <table:table-cell office:value-type="float" office:value="0.0187893248105233">
                <text:p>0.0187893248105233</text:p>
              </table:table-cell>
              <table:table-cell office:value-type="float" office:value="0.0193341884204836">
                <text:p>0.0193341884204836</text:p>
              </table:table-cell>
              <table:table-cell office:value-type="float" office:value="0.0213271673129101">
                <text:p>0.0213271673129101</text:p>
              </table:table-cell>
              <table:table-cell office:value-type="float" office:value="0.0260452357949041">
                <text:p>0.0260452357949041</text:p>
              </table:table-cell>
              <table:table-cell office:value-type="float" office:value="0.0263405492873074">
                <text:p>0.0263405492873074</text:p>
              </table:table-cell>
              <table:table-cell office:value-type="float" office:value="0.0261331716377278">
                <text:p>0.0261331716377278</text:p>
              </table:table-cell>
              <table:table-cell office:value-type="float" office:value="0.0266098714965804">
                <text:p>0.0266098714965804</text:p>
              </table:table-cell>
              <table:table-cell office:value-type="float" office:value="0.0258250427686348">
                <text:p>0.0258250427686348</text:p>
              </table:table-cell>
              <table:table-cell office:value-type="float" office:value="0.0262966686931402">
                <text:p>0.0262966686931402</text:p>
              </table:table-cell>
              <table:table-cell office:value-type="float" office:value="0.0266044532436506">
                <text:p>0.0266044532436506</text:p>
              </table:table-cell>
              <table:table-cell office:value-type="float" office:value="0.0255848516236651">
                <text:p>0.0255848516236651</text:p>
              </table:table-cell>
              <table:table-cell office:value-type="float" office:value="0.0256839822459019">
                <text:p>0.0256839822459019</text:p>
              </table:table-cell>
              <table:table-cell office:value-type="float" office:value="0.0253301585857948">
                <text:p>0.0253301585857948</text:p>
              </table:table-cell>
              <table:table-cell office:value-type="float" office:value="0.0251536113351377">
                <text:p>0.0251536113351377</text:p>
              </table:table-cell>
              <table:table-cell office:value-type="float" office:value="0.0254057057699298">
                <text:p>0.0254057057699298</text:p>
              </table:table-cell>
              <table:table-cell office:value-type="float" office:value="0.0252035631047892">
                <text:p>0.0252035631047892</text:p>
              </table:table-cell>
              <table:table-cell office:value-type="float" office:value="0.0250395529032265">
                <text:p>0.0250395529032265</text:p>
              </table:table-cell>
              <table:table-cell office:value-type="float" office:value="0.0245685831952884">
                <text:p>0.0245685831952884</text:p>
              </table:table-cell>
              <table:table-cell office:value-type="float" office:value="0.0247628679013187">
                <text:p>0.0247628679013187</text:p>
              </table:table-cell>
              <table:table-cell office:value-type="float" office:value="0.0244129498575164">
                <text:p>0.0244129498575164</text:p>
              </table:table-cell>
              <table:table-cell office:value-type="float" office:value="0.0237098414272272">
                <text:p>0.0237098414272272</text:p>
              </table:table-cell>
              <table:table-cell office:value-type="float" office:value="0.0235640752723906">
                <text:p>0.0235640752723906</text:p>
              </table:table-cell>
              <table:table-cell office:value-type="float" office:value="0.0233891572931094">
                <text:p>0.0233891572931094</text:p>
              </table:table-cell>
              <table:table-cell office:value-type="float" office:value="0.023368691970381">
                <text:p>0.023368691970381</text:p>
              </table:table-cell>
              <table:table-cell office:value-type="float" office:value="0.0230904667492854">
                <text:p>0.0230904667492854</text:p>
              </table:table-cell>
              <table:table-cell office:value-type="float" office:value="0.0226100268248467">
                <text:p>0.0226100268248467</text:p>
              </table:table-cell>
              <table:table-cell office:value-type="float" office:value="0.0225417825105701">
                <text:p>0.0225417825105701</text:p>
              </table:table-cell>
              <table:table-cell office:value-type="float" office:value="0.0224601996649531">
                <text:p>0.0224601996649531</text:p>
              </table:table-cell>
              <table:table-cell office:value-type="float" office:value="0.0224423348631489">
                <text:p>0.0224423348631489</text:p>
              </table:table-cell>
              <table:table-cell office:value-type="float" office:value="0.0223039710232449">
                <text:p>0.0223039710232449</text:p>
              </table:table-cell>
              <table:table-cell office:value-type="float" office:value="0.022187194657799">
                <text:p>0.022187194657799</text:p>
              </table:table-cell>
              <table:table-cell office:value-type="float" office:value="0.0221101236706701">
                <text:p>0.0221101236706701</text:p>
              </table:table-cell>
              <table:table-cell office:value-type="float" office:value="0.0221502153923092">
                <text:p>0.0221502153923092</text:p>
              </table:table-cell>
              <table:table-cell office:value-type="float" office:value="0.0221475780195505">
                <text:p>0.0221475780195505</text:p>
              </table:table-cell>
              <table:table-cell office:value-type="float" office:value="0.0216685543502607">
                <text:p>0.0216685543502607</text:p>
              </table:table-cell>
              <table:table-cell office:value-type="float" office:value="0.0216909623299281">
                <text:p>0.0216909623299281</text:p>
              </table:table-cell>
              <table:table-cell office:value-type="float" office:value="0.0216556521109527">
                <text:p>0.0216556521109527</text:p>
              </table:table-cell>
              <table:table-cell office:value-type="float" office:value="0.02152320994023">
                <text:p>0.02152320994023</text:p>
              </table:table-cell>
              <table:table-cell office:value-type="float" office:value="0.0215293110972434">
                <text:p>0.0215293110972434</text:p>
              </table:table-cell>
              <table:table-cell office:value-type="float" office:value="0.0215154107916707">
                <text:p>0.0215154107916707</text:p>
              </table:table-cell>
            </table:table-row>
            <table:table-row>
              <table:table-cell office:value-type="string">
                <text:p>Řádek 107</text:p>
                <draw:g>
                  <svg:desc/>
                </draw:g>
              </table:table-cell>
              <table:table-cell office:value-type="float" office:value="0.1997393752">
                <text:p>0.1997393752</text:p>
                <draw:g>
                  <svg:desc>List1.B107:List1.AZ107</svg:desc>
                </draw:g>
              </table:table-cell>
              <table:table-cell office:value-type="float" office:value="0.2272028654">
                <text:p>0.2272028654</text:p>
              </table:table-cell>
              <table:table-cell office:value-type="float" office:value="0.2432297578">
                <text:p>0.2432297578</text:p>
              </table:table-cell>
              <table:table-cell office:value-type="float" office:value="0.266249931">
                <text:p>0.266249931</text:p>
              </table:table-cell>
              <table:table-cell office:value-type="float" office:value="0.2938446344">
                <text:p>0.2938446344</text:p>
              </table:table-cell>
              <table:table-cell office:value-type="float" office:value="0.3142529054">
                <text:p>0.3142529054</text:p>
              </table:table-cell>
              <table:table-cell office:value-type="float" office:value="0.326372334">
                <text:p>0.326372334</text:p>
              </table:table-cell>
              <table:table-cell office:value-type="float" office:value="0.3450314014">
                <text:p>0.3450314014</text:p>
              </table:table-cell>
              <table:table-cell office:value-type="float" office:value="0.362884966">
                <text:p>0.362884966</text:p>
              </table:table-cell>
              <table:table-cell office:value-type="float" office:value="0.38741562">
                <text:p>0.38741562</text:p>
              </table:table-cell>
              <table:table-cell office:value-type="float" office:value="0.3966579482">
                <text:p>0.3966579482</text:p>
              </table:table-cell>
              <table:table-cell office:value-type="float" office:value="0.4133470072">
                <text:p>0.4133470072</text:p>
              </table:table-cell>
              <table:table-cell office:value-type="float" office:value="0.4317074066">
                <text:p>0.4317074066</text:p>
              </table:table-cell>
              <table:table-cell office:value-type="float" office:value="0.4551135964">
                <text:p>0.4551135964</text:p>
              </table:table-cell>
              <table:table-cell office:value-type="float" office:value="0.4802546596">
                <text:p>0.4802546596</text:p>
              </table:table-cell>
              <table:table-cell office:value-type="float" office:value="0.518521675">
                <text:p>0.518521675</text:p>
              </table:table-cell>
              <table:table-cell office:value-type="float" office:value="0.5374732126">
                <text:p>0.5374732126</text:p>
              </table:table-cell>
              <table:table-cell office:value-type="float" office:value="0.5492510342">
                <text:p>0.5492510342</text:p>
              </table:table-cell>
              <table:table-cell office:value-type="float" office:value="0.563883112">
                <text:p>0.563883112</text:p>
              </table:table-cell>
              <table:table-cell office:value-type="float" office:value="0.5779635768">
                <text:p>0.5779635768</text:p>
              </table:table-cell>
              <table:table-cell office:value-type="float" office:value="0.6045520462">
                <text:p>0.6045520462</text:p>
              </table:table-cell>
              <table:table-cell office:value-type="float" office:value="0.618920727">
                <text:p>0.618920727</text:p>
              </table:table-cell>
              <table:table-cell office:value-type="float" office:value="0.6426694312">
                <text:p>0.6426694312</text:p>
              </table:table-cell>
              <table:table-cell office:value-type="float" office:value="0.6521595516">
                <text:p>0.6521595516</text:p>
              </table:table-cell>
              <table:table-cell office:value-type="float" office:value="0.6690822548">
                <text:p>0.6690822548</text:p>
              </table:table-cell>
              <table:table-cell office:value-type="float" office:value="0.6919047614">
                <text:p>0.6919047614</text:p>
              </table:table-cell>
              <table:table-cell office:value-type="float" office:value="0.7091786472">
                <text:p>0.7091786472</text:p>
              </table:table-cell>
              <table:table-cell office:value-type="float" office:value="0.722141633">
                <text:p>0.722141633</text:p>
              </table:table-cell>
              <table:table-cell office:value-type="float" office:value="0.7259506218">
                <text:p>0.7259506218</text:p>
              </table:table-cell>
              <table:table-cell office:value-type="float" office:value="0.732297871">
                <text:p>0.732297871</text:p>
              </table:table-cell>
              <table:table-cell office:value-type="float" office:value="0.7376817166">
                <text:p>0.7376817166</text:p>
              </table:table-cell>
              <table:table-cell office:value-type="float" office:value="0.7587650652">
                <text:p>0.7587650652</text:p>
              </table:table-cell>
              <table:table-cell office:value-type="float" office:value="0.7591185472">
                <text:p>0.7591185472</text:p>
              </table:table-cell>
              <table:table-cell office:value-type="float" office:value="0.762189759">
                <text:p>0.762189759</text:p>
              </table:table-cell>
              <table:table-cell office:value-type="float" office:value="0.7652471678">
                <text:p>0.7652471678</text:p>
              </table:table-cell>
              <table:table-cell office:value-type="float" office:value="0.780528622">
                <text:p>0.780528622</text:p>
              </table:table-cell>
              <table:table-cell office:value-type="float" office:value="0.7942366692">
                <text:p>0.7942366692</text:p>
              </table:table-cell>
              <table:table-cell office:value-type="float" office:value="0.7947262576">
                <text:p>0.7947262576</text:p>
              </table:table-cell>
              <table:table-cell office:value-type="float" office:value="0.7949481052">
                <text:p>0.7949481052</text:p>
              </table:table-cell>
              <table:table-cell office:value-type="float" office:value="0.7969241402">
                <text:p>0.7969241402</text:p>
              </table:table-cell>
              <table:table-cell office:value-type="float" office:value="0.8012493932">
                <text:p>0.8012493932</text:p>
              </table:table-cell>
              <table:table-cell office:value-type="float" office:value="0.8034670894">
                <text:p>0.8034670894</text:p>
              </table:table-cell>
              <table:table-cell office:value-type="float" office:value="0.8055227324">
                <text:p>0.8055227324</text:p>
              </table:table-cell>
              <table:table-cell office:value-type="float" office:value="0.8112342164">
                <text:p>0.8112342164</text:p>
              </table:table-cell>
              <table:table-cell office:value-type="float" office:value="0.8116652676">
                <text:p>0.8116652676</text:p>
              </table:table-cell>
              <table:table-cell office:value-type="float" office:value="0.8116652676">
                <text:p>0.8116652676</text:p>
              </table:table-cell>
              <table:table-cell office:value-type="float" office:value="0.8116934836">
                <text:p>0.8116934836</text:p>
              </table:table-cell>
              <table:table-cell office:value-type="float" office:value="0.8130568096">
                <text:p>0.8130568096</text:p>
              </table:table-cell>
              <table:table-cell office:value-type="float" office:value="0.8139112222">
                <text:p>0.8139112222</text:p>
              </table:table-cell>
              <table:table-cell office:value-type="float" office:value="0.8158667568">
                <text:p>0.8158667568</text:p>
              </table:table-cell>
              <table:table-cell office:value-type="float" office:value="0.8178799">
                <text:p>0.8178799</text:p>
              </table:table-cell>
            </table:table-row>
            <table:table-row>
              <table:table-cell office:value-type="string">
                <text:p>Řádek 109</text:p>
                <draw:g>
                  <svg:desc/>
                </draw:g>
              </table:table-cell>
              <table:table-cell office:value-type="float" office:value="0.00427799697404671">
                <text:p>0.00427799697404671</text:p>
                <draw:g>
                  <svg:desc>List1.B109:List1.AZ109</svg:desc>
                </draw:g>
              </table:table-cell>
              <table:table-cell office:value-type="float" office:value="0.00584136571265305">
                <text:p>0.00584136571265305</text:p>
              </table:table-cell>
              <table:table-cell office:value-type="float" office:value="0.00716191937851869">
                <text:p>0.00716191937851869</text:p>
              </table:table-cell>
              <table:table-cell office:value-type="float" office:value="0.00894686946309973">
                <text:p>0.00894686946309973</text:p>
              </table:table-cell>
              <table:table-cell office:value-type="float" office:value="0.0103369532710257">
                <text:p>0.0103369532710257</text:p>
              </table:table-cell>
              <table:table-cell office:value-type="float" office:value="0.0105107740609544">
                <text:p>0.0105107740609544</text:p>
              </table:table-cell>
              <table:table-cell office:value-type="float" office:value="0.01018707052638">
                <text:p>0.01018707052638</text:p>
              </table:table-cell>
              <table:table-cell office:value-type="float" office:value="0.00918602813248478">
                <text:p>0.00918602813248478</text:p>
              </table:table-cell>
              <table:table-cell office:value-type="float" office:value="0.010356110426224">
                <text:p>0.010356110426224</text:p>
              </table:table-cell>
              <table:table-cell office:value-type="float" office:value="0.0106993715253111">
                <text:p>0.0106993715253111</text:p>
              </table:table-cell>
              <table:table-cell office:value-type="float" office:value="0.0115948314410105">
                <text:p>0.0115948314410105</text:p>
              </table:table-cell>
              <table:table-cell office:value-type="float" office:value="0.0157831971780494">
                <text:p>0.0157831971780494</text:p>
              </table:table-cell>
              <table:table-cell office:value-type="float" office:value="0.0159835742591167">
                <text:p>0.0159835742591167</text:p>
              </table:table-cell>
              <table:table-cell office:value-type="float" office:value="0.0193066272029341">
                <text:p>0.0193066272029341</text:p>
              </table:table-cell>
              <table:table-cell office:value-type="float" office:value="0.0221165175775739">
                <text:p>0.0221165175775739</text:p>
              </table:table-cell>
              <table:table-cell office:value-type="float" office:value="0.0250394732583847">
                <text:p>0.0250394732583847</text:p>
              </table:table-cell>
              <table:table-cell office:value-type="float" office:value="0.0270853270568844">
                <text:p>0.0270853270568844</text:p>
              </table:table-cell>
              <table:table-cell office:value-type="float" office:value="0.0273979035442347">
                <text:p>0.0273979035442347</text:p>
              </table:table-cell>
              <table:table-cell office:value-type="float" office:value="0.0272938675238998">
                <text:p>0.0272938675238998</text:p>
              </table:table-cell>
              <table:table-cell office:value-type="float" office:value="0.0266261779097561">
                <text:p>0.0266261779097561</text:p>
              </table:table-cell>
              <table:table-cell office:value-type="float" office:value="0.028528929723639">
                <text:p>0.028528929723639</text:p>
              </table:table-cell>
              <table:table-cell office:value-type="float" office:value="0.0289427813320319">
                <text:p>0.0289427813320319</text:p>
              </table:table-cell>
              <table:table-cell office:value-type="float" office:value="0.0301212875491106">
                <text:p>0.0301212875491106</text:p>
              </table:table-cell>
              <table:table-cell office:value-type="float" office:value="0.0297465224298081">
                <text:p>0.0297465224298081</text:p>
              </table:table-cell>
              <table:table-cell office:value-type="float" office:value="0.0299035162433344">
                <text:p>0.0299035162433344</text:p>
              </table:table-cell>
              <table:table-cell office:value-type="float" office:value="0.0303422144054348">
                <text:p>0.0303422144054348</text:p>
              </table:table-cell>
              <table:table-cell office:value-type="float" office:value="0.0300456684177809">
                <text:p>0.0300456684177809</text:p>
              </table:table-cell>
              <table:table-cell office:value-type="float" office:value="0.0305649109274613">
                <text:p>0.0305649109274613</text:p>
              </table:table-cell>
              <table:table-cell office:value-type="float" office:value="0.0301910454323301">
                <text:p>0.0301910454323301</text:p>
              </table:table-cell>
              <table:table-cell office:value-type="float" office:value="0.0297074359044042">
                <text:p>0.0297074359044042</text:p>
              </table:table-cell>
              <table:table-cell office:value-type="float" office:value="0.0293474504525451">
                <text:p>0.0293474504525451</text:p>
              </table:table-cell>
              <table:table-cell office:value-type="float" office:value="0.0286074355414553">
                <text:p>0.0286074355414553</text:p>
              </table:table-cell>
              <table:table-cell office:value-type="float" office:value="0.0285854183192109">
                <text:p>0.0285854183192109</text:p>
              </table:table-cell>
              <table:table-cell office:value-type="float" office:value="0.0280985467785624">
                <text:p>0.0280985467785624</text:p>
              </table:table-cell>
              <table:table-cell office:value-type="float" office:value="0.0278305070442223">
                <text:p>0.0278305070442223</text:p>
              </table:table-cell>
              <table:table-cell office:value-type="float" office:value="0.02698784422586">
                <text:p>0.02698784422586</text:p>
              </table:table-cell>
              <table:table-cell office:value-type="float" office:value="0.0273678395688657">
                <text:p>0.0273678395688657</text:p>
              </table:table-cell>
              <table:table-cell office:value-type="float" office:value="0.027285857720786">
                <text:p>0.027285857720786</text:p>
              </table:table-cell>
              <table:table-cell office:value-type="float" office:value="0.0272527315305088">
                <text:p>0.0272527315305088</text:p>
              </table:table-cell>
              <table:table-cell office:value-type="float" office:value="0.0270083065490697">
                <text:p>0.0270083065490697</text:p>
              </table:table-cell>
              <table:table-cell office:value-type="float" office:value="0.0267207523850456">
                <text:p>0.0267207523850456</text:p>
              </table:table-cell>
              <table:table-cell office:value-type="float" office:value="0.0265504941575159">
                <text:p>0.0265504941575159</text:p>
              </table:table-cell>
              <table:table-cell office:value-type="float" office:value="0.0264858845236589">
                <text:p>0.0264858845236589</text:p>
              </table:table-cell>
              <table:table-cell office:value-type="float" office:value="0.0265084806230116">
                <text:p>0.0265084806230116</text:p>
              </table:table-cell>
              <table:table-cell office:value-type="float" office:value="0.0264305190636993">
                <text:p>0.0264305190636993</text:p>
              </table:table-cell>
              <table:table-cell office:value-type="float" office:value="0.0264305190636993">
                <text:p>0.0264305190636993</text:p>
              </table:table-cell>
              <table:table-cell office:value-type="float" office:value="0.0264311956711435">
                <text:p>0.0264311956711435</text:p>
              </table:table-cell>
              <table:table-cell office:value-type="float" office:value="0.0262155872744357">
                <text:p>0.0262155872744357</text:p>
              </table:table-cell>
              <table:table-cell office:value-type="float" office:value="0.0260927258007475">
                <text:p>0.0260927258007475</text:p>
              </table:table-cell>
              <table:table-cell office:value-type="float" office:value="0.0260642054791063">
                <text:p>0.0260642054791063</text:p>
              </table:table-cell>
              <table:table-cell office:value-type="float" office:value="0.0258887749722656">
                <text:p>0.0258887749722656</text:p>
              </table:table-cell>
            </table:table-row>
            <table:table-row>
              <table:table-cell office:value-type="string">
                <text:p>Řádek 109</text:p>
                <draw:g>
                  <svg:desc/>
                </draw:g>
              </table:table-cell>
              <table:table-cell office:value-type="float" office:value="0.00427799697404671">
                <text:p>0.00427799697404671</text:p>
                <draw:g>
                  <svg:desc>List1.B109:List1.AZ109</svg:desc>
                </draw:g>
              </table:table-cell>
              <table:table-cell office:value-type="float" office:value="0.00584136571265305">
                <text:p>0.00584136571265305</text:p>
              </table:table-cell>
              <table:table-cell office:value-type="float" office:value="0.00716191937851869">
                <text:p>0.00716191937851869</text:p>
              </table:table-cell>
              <table:table-cell office:value-type="float" office:value="0.00894686946309973">
                <text:p>0.00894686946309973</text:p>
              </table:table-cell>
              <table:table-cell office:value-type="float" office:value="0.0103369532710257">
                <text:p>0.0103369532710257</text:p>
              </table:table-cell>
              <table:table-cell office:value-type="float" office:value="0.0105107740609544">
                <text:p>0.0105107740609544</text:p>
              </table:table-cell>
              <table:table-cell office:value-type="float" office:value="0.01018707052638">
                <text:p>0.01018707052638</text:p>
              </table:table-cell>
              <table:table-cell office:value-type="float" office:value="0.00918602813248478">
                <text:p>0.00918602813248478</text:p>
              </table:table-cell>
              <table:table-cell office:value-type="float" office:value="0.010356110426224">
                <text:p>0.010356110426224</text:p>
              </table:table-cell>
              <table:table-cell office:value-type="float" office:value="0.0106993715253111">
                <text:p>0.0106993715253111</text:p>
              </table:table-cell>
              <table:table-cell office:value-type="float" office:value="0.0115948314410105">
                <text:p>0.0115948314410105</text:p>
              </table:table-cell>
              <table:table-cell office:value-type="float" office:value="0.0157831971780494">
                <text:p>0.0157831971780494</text:p>
              </table:table-cell>
              <table:table-cell office:value-type="float" office:value="0.0159835742591167">
                <text:p>0.0159835742591167</text:p>
              </table:table-cell>
              <table:table-cell office:value-type="float" office:value="0.0193066272029341">
                <text:p>0.0193066272029341</text:p>
              </table:table-cell>
              <table:table-cell office:value-type="float" office:value="0.0221165175775739">
                <text:p>0.0221165175775739</text:p>
              </table:table-cell>
              <table:table-cell office:value-type="float" office:value="0.0250394732583847">
                <text:p>0.0250394732583847</text:p>
              </table:table-cell>
              <table:table-cell office:value-type="float" office:value="0.0270853270568844">
                <text:p>0.0270853270568844</text:p>
              </table:table-cell>
              <table:table-cell office:value-type="float" office:value="0.0273979035442347">
                <text:p>0.0273979035442347</text:p>
              </table:table-cell>
              <table:table-cell office:value-type="float" office:value="0.0272938675238998">
                <text:p>0.0272938675238998</text:p>
              </table:table-cell>
              <table:table-cell office:value-type="float" office:value="0.0266261779097561">
                <text:p>0.0266261779097561</text:p>
              </table:table-cell>
              <table:table-cell office:value-type="float" office:value="0.028528929723639">
                <text:p>0.028528929723639</text:p>
              </table:table-cell>
              <table:table-cell office:value-type="float" office:value="0.0289427813320319">
                <text:p>0.0289427813320319</text:p>
              </table:table-cell>
              <table:table-cell office:value-type="float" office:value="0.0301212875491106">
                <text:p>0.0301212875491106</text:p>
              </table:table-cell>
              <table:table-cell office:value-type="float" office:value="0.0297465224298081">
                <text:p>0.0297465224298081</text:p>
              </table:table-cell>
              <table:table-cell office:value-type="float" office:value="0.0299035162433344">
                <text:p>0.0299035162433344</text:p>
              </table:table-cell>
              <table:table-cell office:value-type="float" office:value="0.0303422144054348">
                <text:p>0.0303422144054348</text:p>
              </table:table-cell>
              <table:table-cell office:value-type="float" office:value="0.0300456684177809">
                <text:p>0.0300456684177809</text:p>
              </table:table-cell>
              <table:table-cell office:value-type="float" office:value="0.0305649109274613">
                <text:p>0.0305649109274613</text:p>
              </table:table-cell>
              <table:table-cell office:value-type="float" office:value="0.0301910454323301">
                <text:p>0.0301910454323301</text:p>
              </table:table-cell>
              <table:table-cell office:value-type="float" office:value="0.0297074359044042">
                <text:p>0.0297074359044042</text:p>
              </table:table-cell>
              <table:table-cell office:value-type="float" office:value="0.0293474504525451">
                <text:p>0.0293474504525451</text:p>
              </table:table-cell>
              <table:table-cell office:value-type="float" office:value="0.0286074355414553">
                <text:p>0.0286074355414553</text:p>
              </table:table-cell>
              <table:table-cell office:value-type="float" office:value="0.0285854183192109">
                <text:p>0.0285854183192109</text:p>
              </table:table-cell>
              <table:table-cell office:value-type="float" office:value="0.0280985467785624">
                <text:p>0.0280985467785624</text:p>
              </table:table-cell>
              <table:table-cell office:value-type="float" office:value="0.0278305070442223">
                <text:p>0.0278305070442223</text:p>
              </table:table-cell>
              <table:table-cell office:value-type="float" office:value="0.02698784422586">
                <text:p>0.02698784422586</text:p>
              </table:table-cell>
              <table:table-cell office:value-type="float" office:value="0.0273678395688657">
                <text:p>0.0273678395688657</text:p>
              </table:table-cell>
              <table:table-cell office:value-type="float" office:value="0.027285857720786">
                <text:p>0.027285857720786</text:p>
              </table:table-cell>
              <table:table-cell office:value-type="float" office:value="0.0272527315305088">
                <text:p>0.0272527315305088</text:p>
              </table:table-cell>
              <table:table-cell office:value-type="float" office:value="0.0270083065490697">
                <text:p>0.0270083065490697</text:p>
              </table:table-cell>
              <table:table-cell office:value-type="float" office:value="0.0267207523850456">
                <text:p>0.0267207523850456</text:p>
              </table:table-cell>
              <table:table-cell office:value-type="float" office:value="0.0265504941575159">
                <text:p>0.0265504941575159</text:p>
              </table:table-cell>
              <table:table-cell office:value-type="float" office:value="0.0264858845236589">
                <text:p>0.0264858845236589</text:p>
              </table:table-cell>
              <table:table-cell office:value-type="float" office:value="0.0265084806230116">
                <text:p>0.0265084806230116</text:p>
              </table:table-cell>
              <table:table-cell office:value-type="float" office:value="0.0264305190636993">
                <text:p>0.0264305190636993</text:p>
              </table:table-cell>
              <table:table-cell office:value-type="float" office:value="0.0264305190636993">
                <text:p>0.0264305190636993</text:p>
              </table:table-cell>
              <table:table-cell office:value-type="float" office:value="0.0264311956711435">
                <text:p>0.0264311956711435</text:p>
              </table:table-cell>
              <table:table-cell office:value-type="float" office:value="0.0262155872744357">
                <text:p>0.0262155872744357</text:p>
              </table:table-cell>
              <table:table-cell office:value-type="float" office:value="0.0260927258007475">
                <text:p>0.0260927258007475</text:p>
              </table:table-cell>
              <table:table-cell office:value-type="float" office:value="0.0260642054791063">
                <text:p>0.0260642054791063</text:p>
              </table:table-cell>
              <table:table-cell office:value-type="float" office:value="0.0258887749722656">
                <text:p>0.02588877497226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error-upper-indicator="true" chart:error-lower-indicator="true" chart:error-category="cell-rang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32pt" style:font-size-asian="10pt" style:font-size-complex="10pt"/>
    </style:style>
    <style:style style:name="ch5" style:family="chart" style:data-style-name="N0">
      <style:chart-properties chart:symbol-type="none" chart:error-upper-indicator="true" chart:error-lower-indicator="true" chart:error-category="cell-range" chart:error-upper-range="List1.BC109:List1.DA109" chart:error-lower-range="List1.BC109:List1.DA109"/>
      <style:graphic-properties svg:stroke-width="0.08cm" svg:stroke-color="#000000" draw:fill-color="#000000"/>
      <style:text-properties fo:font-size="10pt" style:font-size-asian="10pt" style:font-size-complex="10pt"/>
    </style:style>
    <style:style style:name="ch6" style:family="chart">
      <style:chart-properties chart:error-category="cell-range"/>
    </style:style>
    <style:style style:name="ch7" style:family="chart" style:data-style-name="N0">
      <style:chart-properties chart:symbol-type="none" chart:error-upper-indicator="true" chart:error-lower-indicator="true" chart:error-category="cell-range" chart:error-upper-range="List1.BC54:List1.DA54" chart:error-lower-range="List1.BC54:List1.DA54"/>
      <style:graphic-properties svg:stroke-width="0.08cm" svg:stroke-color="#c0c0c0" draw:fill-color="#c0c0c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962cm" svg:height="23.119cm" xlink:href=".." xlink:type="simple" chart:class="chart:line" chart:row-mapping="1 0" chart:style-name="ch1">
        <chart:plot-area chart:style-name="ch2" table:cell-range-address="List1.BC107:List1.DA107 List1.BC52:List1.DA52" svg:x="1.169cm" svg:y="1.983cm" svg:width="33.355cm" svg:height="20.254cm">
          <chartooo:coordinate-region svg:x="2.69cm" svg:y="2.632cm" svg:width="31.647cm" svg:height="18.932cm"/>
          <chart:axis chart:dimension="x" chart:name="primary-x" chart:style-name="ch3"/>
          <chart:axis chart:dimension="y" chart:name="primary-y" chart:style-name="ch4"/>
          <chart:series chart:style-name="ch5" chart:values-cell-range-address="List1.BC107:List1.DA107" chart:class="chart:line">
            <chart:error-indicator chart:error-upper-range="List1.BC109:List1.DA109" chart:error-lower-range="List1.BC109:List1.DA109" chart:style-name="ch6" chart:dimension="y"/>
            <chart:data-point chart:repeated="51"/>
          </chart:series>
          <chart:series chart:style-name="ch7" chart:values-cell-range-address="List1.BC52:List1.DA52" chart:class="chart:line">
            <chart:error-indicator chart:error-upper-range="List1.BC54:List1.DA54" chart:error-lower-range="List1.BC54:List1.DA54" chart:style-name="ch6" chart:dimension="y"/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</table:table-row>
          </table:table-header-rows>
          <table:table-rows>
            <table:table-row>
              <table:table-cell office:value-type="string">
                <text:p>Řádek 107</text:p>
                <draw:g>
                  <svg:desc/>
                </draw:g>
              </table:table-cell>
              <table:table-cell office:value-type="float" office:value="6.14572">
                <text:p>6.14572</text:p>
                <draw:g>
                  <svg:desc>List1.BC107:List1.DA107</svg:desc>
                </draw:g>
              </table:table-cell>
              <table:table-cell office:value-type="float" office:value="6.09996">
                <text:p>6.09996</text:p>
              </table:table-cell>
              <table:table-cell office:value-type="float" office:value="5.95268">
                <text:p>5.95268</text:p>
              </table:table-cell>
              <table:table-cell office:value-type="float" office:value="5.86352">
                <text:p>5.86352</text:p>
              </table:table-cell>
              <table:table-cell office:value-type="float" office:value="5.8248">
                <text:p>5.8248</text:p>
              </table:table-cell>
              <table:table-cell office:value-type="float" office:value="5.92308">
                <text:p>5.92308</text:p>
              </table:table-cell>
              <table:table-cell office:value-type="float" office:value="6.00972">
                <text:p>6.00972</text:p>
              </table:table-cell>
              <table:table-cell office:value-type="float" office:value="6.18048">
                <text:p>6.18048</text:p>
              </table:table-cell>
              <table:table-cell office:value-type="float" office:value="6.40572">
                <text:p>6.40572</text:p>
              </table:table-cell>
              <table:table-cell office:value-type="float" office:value="6.7018">
                <text:p>6.7018</text:p>
              </table:table-cell>
              <table:table-cell office:value-type="float" office:value="7.04444">
                <text:p>7.04444</text:p>
              </table:table-cell>
              <table:table-cell office:value-type="float" office:value="7.48468">
                <text:p>7.48468</text:p>
              </table:table-cell>
              <table:table-cell office:value-type="float" office:value="7.92326530612245">
                <text:p>7.92326530612245</text:p>
              </table:table-cell>
              <table:table-cell office:value-type="float" office:value="8.45620408163265">
                <text:p>8.45620408163265</text:p>
              </table:table-cell>
              <table:table-cell office:value-type="float" office:value="8.95879166666667">
                <text:p>8.95879166666667</text:p>
              </table:table-cell>
              <table:table-cell office:value-type="float" office:value="9.60055319148936">
                <text:p>9.60055319148936</text:p>
              </table:table-cell>
              <table:table-cell office:value-type="float" office:value="10.3646956521739">
                <text:p>10.3646956521739</text:p>
              </table:table-cell>
              <table:table-cell office:value-type="float" office:value="11.2996363636364">
                <text:p>11.2996363636364</text:p>
              </table:table-cell>
              <table:table-cell office:value-type="float" office:value="12.2004090909091">
                <text:p>12.2004090909091</text:p>
              </table:table-cell>
              <table:table-cell office:value-type="float" office:value="13.2557272727273">
                <text:p>13.2557272727273</text:p>
              </table:table-cell>
              <table:table-cell office:value-type="float" office:value="14.2413636363636">
                <text:p>14.2413636363636</text:p>
              </table:table-cell>
              <table:table-cell office:value-type="float" office:value="15.6046666666667">
                <text:p>15.6046666666667</text:p>
              </table:table-cell>
              <table:table-cell office:value-type="float" office:value="16.693756097561">
                <text:p>16.693756097561</text:p>
              </table:table-cell>
              <table:table-cell office:value-type="float" office:value="18.187641025641">
                <text:p>18.187641025641</text:p>
              </table:table-cell>
              <table:table-cell office:value-type="float" office:value="19.1531794871795">
                <text:p>19.1531794871795</text:p>
              </table:table-cell>
              <table:table-cell office:value-type="float" office:value="20.5547894736842">
                <text:p>20.5547894736842</text:p>
              </table:table-cell>
              <table:table-cell office:value-type="float" office:value="21.9097837837838">
                <text:p>21.9097837837838</text:p>
              </table:table-cell>
              <table:table-cell office:value-type="float" office:value="23.2095555555555">
                <text:p>23.2095555555555</text:p>
              </table:table-cell>
              <table:table-cell office:value-type="float" office:value="24.4957714285714">
                <text:p>24.4957714285714</text:p>
              </table:table-cell>
              <table:table-cell office:value-type="float" office:value="25.4998823529412">
                <text:p>25.4998823529412</text:p>
              </table:table-cell>
              <table:table-cell office:value-type="float" office:value="26.6877647058824">
                <text:p>26.6877647058824</text:p>
              </table:table-cell>
              <table:table-cell office:value-type="float" office:value="27.4945882352941">
                <text:p>27.4945882352941</text:p>
              </table:table-cell>
              <table:table-cell office:value-type="float" office:value="29.2313125">
                <text:p>29.2313125</text:p>
              </table:table-cell>
              <table:table-cell office:value-type="float" office:value="30.0091875">
                <text:p>30.0091875</text:p>
              </table:table-cell>
              <table:table-cell office:value-type="float" office:value="31.153875">
                <text:p>31.153875</text:p>
              </table:table-cell>
              <table:table-cell office:value-type="float" office:value="32.2016875">
                <text:p>32.2016875</text:p>
              </table:table-cell>
              <table:table-cell office:value-type="float" office:value="33.7474193548387">
                <text:p>33.7474193548387</text:p>
              </table:table-cell>
              <table:table-cell office:value-type="float" office:value="36.0574482758621">
                <text:p>36.0574482758621</text:p>
              </table:table-cell>
              <table:table-cell office:value-type="float" office:value="37.0603448275862">
                <text:p>37.0603448275862</text:p>
              </table:table-cell>
              <table:table-cell office:value-type="float" office:value="37.7309655172414">
                <text:p>37.7309655172414</text:p>
              </table:table-cell>
              <table:table-cell office:value-type="float" office:value="38.7708275862069">
                <text:p>38.7708275862069</text:p>
              </table:table-cell>
              <table:table-cell office:value-type="float" office:value="39.4959310344828">
                <text:p>39.4959310344828</text:p>
              </table:table-cell>
              <table:table-cell office:value-type="float" office:value="40.629724137931">
                <text:p>40.629724137931</text:p>
              </table:table-cell>
              <table:table-cell office:value-type="float" office:value="41.1514482758621">
                <text:p>41.1514482758621</text:p>
              </table:table-cell>
              <table:table-cell office:value-type="float" office:value="41.4029285714286">
                <text:p>41.4029285714286</text:p>
              </table:table-cell>
              <table:table-cell office:value-type="float" office:value="41.7697857142857">
                <text:p>41.7697857142857</text:p>
              </table:table-cell>
              <table:table-cell office:value-type="float" office:value="42.2044285714286">
                <text:p>42.2044285714286</text:p>
              </table:table-cell>
              <table:table-cell office:value-type="float" office:value="42.7295">
                <text:p>42.7295</text:p>
              </table:table-cell>
              <table:table-cell office:value-type="float" office:value="43.2312857142857">
                <text:p>43.2312857142857</text:p>
              </table:table-cell>
              <table:table-cell office:value-type="float" office:value="43.5325">
                <text:p>43.5325</text:p>
              </table:table-cell>
              <table:table-cell office:value-type="float" office:value="44.0507142857143">
                <text:p>44.0507142857143</text:p>
              </table:table-cell>
            </table:table-row>
            <table:table-row>
              <table:table-cell office:value-type="string">
                <text:p>Řádek 109</text:p>
                <draw:g>
                  <svg:desc/>
                </draw:g>
              </table:table-cell>
              <table:table-cell office:value-type="float" office:value="0.0139504674780863">
                <text:p>0.0139504674780863</text:p>
                <draw:g>
                  <svg:desc>List1.BC109:List1.DA109</svg:desc>
                </draw:g>
              </table:table-cell>
              <table:table-cell office:value-type="float" office:value="0.0158755866997483">
                <text:p>0.0158755866997483</text:p>
              </table:table-cell>
              <table:table-cell office:value-type="float" office:value="0.0236742250266454">
                <text:p>0.0236742250266454</text:p>
              </table:table-cell>
              <table:table-cell office:value-type="float" office:value="0.029388908639492">
                <text:p>0.029388908639492</text:p>
              </table:table-cell>
              <table:table-cell office:value-type="float" office:value="0.0467523567014847">
                <text:p>0.0467523567014847</text:p>
              </table:table-cell>
              <table:table-cell office:value-type="float" office:value="0.0609045076579823">
                <text:p>0.0609045076579823</text:p>
              </table:table-cell>
              <table:table-cell office:value-type="float" office:value="0.080396040312687">
                <text:p>0.080396040312687</text:p>
              </table:table-cell>
              <table:table-cell office:value-type="float" office:value="0.0974108665940933">
                <text:p>0.0974108665940933</text:p>
              </table:table-cell>
              <table:table-cell office:value-type="float" office:value="0.119740099637609">
                <text:p>0.119740099637609</text:p>
              </table:table-cell>
              <table:table-cell office:value-type="float" office:value="0.161512162933663">
                <text:p>0.161512162933663</text:p>
              </table:table-cell>
              <table:table-cell office:value-type="float" office:value="0.207234961119508">
                <text:p>0.207234961119508</text:p>
              </table:table-cell>
              <table:table-cell office:value-type="float" office:value="0.252628930816948">
                <text:p>0.252628930816948</text:p>
              </table:table-cell>
              <table:table-cell office:value-type="float" office:value="0.308514962282163">
                <text:p>0.308514962282163</text:p>
              </table:table-cell>
              <table:table-cell office:value-type="float" office:value="0.369567844907331">
                <text:p>0.369567844907331</text:p>
              </table:table-cell>
              <table:table-cell office:value-type="float" office:value="0.440100616073218">
                <text:p>0.440100616073218</text:p>
              </table:table-cell>
              <table:table-cell office:value-type="float" office:value="0.537267605513181">
                <text:p>0.537267605513181</text:p>
              </table:table-cell>
              <table:table-cell office:value-type="float" office:value="0.627617851103468">
                <text:p>0.627617851103468</text:p>
              </table:table-cell>
              <table:table-cell office:value-type="float" office:value="0.740810253722226">
                <text:p>0.740810253722226</text:p>
              </table:table-cell>
              <table:table-cell office:value-type="float" office:value="0.831874623571778">
                <text:p>0.831874623571778</text:p>
              </table:table-cell>
              <table:table-cell office:value-type="float" office:value="0.935582265682757">
                <text:p>0.935582265682757</text:p>
              </table:table-cell>
              <table:table-cell office:value-type="float" office:value="1.02653798557359">
                <text:p>1.02653798557359</text:p>
              </table:table-cell>
              <table:table-cell office:value-type="float" office:value="1.12393368573348">
                <text:p>1.12393368573348</text:p>
              </table:table-cell>
              <table:table-cell office:value-type="float" office:value="1.21623500456025">
                <text:p>1.21623500456025</text:p>
              </table:table-cell>
              <table:table-cell office:value-type="float" office:value="1.30558594943907">
                <text:p>1.30558594943907</text:p>
              </table:table-cell>
              <table:table-cell office:value-type="float" office:value="1.3711362560867">
                <text:p>1.3711362560867</text:p>
              </table:table-cell>
              <table:table-cell office:value-type="float" office:value="1.40848519568189">
                <text:p>1.40848519568189</text:p>
              </table:table-cell>
              <table:table-cell office:value-type="float" office:value="1.46183316520922">
                <text:p>1.46183316520922</text:p>
              </table:table-cell>
              <table:table-cell office:value-type="float" office:value="1.53840736469671">
                <text:p>1.53840736469671</text:p>
              </table:table-cell>
              <table:table-cell office:value-type="float" office:value="1.56586421977319">
                <text:p>1.56586421977319</text:p>
              </table:table-cell>
              <table:table-cell office:value-type="float" office:value="1.63982028479511">
                <text:p>1.63982028479511</text:p>
              </table:table-cell>
              <table:table-cell office:value-type="float" office:value="1.69323276491547">
                <text:p>1.69323276491547</text:p>
              </table:table-cell>
              <table:table-cell office:value-type="float" office:value="1.6934634268582">
                <text:p>1.6934634268582</text:p>
              </table:table-cell>
              <table:table-cell office:value-type="float" office:value="1.70702987343083">
                <text:p>1.70702987343083</text:p>
              </table:table-cell>
              <table:table-cell office:value-type="float" office:value="1.68423740965807">
                <text:p>1.68423740965807</text:p>
              </table:table-cell>
              <table:table-cell office:value-type="float" office:value="1.69766668367227">
                <text:p>1.69766668367227</text:p>
              </table:table-cell>
              <table:table-cell office:value-type="float" office:value="1.72632880588935">
                <text:p>1.72632880588935</text:p>
              </table:table-cell>
              <table:table-cell office:value-type="float" office:value="1.74486530075934">
                <text:p>1.74486530075934</text:p>
              </table:table-cell>
              <table:table-cell office:value-type="float" office:value="1.54243857817863">
                <text:p>1.54243857817863</text:p>
              </table:table-cell>
              <table:table-cell office:value-type="float" office:value="1.57326081337023">
                <text:p>1.57326081337023</text:p>
              </table:table-cell>
              <table:table-cell office:value-type="float" office:value="1.6243533267898">
                <text:p>1.6243533267898</text:p>
              </table:table-cell>
              <table:table-cell office:value-type="float" office:value="1.57204777349173">
                <text:p>1.57204777349173</text:p>
              </table:table-cell>
              <table:table-cell office:value-type="float" office:value="1.54847831704299">
                <text:p>1.54847831704299</text:p>
              </table:table-cell>
              <table:table-cell office:value-type="float" office:value="1.58344595451762">
                <text:p>1.58344595451762</text:p>
              </table:table-cell>
              <table:table-cell office:value-type="float" office:value="1.64359115077381">
                <text:p>1.64359115077381</text:p>
              </table:table-cell>
              <table:table-cell office:value-type="float" office:value="1.68600154236858">
                <text:p>1.68600154236858</text:p>
              </table:table-cell>
              <table:table-cell office:value-type="float" office:value="1.74664725646335">
                <text:p>1.74664725646335</text:p>
              </table:table-cell>
              <table:table-cell office:value-type="float" office:value="1.78576505430477">
                <text:p>1.78576505430477</text:p>
              </table:table-cell>
              <table:table-cell office:value-type="float" office:value="1.84286601219104">
                <text:p>1.84286601219104</text:p>
              </table:table-cell>
              <table:table-cell office:value-type="float" office:value="1.94135253461169">
                <text:p>1.94135253461169</text:p>
              </table:table-cell>
              <table:table-cell office:value-type="float" office:value="2.03438454904333">
                <text:p>2.03438454904333</text:p>
              </table:table-cell>
              <table:table-cell office:value-type="float" office:value="2.00844092371832">
                <text:p>2.00844092371832</text:p>
              </table:table-cell>
            </table:table-row>
            <table:table-row>
              <table:table-cell office:value-type="string">
                <text:p>Řádek 109</text:p>
                <draw:g>
                  <svg:desc/>
                </draw:g>
              </table:table-cell>
              <table:table-cell office:value-type="float" office:value="0.0139504674780863">
                <text:p>0.0139504674780863</text:p>
                <draw:g>
                  <svg:desc>List1.BC109:List1.DA109</svg:desc>
                </draw:g>
              </table:table-cell>
              <table:table-cell office:value-type="float" office:value="0.0158755866997483">
                <text:p>0.0158755866997483</text:p>
              </table:table-cell>
              <table:table-cell office:value-type="float" office:value="0.0236742250266454">
                <text:p>0.0236742250266454</text:p>
              </table:table-cell>
              <table:table-cell office:value-type="float" office:value="0.029388908639492">
                <text:p>0.029388908639492</text:p>
              </table:table-cell>
              <table:table-cell office:value-type="float" office:value="0.0467523567014847">
                <text:p>0.0467523567014847</text:p>
              </table:table-cell>
              <table:table-cell office:value-type="float" office:value="0.0609045076579823">
                <text:p>0.0609045076579823</text:p>
              </table:table-cell>
              <table:table-cell office:value-type="float" office:value="0.080396040312687">
                <text:p>0.080396040312687</text:p>
              </table:table-cell>
              <table:table-cell office:value-type="float" office:value="0.0974108665940933">
                <text:p>0.0974108665940933</text:p>
              </table:table-cell>
              <table:table-cell office:value-type="float" office:value="0.119740099637609">
                <text:p>0.119740099637609</text:p>
              </table:table-cell>
              <table:table-cell office:value-type="float" office:value="0.161512162933663">
                <text:p>0.161512162933663</text:p>
              </table:table-cell>
              <table:table-cell office:value-type="float" office:value="0.207234961119508">
                <text:p>0.207234961119508</text:p>
              </table:table-cell>
              <table:table-cell office:value-type="float" office:value="0.252628930816948">
                <text:p>0.252628930816948</text:p>
              </table:table-cell>
              <table:table-cell office:value-type="float" office:value="0.308514962282163">
                <text:p>0.308514962282163</text:p>
              </table:table-cell>
              <table:table-cell office:value-type="float" office:value="0.369567844907331">
                <text:p>0.369567844907331</text:p>
              </table:table-cell>
              <table:table-cell office:value-type="float" office:value="0.440100616073218">
                <text:p>0.440100616073218</text:p>
              </table:table-cell>
              <table:table-cell office:value-type="float" office:value="0.537267605513181">
                <text:p>0.537267605513181</text:p>
              </table:table-cell>
              <table:table-cell office:value-type="float" office:value="0.627617851103468">
                <text:p>0.627617851103468</text:p>
              </table:table-cell>
              <table:table-cell office:value-type="float" office:value="0.740810253722226">
                <text:p>0.740810253722226</text:p>
              </table:table-cell>
              <table:table-cell office:value-type="float" office:value="0.831874623571778">
                <text:p>0.831874623571778</text:p>
              </table:table-cell>
              <table:table-cell office:value-type="float" office:value="0.935582265682757">
                <text:p>0.935582265682757</text:p>
              </table:table-cell>
              <table:table-cell office:value-type="float" office:value="1.02653798557359">
                <text:p>1.02653798557359</text:p>
              </table:table-cell>
              <table:table-cell office:value-type="float" office:value="1.12393368573348">
                <text:p>1.12393368573348</text:p>
              </table:table-cell>
              <table:table-cell office:value-type="float" office:value="1.21623500456025">
                <text:p>1.21623500456025</text:p>
              </table:table-cell>
              <table:table-cell office:value-type="float" office:value="1.30558594943907">
                <text:p>1.30558594943907</text:p>
              </table:table-cell>
              <table:table-cell office:value-type="float" office:value="1.3711362560867">
                <text:p>1.3711362560867</text:p>
              </table:table-cell>
              <table:table-cell office:value-type="float" office:value="1.40848519568189">
                <text:p>1.40848519568189</text:p>
              </table:table-cell>
              <table:table-cell office:value-type="float" office:value="1.46183316520922">
                <text:p>1.46183316520922</text:p>
              </table:table-cell>
              <table:table-cell office:value-type="float" office:value="1.53840736469671">
                <text:p>1.53840736469671</text:p>
              </table:table-cell>
              <table:table-cell office:value-type="float" office:value="1.56586421977319">
                <text:p>1.56586421977319</text:p>
              </table:table-cell>
              <table:table-cell office:value-type="float" office:value="1.63982028479511">
                <text:p>1.63982028479511</text:p>
              </table:table-cell>
              <table:table-cell office:value-type="float" office:value="1.69323276491547">
                <text:p>1.69323276491547</text:p>
              </table:table-cell>
              <table:table-cell office:value-type="float" office:value="1.6934634268582">
                <text:p>1.6934634268582</text:p>
              </table:table-cell>
              <table:table-cell office:value-type="float" office:value="1.70702987343083">
                <text:p>1.70702987343083</text:p>
              </table:table-cell>
              <table:table-cell office:value-type="float" office:value="1.68423740965807">
                <text:p>1.68423740965807</text:p>
              </table:table-cell>
              <table:table-cell office:value-type="float" office:value="1.69766668367227">
                <text:p>1.69766668367227</text:p>
              </table:table-cell>
              <table:table-cell office:value-type="float" office:value="1.72632880588935">
                <text:p>1.72632880588935</text:p>
              </table:table-cell>
              <table:table-cell office:value-type="float" office:value="1.74486530075934">
                <text:p>1.74486530075934</text:p>
              </table:table-cell>
              <table:table-cell office:value-type="float" office:value="1.54243857817863">
                <text:p>1.54243857817863</text:p>
              </table:table-cell>
              <table:table-cell office:value-type="float" office:value="1.57326081337023">
                <text:p>1.57326081337023</text:p>
              </table:table-cell>
              <table:table-cell office:value-type="float" office:value="1.6243533267898">
                <text:p>1.6243533267898</text:p>
              </table:table-cell>
              <table:table-cell office:value-type="float" office:value="1.57204777349173">
                <text:p>1.57204777349173</text:p>
              </table:table-cell>
              <table:table-cell office:value-type="float" office:value="1.54847831704299">
                <text:p>1.54847831704299</text:p>
              </table:table-cell>
              <table:table-cell office:value-type="float" office:value="1.58344595451762">
                <text:p>1.58344595451762</text:p>
              </table:table-cell>
              <table:table-cell office:value-type="float" office:value="1.64359115077381">
                <text:p>1.64359115077381</text:p>
              </table:table-cell>
              <table:table-cell office:value-type="float" office:value="1.68600154236858">
                <text:p>1.68600154236858</text:p>
              </table:table-cell>
              <table:table-cell office:value-type="float" office:value="1.74664725646335">
                <text:p>1.74664725646335</text:p>
              </table:table-cell>
              <table:table-cell office:value-type="float" office:value="1.78576505430477">
                <text:p>1.78576505430477</text:p>
              </table:table-cell>
              <table:table-cell office:value-type="float" office:value="1.84286601219104">
                <text:p>1.84286601219104</text:p>
              </table:table-cell>
              <table:table-cell office:value-type="float" office:value="1.94135253461169">
                <text:p>1.94135253461169</text:p>
              </table:table-cell>
              <table:table-cell office:value-type="float" office:value="2.03438454904333">
                <text:p>2.03438454904333</text:p>
              </table:table-cell>
              <table:table-cell office:value-type="float" office:value="2.00844092371832">
                <text:p>2.00844092371832</text:p>
              </table:table-cell>
            </table:table-row>
            <table:table-row>
              <table:table-cell office:value-type="string">
                <text:p>Řádek 52</text:p>
                <draw:g>
                  <svg:desc/>
                </draw:g>
              </table:table-cell>
              <table:table-cell office:value-type="float" office:value="14.96872">
                <text:p>14.96872</text:p>
                <draw:g>
                  <svg:desc>List1.BC52:List1.DA52</svg:desc>
                </draw:g>
              </table:table-cell>
              <table:table-cell office:value-type="float" office:value="13.14588">
                <text:p>13.14588</text:p>
              </table:table-cell>
              <table:table-cell office:value-type="float" office:value="12.2214">
                <text:p>12.2214</text:p>
              </table:table-cell>
              <table:table-cell office:value-type="float" office:value="11.646">
                <text:p>11.646</text:p>
              </table:table-cell>
              <table:table-cell office:value-type="float" office:value="11.19152">
                <text:p>11.19152</text:p>
              </table:table-cell>
              <table:table-cell office:value-type="float" office:value="10.87284">
                <text:p>10.87284</text:p>
              </table:table-cell>
              <table:table-cell office:value-type="float" office:value="10.79344">
                <text:p>10.79344</text:p>
              </table:table-cell>
              <table:table-cell office:value-type="float" office:value="10.98044">
                <text:p>10.98044</text:p>
              </table:table-cell>
              <table:table-cell office:value-type="float" office:value="11.31692">
                <text:p>11.31692</text:p>
              </table:table-cell>
              <table:table-cell office:value-type="float" office:value="12.10128">
                <text:p>12.10128</text:p>
              </table:table-cell>
              <table:table-cell office:value-type="float" office:value="13.12684">
                <text:p>13.12684</text:p>
              </table:table-cell>
              <table:table-cell office:value-type="float" office:value="14.3854">
                <text:p>14.3854</text:p>
              </table:table-cell>
              <table:table-cell office:value-type="float" office:value="15.4962448979592">
                <text:p>15.4962448979592</text:p>
              </table:table-cell>
              <table:table-cell office:value-type="float" office:value="17.2077142857143">
                <text:p>17.2077142857143</text:p>
              </table:table-cell>
              <table:table-cell office:value-type="float" office:value="18.9014583333333">
                <text:p>18.9014583333333</text:p>
              </table:table-cell>
              <table:table-cell office:value-type="float" office:value="20.7272">
                <text:p>20.7272</text:p>
              </table:table-cell>
              <table:table-cell office:value-type="float" office:value="23.0018181818182">
                <text:p>23.0018181818182</text:p>
              </table:table-cell>
              <table:table-cell office:value-type="float" office:value="25.1040465116279">
                <text:p>25.1040465116279</text:p>
              </table:table-cell>
              <table:table-cell office:value-type="float" office:value="28.2674146341463">
                <text:p>28.2674146341463</text:p>
              </table:table-cell>
              <table:table-cell office:value-type="float" office:value="30.5598536585366">
                <text:p>30.5598536585366</text:p>
              </table:table-cell>
              <table:table-cell office:value-type="float" office:value="32.75685">
                <text:p>32.75685</text:p>
              </table:table-cell>
              <table:table-cell office:value-type="float" office:value="34.4584102564103">
                <text:p>34.4584102564103</text:p>
              </table:table-cell>
              <table:table-cell office:value-type="float" office:value="36.4398461538462">
                <text:p>36.4398461538462</text:p>
              </table:table-cell>
              <table:table-cell office:value-type="float" office:value="38.2617948717949">
                <text:p>38.2617948717949</text:p>
              </table:table-cell>
              <table:table-cell office:value-type="float" office:value="40.188358974359">
                <text:p>40.188358974359</text:p>
              </table:table-cell>
              <table:table-cell office:value-type="float" office:value="41.7721025641026">
                <text:p>41.7721025641026</text:p>
              </table:table-cell>
              <table:table-cell office:value-type="float" office:value="43.9349473684211">
                <text:p>43.9349473684211</text:p>
              </table:table-cell>
              <table:table-cell office:value-type="float" office:value="45.6151578947368">
                <text:p>45.6151578947368</text:p>
              </table:table-cell>
              <table:table-cell office:value-type="float" office:value="46.9865263157895">
                <text:p>46.9865263157895</text:p>
              </table:table-cell>
              <table:table-cell office:value-type="float" office:value="48.3418947368421">
                <text:p>48.3418947368421</text:p>
              </table:table-cell>
              <table:table-cell office:value-type="float" office:value="49.7921621621622">
                <text:p>49.7921621621622</text:p>
              </table:table-cell>
              <table:table-cell office:value-type="float" office:value="51.1186486486487">
                <text:p>51.1186486486487</text:p>
              </table:table-cell>
              <table:table-cell office:value-type="float" office:value="52.266972972973">
                <text:p>52.266972972973</text:p>
              </table:table-cell>
              <table:table-cell office:value-type="float" office:value="53.2684324324324">
                <text:p>53.2684324324324</text:p>
              </table:table-cell>
              <table:table-cell office:value-type="float" office:value="54.3394594594595">
                <text:p>54.3394594594595</text:p>
              </table:table-cell>
              <table:table-cell office:value-type="float" office:value="54.9027027027027">
                <text:p>54.9027027027027</text:p>
              </table:table-cell>
              <table:table-cell office:value-type="float" office:value="55.407027027027">
                <text:p>55.407027027027</text:p>
              </table:table-cell>
              <table:table-cell office:value-type="float" office:value="56.4261621621622">
                <text:p>56.4261621621622</text:p>
              </table:table-cell>
              <table:table-cell office:value-type="float" office:value="57.461027027027">
                <text:p>57.461027027027</text:p>
              </table:table-cell>
              <table:table-cell office:value-type="float" office:value="58.2791351351351">
                <text:p>58.2791351351351</text:p>
              </table:table-cell>
              <table:table-cell office:value-type="float" office:value="59.6456216216216">
                <text:p>59.6456216216216</text:p>
              </table:table-cell>
              <table:table-cell office:value-type="float" office:value="60.3775135135135">
                <text:p>60.3775135135135</text:p>
              </table:table-cell>
              <table:table-cell office:value-type="float" office:value="61.3258918918919">
                <text:p>61.3258918918919</text:p>
              </table:table-cell>
              <table:table-cell office:value-type="float" office:value="62.3618918918919">
                <text:p>62.3618918918919</text:p>
              </table:table-cell>
              <table:table-cell office:value-type="float" office:value="62.9558918918919">
                <text:p>62.9558918918919</text:p>
              </table:table-cell>
              <table:table-cell office:value-type="float" office:value="63.4771891891892">
                <text:p>63.4771891891892</text:p>
              </table:table-cell>
              <table:table-cell office:value-type="float" office:value="64.2853513513513">
                <text:p>64.2853513513513</text:p>
              </table:table-cell>
              <table:table-cell office:value-type="float" office:value="65.4336666666667">
                <text:p>65.4336666666667</text:p>
              </table:table-cell>
              <table:table-cell office:value-type="float" office:value="66.9645555555556">
                <text:p>66.9645555555556</text:p>
              </table:table-cell>
              <table:table-cell office:value-type="float" office:value="67.7496111111111">
                <text:p>67.7496111111111</text:p>
              </table:table-cell>
              <table:table-cell office:value-type="float" office:value="68.8071111111111">
                <text:p>68.8071111111111</text:p>
              </table:table-cell>
            </table:table-row>
            <table:table-row>
              <table:table-cell office:value-type="string">
                <text:p>Řádek 54</text:p>
                <draw:g>
                  <svg:desc/>
                </draw:g>
              </table:table-cell>
              <table:table-cell office:value-type="float" office:value="0.058736568868542">
                <text:p>0.058736568868542</text:p>
                <draw:g>
                  <svg:desc>List1.BC54:List1.DA54</svg:desc>
                </draw:g>
              </table:table-cell>
              <table:table-cell office:value-type="float" office:value="0.0875818154641704">
                <text:p>0.0875818154641704</text:p>
              </table:table-cell>
              <table:table-cell office:value-type="float" office:value="0.11238496885478">
                <text:p>0.11238496885478</text:p>
              </table:table-cell>
              <table:table-cell office:value-type="float" office:value="0.149685777002141">
                <text:p>0.149685777002141</text:p>
              </table:table-cell>
              <table:table-cell office:value-type="float" office:value="0.192202083787468">
                <text:p>0.192202083787468</text:p>
              </table:table-cell>
              <table:table-cell office:value-type="float" office:value="0.268701379442469">
                <text:p>0.268701379442469</text:p>
              </table:table-cell>
              <table:table-cell office:value-type="float" office:value="0.347030858076256">
                <text:p>0.347030858076256</text:p>
              </table:table-cell>
              <table:table-cell office:value-type="float" office:value="0.435470126588519">
                <text:p>0.435470126588519</text:p>
              </table:table-cell>
              <table:table-cell office:value-type="float" office:value="0.558881577642859">
                <text:p>0.558881577642859</text:p>
              </table:table-cell>
              <table:table-cell office:value-type="float" office:value="0.693163511080811">
                <text:p>0.693163511080811</text:p>
              </table:table-cell>
              <table:table-cell office:value-type="float" office:value="0.819399190726513">
                <text:p>0.819399190726513</text:p>
              </table:table-cell>
              <table:table-cell office:value-type="float" office:value="0.955804094435034">
                <text:p>0.955804094435034</text:p>
              </table:table-cell>
              <table:table-cell office:value-type="float" office:value="1.0784137012276">
                <text:p>1.0784137012276</text:p>
              </table:table-cell>
              <table:table-cell office:value-type="float" office:value="1.25386953313431">
                <text:p>1.25386953313431</text:p>
              </table:table-cell>
              <table:table-cell office:value-type="float" office:value="1.39487417610394">
                <text:p>1.39487417610394</text:p>
              </table:table-cell>
              <table:table-cell office:value-type="float" office:value="1.59566413062956">
                <text:p>1.59566413062956</text:p>
              </table:table-cell>
              <table:table-cell office:value-type="float" office:value="1.76807592154508">
                <text:p>1.76807592154508</text:p>
              </table:table-cell>
              <table:table-cell office:value-type="float" office:value="1.99898804907008">
                <text:p>1.99898804907008</text:p>
              </table:table-cell>
              <table:table-cell office:value-type="float" office:value="2.160446914294">
                <text:p>2.160446914294</text:p>
              </table:table-cell>
              <table:table-cell office:value-type="float" office:value="2.29479862806457">
                <text:p>2.29479862806457</text:p>
              </table:table-cell>
              <table:table-cell office:value-type="float" office:value="2.47037815218798">
                <text:p>2.47037815218798</text:p>
              </table:table-cell>
              <table:table-cell office:value-type="float" office:value="2.59245635131867">
                <text:p>2.59245635131867</text:p>
              </table:table-cell>
              <table:table-cell office:value-type="float" office:value="2.65488871133096">
                <text:p>2.65488871133096</text:p>
              </table:table-cell>
              <table:table-cell office:value-type="float" office:value="2.82336024357848">
                <text:p>2.82336024357848</text:p>
              </table:table-cell>
              <table:table-cell office:value-type="float" office:value="2.94899249098036">
                <text:p>2.94899249098036</text:p>
              </table:table-cell>
              <table:table-cell office:value-type="float" office:value="2.98899118737605">
                <text:p>2.98899118737605</text:p>
              </table:table-cell>
              <table:table-cell office:value-type="float" office:value="2.98456522371435">
                <text:p>2.98456522371435</text:p>
              </table:table-cell>
              <table:table-cell office:value-type="float" office:value="3.06084944803974">
                <text:p>3.06084944803974</text:p>
              </table:table-cell>
              <table:table-cell office:value-type="float" office:value="3.07321880057566">
                <text:p>3.07321880057566</text:p>
              </table:table-cell>
              <table:table-cell office:value-type="float" office:value="3.16886589685439">
                <text:p>3.16886589685439</text:p>
              </table:table-cell>
              <table:table-cell office:value-type="float" office:value="3.24034838650664">
                <text:p>3.24034838650664</text:p>
              </table:table-cell>
              <table:table-cell office:value-type="float" office:value="3.25568468791304">
                <text:p>3.25568468791304</text:p>
              </table:table-cell>
              <table:table-cell office:value-type="float" office:value="3.26898905461136">
                <text:p>3.26898905461136</text:p>
              </table:table-cell>
              <table:table-cell office:value-type="float" office:value="3.3030031199533">
                <text:p>3.3030031199533</text:p>
              </table:table-cell>
              <table:table-cell office:value-type="float" office:value="3.34209952771383">
                <text:p>3.34209952771383</text:p>
              </table:table-cell>
              <table:table-cell office:value-type="float" office:value="3.27518343453113">
                <text:p>3.27518343453113</text:p>
              </table:table-cell>
              <table:table-cell office:value-type="float" office:value="3.25693004239126">
                <text:p>3.25693004239126</text:p>
              </table:table-cell>
              <table:table-cell office:value-type="float" office:value="3.28316780154219">
                <text:p>3.28316780154219</text:p>
              </table:table-cell>
              <table:table-cell office:value-type="float" office:value="3.32144068168192">
                <text:p>3.32144068168192</text:p>
              </table:table-cell>
              <table:table-cell office:value-type="float" office:value="3.38866979362308">
                <text:p>3.38866979362308</text:p>
              </table:table-cell>
              <table:table-cell office:value-type="float" office:value="3.43020628157567">
                <text:p>3.43020628157567</text:p>
              </table:table-cell>
              <table:table-cell office:value-type="float" office:value="3.42681793265648">
                <text:p>3.42681793265648</text:p>
              </table:table-cell>
              <table:table-cell office:value-type="float" office:value="3.5170094994889">
                <text:p>3.5170094994889</text:p>
              </table:table-cell>
              <table:table-cell office:value-type="float" office:value="3.67122798837369">
                <text:p>3.67122798837369</text:p>
              </table:table-cell>
              <table:table-cell office:value-type="float" office:value="3.64754354457699">
                <text:p>3.64754354457699</text:p>
              </table:table-cell>
              <table:table-cell office:value-type="float" office:value="3.75911233648518">
                <text:p>3.75911233648518</text:p>
              </table:table-cell>
              <table:table-cell office:value-type="float" office:value="3.83060260672586">
                <text:p>3.83060260672586</text:p>
              </table:table-cell>
              <table:table-cell office:value-type="float" office:value="3.95053560644348">
                <text:p>3.95053560644348</text:p>
              </table:table-cell>
              <table:table-cell office:value-type="float" office:value="4.12953882940488">
                <text:p>4.12953882940488</text:p>
              </table:table-cell>
              <table:table-cell office:value-type="float" office:value="4.18974305748485">
                <text:p>4.18974305748485</text:p>
              </table:table-cell>
              <table:table-cell office:value-type="float" office:value="4.27068134666199">
                <text:p>4.27068134666199</text:p>
              </table:table-cell>
            </table:table-row>
            <table:table-row>
              <table:table-cell office:value-type="string">
                <text:p>Řádek 54</text:p>
                <draw:g>
                  <svg:desc/>
                </draw:g>
              </table:table-cell>
              <table:table-cell office:value-type="float" office:value="0.058736568868542">
                <text:p>0.058736568868542</text:p>
                <draw:g>
                  <svg:desc>List1.BC54:List1.DA54</svg:desc>
                </draw:g>
              </table:table-cell>
              <table:table-cell office:value-type="float" office:value="0.0875818154641704">
                <text:p>0.0875818154641704</text:p>
              </table:table-cell>
              <table:table-cell office:value-type="float" office:value="0.11238496885478">
                <text:p>0.11238496885478</text:p>
              </table:table-cell>
              <table:table-cell office:value-type="float" office:value="0.149685777002141">
                <text:p>0.149685777002141</text:p>
              </table:table-cell>
              <table:table-cell office:value-type="float" office:value="0.192202083787468">
                <text:p>0.192202083787468</text:p>
              </table:table-cell>
              <table:table-cell office:value-type="float" office:value="0.268701379442469">
                <text:p>0.268701379442469</text:p>
              </table:table-cell>
              <table:table-cell office:value-type="float" office:value="0.347030858076256">
                <text:p>0.347030858076256</text:p>
              </table:table-cell>
              <table:table-cell office:value-type="float" office:value="0.435470126588519">
                <text:p>0.435470126588519</text:p>
              </table:table-cell>
              <table:table-cell office:value-type="float" office:value="0.558881577642859">
                <text:p>0.558881577642859</text:p>
              </table:table-cell>
              <table:table-cell office:value-type="float" office:value="0.693163511080811">
                <text:p>0.693163511080811</text:p>
              </table:table-cell>
              <table:table-cell office:value-type="float" office:value="0.819399190726513">
                <text:p>0.819399190726513</text:p>
              </table:table-cell>
              <table:table-cell office:value-type="float" office:value="0.955804094435034">
                <text:p>0.955804094435034</text:p>
              </table:table-cell>
              <table:table-cell office:value-type="float" office:value="1.0784137012276">
                <text:p>1.0784137012276</text:p>
              </table:table-cell>
              <table:table-cell office:value-type="float" office:value="1.25386953313431">
                <text:p>1.25386953313431</text:p>
              </table:table-cell>
              <table:table-cell office:value-type="float" office:value="1.39487417610394">
                <text:p>1.39487417610394</text:p>
              </table:table-cell>
              <table:table-cell office:value-type="float" office:value="1.59566413062956">
                <text:p>1.59566413062956</text:p>
              </table:table-cell>
              <table:table-cell office:value-type="float" office:value="1.76807592154508">
                <text:p>1.76807592154508</text:p>
              </table:table-cell>
              <table:table-cell office:value-type="float" office:value="1.99898804907008">
                <text:p>1.99898804907008</text:p>
              </table:table-cell>
              <table:table-cell office:value-type="float" office:value="2.160446914294">
                <text:p>2.160446914294</text:p>
              </table:table-cell>
              <table:table-cell office:value-type="float" office:value="2.29479862806457">
                <text:p>2.29479862806457</text:p>
              </table:table-cell>
              <table:table-cell office:value-type="float" office:value="2.47037815218798">
                <text:p>2.47037815218798</text:p>
              </table:table-cell>
              <table:table-cell office:value-type="float" office:value="2.59245635131867">
                <text:p>2.59245635131867</text:p>
              </table:table-cell>
              <table:table-cell office:value-type="float" office:value="2.65488871133096">
                <text:p>2.65488871133096</text:p>
              </table:table-cell>
              <table:table-cell office:value-type="float" office:value="2.82336024357848">
                <text:p>2.82336024357848</text:p>
              </table:table-cell>
              <table:table-cell office:value-type="float" office:value="2.94899249098036">
                <text:p>2.94899249098036</text:p>
              </table:table-cell>
              <table:table-cell office:value-type="float" office:value="2.98899118737605">
                <text:p>2.98899118737605</text:p>
              </table:table-cell>
              <table:table-cell office:value-type="float" office:value="2.98456522371435">
                <text:p>2.98456522371435</text:p>
              </table:table-cell>
              <table:table-cell office:value-type="float" office:value="3.06084944803974">
                <text:p>3.06084944803974</text:p>
              </table:table-cell>
              <table:table-cell office:value-type="float" office:value="3.07321880057566">
                <text:p>3.07321880057566</text:p>
              </table:table-cell>
              <table:table-cell office:value-type="float" office:value="3.16886589685439">
                <text:p>3.16886589685439</text:p>
              </table:table-cell>
              <table:table-cell office:value-type="float" office:value="3.24034838650664">
                <text:p>3.24034838650664</text:p>
              </table:table-cell>
              <table:table-cell office:value-type="float" office:value="3.25568468791304">
                <text:p>3.25568468791304</text:p>
              </table:table-cell>
              <table:table-cell office:value-type="float" office:value="3.26898905461136">
                <text:p>3.26898905461136</text:p>
              </table:table-cell>
              <table:table-cell office:value-type="float" office:value="3.3030031199533">
                <text:p>3.3030031199533</text:p>
              </table:table-cell>
              <table:table-cell office:value-type="float" office:value="3.34209952771383">
                <text:p>3.34209952771383</text:p>
              </table:table-cell>
              <table:table-cell office:value-type="float" office:value="3.27518343453113">
                <text:p>3.27518343453113</text:p>
              </table:table-cell>
              <table:table-cell office:value-type="float" office:value="3.25693004239126">
                <text:p>3.25693004239126</text:p>
              </table:table-cell>
              <table:table-cell office:value-type="float" office:value="3.28316780154219">
                <text:p>3.28316780154219</text:p>
              </table:table-cell>
              <table:table-cell office:value-type="float" office:value="3.32144068168192">
                <text:p>3.32144068168192</text:p>
              </table:table-cell>
              <table:table-cell office:value-type="float" office:value="3.38866979362308">
                <text:p>3.38866979362308</text:p>
              </table:table-cell>
              <table:table-cell office:value-type="float" office:value="3.43020628157567">
                <text:p>3.43020628157567</text:p>
              </table:table-cell>
              <table:table-cell office:value-type="float" office:value="3.42681793265648">
                <text:p>3.42681793265648</text:p>
              </table:table-cell>
              <table:table-cell office:value-type="float" office:value="3.5170094994889">
                <text:p>3.5170094994889</text:p>
              </table:table-cell>
              <table:table-cell office:value-type="float" office:value="3.67122798837369">
                <text:p>3.67122798837369</text:p>
              </table:table-cell>
              <table:table-cell office:value-type="float" office:value="3.64754354457699">
                <text:p>3.64754354457699</text:p>
              </table:table-cell>
              <table:table-cell office:value-type="float" office:value="3.75911233648518">
                <text:p>3.75911233648518</text:p>
              </table:table-cell>
              <table:table-cell office:value-type="float" office:value="3.83060260672586">
                <text:p>3.83060260672586</text:p>
              </table:table-cell>
              <table:table-cell office:value-type="float" office:value="3.95053560644348">
                <text:p>3.95053560644348</text:p>
              </table:table-cell>
              <table:table-cell office:value-type="float" office:value="4.12953882940488">
                <text:p>4.12953882940488</text:p>
              </table:table-cell>
              <table:table-cell office:value-type="float" office:value="4.18974305748485">
                <text:p>4.18974305748485</text:p>
              </table:table-cell>
              <table:table-cell office:value-type="float" office:value="4.27068134666199">
                <text:p>4.270681346661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